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fo:color="#000000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fo:color="#000000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color="#000000"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fo:color="#000000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fo:color="#000000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color="#000000" style:font-size-complex="14pt"/>
    </style:style>
    <style:style style:name="P47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/>
      <style:text-properties fo:color="#000000"/>
    </style:style>
    <style:style style:name="P52" style:parent-style-name="Textbody" style:family="paragraph">
      <style:paragraph-properties fo:text-align="start" fo:text-indent="0in"/>
      <style:text-properties fo:color="#000000"/>
    </style:style>
    <style:style style:name="P53" style:parent-style-name="Textbody" style:family="paragraph">
      <style:paragraph-properties fo:text-align="center"/>
      <style:text-properties fo:color="#000000"/>
    </style:style>
    <style:style style:name="P54" style:parent-style-name="Заголовок2" style:family="paragraph">
      <style:text-properties fo:color="#000000"/>
    </style:style>
    <style:style style:name="T5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6" style:parent-style-name="Основнойшрифтабзаца" style:family="text">
      <style:text-properties fo:font-weight="bold" style:font-weight-asian="bold" fo:color="#000000" style:language-asian="ru" style:country-asian="RU" style:language-complex="ar" style:country-complex="SA"/>
    </style:style>
    <style:style style:name="T5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fo:color="#000000" style:language-asian="ru" style:country-asian="RU" style:language-complex="ar" style:country-complex="SA"/>
    </style:style>
    <style:style style:name="P70" style:parent-style-name="Standard" style:family="paragraph">
      <style:text-properties fo:color="#000000" style:language-asian="ru" style:country-asian="RU" style:language-complex="ar" style:country-complex="SA"/>
    </style:style>
    <style:style style:name="P71" style:parent-style-name="Standard" style:family="paragraph">
      <style:text-properties fo:color="#000000" style:language-asian="ru" style:country-asian="RU" style:language-complex="ar" style:country-complex="SA"/>
    </style:style>
    <style:style style:name="P72" style:parent-style-name="Standard" style:family="paragraph">
      <style:text-properties fo:color="#000000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font-style="italic" style:font-style-asian="italic"/>
    </style:style>
    <style:style style:name="T75" style:parent-style-name="Основнойшрифтабзаца" style:family="text">
      <style:text-properties fo:font-weight="bold" style:font-weight-asian="bold"/>
    </style:style>
    <style:style style:name="T76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7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8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9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80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P81" style:parent-style-name="PreformattedText" style:family="paragraph">
      <style:paragraph-properties fo:margin-bottom="0.1965in"/>
    </style:style>
    <style:style style:name="T82" style:parent-style-name="SourceText" style:family="text"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margin-bottom="0.1965in"/>
    </style:style>
    <style:style style:name="P84" style:parent-style-name="Textbody" style:family="paragraph">
      <style:paragraph-properties fo:margin-bottom="0.1965in" fo:text-indent="0in"/>
    </style:style>
    <style:style style:name="P85" style:parent-style-name="Textbody" style:family="paragraph">
      <style:paragraph-properties fo:margin-bottom="0.1965in" fo:text-indent="0in"/>
    </style:style>
    <style:style style:name="P86" style:parent-style-name="Textbody" style:family="paragraph">
      <style:paragraph-properties fo:margin-bottom="0.1965in"/>
    </style:style>
    <style:style style:name="T87" style:parent-style-name="SourceText" style:family="text">
      <style:text-properties style:font-name="Times New Roman"/>
    </style:style>
    <style:style style:name="P88" style:parent-style-name="Standard" style:family="paragraph">
      <style:text-properties fo:color="#000000" style:language-asian="ru" style:country-asian="RU" style:language-complex="ar" style:country-complex="SA"/>
    </style:style>
    <style:style style:name="P89" style:parent-style-name="Заголовок2" style:family="paragraph">
      <style:text-properties fo:color="#000000"/>
    </style:style>
    <style:style style:name="P90" style:parent-style-name="Заголовок2" style:family="paragraph">
      <style:text-properties fo:font-weight="normal" style:font-weight-asian="normal" fo:color="#000000"/>
    </style:style>
    <style:style style:name="T91" style:parent-style-name="Основнойшрифтабзаца" style:family="text">
      <style:text-properties fo:color="#000000"/>
    </style:style>
    <style:style style:name="T92" style:parent-style-name="Основнойшрифтабзаца" style:family="text">
      <style:text-properties fo:color="#000000" fo:language="en" fo:country="US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 fo:language="en" fo:country="US"/>
    </style:style>
    <style:style style:name="T95" style:parent-style-name="Основнойшрифтабзаца" style:family="text">
      <style:text-properties fo:color="#000000"/>
    </style:style>
    <style:style style:name="T96" style:parent-style-name="Основнойшрифтабзаца" style:family="text">
      <style:text-properties fo:color="#000000" fo:language="en" fo:country="US"/>
    </style:style>
    <style:style style:name="T97" style:parent-style-name="Основнойшрифтабзаца" style:family="text">
      <style:text-properties fo:color="#000000"/>
    </style:style>
    <style:style style:name="T98" style:parent-style-name="Основнойшрифтабзаца" style:family="text">
      <style:text-properties fo:color="#000000" fo:language="en" fo:country="US"/>
    </style:style>
    <style:style style:name="T99" style:parent-style-name="Основнойшрифтабзаца" style:family="text">
      <style:text-properties fo:color="#000000"/>
    </style:style>
    <style:style style:name="T100" style:parent-style-name="Основнойшрифтабзаца" style:family="text">
      <style:text-properties fo:color="#000000"/>
    </style:style>
    <style:style style:name="T101" style:parent-style-name="Основнойшрифтабзаца" style:family="text">
      <style:text-properties fo:color="#000000" fo:language="en" fo:country="US"/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 fo:language="en" fo:country="US"/>
    </style:style>
    <style:style style:name="T104" style:parent-style-name="Основнойшрифтабзаца" style:family="text">
      <style:text-properties fo:color="#000000"/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 fo:language="en" fo:country="US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 fo:language="en" fo:country="US"/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 fo:language="en" fo:country="US"/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 fo:language="en" fo:country="US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 fo:language="en" fo:country="US"/>
    </style:style>
    <style:style style:name="T122" style:parent-style-name="Основнойшрифтабзаца" style:family="text">
      <style:text-properties fo:color="#000000"/>
    </style:style>
    <style:style style:name="T123" style:parent-style-name="Основнойшрифтабзаца" style:family="text">
      <style:text-properties fo:color="#000000"/>
    </style:style>
    <style:style style:name="T124" style:parent-style-name="Основнойшрифтабзаца" style:family="text">
      <style:text-properties fo:color="#000000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 fo:language="en" fo:country="US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 fo:language="en" fo:country="US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 fo:language="en" fo:country="US"/>
    </style:style>
    <style:style style:name="T131" style:parent-style-name="Основнойшрифтабзаца" style:family="text">
      <style:text-properties fo:color="#000000"/>
    </style:style>
    <style:style style:name="T132" style:parent-style-name="Основнойшрифтабзаца" style:family="text">
      <style:text-properties fo:color="#000000"/>
    </style:style>
    <style:style style:name="T133" style:parent-style-name="Основнойшрифтабзаца" style:family="text">
      <style:text-properties fo:color="#000000" fo:language="en" fo:country="US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 fo:language="en" fo:country="US"/>
    </style:style>
    <style:style style:name="T137" style:parent-style-name="Основнойшрифтабзаца" style:family="text">
      <style:text-properties fo:color="#000000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fo:color="#000000"/>
    </style:style>
    <style:style style:name="T140" style:parent-style-name="Основнойшрифтабзаца" style:family="text">
      <style:text-properties fo:color="#000000" fo:language="en" fo:country="US"/>
    </style:style>
    <style:style style:name="T141" style:parent-style-name="Основнойшрифтабзаца" style:family="text">
      <style:text-properties fo:color="#000000"/>
    </style:style>
    <style:style style:name="T142" style:parent-style-name="Основнойшрифтабзаца" style:family="text">
      <style:text-properties fo:color="#000000" fo:language="en" fo:country="US"/>
    </style:style>
    <style:style style:name="T143" style:parent-style-name="Основнойшрифтабзаца" style:family="text">
      <style:text-properties fo:color="#000000"/>
    </style:style>
    <style:style style:name="T144" style:parent-style-name="Основнойшрифтабзаца" style:family="text">
      <style:text-properties fo:color="#000000"/>
    </style:style>
    <style:style style:name="P145" style:parent-style-name="Заголовок2" style:family="paragraph">
      <style:text-properties fo:font-weight="normal" style:font-weight-asian="normal" fo:color="#000000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/>
    </style:style>
    <style:style style:name="T151" style:parent-style-name="Основнойшрифтабзаца" style:family="text">
      <style:text-properties fo:color="#000000" fo:language="en" fo:country="US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 fo:language="en" fo:country="US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 fo:language="en" fo:country="US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 fo:language="en" fo:country="US"/>
    </style:style>
    <style:style style:name="T159" style:parent-style-name="Основнойшрифтабзаца" style:family="text">
      <style:text-properties fo:color="#000000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 fo:language="en" fo:country="US"/>
    </style:style>
    <style:style style:name="T162" style:parent-style-name="Основнойшрифтабзаца" style:family="text">
      <style:text-properties fo:color="#000000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 fo:language="en" fo:country="US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 fo:language="en" fo:country="US"/>
    </style:style>
    <style:style style:name="T168" style:parent-style-name="Основнойшрифтабзаца" style:family="text">
      <style:text-properties fo:color="#000000"/>
    </style:style>
    <style:style style:name="T169" style:parent-style-name="Основнойшрифтабзаца" style:family="text">
      <style:text-properties fo:color="#000000"/>
    </style:style>
    <style:style style:name="P170" style:parent-style-name="Textbody" style:family="paragraph">
      <style:text-properties fo:color="#000000"/>
    </style:style>
    <style:style style:name="P171" style:parent-style-name="Textbody" style:family="paragraph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 fo:language="en" fo:country="US"/>
    </style:style>
    <style:style style:name="T176" style:parent-style-name="Основнойшрифтабзаца" style:family="text">
      <style:text-properties fo:color="#000000"/>
    </style:style>
    <style:style style:name="T177" style:parent-style-name="Основнойшрифтабзаца" style:family="text">
      <style:text-properties fo:color="#000000"/>
    </style:style>
    <style:style style:name="T178" style:parent-style-name="Основнойшрифтабзаца" style:family="text">
      <style:text-properties fo:color="#000000" fo:language="en" fo:country="US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 fo:language="en" fo:country="US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/>
    </style:style>
    <style:style style:name="T183" style:parent-style-name="Основнойшрифтабзаца" style:family="text">
      <style:text-properties fo:color="#000000"/>
    </style:style>
    <style:style style:name="T184" style:parent-style-name="Основнойшрифтабзаца" style:family="text">
      <style:text-properties fo:color="#000000" fo:language="en" fo:country="US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 fo:language="en" fo:country="US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 fo:language="en" fo:country="US"/>
    </style:style>
    <style:style style:name="T190" style:parent-style-name="Основнойшрифтабзаца" style:family="text">
      <style:text-properties fo:color="#000000"/>
    </style:style>
    <style:style style:name="P191" style:parent-style-name="Textbody" style:family="paragraph">
      <style:text-properties fo:font-weight="bold" style:font-weight-asian="bold" fo:color="#000000"/>
    </style:style>
    <style:style style:name="P192" style:parent-style-name="Textbody" style:family="paragraph">
      <style:text-properties fo:color="#000000"/>
    </style:style>
    <style:style style:name="P193" style:parent-style-name="Textbody" style:family="paragraph"/>
    <style:style style:name="T194" style:parent-style-name="Основнойшрифтабзаца" style:family="text">
      <style:text-properties fo:color="#000000"/>
    </style:style>
    <style:style style:name="T195" style:parent-style-name="Основнойшрифтабзаца" style:family="text">
      <style:text-properties fo:color="#000000" fo:language="en" fo:country="US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/>
    </style:style>
    <style:style style:name="T198" style:parent-style-name="Основнойшрифтабзаца" style:family="text">
      <style:text-properties fo:color="#000000" fo:language="en" fo:country="US"/>
    </style:style>
    <style:style style:name="T199" style:parent-style-name="Основнойшрифтабзаца" style:family="text">
      <style:text-properties fo:color="#000000"/>
    </style:style>
    <style:style style:name="T200" style:parent-style-name="Основнойшрифтабзаца" style:family="text">
      <style:text-properties fo:color="#000000"/>
    </style:style>
    <style:style style:name="T201" style:parent-style-name="Основнойшрифтабзаца" style:family="text">
      <style:text-properties fo:color="#000000" fo:language="en" fo:country="US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/>
    </style:style>
    <style:style style:name="P204" style:parent-style-name="Textbody" style:family="paragraph"/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color="#000000" fo:language="en" fo:country="US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fo:color="#000000"/>
    </style:style>
    <style:style style:name="T209" style:parent-style-name="Основнойшрифтабзаца" style:family="text">
      <style:text-properties fo:color="#000000" fo:language="en" fo:country="US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style:font-name-asian="MS Mincho" fo:color="#000000" style:language-asian="ja" style:country-asian="JP"/>
    </style:style>
    <style:style style:name="T212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213" style:parent-style-name="Основнойшрифтабзаца" style:family="text">
      <style:text-properties style:font-name-asian="MS Mincho" fo:color="#000000" style:language-asian="ja" style:country-asian="JP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 fo:language="en" fo:country="US"/>
    </style:style>
    <style:style style:name="T216" style:parent-style-name="Основнойшрифтабзаца" style:family="text">
      <style:text-properties fo:color="#000000"/>
    </style:style>
    <style:style style:name="P217" style:parent-style-name="Textbody" style:family="paragraph">
      <style:text-properties style:font-name-asian="MS Mincho" fo:color="#000000" style:language-asian="ja" style:country-asian="JP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fo:color="#000000" fo:language="en" fo:country="US"/>
    </style:style>
    <style:style style:name="T220" style:parent-style-name="Основнойшрифтабзаца" style:family="text">
      <style:text-properties fo:color="#000000" fo:language="en" fo:country="US"/>
    </style:style>
    <style:style style:name="T221" style:parent-style-name="Основнойшрифтабзаца" style:family="text">
      <style:text-properties fo:color="#000000"/>
    </style:style>
    <style:style style:name="T222" style:parent-style-name="Основнойшрифтабзаца" style:family="text">
      <style:text-properties style:font-name-asian="SimSun" fo:color="#000000"/>
    </style:style>
    <style:style style:name="T223" style:parent-style-name="Основнойшрифтабзаца" style:family="text">
      <style:text-properties fo:color="#000000"/>
    </style:style>
    <style:style style:name="T224" style:parent-style-name="Основнойшрифтабзаца" style:family="text">
      <style:text-properties fo:color="#000000" fo:language="en" fo:country="US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color="#000000"/>
    </style:style>
    <style:style style:name="T228" style:parent-style-name="Основнойшрифтабзаца" style:family="text">
      <style:text-properties fo:color="#000000" fo:language="en" fo:country="US"/>
    </style:style>
    <style:style style:name="T229" style:parent-style-name="Основнойшрифтабзаца" style:family="text">
      <style:text-properties fo:color="#000000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fo:color="#000000"/>
    </style:style>
    <style:style style:name="T232" style:parent-style-name="Основнойшрифтабзаца" style:family="text">
      <style:text-properties fo:color="#000000" fo:language="en" fo:country="US"/>
    </style:style>
    <style:style style:name="T233" style:parent-style-name="Основнойшрифтабзаца" style:family="text">
      <style:text-properties fo:color="#000000"/>
    </style:style>
    <style:style style:name="T234" style:parent-style-name="Основнойшрифтабзаца" style:family="text">
      <style:text-properties style:font-name-asian="MS Mincho" fo:color="#000000" style:language-asian="ja" style:country-asian="JP"/>
    </style:style>
    <style:style style:name="P235" style:parent-style-name="Textbody" style:family="paragraph"/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color="#000000" fo:language="en" fo:country="US"/>
    </style:style>
    <style:style style:name="T238" style:parent-style-name="Основнойшрифтабзаца" style:family="text">
      <style:text-properties fo:color="#000000"/>
    </style:style>
    <style:style style:name="T239" style:parent-style-name="Основнойшрифтабзаца" style:family="text">
      <style:text-properties fo:color="#000000" fo:language="en" fo:country="US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fo:color="#000000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00" fo:language="en" fo:country="US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 fo:language="en" fo:country="US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color="#000000" fo:language="en" fo:country="US"/>
    </style:style>
    <style:style style:name="T249" style:parent-style-name="Основнойшрифтабзаца" style:family="text">
      <style:text-properties fo:color="#000000"/>
    </style:style>
    <style:style style:name="T250" style:parent-style-name="Основнойшрифтабзаца" style:family="text">
      <style:text-properties fo:color="#000000" fo:language="en" fo:country="US"/>
    </style:style>
    <style:style style:name="T251" style:parent-style-name="Основнойшрифтабзаца" style:family="text">
      <style:text-properties fo:color="#000000"/>
    </style:style>
    <style:style style:name="T252" style:parent-style-name="Основнойшрифтабзаца" style:family="text">
      <style:text-properties fo:color="#000000" fo:language="en" fo:country="US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 fo:language="en" fo:country="US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/>
    </style:style>
    <style:style style:name="T257" style:parent-style-name="Основнойшрифтабзаца" style:family="text">
      <style:text-properties fo:color="#000000"/>
    </style:style>
    <style:style style:name="T258" style:parent-style-name="Основнойшрифтабзаца" style:family="text">
      <style:text-properties fo:color="#000000"/>
    </style:style>
    <style:style style:name="P259" style:parent-style-name="Textbody" style:family="paragraph">
      <style:paragraph-properties fo:margin-left="0.4923in" fo:text-indent="0in">
        <style:tab-stops/>
      </style:paragraph-properties>
    </style:style>
    <style:style style:name="T260" style:parent-style-name="Основнойшрифтабзаца" style:family="text">
      <style:text-properties fo:color="#000000"/>
    </style:style>
    <style:style style:name="T261" style:parent-style-name="Основнойшрифтабзаца" style:family="text">
      <style:text-properties fo:color="#000000" fo:language="en" fo:country="US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color="#000000" fo:language="en" fo:country="US"/>
    </style:style>
    <style:style style:name="T264" style:parent-style-name="Основнойшрифтабзаца" style:family="text">
      <style:text-properties fo:color="#000000" fo:language="en" fo:country="US"/>
    </style:style>
    <style:style style:name="T265" style:parent-style-name="Основнойшрифтабзаца" style:family="text">
      <style:text-properties fo:color="#000000" fo:language="en" fo:country="US"/>
    </style:style>
    <style:style style:name="P266" style:parent-style-name="Textbody" style:family="paragraph">
      <style:text-properties fo:color="#000000" fo:language="en" fo:country="US"/>
    </style:style>
    <style:style style:name="T267" style:parent-style-name="Основнойшрифтабзаца" style:family="text">
      <style:text-properties fo:color="#000000"/>
    </style:style>
    <style:style style:name="T268" style:parent-style-name="Основнойшрифтабзаца" style:family="text">
      <style:text-properties fo:color="#000000" fo:language="en" fo:country="US"/>
    </style:style>
    <style:style style:name="T269" style:parent-style-name="Основнойшрифтабзаца" style:family="text">
      <style:text-properties fo:color="#000000" fo:language="en" fo:country="US"/>
    </style:style>
    <style:style style:name="P270" style:parent-style-name="Textbody" style:family="paragraph">
      <style:text-properties fo:color="#000000"/>
    </style:style>
    <style:style style:name="P271" style:parent-style-name="Textbody" style:family="paragraph">
      <style:text-properties fo:color="#000000"/>
    </style:style>
    <style:style style:name="P272" style:parent-style-name="Textbody" style:family="paragraph">
      <style:text-properties fo:color="#000000"/>
    </style:style>
    <style:style style:name="P273" style:parent-style-name="Textbody" style:family="paragraph">
      <style:text-properties fo:color="#000000"/>
    </style:style>
    <style:style style:name="P274" style:parent-style-name="Textbody" style:family="paragraph">
      <style:text-properties fo:color="#000000"/>
    </style:style>
    <style:style style:name="P275" style:parent-style-name="Textbody" style:family="paragraph">
      <style:text-properties fo:color="#000000"/>
    </style:style>
    <style:style style:name="P276" style:parent-style-name="Textbody" style:family="paragraph">
      <style:text-properties fo:color="#000000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 fo:language="en" fo:country="US"/>
    </style:style>
    <style:style style:name="T279" style:parent-style-name="Основнойшрифтабзаца" style:family="text">
      <style:text-properties fo:color="#000000"/>
    </style:style>
    <style:style style:name="T280" style:parent-style-name="Основнойшрифтабзаца" style:family="text">
      <style:text-properties fo:color="#000000" fo:language="en" fo:country="US"/>
    </style:style>
    <style:style style:name="T281" style:parent-style-name="Основнойшрифтабзаца" style:family="text">
      <style:text-properties fo:color="#000000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00" fo:language="en" fo:country="US"/>
    </style:style>
    <style:style style:name="T284" style:parent-style-name="Основнойшрифтабзаца" style:family="text">
      <style:text-properties fo:color="#000000"/>
    </style:style>
    <style:style style:name="T285" style:parent-style-name="Основнойшрифтабзаца" style:family="text">
      <style:text-properties fo:color="#000000"/>
    </style:style>
    <style:style style:name="T286" style:parent-style-name="Основнойшрифтабзаца" style:family="text">
      <style:text-properties fo:color="#000000" fo:language="en" fo:country="US"/>
    </style:style>
    <style:style style:name="T287" style:parent-style-name="Основнойшрифтабзаца" style:family="text">
      <style:text-properties fo:color="#000000"/>
    </style:style>
    <style:style style:name="T288" style:parent-style-name="Основнойшрифтабзаца" style:family="text">
      <style:text-properties fo:color="#000000" fo:language="en" fo:country="US"/>
    </style:style>
    <style:style style:name="T289" style:parent-style-name="Основнойшрифтабзаца" style:family="text">
      <style:text-properties fo:color="#000000"/>
    </style:style>
    <style:style style:name="P290" style:parent-style-name="Textbody" style:family="paragraph">
      <style:text-properties fo:color="#000000"/>
    </style:style>
    <style:style style:name="P291" style:parent-style-name="Textbody" style:family="paragraph">
      <style:text-properties fo:color="#000000"/>
    </style:style>
    <style:style style:name="P292" style:parent-style-name="Textbody" style:family="paragraph">
      <style:text-properties fo:color="#000000"/>
    </style:style>
    <style:style style:name="P293" style:parent-style-name="Textbody" style:family="paragraph">
      <style:text-properties fo:color="#000000"/>
    </style:style>
    <style:style style:name="T294" style:parent-style-name="Основнойшрифтабзаца" style:family="text">
      <style:text-properties fo:color="#000000"/>
    </style:style>
    <style:style style:name="T295" style:parent-style-name="Основнойшрифтабзаца" style:family="text">
      <style:text-properties fo:color="#000000" fo:language="en" fo:country="US"/>
    </style:style>
    <style:style style:name="T296" style:parent-style-name="Основнойшрифтабзаца" style:family="text">
      <style:text-properties fo:color="#000000" fo:language="en" fo:country="US"/>
    </style:style>
    <style:style style:name="P297" style:parent-style-name="Textbody" style:family="paragraph">
      <style:text-properties fo:color="#000000"/>
    </style:style>
    <style:style style:name="T298" style:parent-style-name="Основнойшрифтабзаца" style:family="text">
      <style:text-properties fo:color="#000000"/>
    </style:style>
    <style:style style:name="T299" style:parent-style-name="Основнойшрифтабзаца" style:family="text">
      <style:text-properties fo:color="#000000" fo:language="en" fo:country="US"/>
    </style:style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 fo:language="en" fo:country="US"/>
    </style:style>
    <style:style style:name="T302" style:parent-style-name="Основнойшрифтабзаца" style:family="text">
      <style:text-properties fo:color="#000000"/>
    </style:style>
    <style:style style:name="T303" style:parent-style-name="Основнойшрифтабзаца" style:family="text">
      <style:text-properties fo:color="#000000"/>
    </style:style>
    <style:style style:name="T304" style:parent-style-name="Основнойшрифтабзаца" style:family="text">
      <style:text-properties fo:color="#000000"/>
    </style:style>
    <style:style style:name="T305" style:parent-style-name="Основнойшрифтабзаца" style:family="text">
      <style:text-properties fo:color="#000000" fo:language="en" fo:country="US"/>
    </style:style>
    <style:style style:name="T306" style:parent-style-name="Основнойшрифтабзаца" style:family="text">
      <style:text-properties fo:color="#000000"/>
    </style:style>
    <style:style style:name="T307" style:parent-style-name="Основнойшрифтабзаца" style:family="text">
      <style:text-properties style:font-name-asian="MS Mincho" fo:color="#000000" style:language-asian="ja" style:country-asian="JP"/>
    </style:style>
    <style:style style:name="P308" style:parent-style-name="Textbody" style:family="paragraph">
      <style:text-properties fo:color="#000000" fo:language="en" fo:country="US"/>
    </style:style>
    <style:style style:name="T309" style:parent-style-name="Основнойшрифтабзаца" style:family="text">
      <style:text-properties fo:color="#000000"/>
    </style:style>
    <style:style style:name="T310" style:parent-style-name="Основнойшрифтабзаца" style:family="text">
      <style:text-properties fo:color="#000000" fo:language="en" fo:country="US"/>
    </style:style>
    <style:style style:name="T311" style:parent-style-name="Основнойшрифтабзаца" style:family="text">
      <style:text-properties fo:color="#000000" fo:language="en" fo:country="US"/>
    </style:style>
    <style:style style:name="T312" style:parent-style-name="Основнойшрифтабзаца" style:family="text">
      <style:text-properties fo:color="#000000"/>
    </style:style>
    <style:style style:name="P313" style:parent-style-name="Textbody" style:family="paragraph">
      <style:text-properties fo:color="#000000"/>
    </style:style>
    <style:style style:name="P314" style:parent-style-name="Textbody" style:family="paragraph">
      <style:text-properties fo:color="#000000"/>
    </style:style>
    <style:style style:name="P315" style:parent-style-name="Textbody" style:family="paragraph">
      <style:text-properties fo:color="#000000"/>
    </style:style>
    <style:style style:name="P316" style:parent-style-name="Textbody" style:family="paragraph"/>
    <style:style style:name="T317" style:parent-style-name="Основнойшрифтабзаца" style:family="text">
      <style:text-properties fo:color="#000000"/>
    </style:style>
    <style:style style:name="T318" style:parent-style-name="Основнойшрифтабзаца" style:family="text">
      <style:text-properties fo:color="#000000" fo:language="en" fo:country="US"/>
    </style:style>
    <style:style style:name="T319" style:parent-style-name="Основнойшрифтабзаца" style:family="text">
      <style:text-properties fo:color="#000000"/>
    </style:style>
    <style:style style:name="T320" style:parent-style-name="Основнойшрифтабзаца" style:family="text">
      <style:text-properties fo:color="#000000"/>
    </style:style>
    <style:style style:name="T321" style:parent-style-name="Основнойшрифтабзаца" style:family="text">
      <style:text-properties fo:color="#000000" fo:language="en" fo:country="US"/>
    </style:style>
    <style:style style:name="T322" style:parent-style-name="Основнойшрифтабзаца" style:family="text">
      <style:text-properties fo:color="#000000"/>
    </style:style>
    <style:style style:name="T323" style:parent-style-name="Основнойшрифтабзаца" style:family="text">
      <style:text-properties fo:color="#000000"/>
    </style:style>
    <style:style style:name="T324" style:parent-style-name="Основнойшрифтабзаца" style:family="text">
      <style:text-properties fo:color="#000000" fo:language="en" fo:country="US"/>
    </style:style>
    <style:style style:name="T325" style:parent-style-name="Основнойшрифтабзаца" style:family="text">
      <style:text-properties fo:color="#000000"/>
    </style:style>
    <style:style style:name="T326" style:parent-style-name="Основнойшрифтабзаца" style:family="text">
      <style:text-properties fo:color="#000000" fo:language="en" fo:country="US"/>
    </style:style>
    <style:style style:name="T327" style:parent-style-name="Основнойшрифтабзаца" style:family="text">
      <style:text-properties fo:color="#000000"/>
    </style:style>
    <style:style style:name="T328" style:parent-style-name="Основнойшрифтабзаца" style:family="text">
      <style:text-properties fo:color="#000000" fo:language="en" fo:country="US"/>
    </style:style>
    <style:style style:name="T329" style:parent-style-name="Основнойшрифтабзаца" style:family="text">
      <style:text-properties fo:color="#000000"/>
    </style:style>
    <style:style style:name="T330" style:parent-style-name="Основнойшрифтабзаца" style:family="text">
      <style:text-properties fo:color="#000000"/>
    </style:style>
    <style:style style:name="T331" style:parent-style-name="Основнойшрифтабзаца" style:family="text">
      <style:text-properties fo:color="#000000"/>
    </style:style>
    <style:style style:name="T332" style:parent-style-name="Основнойшрифтабзаца" style:family="text">
      <style:text-properties fo:color="#000000"/>
    </style:style>
    <style:style style:name="T333" style:parent-style-name="Основнойшрифтабзаца" style:family="text">
      <style:text-properties fo:color="#000000"/>
    </style:style>
    <style:style style:name="T334" style:parent-style-name="Основнойшрифтабзаца" style:family="text">
      <style:text-properties fo:color="#000000"/>
    </style:style>
    <style:style style:name="P335" style:parent-style-name="Textbody" style:family="paragraph"/>
    <style:style style:name="T336" style:parent-style-name="Основнойшрифтабзаца" style:family="text">
      <style:text-properties fo:color="#000000"/>
    </style:style>
    <style:style style:name="T337" style:parent-style-name="Основнойшрифтабзаца" style:family="text">
      <style:text-properties fo:color="#000000" fo:language="en" fo:country="US"/>
    </style:style>
    <style:style style:name="T338" style:parent-style-name="Основнойшрифтабзаца" style:family="text">
      <style:text-properties fo:color="#000000"/>
    </style:style>
    <style:style style:name="T339" style:parent-style-name="Основнойшрифтабзаца" style:family="text">
      <style:text-properties fo:color="#000000"/>
    </style:style>
    <style:style style:name="T340" style:parent-style-name="Основнойшрифтабзаца" style:family="text">
      <style:text-properties fo:color="#000000" fo:language="en" fo:country="US"/>
    </style:style>
    <style:style style:name="T341" style:parent-style-name="Основнойшрифтабзаца" style:family="text">
      <style:text-properties fo:color="#000000"/>
    </style:style>
    <style:style style:name="T342" style:parent-style-name="Основнойшрифтабзаца" style:family="text">
      <style:text-properties style:font-name-asian="MS Mincho" fo:color="#000000" style:language-asian="ja" style:country-asian="JP"/>
    </style:style>
    <style:style style:name="T343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344" style:parent-style-name="Основнойшрифтабзаца" style:family="text">
      <style:text-properties style:font-name-asian="MS Mincho" fo:color="#000000" style:language-asian="ja" style:country-asian="JP"/>
    </style:style>
    <style:style style:name="T345" style:parent-style-name="Основнойшрифтабзаца" style:family="text">
      <style:text-properties fo:color="#000000"/>
    </style:style>
    <style:style style:name="T346" style:parent-style-name="Основнойшрифтабзаца" style:family="text">
      <style:text-properties fo:color="#000000" fo:language="en" fo:country="US"/>
    </style:style>
    <style:style style:name="T347" style:parent-style-name="Основнойшрифтабзаца" style:family="text">
      <style:text-properties fo:color="#000000"/>
    </style:style>
    <style:style style:name="P348" style:parent-style-name="Textbody" style:family="paragraph"/>
    <style:style style:name="T349" style:parent-style-name="Основнойшрифтабзаца" style:family="text">
      <style:text-properties fo:color="#000000"/>
    </style:style>
    <style:style style:name="T350" style:parent-style-name="Основнойшрифтабзаца" style:family="text">
      <style:text-properties fo:color="#000000" fo:language="en" fo:country="US"/>
    </style:style>
    <style:style style:name="T351" style:parent-style-name="Основнойшрифтабзаца" style:family="text">
      <style:text-properties fo:color="#000000"/>
    </style:style>
    <style:style style:name="T352" style:parent-style-name="Основнойшрифтабзаца" style:family="text">
      <style:text-properties fo:color="#000000" fo:language="en" fo:country="US"/>
    </style:style>
    <style:style style:name="T353" style:parent-style-name="Основнойшрифтабзаца" style:family="text">
      <style:text-properties fo:color="#000000"/>
    </style:style>
    <style:style style:name="T354" style:parent-style-name="Основнойшрифтабзаца" style:family="text">
      <style:text-properties fo:color="#000000" fo:language="en" fo:country="US"/>
    </style:style>
    <style:style style:name="T355" style:parent-style-name="Основнойшрифтабзаца" style:family="text">
      <style:text-properties fo:color="#000000"/>
    </style:style>
    <style:style style:name="T356" style:parent-style-name="Основнойшрифтабзаца" style:family="text">
      <style:text-properties fo:color="#000000"/>
    </style:style>
    <style:style style:name="T357" style:parent-style-name="Основнойшрифтабзаца" style:family="text">
      <style:text-properties fo:color="#000000" fo:language="en" fo:country="US"/>
    </style:style>
    <style:style style:name="T358" style:parent-style-name="Основнойшрифтабзаца" style:family="text">
      <style:text-properties fo:color="#000000"/>
    </style:style>
    <style:style style:name="T359" style:parent-style-name="Основнойшрифтабзаца" style:family="text">
      <style:text-properties fo:color="#000000" fo:language="en" fo:country="US"/>
    </style:style>
    <style:style style:name="T360" style:parent-style-name="Основнойшрифтабзаца" style:family="text">
      <style:text-properties fo:color="#000000"/>
    </style:style>
    <style:style style:name="T361" style:parent-style-name="Основнойшрифтабзаца" style:family="text">
      <style:text-properties fo:color="#000000" fo:language="en" fo:country="US"/>
    </style:style>
    <style:style style:name="T362" style:parent-style-name="Основнойшрифтабзаца" style:family="text">
      <style:text-properties fo:color="#000000"/>
    </style:style>
    <style:style style:name="T363" style:parent-style-name="Основнойшрифтабзаца" style:family="text">
      <style:text-properties fo:color="#000000" fo:language="en" fo:country="US"/>
    </style:style>
    <style:style style:name="T364" style:parent-style-name="Основнойшрифтабзаца" style:family="text">
      <style:text-properties fo:color="#000000"/>
    </style:style>
    <style:style style:name="T365" style:parent-style-name="Основнойшрифтабзаца" style:family="text">
      <style:text-properties fo:color="#000000"/>
    </style:style>
    <style:style style:name="T366" style:parent-style-name="Основнойшрифтабзаца" style:family="text">
      <style:text-properties fo:color="#000000"/>
    </style:style>
    <style:style style:name="T367" style:parent-style-name="Основнойшрифтабзаца" style:family="text">
      <style:text-properties fo:color="#000000"/>
    </style:style>
    <style:style style:name="P368" style:parent-style-name="Textbody" style:family="paragraph">
      <style:paragraph-properties fo:margin-left="0.4923in" fo:text-indent="0in">
        <style:tab-stops/>
      </style:paragraph-properties>
    </style:style>
    <style:style style:name="T369" style:parent-style-name="Основнойшрифтабзаца" style:family="text">
      <style:text-properties fo:color="#000000"/>
    </style:style>
    <style:style style:name="T370" style:parent-style-name="Основнойшрифтабзаца" style:family="text">
      <style:text-properties fo:color="#000000" fo:language="en" fo:country="US"/>
    </style:style>
    <style:style style:name="T371" style:parent-style-name="Основнойшрифтабзаца" style:family="text">
      <style:text-properties fo:color="#000000"/>
    </style:style>
    <style:style style:name="T372" style:parent-style-name="Основнойшрифтабзаца" style:family="text">
      <style:text-properties fo:color="#000000" fo:language="en" fo:country="US"/>
    </style:style>
    <style:style style:name="T373" style:parent-style-name="Основнойшрифтабзаца" style:family="text">
      <style:text-properties fo:color="#000000" fo:language="en" fo:country="US"/>
    </style:style>
    <style:style style:name="T374" style:parent-style-name="Основнойшрифтабзаца" style:family="text">
      <style:text-properties fo:color="#000000" fo:language="en" fo:country="US"/>
    </style:style>
    <style:style style:name="P375" style:parent-style-name="Textbody" style:family="paragraph">
      <style:text-properties fo:color="#000000" fo:language="en" fo:country="US"/>
    </style:style>
    <style:style style:name="T376" style:parent-style-name="Основнойшрифтабзаца" style:family="text">
      <style:text-properties fo:color="#000000"/>
    </style:style>
    <style:style style:name="T377" style:parent-style-name="Основнойшрифтабзаца" style:family="text">
      <style:text-properties fo:color="#000000" fo:language="en" fo:country="US"/>
    </style:style>
    <style:style style:name="T378" style:parent-style-name="Основнойшрифтабзаца" style:family="text">
      <style:text-properties fo:color="#000000" fo:language="en" fo:country="US"/>
    </style:style>
    <style:style style:name="P379" style:parent-style-name="Textbody" style:family="paragraph">
      <style:text-properties fo:color="#000000"/>
    </style:style>
    <style:style style:name="P380" style:parent-style-name="Textbody" style:family="paragraph">
      <style:text-properties fo:color="#000000"/>
    </style:style>
    <style:style style:name="P381" style:parent-style-name="Textbody" style:family="paragraph">
      <style:text-properties fo:color="#000000"/>
    </style:style>
    <style:style style:name="P382" style:parent-style-name="Textbody" style:family="paragraph">
      <style:text-properties fo:color="#000000"/>
    </style:style>
    <style:style style:name="P383" style:parent-style-name="Textbody" style:family="paragraph">
      <style:text-properties fo:color="#000000"/>
    </style:style>
    <style:style style:name="P384" style:parent-style-name="Textbody" style:family="paragraph">
      <style:text-properties fo:color="#000000"/>
    </style:style>
    <style:style style:name="P385" style:parent-style-name="Textbody" style:family="paragraph">
      <style:text-properties fo:color="#000000"/>
    </style:style>
    <style:style style:name="P386" style:parent-style-name="Textbody" style:family="paragraph">
      <style:text-properties fo:color="#000000"/>
    </style:style>
    <style:style style:name="P387" style:parent-style-name="Textbody" style:family="paragraph">
      <style:text-properties fo:color="#000000"/>
    </style:style>
    <style:style style:name="P388" style:parent-style-name="Textbody" style:family="paragraph">
      <style:paragraph-properties fo:margin-left="0.4923in" fo:text-indent="0in">
        <style:tab-stops/>
      </style:paragraph-properties>
      <style:text-properties fo:color="#000000"/>
    </style:style>
    <style:style style:name="P389" style:parent-style-name="Textbody" style:family="paragraph">
      <style:text-properties fo:color="#000000"/>
    </style:style>
    <style:style style:name="P390" style:parent-style-name="Textbody" style:family="paragraph">
      <style:text-properties fo:color="#000000"/>
    </style:style>
    <style:style style:name="P391" style:parent-style-name="Textbody" style:family="paragraph">
      <style:text-properties fo:color="#000000"/>
    </style:style>
    <style:style style:name="P392" style:parent-style-name="Textbody" style:family="paragraph"/>
    <style:style style:name="T393" style:parent-style-name="Основнойшрифтабзаца" style:family="text">
      <style:text-properties fo:color="#000000" fo:language="en" fo:country="US"/>
    </style:style>
    <style:style style:name="T394" style:parent-style-name="Основнойшрифтабзаца" style:family="text">
      <style:text-properties fo:color="#000000"/>
    </style:style>
    <style:style style:name="T395" style:parent-style-name="Основнойшрифтабзаца" style:family="text">
      <style:text-properties fo:color="#000000"/>
    </style:style>
    <style:style style:name="T396" style:parent-style-name="Основнойшрифтабзаца" style:family="text">
      <style:text-properties fo:color="#000000" fo:language="en" fo:country="US"/>
    </style:style>
    <style:style style:name="T397" style:parent-style-name="Основнойшрифтабзаца" style:family="text">
      <style:text-properties fo:color="#000000"/>
    </style:style>
    <style:style style:name="T398" style:parent-style-name="Основнойшрифтабзаца" style:family="text">
      <style:text-properties fo:color="#000000" fo:language="en" fo:country="US"/>
    </style:style>
    <style:style style:name="T399" style:parent-style-name="Основнойшрифтабзаца" style:family="text">
      <style:text-properties fo:color="#000000"/>
    </style:style>
    <style:style style:name="P400" style:parent-style-name="Textbody" style:family="paragraph">
      <style:text-properties fo:color="#000000"/>
    </style:style>
    <style:style style:name="P401" style:parent-style-name="Textbody" style:family="paragraph">
      <style:text-properties fo:color="#000000"/>
    </style:style>
    <style:style style:name="P402" style:parent-style-name="Textbody" style:family="paragraph">
      <style:text-properties fo:color="#000000"/>
    </style:style>
    <style:style style:name="P403" style:parent-style-name="Textbody" style:family="paragraph">
      <style:text-properties fo:color="#000000"/>
    </style:style>
    <style:style style:name="T404" style:parent-style-name="Основнойшрифтабзаца" style:family="text">
      <style:text-properties fo:color="#000000"/>
    </style:style>
    <style:style style:name="T405" style:parent-style-name="Основнойшрифтабзаца" style:family="text">
      <style:text-properties fo:color="#000000"/>
    </style:style>
    <style:style style:name="T406" style:parent-style-name="Основнойшрифтабзаца" style:family="text">
      <style:text-properties fo:color="#000000" fo:language="en" fo:country="US"/>
    </style:style>
    <style:style style:name="T407" style:parent-style-name="Основнойшрифтабзаца" style:family="text">
      <style:text-properties fo:color="#000000"/>
    </style:style>
    <style:style style:name="T408" style:parent-style-name="Основнойшрифтабзаца" style:family="text">
      <style:text-properties fo:color="#000000" fo:language="en" fo:country="US"/>
    </style:style>
    <style:style style:name="T409" style:parent-style-name="Основнойшрифтабзаца" style:family="text">
      <style:text-properties fo:color="#000000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fo:color="#000000"/>
    </style:style>
    <style:style style:name="T412" style:parent-style-name="Основнойшрифтабзаца" style:family="text">
      <style:text-properties fo:color="#000000" fo:language="en" fo:country="US"/>
    </style:style>
    <style:style style:name="T413" style:parent-style-name="Основнойшрифтабзаца" style:family="text">
      <style:text-properties fo:color="#000000"/>
    </style:style>
    <style:style style:name="P414" style:parent-style-name="Textbody" style:family="paragraph">
      <style:text-properties fo:color="#000000"/>
    </style:style>
    <style:style style:name="T415" style:parent-style-name="Основнойшрифтабзаца" style:family="text">
      <style:text-properties fo:color="#000000"/>
    </style:style>
    <style:style style:name="T416" style:parent-style-name="Основнойшрифтабзаца" style:family="text">
      <style:text-properties fo:color="#000000" fo:language="en" fo:country="US"/>
    </style:style>
    <style:style style:name="T417" style:parent-style-name="Основнойшрифтабзаца" style:family="text">
      <style:text-properties fo:color="#000000"/>
    </style:style>
    <style:style style:name="T418" style:parent-style-name="Основнойшрифтабзаца" style:family="text">
      <style:text-properties fo:color="#000000" fo:language="en" fo:country="US"/>
    </style:style>
    <style:style style:name="T419" style:parent-style-name="Основнойшрифтабзаца" style:family="text">
      <style:text-properties fo:color="#000000"/>
    </style:style>
    <style:style style:name="T420" style:parent-style-name="Основнойшрифтабзаца" style:family="text">
      <style:text-properties fo:color="#000000"/>
    </style:style>
    <style:style style:name="T421" style:parent-style-name="Основнойшрифтабзаца" style:family="text">
      <style:text-properties fo:color="#000000"/>
    </style:style>
    <style:style style:name="T422" style:parent-style-name="Основнойшрифтабзаца" style:family="text">
      <style:text-properties fo:color="#000000" fo:language="en" fo:country="US"/>
    </style:style>
    <style:style style:name="T423" style:parent-style-name="Основнойшрифтабзаца" style:family="text">
      <style:text-properties fo:color="#000000"/>
    </style:style>
    <style:style style:name="T424" style:parent-style-name="Основнойшрифтабзаца" style:family="text">
      <style:text-properties style:font-name-asian="MS Mincho" fo:color="#000000" style:language-asian="ja" style:country-asian="JP"/>
    </style:style>
    <style:style style:name="P425" style:parent-style-name="Textbody" style:family="paragraph">
      <style:text-properties fo:color="#000000" fo:language="en" fo:country="US"/>
    </style:style>
    <style:style style:name="T426" style:parent-style-name="Основнойшрифтабзаца" style:family="text">
      <style:text-properties fo:color="#000000"/>
    </style:style>
    <style:style style:name="T427" style:parent-style-name="Основнойшрифтабзаца" style:family="text">
      <style:text-properties fo:color="#000000" fo:language="en" fo:country="US"/>
    </style:style>
    <style:style style:name="T428" style:parent-style-name="Основнойшрифтабзаца" style:family="text">
      <style:text-properties fo:color="#000000" fo:language="en" fo:country="US"/>
    </style:style>
    <style:style style:name="T429" style:parent-style-name="Основнойшрифтабзаца" style:family="text">
      <style:text-properties fo:color="#000000" fo:language="en" fo:country="US"/>
    </style:style>
    <style:style style:name="P430" style:parent-style-name="Textbody" style:family="paragraph">
      <style:text-properties fo:color="#000000"/>
    </style:style>
    <style:style style:name="T431" style:parent-style-name="Основнойшрифтабзаца" style:family="text">
      <style:text-properties fo:color="#000000"/>
    </style:style>
    <style:style style:name="T432" style:parent-style-name="Основнойшрифтабзаца" style:family="text">
      <style:text-properties fo:color="#000000" fo:language="en" fo:country="US"/>
    </style:style>
    <style:style style:name="T433" style:parent-style-name="Основнойшрифтабзаца" style:family="text">
      <style:text-properties fo:color="#000000"/>
    </style:style>
    <style:style style:name="T434" style:parent-style-name="Основнойшрифтабзаца" style:family="text">
      <style:text-properties fo:color="#000000" fo:language="en" fo:country="US"/>
    </style:style>
    <style:style style:name="T435" style:parent-style-name="Основнойшрифтабзаца" style:family="text">
      <style:text-properties fo:color="#000000"/>
    </style:style>
    <style:style style:name="T436" style:parent-style-name="Основнойшрифтабзаца" style:family="text">
      <style:text-properties fo:color="#000000"/>
    </style:style>
    <style:style style:name="T437" style:parent-style-name="Основнойшрифтабзаца" style:family="text">
      <style:text-properties fo:color="#000000"/>
    </style:style>
    <style:style style:name="T438" style:parent-style-name="Основнойшрифтабзаца" style:family="text">
      <style:text-properties fo:color="#000000"/>
    </style:style>
    <style:style style:name="T439" style:parent-style-name="Основнойшрифтабзаца" style:family="text">
      <style:text-properties fo:color="#000000"/>
    </style:style>
    <style:style style:name="P440" style:parent-style-name="Textbody" style:family="paragraph">
      <style:text-properties fo:color="#000000"/>
    </style:style>
    <style:style style:name="P441" style:parent-style-name="Textbody" style:family="paragraph">
      <style:text-properties fo:color="#000000" fo:language="en" fo:country="US"/>
    </style:style>
    <style:style style:name="T442" style:parent-style-name="Основнойшрифтабзаца" style:family="text">
      <style:text-properties fo:color="#000000"/>
    </style:style>
    <style:style style:name="T443" style:parent-style-name="Основнойшрифтабзаца" style:family="text">
      <style:text-properties fo:color="#000000" fo:language="en" fo:country="US"/>
    </style:style>
    <style:style style:name="T444" style:parent-style-name="Основнойшрифтабзаца" style:family="text">
      <style:text-properties fo:color="#000000" fo:language="en" fo:country="US"/>
    </style:style>
    <style:style style:name="T445" style:parent-style-name="Основнойшрифтабзаца" style:family="text">
      <style:text-properties fo:color="#000000" fo:language="en" fo:country="US"/>
    </style:style>
    <style:style style:name="P446" style:parent-style-name="Textbody" style:family="paragraph">
      <style:text-properties fo:color="#000000"/>
    </style:style>
    <style:style style:name="T447" style:parent-style-name="Основнойшрифтабзаца" style:family="text">
      <style:text-properties fo:color="#000000"/>
    </style:style>
    <style:style style:name="T448" style:parent-style-name="Основнойшрифтабзаца" style:family="text">
      <style:text-properties fo:color="#000000"/>
    </style:style>
    <style:style style:name="T449" style:parent-style-name="Основнойшрифтабзаца" style:family="text">
      <style:text-properties fo:color="#000000"/>
    </style:style>
    <style:style style:name="T450" style:parent-style-name="Основнойшрифтабзаца" style:family="text">
      <style:text-properties fo:color="#000000"/>
    </style:style>
    <style:style style:name="T451" style:parent-style-name="Основнойшрифтабзаца" style:family="text">
      <style:text-properties fo:color="#000000" fo:language="en" fo:country="US"/>
    </style:style>
    <style:style style:name="T452" style:parent-style-name="Основнойшрифтабзаца" style:family="text">
      <style:text-properties fo:color="#000000"/>
    </style:style>
    <style:style style:name="T453" style:parent-style-name="Основнойшрифтабзаца" style:family="text">
      <style:text-properties fo:color="#000000"/>
    </style:style>
    <style:style style:name="P454" style:parent-style-name="Textbody" style:family="paragraph">
      <style:text-properties fo:color="#000000" fo:language="en" fo:country="US"/>
    </style:style>
    <style:style style:name="T455" style:parent-style-name="Основнойшрифтабзаца" style:family="text">
      <style:text-properties fo:color="#000000"/>
    </style:style>
    <style:style style:name="T456" style:parent-style-name="Основнойшрифтабзаца" style:family="text">
      <style:text-properties fo:color="#000000" fo:language="en" fo:country="US"/>
    </style:style>
    <style:style style:name="T457" style:parent-style-name="Основнойшрифтабзаца" style:family="text">
      <style:text-properties fo:color="#000000" fo:language="en" fo:country="US"/>
    </style:style>
    <style:style style:name="T458" style:parent-style-name="Основнойшрифтабзаца" style:family="text">
      <style:text-properties fo:color="#000000" fo:language="en" fo:country="US"/>
    </style:style>
    <style:style style:name="T459" style:parent-style-name="Основнойшрифтабзаца" style:family="text">
      <style:text-properties fo:color="#000000"/>
    </style:style>
    <style:style style:name="T460" style:parent-style-name="Основнойшрифтабзаца" style:family="text">
      <style:text-properties fo:color="#000000"/>
    </style:style>
    <style:style style:name="T461" style:parent-style-name="Основнойшрифтабзаца" style:family="text">
      <style:text-properties fo:color="#000000"/>
    </style:style>
    <style:style style:name="T462" style:parent-style-name="Основнойшрифтабзаца" style:family="text">
      <style:text-properties fo:color="#000000"/>
    </style:style>
    <style:style style:name="T463" style:parent-style-name="Основнойшрифтабзаца" style:family="text">
      <style:text-properties fo:color="#000000"/>
    </style:style>
    <style:style style:name="T464" style:parent-style-name="Основнойшрифтабзаца" style:family="text">
      <style:text-properties fo:color="#000000"/>
    </style:style>
    <style:style style:name="T465" style:parent-style-name="Основнойшрифтабзаца" style:family="text">
      <style:text-properties fo:color="#000000" fo:language="en" fo:country="US"/>
    </style:style>
    <style:style style:name="T466" style:parent-style-name="Основнойшрифтабзаца" style:family="text">
      <style:text-properties fo:color="#000000"/>
    </style:style>
    <style:style style:name="T467" style:parent-style-name="Основнойшрифтабзаца" style:family="text">
      <style:text-properties fo:color="#000000" fo:language="en" fo:country="US"/>
    </style:style>
    <style:style style:name="T468" style:parent-style-name="Основнойшрифтабзаца" style:family="text">
      <style:text-properties fo:color="#000000"/>
    </style:style>
    <style:style style:name="T469" style:parent-style-name="Основнойшрифтабзаца" style:family="text">
      <style:text-properties fo:color="#000000"/>
    </style:style>
    <style:style style:name="T470" style:parent-style-name="Основнойшрифтабзаца" style:family="text">
      <style:text-properties fo:color="#000000"/>
    </style:style>
    <style:style style:name="T471" style:parent-style-name="Основнойшрифтабзаца" style:family="text">
      <style:text-properties fo:color="#000000"/>
    </style:style>
    <style:style style:name="T472" style:parent-style-name="Основнойшрифтабзаца" style:family="text">
      <style:text-properties fo:color="#000000"/>
    </style:style>
    <style:style style:name="T473" style:parent-style-name="Основнойшрифтабзаца" style:family="text">
      <style:text-properties fo:color="#000000"/>
    </style:style>
    <style:style style:name="T474" style:parent-style-name="Основнойшрифтабзаца" style:family="text">
      <style:text-properties fo:color="#000000"/>
    </style:style>
    <style:style style:name="T475" style:parent-style-name="Основнойшрифтабзаца" style:family="text">
      <style:text-properties fo:color="#000000" fo:language="en" fo:country="US"/>
    </style:style>
    <style:style style:name="T476" style:parent-style-name="Основнойшрифтабзаца" style:family="text">
      <style:text-properties fo:color="#000000"/>
    </style:style>
    <style:style style:name="T477" style:parent-style-name="Основнойшрифтабзаца" style:family="text">
      <style:text-properties style:font-name="MS Mincho" style:font-name-asian="MS Mincho" fo:color="#000000" style:language-asian="ja" style:country-asian="JP"/>
    </style:style>
    <style:style style:name="T478" style:parent-style-name="Основнойшрифтабзаца" style:family="text">
      <style:text-properties fo:color="#000000"/>
    </style:style>
    <style:style style:name="P479" style:parent-style-name="Textbody" style:family="paragraph">
      <style:text-properties fo:color="#000000" fo:language="en" fo:country="US"/>
    </style:style>
    <style:style style:name="T480" style:parent-style-name="Основнойшрифтабзаца" style:family="text">
      <style:text-properties fo:color="#000000"/>
    </style:style>
    <style:style style:name="T481" style:parent-style-name="Основнойшрифтабзаца" style:family="text">
      <style:text-properties fo:color="#000000" fo:language="en" fo:country="US"/>
    </style:style>
    <style:style style:name="T482" style:parent-style-name="Основнойшрифтабзаца" style:family="text">
      <style:text-properties fo:color="#000000" fo:language="en" fo:country="US"/>
    </style:style>
    <style:style style:name="P483" style:parent-style-name="Textbody" style:family="paragraph">
      <style:text-properties fo:color="#000000"/>
    </style:style>
    <style:style style:name="P484" style:parent-style-name="Textbody" style:family="paragraph">
      <style:text-properties fo:color="#000000"/>
    </style:style>
    <style:style style:name="P485" style:parent-style-name="Textbody" style:family="paragraph">
      <style:text-properties fo:color="#000000"/>
    </style:style>
    <style:style style:name="P486" style:parent-style-name="Textbody" style:family="paragraph">
      <style:text-properties fo:font-weight="bold" style:font-weight-asian="bold" style:font-weight-complex="bold" fo:color="#000000"/>
    </style:style>
    <style:style style:name="T487" style:parent-style-name="Основнойшрифтабзаца" style:family="text">
      <style:text-properties fo:color="#000000"/>
    </style:style>
    <style:style style:name="TableColumn489" style:family="table-column">
      <style:table-column-properties style:column-width="1.6097in" style:use-optimal-column-width="false"/>
    </style:style>
    <style:style style:name="TableColumn490" style:family="table-column">
      <style:table-column-properties style:column-width="4.8868in" style:use-optimal-column-width="false"/>
    </style:style>
    <style:style style:name="Table488" style:family="table">
      <style:table-properties style:width="6.4965in" fo:margin-left="-0.009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indent="0in"/>
      <style:text-properties fo:font-size="12pt" style:font-size-asian="12pt"/>
    </style:style>
    <style:style style:name="TableCell4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indent="0in"/>
      <style:text-properties fo:font-size="12pt" style:font-size-asian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2pt" style:font-size-asian="12pt" fo:language="en" fo:country="US"/>
    </style:style>
    <style:style style:name="P499" style:parent-style-name="TableContents" style:family="paragraph">
      <style:text-properties fo:font-size="12pt" style:font-size-asian="12pt" fo:language="en" fo:country="US"/>
    </style:style>
    <style:style style:name="P500" style:parent-style-name="TableContents" style:family="paragraph">
      <style:text-properties fo:font-size="12pt" style:font-size-asian="12pt" fo:language="en" fo:country="US"/>
    </style:style>
    <style:style style:name="P501" style:parent-style-name="TableContents" style:family="paragraph">
      <style:text-properties fo:font-size="12pt" style:font-size-asian="12pt" fo:language="en" fo:country="US"/>
    </style:style>
    <style:style style:name="P502" style:parent-style-name="TableContents" style:family="paragraph">
      <style:text-properties fo:font-size="12pt" style:font-size-asian="12pt" fo:language="en" fo:country="US"/>
    </style:style>
    <style:style style:name="P503" style:parent-style-name="TableContents" style:family="paragraph">
      <style:text-properties fo:font-size="12pt" style:font-size-asian="12pt" fo:language="en" fo:country="US"/>
    </style:style>
    <style:style style:name="P504" style:parent-style-name="TableContents" style:family="paragraph">
      <style:text-properties fo:font-size="12pt" style:font-size-asian="12pt" fo:language="en" fo:country="US"/>
    </style:style>
    <style:style style:name="P505" style:parent-style-name="TableContents" style:family="paragraph">
      <style:text-properties fo:font-size="12pt" style:font-size-asian="12pt" fo:language="en" fo:country="US"/>
    </style:style>
    <style:style style:name="P506" style:parent-style-name="TableContents" style:family="paragraph">
      <style:text-properties fo:font-size="12pt" style:font-size-asian="12pt" fo:language="en" fo:country="US"/>
    </style:style>
    <style:style style:name="P507" style:parent-style-name="TableContents" style:family="paragraph">
      <style:text-properties fo:font-size="12pt" style:font-size-asian="12pt" fo:language="en" fo:country="US"/>
    </style:style>
    <style:style style:name="P508" style:parent-style-name="TableContents" style:family="paragraph">
      <style:text-properties fo:font-size="12pt" style:font-size-asian="12pt" fo:language="en" fo:country="US"/>
    </style:style>
    <style:style style:name="P509" style:parent-style-name="TableContents" style:family="paragraph">
      <style:text-properties fo:font-size="12pt" style:font-size-asian="12pt" fo:language="en" fo:country="US"/>
    </style:style>
    <style:style style:name="P510" style:parent-style-name="TableContents" style:family="paragraph">
      <style:text-properties fo:font-size="12pt" style:font-size-asian="12pt" fo:language="en" fo:country="US"/>
    </style:style>
    <style:style style:name="P511" style:parent-style-name="TableContents" style:family="paragraph">
      <style:text-properties fo:font-size="12pt" style:font-size-asian="12pt" fo:language="en" fo:country="US"/>
    </style:style>
    <style:style style:name="P512" style:parent-style-name="TableContents" style:family="paragraph">
      <style:text-properties fo:font-size="12pt" style:font-size-asian="12pt" fo:language="en" fo:country="US"/>
    </style:style>
    <style:style style:name="P513" style:parent-style-name="TableContents" style:family="paragraph">
      <style:text-properties fo:font-size="12pt" style:font-size-asian="12pt" fo:language="en" fo:country="US"/>
    </style:style>
    <style:style style:name="P514" style:parent-style-name="TableContents" style:family="paragraph">
      <style:text-properties fo:font-size="12pt" style:font-size-asian="12pt" fo:language="en" fo:country="US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font-size="12pt" style:font-size-asian="12pt"/>
    </style:style>
    <style:style style:name="P517" style:parent-style-name="TableContents" style:family="paragraph">
      <style:text-properties fo:font-size="12pt" style:font-size-asian="12pt"/>
    </style:style>
    <style:style style:name="P518" style:parent-style-name="TableContents" style:family="paragraph">
      <style:text-properties fo:font-size="12pt" style:font-size-asian="12pt"/>
    </style:style>
    <style:style style:name="P519" style:parent-style-name="TableContents" style:family="paragraph">
      <style:text-properties fo:font-size="12pt" style:font-size-asian="12pt"/>
    </style:style>
    <style:style style:name="P520" style:parent-style-name="TableContents" style:family="paragraph">
      <style:text-properties fo:font-size="12pt" style:font-size-asian="12pt" fo:language="en" fo:country="US"/>
    </style:style>
    <style:style style:name="P521" style:parent-style-name="TableContents" style:family="paragraph">
      <style:text-properties fo:font-size="12pt" style:font-size-asian="12pt" fo:language="en" fo:country="US"/>
    </style:style>
    <style:style style:name="P522" style:parent-style-name="TableContents" style:family="paragraph">
      <style:text-properties fo:font-size="12pt" style:font-size-asian="12pt" fo:language="en" fo:country="US"/>
    </style:style>
    <style:style style:name="P523" style:parent-style-name="TableContents" style:family="paragraph">
      <style:text-properties fo:font-size="12pt" style:font-size-asian="12pt" fo:language="en" fo:country="US"/>
    </style:style>
    <style:style style:name="P524" style:parent-style-name="TableContents" style:family="paragraph">
      <style:text-properties fo:font-size="12pt" style:font-size-asian="12pt" fo:language="en" fo:country="US"/>
    </style:style>
    <style:style style:name="P525" style:parent-style-name="TableContents" style:family="paragraph">
      <style:text-properties fo:font-size="12pt" style:font-size-asian="12pt" fo:language="en" fo:country="US"/>
    </style:style>
    <style:style style:name="P526" style:parent-style-name="TableContents" style:family="paragraph">
      <style:text-properties fo:font-size="12pt" style:font-size-asian="12pt" fo:language="en" fo:country="US"/>
    </style:style>
    <style:style style:name="P527" style:parent-style-name="TableContents" style:family="paragraph">
      <style:text-properties fo:font-size="12pt" style:font-size-asian="12pt" fo:language="en" fo:country="US"/>
    </style:style>
    <style:style style:name="P528" style:parent-style-name="TableContents" style:family="paragraph">
      <style:text-properties fo:font-size="12pt" style:font-size-asian="12pt" fo:language="en" fo:country="US"/>
    </style:style>
    <style:style style:name="P529" style:parent-style-name="TableContents" style:family="paragraph">
      <style:text-properties fo:font-size="12pt" style:font-size-asian="12pt" fo:language="en" fo:country="US"/>
    </style:style>
    <style:style style:name="P530" style:parent-style-name="TableContents" style:family="paragraph">
      <style:text-properties fo:font-size="12pt" style:font-size-asian="12pt" fo:language="en" fo:country="US"/>
    </style:style>
    <style:style style:name="P531" style:parent-style-name="TableContents" style:family="paragraph">
      <style:text-properties fo:font-size="12pt" style:font-size-asian="12pt" fo:language="en" fo:country="US"/>
    </style:style>
    <style:style style:name="P532" style:parent-style-name="TableContents" style:family="paragraph">
      <style:text-properties fo:font-size="12pt" style:font-size-asian="12pt" fo:language="en" fo:country="US"/>
    </style:style>
    <style:style style:name="P533" style:parent-style-name="TableContents" style:family="paragraph">
      <style:text-properties fo:font-size="12pt" style:font-size-asian="12pt" fo:language="en" fo:country="US"/>
    </style:style>
    <style:style style:name="P534" style:parent-style-name="TableContents" style:family="paragraph">
      <style:text-properties fo:font-size="12pt" style:font-size-asian="12pt" fo:language="en" fo:country="US"/>
    </style:style>
    <style:style style:name="P535" style:parent-style-name="TableContents" style:family="paragraph">
      <style:text-properties fo:font-size="12pt" style:font-size-asian="12pt"/>
    </style:style>
    <style:style style:name="P536" style:parent-style-name="TableContents" style:family="paragraph">
      <style:text-properties fo:font-size="12pt" style:font-size-asian="12pt"/>
    </style:style>
    <style:style style:name="P537" style:parent-style-name="TableContents" style:family="paragraph">
      <style:text-properties fo:font-size="12pt" style:font-size-asian="12pt"/>
    </style:style>
    <style:style style:name="P538" style:parent-style-name="TableContents" style:family="paragraph">
      <style:text-properties fo:font-size="12pt" style:font-size-asian="12pt"/>
    </style:style>
    <style:style style:name="P539" style:parent-style-name="TableContents" style:family="paragraph">
      <style:text-properties fo:font-size="12pt" style:font-size-asian="12pt"/>
    </style:style>
    <style:style style:name="P540" style:parent-style-name="TableContents" style:family="paragraph">
      <style:text-properties fo:font-size="12pt" style:font-size-asian="12pt"/>
    </style:style>
    <style:style style:name="P541" style:parent-style-name="TableContents" style:family="paragraph">
      <style:text-properties fo:font-size="12pt" style:font-size-asian="12pt"/>
    </style:style>
    <style:style style:name="P542" style:parent-style-name="TableContents" style:family="paragraph">
      <style:text-properties fo:font-size="12pt" style:font-size-asian="12pt"/>
    </style:style>
    <style:style style:name="P543" style:parent-style-name="TableContents" style:family="paragraph">
      <style:text-properties fo:font-size="12pt" style:font-size-asian="12pt"/>
    </style:style>
    <style:style style:name="P544" style:parent-style-name="TableContents" style:family="paragraph">
      <style:text-properties fo:font-size="12pt" style:font-size-asian="12pt"/>
    </style:style>
    <style:style style:name="P545" style:parent-style-name="TableContents" style:family="paragraph">
      <style:text-properties fo:font-size="12pt" style:font-size-asian="12pt"/>
    </style:style>
    <style:style style:name="P546" style:parent-style-name="TableContents" style:family="paragraph">
      <style:text-properties fo:font-size="12pt" style:font-size-asian="12pt"/>
    </style:style>
    <style:style style:name="P547" style:parent-style-name="TableContents" style:family="paragraph">
      <style:text-properties fo:font-size="12pt" style:font-size-asian="12pt"/>
    </style:style>
    <style:style style:name="P548" style:parent-style-name="TableContents" style:family="paragraph">
      <style:text-properties fo:font-size="12pt" style:font-size-asian="12pt"/>
    </style:style>
    <style:style style:name="P549" style:parent-style-name="TableContents" style:family="paragraph">
      <style:text-properties fo:font-size="12pt" style:font-size-asian="12pt"/>
    </style:style>
    <style:style style:name="P550" style:parent-style-name="TableContents" style:family="paragraph">
      <style:text-properties fo:font-size="12pt" style:font-size-asian="12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8" style:parent-style-name="TableContents" style:family="paragraph">
      <style:paragraph-properties fo:text-indent="0in"/>
      <style:text-properties fo:font-size="12pt" style:font-size-asian="12pt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size="12pt" style:font-size-asian="12pt"/>
    </style:style>
    <style:style style:name="P561" style:parent-style-name="TableContents" style:family="paragraph">
      <style:text-properties fo:font-size="12pt" style:font-size-asian="12pt"/>
    </style:style>
    <style:style style:name="P562" style:parent-style-name="TableContents" style:family="paragraph">
      <style:text-properties fo:font-size="12pt" style:font-size-asian="12pt"/>
    </style:style>
    <style:style style:name="P563" style:parent-style-name="TableContents" style:family="paragraph">
      <style:text-properties fo:font-size="12pt" style:font-size-asian="12pt"/>
    </style:style>
    <style:style style:name="P564" style:parent-style-name="TableContents" style:family="paragraph">
      <style:text-properties fo:font-size="12pt" style:font-size-asian="12pt"/>
    </style:style>
    <style:style style:name="P565" style:parent-style-name="TableContents" style:family="paragraph">
      <style:text-properties fo:font-size="12pt" style:font-size-asian="12pt" fo:language="en" fo:country="US"/>
    </style:style>
    <style:style style:name="P566" style:parent-style-name="TableContents" style:family="paragraph">
      <style:text-properties fo:font-size="12pt" style:font-size-asian="12pt" fo:language="en" fo:country="US"/>
    </style:style>
    <style:style style:name="P567" style:parent-style-name="TableContents" style:family="paragraph">
      <style:text-properties fo:font-size="12pt" style:font-size-asian="12pt" fo:language="en" fo:country="US"/>
    </style:style>
    <style:style style:name="P568" style:parent-style-name="TableContents" style:family="paragraph">
      <style:text-properties fo:font-size="12pt" style:font-size-asian="12pt" fo:language="en" fo:country="US"/>
    </style:style>
    <style:style style:name="P569" style:parent-style-name="TableContents" style:family="paragraph">
      <style:text-properties fo:font-size="12pt" style:font-size-asian="12pt" fo:language="en" fo:country="US"/>
    </style:style>
    <style:style style:name="P570" style:parent-style-name="TableContents" style:family="paragraph">
      <style:text-properties fo:font-size="12pt" style:font-size-asian="12pt"/>
    </style:style>
    <style:style style:name="P571" style:parent-style-name="TableContents" style:family="paragraph">
      <style:text-properties fo:font-size="12pt" style:font-size-asian="12pt" fo:language="en" fo:country="US"/>
    </style:style>
    <style:style style:name="P572" style:parent-style-name="TableContents" style:family="paragraph">
      <style:text-properties fo:font-size="12pt" style:font-size-asian="12pt" fo:language="en" fo:country="US"/>
    </style:style>
    <style:style style:name="P573" style:parent-style-name="TableContents" style:family="paragraph">
      <style:text-properties fo:font-size="12pt" style:font-size-asian="12pt" fo:language="en" fo:country="US"/>
    </style:style>
    <style:style style:name="P574" style:parent-style-name="TableContents" style:family="paragraph">
      <style:text-properties fo:font-size="12pt" style:font-size-asian="12pt" fo:language="en" fo:country="US"/>
    </style:style>
    <style:style style:name="P575" style:parent-style-name="TableContents" style:family="paragraph">
      <style:text-properties fo:font-size="12pt" style:font-size-asian="12pt" fo:language="en" fo:country="US"/>
    </style:style>
    <style:style style:name="P576" style:parent-style-name="TableContents" style:family="paragraph">
      <style:text-properties fo:font-size="12pt" style:font-size-asian="12pt"/>
    </style:style>
    <style:style style:name="P577" style:parent-style-name="TableContents" style:family="paragraph">
      <style:text-properties fo:font-size="12pt" style:font-size-asian="12pt"/>
    </style:style>
    <style:style style:name="P578" style:parent-style-name="TableContents" style:family="paragraph">
      <style:text-properties fo:font-size="12pt" style:font-size-asian="12pt"/>
    </style:style>
    <style:style style:name="P579" style:parent-style-name="TableContents" style:family="paragraph">
      <style:text-properties fo:font-size="12pt" style:font-size-asian="12pt"/>
    </style:style>
    <style:style style:name="P580" style:parent-style-name="TableContents" style:family="paragraph">
      <style:text-properties fo:font-size="12pt" style:font-size-asian="12pt"/>
    </style:style>
    <style:style style:name="P581" style:parent-style-name="TableContents" style:family="paragraph">
      <style:text-properties fo:font-size="12pt" style:font-size-asian="12pt"/>
    </style:style>
    <style:style style:name="P582" style:parent-style-name="TableContents" style:family="paragraph">
      <style:text-properties fo:font-size="12pt" style:font-size-asian="12pt"/>
    </style:style>
    <style:style style:name="P583" style:parent-style-name="TableContents" style:family="paragraph">
      <style:text-properties fo:font-size="12pt" style:font-size-asian="12pt"/>
    </style:style>
    <style:style style:name="P584" style:parent-style-name="TableContents" style:family="paragraph">
      <style:text-properties fo:font-size="12pt" style:font-size-asian="12pt"/>
    </style:style>
    <style:style style:name="P585" style:parent-style-name="TableContents" style:family="paragraph">
      <style:text-properties fo:font-size="12pt" style:font-size-asian="12pt"/>
    </style:style>
    <style:style style:name="P586" style:parent-style-name="TableContents" style:family="paragraph">
      <style:text-properties fo:font-size="12pt" style:font-size-asian="12pt"/>
    </style:style>
    <style:style style:name="P5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indent="0in"/>
      <style:text-properties fo:font-size="12pt" style:font-size-asian="12pt"/>
    </style:style>
    <style:style style:name="P591" style:parent-style-name="TableContents" style:family="paragraph">
      <style:paragraph-properties fo:text-indent="0in"/>
      <style:text-properties fo:font-size="12pt" style:font-size-asian="12pt"/>
    </style:style>
    <style:style style:name="P592" style:parent-style-name="TableContents" style:family="paragraph">
      <style:paragraph-properties fo:text-indent="0in"/>
      <style:text-properties fo:font-size="12pt" style:font-size-asian="12pt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font-size="12pt" style:font-size-asian="12pt"/>
    </style:style>
    <style:style style:name="P595" style:parent-style-name="TableContents" style:family="paragraph">
      <style:text-properties fo:font-size="12pt" style:font-size-asian="12pt"/>
    </style:style>
    <style:style style:name="P596" style:parent-style-name="TableContents" style:family="paragraph">
      <style:text-properties fo:font-size="12pt" style:font-size-asian="12pt"/>
    </style:style>
    <style:style style:name="T597" style:parent-style-name="Основнойшрифтабзаца" style:family="text">
      <style:text-properties fo:font-size="12pt" style:font-size-asian="12pt" fo:language="en" fo:country="US"/>
    </style:style>
    <style:style style:name="T598" style:parent-style-name="Основнойшрифтабзаца" style:family="text">
      <style:text-properties fo:font-size="12pt" style:font-size-asian="12pt"/>
    </style:style>
    <style:style style:name="T599" style:parent-style-name="Основнойшрифтабзаца" style:family="text">
      <style:text-properties fo:font-size="12pt" style:font-size-asian="12pt" fo:language="en" fo:country="US"/>
    </style:style>
    <style:style style:name="P600" style:parent-style-name="TableContents" style:family="paragraph">
      <style:text-properties fo:font-size="12pt" style:font-size-asian="12pt"/>
    </style:style>
    <style:style style:name="T601" style:parent-style-name="Основнойшрифтабзаца" style:family="text">
      <style:text-properties fo:font-size="12pt" style:font-size-asian="12pt" fo:language="en" fo:country="US"/>
    </style:style>
    <style:style style:name="T602" style:parent-style-name="Основнойшрифтабзаца" style:family="text">
      <style:text-properties fo:font-size="12pt" style:font-size-asian="12pt"/>
    </style:style>
    <style:style style:name="T603" style:parent-style-name="Основнойшрифтабзаца" style:family="text">
      <style:text-properties fo:font-size="12pt" style:font-size-asian="12pt" fo:language="en" fo:country="US"/>
    </style:style>
    <style:style style:name="T604" style:parent-style-name="Основнойшрифтабзаца" style:family="text">
      <style:text-properties fo:font-size="12pt" style:font-size-asian="12pt"/>
    </style:style>
    <style:style style:name="T605" style:parent-style-name="Основнойшрифтабзаца" style:family="text">
      <style:text-properties fo:font-size="12pt" style:font-size-asian="12pt" fo:language="en" fo:country="US"/>
    </style:style>
    <style:style style:name="T606" style:parent-style-name="Основнойшрифтабзаца" style:family="text">
      <style:text-properties fo:font-size="12pt" style:font-size-asian="12pt"/>
    </style:style>
    <style:style style:name="T607" style:parent-style-name="Основнойшрифтабзаца" style:family="text">
      <style:text-properties fo:font-size="12pt" style:font-size-asian="12pt" fo:language="en" fo:country="US"/>
    </style:style>
    <style:style style:name="T608" style:parent-style-name="Основнойшрифтабзаца" style:family="text">
      <style:text-properties fo:font-size="12pt" style:font-size-asian="12pt"/>
    </style:style>
    <style:style style:name="P609" style:parent-style-name="TableContents" style:family="paragraph">
      <style:text-properties fo:font-size="12pt" style:font-size-asian="12pt"/>
    </style:style>
    <style:style style:name="T610" style:parent-style-name="Основнойшрифтабзаца" style:family="text">
      <style:text-properties fo:font-size="12pt" style:font-size-asian="12pt" fo:language="en" fo:country="US"/>
    </style:style>
    <style:style style:name="T611" style:parent-style-name="Основнойшрифтабзаца" style:family="text">
      <style:text-properties fo:font-size="12pt" style:font-size-asian="12pt"/>
    </style:style>
    <style:style style:name="T612" style:parent-style-name="Основнойшрифтабзаца" style:family="text">
      <style:text-properties fo:font-size="12pt" style:font-size-asian="12pt" fo:language="en" fo:country="US"/>
    </style:style>
    <style:style style:name="T613" style:parent-style-name="Основнойшрифтабзаца" style:family="text">
      <style:text-properties fo:font-size="12pt" style:font-size-asian="12pt"/>
    </style:style>
    <style:style style:name="T614" style:parent-style-name="Основнойшрифтабзаца" style:family="text">
      <style:text-properties fo:font-size="12pt" style:font-size-asian="12pt" fo:language="en" fo:country="US"/>
    </style:style>
    <style:style style:name="T615" style:parent-style-name="Основнойшрифтабзаца" style:family="text">
      <style:text-properties fo:font-size="12pt" style:font-size-asian="12pt"/>
    </style:style>
    <style:style style:name="T616" style:parent-style-name="Основнойшрифтабзаца" style:family="text">
      <style:text-properties fo:font-size="12pt" style:font-size-asian="12pt" fo:language="en" fo:country="US"/>
    </style:style>
    <style:style style:name="T617" style:parent-style-name="Основнойшрифтабзаца" style:family="text">
      <style:text-properties fo:font-size="12pt" style:font-size-asian="12pt"/>
    </style:style>
    <style:style style:name="T618" style:parent-style-name="Основнойшрифтабзаца" style:family="text">
      <style:text-properties fo:font-size="12pt" style:font-size-asian="12pt"/>
    </style:style>
    <style:style style:name="T619" style:parent-style-name="Основнойшрифтабзаца" style:family="text">
      <style:text-properties fo:font-size="12pt" style:font-size-asian="12pt" fo:language="en" fo:country="US"/>
    </style:style>
    <style:style style:name="T620" style:parent-style-name="Основнойшрифтабзаца" style:family="text">
      <style:text-properties fo:font-size="12pt" style:font-size-asian="12pt"/>
    </style:style>
    <style:style style:name="T621" style:parent-style-name="Основнойшрифтабзаца" style:family="text">
      <style:text-properties fo:font-size="12pt" style:font-size-asian="12pt" fo:language="en" fo:country="US"/>
    </style:style>
    <style:style style:name="P622" style:parent-style-name="TableContents" style:family="paragraph">
      <style:text-properties fo:font-size="12pt" style:font-size-asian="12pt"/>
    </style:style>
    <style:style style:name="T623" style:parent-style-name="Основнойшрифтабзаца" style:family="text">
      <style:text-properties fo:font-size="12pt" style:font-size-asian="12pt" fo:language="en" fo:country="US"/>
    </style:style>
    <style:style style:name="T624" style:parent-style-name="Основнойшрифтабзаца" style:family="text">
      <style:text-properties fo:font-size="12pt" style:font-size-asian="12pt"/>
    </style:style>
    <style:style style:name="T625" style:parent-style-name="Основнойшрифтабзаца" style:family="text">
      <style:text-properties fo:font-size="12pt" style:font-size-asian="12pt" fo:language="en" fo:country="US"/>
    </style:style>
    <style:style style:name="T626" style:parent-style-name="Основнойшрифтабзаца" style:family="text">
      <style:text-properties fo:font-size="12pt" style:font-size-asian="12pt"/>
    </style:style>
    <style:style style:name="T627" style:parent-style-name="Основнойшрифтабзаца" style:family="text">
      <style:text-properties fo:font-size="12pt" style:font-size-asian="12pt" fo:language="en" fo:country="US"/>
    </style:style>
    <style:style style:name="T628" style:parent-style-name="Основнойшрифтабзаца" style:family="text">
      <style:text-properties fo:font-size="12pt" style:font-size-asian="12pt"/>
    </style:style>
    <style:style style:name="P629" style:parent-style-name="TableContents" style:family="paragraph">
      <style:text-properties fo:font-size="12pt" style:font-size-asian="12pt" fo:language="en" fo:country="US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fo:font-size="12pt" style:font-size-asian="12pt" fo:language="en" fo:country="US"/>
    </style:style>
    <style:style style:name="P633" style:parent-style-name="TableContents" style:family="paragraph">
      <style:text-properties fo:font-size="12pt" style:font-size-asian="12pt" fo:language="en" fo:country="US"/>
    </style:style>
    <style:style style:name="P634" style:parent-style-name="TableContents" style:family="paragraph">
      <style:text-properties fo:font-size="12pt" style:font-size-asian="12pt" fo:language="en" fo:country="US"/>
    </style:style>
    <style:style style:name="P635" style:parent-style-name="TableContents" style:family="paragraph">
      <style:text-properties fo:font-size="12pt" style:font-size-asian="12pt" fo:language="en" fo:country="US"/>
    </style:style>
    <style:style style:name="P636" style:parent-style-name="TableContents" style:family="paragraph">
      <style:text-properties fo:font-size="12pt" style:font-size-asian="12pt" fo:language="en" fo:country="US"/>
    </style:style>
    <style:style style:name="P637" style:parent-style-name="TableContents" style:family="paragraph">
      <style:text-properties fo:font-size="12pt" style:font-size-asian="12pt" fo:language="en" fo:country="US"/>
    </style:style>
    <style:style style:name="P638" style:parent-style-name="TableContents" style:family="paragraph">
      <style:text-properties fo:font-size="12pt" style:font-size-asian="12pt" fo:language="en" fo:country="US"/>
    </style:style>
    <style:style style:name="P639" style:parent-style-name="TableContents" style:family="paragraph">
      <style:text-properties fo:font-size="12pt" style:font-size-asian="12pt" fo:language="en" fo:country="US"/>
    </style:style>
    <style:style style:name="P640" style:parent-style-name="TableContents" style:family="paragraph">
      <style:text-properties fo:font-size="12pt" style:font-size-asian="12pt" fo:language="en" fo:country="US"/>
    </style:style>
    <style:style style:name="P641" style:parent-style-name="TableContents" style:family="paragraph">
      <style:text-properties fo:font-size="12pt" style:font-size-asian="12pt" fo:language="en" fo:country="US"/>
    </style:style>
    <style:style style:name="T642" style:parent-style-name="Основнойшрифтабзаца" style:family="text">
      <style:text-properties fo:font-size="12pt" style:font-size-asian="12pt" fo:language="en" fo:country="US"/>
    </style:style>
    <style:style style:name="T643" style:parent-style-name="Основнойшрифтабзаца" style:family="text">
      <style:text-properties fo:font-size="12pt" style:font-size-asian="12pt"/>
    </style:style>
    <style:style style:name="T644" style:parent-style-name="Основнойшрифтабзаца" style:family="text">
      <style:text-properties fo:font-size="12pt" style:font-size-asian="12pt" fo:language="en" fo:country="US"/>
    </style:style>
    <style:style style:name="T645" style:parent-style-name="Основнойшрифтабзаца" style:family="text">
      <style:text-properties fo:font-size="12pt" style:font-size-asian="12pt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12pt" style:font-size-asian="12pt"/>
    </style:style>
    <style:style style:name="P648" style:parent-style-name="TableContents" style:family="paragraph">
      <style:text-properties fo:font-size="12pt" style:font-size-asian="12pt"/>
    </style:style>
    <style:style style:name="P649" style:parent-style-name="TableContents" style:family="paragraph">
      <style:text-properties fo:font-size="12pt" style:font-size-asian="12pt"/>
    </style:style>
    <style:style style:name="T650" style:parent-style-name="Основнойшрифтабзаца" style:family="text">
      <style:text-properties fo:font-size="12pt" style:font-size-asian="12pt" fo:language="en" fo:country="US"/>
    </style:style>
    <style:style style:name="T651" style:parent-style-name="Основнойшрифтабзаца" style:family="text">
      <style:text-properties fo:font-size="12pt" style:font-size-asian="12pt"/>
    </style:style>
    <style:style style:name="T652" style:parent-style-name="Основнойшрифтабзаца" style:family="text">
      <style:text-properties fo:font-size="12pt" style:font-size-asian="12pt" fo:language="en" fo:country="US"/>
    </style:style>
    <style:style style:name="P653" style:parent-style-name="TableContents" style:family="paragraph">
      <style:text-properties fo:font-size="12pt" style:font-size-asian="12pt"/>
    </style:style>
    <style:style style:name="T654" style:parent-style-name="Основнойшрифтабзаца" style:family="text">
      <style:text-properties fo:font-size="12pt" style:font-size-asian="12pt" fo:language="en" fo:country="US"/>
    </style:style>
    <style:style style:name="T655" style:parent-style-name="Основнойшрифтабзаца" style:family="text">
      <style:text-properties fo:font-size="12pt" style:font-size-asian="12pt"/>
    </style:style>
    <style:style style:name="T656" style:parent-style-name="Основнойшрифтабзаца" style:family="text">
      <style:text-properties fo:font-size="12pt" style:font-size-asian="12pt" fo:language="en" fo:country="US"/>
    </style:style>
    <style:style style:name="T657" style:parent-style-name="Основнойшрифтабзаца" style:family="text">
      <style:text-properties fo:font-size="12pt" style:font-size-asian="12pt"/>
    </style:style>
    <style:style style:name="P658" style:parent-style-name="TableContents" style:family="paragraph">
      <style:text-properties fo:font-size="12pt" style:font-size-asian="12pt" fo:language="en" fo:country="US"/>
    </style:style>
    <style:style style:name="P659" style:parent-style-name="TableContents" style:family="paragraph">
      <style:text-properties fo:font-size="12pt" style:font-size-asian="12pt" fo:language="en" fo:country="US"/>
    </style:style>
    <style:style style:name="P660" style:parent-style-name="TableContents" style:family="paragraph">
      <style:text-properties fo:font-size="12pt" style:font-size-asian="12pt" fo:language="en" fo:country="US"/>
    </style:style>
    <style:style style:name="P661" style:parent-style-name="TableContents" style:family="paragraph">
      <style:text-properties fo:font-size="12pt" style:font-size-asian="12pt" fo:language="en" fo:country="US"/>
    </style:style>
    <style:style style:name="P662" style:parent-style-name="TableContents" style:family="paragraph">
      <style:text-properties fo:font-size="12pt" style:font-size-asian="12pt" fo:language="en" fo:country="US"/>
    </style:style>
    <style:style style:name="T663" style:parent-style-name="Основнойшрифтабзаца" style:family="text">
      <style:text-properties fo:font-size="12pt" style:font-size-asian="12pt" fo:language="en" fo:country="US"/>
    </style:style>
    <style:style style:name="T664" style:parent-style-name="Основнойшрифтабзаца" style:family="text">
      <style:text-properties fo:font-size="12pt" style:font-size-asian="12pt"/>
    </style:style>
    <style:style style:name="T665" style:parent-style-name="Основнойшрифтабзаца" style:family="text">
      <style:text-properties fo:font-size="12pt" style:font-size-asian="12pt" fo:language="en" fo:country="US"/>
    </style:style>
    <style:style style:name="T666" style:parent-style-name="Основнойшрифтабзаца" style:family="text">
      <style:text-properties fo:font-size="12pt" style:font-size-asian="12pt"/>
    </style:style>
    <style:style style:name="T667" style:parent-style-name="Основнойшрифтабзаца" style:family="text">
      <style:text-properties fo:font-size="12pt" style:font-size-asian="12pt" fo:language="en" fo:country="US"/>
    </style:style>
    <style:style style:name="T668" style:parent-style-name="Основнойшрифтабзаца" style:family="text">
      <style:text-properties fo:font-size="12pt" style:font-size-asian="12pt"/>
    </style:style>
    <style:style style:name="T669" style:parent-style-name="Основнойшрифтабзаца" style:family="text">
      <style:text-properties fo:font-size="12pt" style:font-size-asian="12pt" fo:language="en" fo:country="US"/>
    </style:style>
    <style:style style:name="T670" style:parent-style-name="Основнойшрифтабзаца" style:family="text">
      <style:text-properties fo:font-size="12pt" style:font-size-asian="12pt"/>
    </style:style>
    <style:style style:name="T671" style:parent-style-name="Основнойшрифтабзаца" style:family="text">
      <style:text-properties fo:font-size="12pt" style:font-size-asian="12pt" fo:language="en" fo:country="US"/>
    </style:style>
    <style:style style:name="T672" style:parent-style-name="Основнойшрифтабзаца" style:family="text">
      <style:text-properties fo:font-size="12pt" style:font-size-asian="12pt"/>
    </style:style>
    <style:style style:name="T673" style:parent-style-name="Основнойшрифтабзаца" style:family="text">
      <style:text-properties fo:font-size="12pt" style:font-size-asian="12pt" fo:language="en" fo:country="US"/>
    </style:style>
    <style:style style:name="T674" style:parent-style-name="Основнойшрифтабзаца" style:family="text">
      <style:text-properties fo:font-size="12pt" style:font-size-asian="12pt"/>
    </style:style>
    <style:style style:name="T675" style:parent-style-name="Основнойшрифтабзаца" style:family="text">
      <style:text-properties fo:font-size="12pt" style:font-size-asian="12pt" fo:language="en" fo:country="US"/>
    </style:style>
    <style:style style:name="T676" style:parent-style-name="Основнойшрифтабзаца" style:family="text">
      <style:text-properties fo:font-size="12pt" style:font-size-asian="12pt"/>
    </style:style>
    <style:style style:name="T677" style:parent-style-name="Основнойшрифтабзаца" style:family="text">
      <style:text-properties fo:font-size="12pt" style:font-size-asian="12pt" fo:language="en" fo:country="US"/>
    </style:style>
    <style:style style:name="T678" style:parent-style-name="Основнойшрифтабзаца" style:family="text">
      <style:text-properties fo:font-size="12pt" style:font-size-asian="12pt"/>
    </style:style>
    <style:style style:name="P679" style:parent-style-name="TableContents" style:family="paragraph">
      <style:text-properties fo:font-size="12pt" style:font-size-asian="12pt"/>
    </style:style>
    <style:style style:name="P680" style:parent-style-name="TableContents" style:family="paragraph">
      <style:text-properties fo:font-size="12pt" style:font-size-asian="12pt" fo:language="en" fo:country="US"/>
    </style:style>
    <style:style style:name="P681" style:parent-style-name="TableContents" style:family="paragraph">
      <style:text-properties fo:font-size="12pt" style:font-size-asian="12pt" fo:language="en" fo:country="US"/>
    </style:style>
    <style:style style:name="P682" style:parent-style-name="TableContents" style:family="paragraph">
      <style:text-properties fo:font-size="12pt" style:font-size-asian="12pt" fo:language="en" fo:country="US"/>
    </style:style>
    <style:style style:name="P683" style:parent-style-name="TableContents" style:family="paragraph">
      <style:text-properties fo:font-size="12pt" style:font-size-asian="12pt" fo:language="en" fo:country="US"/>
    </style:style>
    <style:style style:name="P684" style:parent-style-name="TableContents" style:family="paragraph">
      <style:text-properties fo:font-size="12pt" style:font-size-asian="12pt" fo:language="en" fo:country="US"/>
    </style:style>
    <style:style style:name="P685" style:parent-style-name="TableContents" style:family="paragraph">
      <style:text-properties fo:font-size="12pt" style:font-size-asian="12pt" fo:language="en" fo:country="US"/>
    </style:style>
    <style:style style:name="P686" style:parent-style-name="TableContents" style:family="paragraph">
      <style:text-properties fo:font-size="12pt" style:font-size-asian="12pt" fo:language="en" fo:country="US"/>
    </style:style>
    <style:style style:name="P687" style:parent-style-name="TableContents" style:family="paragraph">
      <style:text-properties fo:font-size="12pt" style:font-size-asian="12pt" fo:language="en" fo:country="US"/>
    </style:style>
    <style:style style:name="P688" style:parent-style-name="TableContents" style:family="paragraph">
      <style:text-properties fo:font-size="12pt" style:font-size-asian="12pt" fo:language="en" fo:country="US"/>
    </style:style>
    <style:style style:name="P689" style:parent-style-name="TableContents" style:family="paragraph">
      <style:text-properties fo:font-size="12pt" style:font-size-asian="12pt" fo:language="en" fo:country="US"/>
    </style:style>
    <style:style style:name="T690" style:parent-style-name="Основнойшрифтабзаца" style:family="text">
      <style:text-properties fo:font-size="12pt" style:font-size-asian="12pt"/>
    </style:style>
    <style:style style:name="T691" style:parent-style-name="Основнойшрифтабзаца" style:family="text">
      <style:text-properties fo:font-size="12pt" style:font-size-asian="12pt" fo:language="en" fo:country="US"/>
    </style:style>
    <style:style style:name="T692" style:parent-style-name="Основнойшрифтабзаца" style:family="text">
      <style:text-properties fo:font-size="12pt" style:font-size-asian="12pt"/>
    </style:style>
    <style:style style:name="T693" style:parent-style-name="Основнойшрифтабзаца" style:family="text">
      <style:text-properties fo:font-size="12pt" style:font-size-asian="12pt" fo:language="en" fo:country="US"/>
    </style:style>
    <style:style style:name="T694" style:parent-style-name="Основнойшрифтабзаца" style:family="text">
      <style:text-properties fo:font-size="12pt" style:font-size-asian="12pt"/>
    </style:style>
    <style:style style:name="T695" style:parent-style-name="Основнойшрифтабзаца" style:family="text">
      <style:text-properties fo:font-size="12pt" style:font-size-asian="12pt" fo:language="en" fo:country="US"/>
    </style:style>
    <style:style style:name="T696" style:parent-style-name="Основнойшрифтабзаца" style:family="text">
      <style:text-properties fo:font-size="12pt" style:font-size-asian="12pt"/>
    </style:style>
    <style:style style:name="T697" style:parent-style-name="Основнойшрифтабзаца" style:family="text">
      <style:text-properties fo:font-size="12pt" style:font-size-asian="12pt" fo:language="en" fo:country="US"/>
    </style:style>
    <style:style style:name="T698" style:parent-style-name="Основнойшрифтабзаца" style:family="text">
      <style:text-properties fo:font-size="12pt" style:font-size-asian="12pt"/>
    </style:style>
    <style:style style:name="T699" style:parent-style-name="Основнойшрифтабзаца" style:family="text">
      <style:text-properties fo:font-size="12pt" style:font-size-asian="12pt" fo:language="en" fo:country="US"/>
    </style:style>
    <style:style style:name="T700" style:parent-style-name="Основнойшрифтабзаца" style:family="text">
      <style:text-properties fo:font-size="12pt" style:font-size-asian="12pt"/>
    </style:style>
    <style:style style:name="T701" style:parent-style-name="Основнойшрифтабзаца" style:family="text">
      <style:text-properties fo:font-size="12pt" style:font-size-asian="12pt" fo:language="en" fo:country="US"/>
    </style:style>
    <style:style style:name="T702" style:parent-style-name="Основнойшрифтабзаца" style:family="text">
      <style:text-properties fo:font-size="12pt" style:font-size-asian="12pt"/>
    </style:style>
    <style:style style:name="T703" style:parent-style-name="Основнойшрифтабзаца" style:family="text">
      <style:text-properties fo:font-size="12pt" style:font-size-asian="12pt" fo:language="en" fo:country="US"/>
    </style:style>
    <style:style style:name="T704" style:parent-style-name="Основнойшрифтабзаца" style:family="text">
      <style:text-properties fo:font-size="12pt" style:font-size-asian="12pt"/>
    </style:style>
    <style:style style:name="T705" style:parent-style-name="Основнойшрифтабзаца" style:family="text">
      <style:text-properties fo:font-size="12pt" style:font-size-asian="12pt" fo:language="en" fo:country="US"/>
    </style:style>
    <style:style style:name="P706" style:parent-style-name="TableContents" style:family="paragraph">
      <style:text-properties fo:font-size="12pt" style:font-size-asian="12pt" fo:language="en" fo:country="US"/>
    </style:style>
    <style:style style:name="T707" style:parent-style-name="Основнойшрифтабзаца" style:family="text">
      <style:text-properties fo:font-size="12pt" style:font-size-asian="12pt"/>
    </style:style>
    <style:style style:name="T708" style:parent-style-name="Основнойшрифтабзаца" style:family="text">
      <style:text-properties fo:font-size="12pt" style:font-size-asian="12pt" fo:language="en" fo:country="US"/>
    </style:style>
    <style:style style:name="P709" style:parent-style-name="TableContents" style:family="paragraph">
      <style:text-properties fo:font-size="12pt" style:font-size-asian="12pt"/>
    </style:style>
    <style:style style:name="T710" style:parent-style-name="Основнойшрифтабзаца" style:family="text">
      <style:text-properties fo:font-size="12pt" style:font-size-asian="12pt" fo:language="en" fo:country="US"/>
    </style:style>
    <style:style style:name="T711" style:parent-style-name="Основнойшрифтабзаца" style:family="text">
      <style:text-properties fo:font-size="12pt" style:font-size-asian="12pt"/>
    </style:style>
    <style:style style:name="T712" style:parent-style-name="Основнойшрифтабзаца" style:family="text">
      <style:text-properties fo:font-size="12pt" style:font-size-asian="12pt" fo:language="en" fo:country="US"/>
    </style:style>
    <style:style style:name="T713" style:parent-style-name="Основнойшрифтабзаца" style:family="text">
      <style:text-properties fo:font-size="12pt" style:font-size-asian="12pt"/>
    </style:style>
    <style:style style:name="T714" style:parent-style-name="Основнойшрифтабзаца" style:family="text">
      <style:text-properties fo:font-size="12pt" style:font-size-asian="12pt" fo:language="en" fo:country="US"/>
    </style:style>
    <style:style style:name="T715" style:parent-style-name="Основнойшрифтабзаца" style:family="text">
      <style:text-properties fo:font-size="12pt" style:font-size-asian="12pt"/>
    </style:style>
    <style:style style:name="P716" style:parent-style-name="TableContents" style:family="paragraph">
      <style:text-properties fo:font-size="12pt" style:font-size-asian="12pt" fo:language="en" fo:country="US"/>
    </style:style>
    <style:style style:name="P717" style:parent-style-name="Textbody" style:family="paragraph">
      <style:text-properties fo:color="#000000" fo:language="en" fo:country="US"/>
    </style:style>
    <style:style style:name="P718" style:parent-style-name="Textbody" style:family="paragraph">
      <style:text-properties fo:color="#000000"/>
    </style:style>
    <style:style style:name="TableColumn720" style:family="table-column">
      <style:table-column-properties style:column-width="1.8937in" style:use-optimal-column-width="false"/>
    </style:style>
    <style:style style:name="TableColumn721" style:family="table-column">
      <style:table-column-properties style:column-width="4.6027in" style:use-optimal-column-width="false"/>
    </style:style>
    <style:style style:name="Table719" style:family="table">
      <style:table-properties style:width="6.4965in" fo:margin-left="-0.009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indent="0in"/>
      <style:text-properties fo:font-size="12pt" style:font-size-asian="12pt"/>
    </style:style>
    <style:style style:name="TableCell7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indent="0in"/>
      <style:text-properties fo:font-size="12pt" style:font-size-asian="12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fo:font-size="12pt" style:font-size-asian="12pt" fo:language="en" fo:country="US"/>
    </style:style>
    <style:style style:name="P730" style:parent-style-name="TableContents" style:family="paragraph">
      <style:text-properties fo:font-size="12pt" style:font-size-asian="12pt" fo:language="en" fo:country="US"/>
    </style:style>
    <style:style style:name="P731" style:parent-style-name="TableContents" style:family="paragraph">
      <style:text-properties fo:font-size="12pt" style:font-size-asian="12pt" fo:language="en" fo:country="US"/>
    </style:style>
    <style:style style:name="P732" style:parent-style-name="TableContents" style:family="paragraph">
      <style:text-properties fo:font-size="12pt" style:font-size-asian="12pt" fo:language="en" fo:country="US"/>
    </style:style>
    <style:style style:name="P733" style:parent-style-name="TableContents" style:family="paragraph">
      <style:text-properties fo:font-size="12pt" style:font-size-asian="12pt" fo:language="en" fo:country="US"/>
    </style:style>
    <style:style style:name="P734" style:parent-style-name="TableContents" style:family="paragraph">
      <style:text-properties fo:font-size="12pt" style:font-size-asian="12pt" fo:language="en" fo:country="US"/>
    </style:style>
    <style:style style:name="P735" style:parent-style-name="TableContents" style:family="paragraph">
      <style:text-properties fo:font-size="12pt" style:font-size-asian="12pt" fo:language="en" fo:country="US"/>
    </style:style>
    <style:style style:name="P736" style:parent-style-name="TableContents" style:family="paragraph">
      <style:text-properties fo:font-size="12pt" style:font-size-asian="12pt" fo:language="en" fo:country="US"/>
    </style:style>
    <style:style style:name="P737" style:parent-style-name="TableContents" style:family="paragraph">
      <style:text-properties fo:font-size="12pt" style:font-size-asian="12pt" fo:language="en" fo:country="US"/>
    </style:style>
    <style:style style:name="P738" style:parent-style-name="TableContents" style:family="paragraph">
      <style:text-properties fo:font-size="12pt" style:font-size-asian="12pt" fo:language="en" fo:country="US"/>
    </style:style>
    <style:style style:name="P739" style:parent-style-name="TableContents" style:family="paragraph">
      <style:text-properties fo:font-size="12pt" style:font-size-asian="12pt" fo:language="en" fo:country="US"/>
    </style:style>
    <style:style style:name="P740" style:parent-style-name="TableContents" style:family="paragraph">
      <style:text-properties fo:font-size="12pt" style:font-size-asian="12pt" fo:language="en" fo:country="US"/>
    </style:style>
    <style:style style:name="P741" style:parent-style-name="TableContents" style:family="paragraph">
      <style:text-properties fo:font-size="12pt" style:font-size-asian="12pt" fo:language="en" fo:country="US"/>
    </style:style>
    <style:style style:name="P742" style:parent-style-name="TableContents" style:family="paragraph">
      <style:text-properties fo:font-size="12pt" style:font-size-asian="12pt" fo:language="en" fo:country="US"/>
    </style:style>
    <style:style style:name="P743" style:parent-style-name="TableContents" style:family="paragraph">
      <style:text-properties fo:font-size="12pt" style:font-size-asian="12pt" fo:language="en" fo:country="US"/>
    </style:style>
    <style:style style:name="P744" style:parent-style-name="TableContents" style:family="paragraph">
      <style:text-properties fo:font-size="12pt" style:font-size-asian="12pt"/>
    </style:style>
    <style:style style:name="P745" style:parent-style-name="TableContents" style:family="paragraph">
      <style:text-properties fo:font-size="12pt" style:font-size-asian="12pt"/>
    </style:style>
    <style:style style:name="P746" style:parent-style-name="TableContents" style:family="paragraph">
      <style:text-properties fo:font-size="12pt" style:font-size-asian="12pt"/>
    </style:style>
    <style:style style:name="P747" style:parent-style-name="TableContents" style:family="paragraph">
      <style:text-properties fo:font-size="12pt" style:font-size-asian="12pt"/>
    </style:style>
    <style:style style:name="P748" style:parent-style-name="TableContents" style:family="paragraph">
      <style:text-properties fo:font-size="12pt" style:font-size-asian="12pt"/>
    </style:style>
    <style:style style:name="P749" style:parent-style-name="TableContents" style:family="paragraph">
      <style:text-properties fo:font-size="12pt" style:font-size-asian="12pt"/>
    </style:style>
    <style:style style:name="P750" style:parent-style-name="TableContents" style:family="paragraph">
      <style:text-properties fo:font-size="12pt" style:font-size-asian="12pt"/>
    </style:style>
    <style:style style:name="P751" style:parent-style-name="TableContents" style:family="paragraph">
      <style:text-properties fo:font-size="12pt" style:font-size-asian="12pt"/>
    </style:style>
    <style:style style:name="P752" style:parent-style-name="TableContents" style:family="paragraph">
      <style:text-properties fo:font-size="12pt" style:font-size-asian="12pt"/>
    </style:style>
    <style:style style:name="P753" style:parent-style-name="TableContents" style:family="paragraph">
      <style:text-properties fo:font-size="12pt" style:font-size-asian="12pt"/>
    </style:style>
    <style:style style:name="P754" style:parent-style-name="TableContents" style:family="paragraph">
      <style:text-properties fo:font-size="12pt" style:font-size-asian="12pt"/>
    </style:style>
    <style:style style:name="P755" style:parent-style-name="TableContents" style:family="paragraph">
      <style:text-properties fo:font-size="12pt" style:font-size-asian="12pt"/>
    </style:style>
    <style:style style:name="P756" style:parent-style-name="TableContents" style:family="paragraph">
      <style:text-properties fo:font-size="12pt" style:font-size-asian="12pt"/>
    </style:style>
    <style:style style:name="P757" style:parent-style-name="TableContents" style:family="paragraph">
      <style:text-properties fo:font-size="12pt" style:font-size-asian="12pt"/>
    </style:style>
    <style:style style:name="P758" style:parent-style-name="TableContents" style:family="paragraph">
      <style:text-properties fo:font-size="12pt" style:font-size-asian="12pt"/>
    </style:style>
    <style:style style:name="P759" style:parent-style-name="TableContents" style:family="paragraph">
      <style:paragraph-properties fo:text-indent="0in"/>
      <style:text-properties fo:font-size="12pt" style:font-size-asian="12pt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font-size="12pt" style:font-size-asian="12pt"/>
    </style:style>
    <style:style style:name="P762" style:parent-style-name="TableContents" style:family="paragraph">
      <style:text-properties fo:font-size="12pt" style:font-size-asian="12pt"/>
    </style:style>
    <style:style style:name="T763" style:parent-style-name="Основнойшрифтабзаца" style:family="text">
      <style:text-properties fo:font-size="12pt" style:font-size-asian="12pt"/>
    </style:style>
    <style:style style:name="T764" style:parent-style-name="Основнойшрифтабзаца" style:family="text">
      <style:text-properties fo:font-size="12pt" style:font-size-asian="12pt" fo:language="en" fo:country="US"/>
    </style:style>
    <style:style style:name="P765" style:parent-style-name="TableContents" style:family="paragraph">
      <style:text-properties fo:font-size="12pt" style:font-size-asian="12pt"/>
    </style:style>
    <style:style style:name="P766" style:parent-style-name="TableContents" style:family="paragraph">
      <style:text-properties fo:font-size="12pt" style:font-size-asian="12pt"/>
    </style:style>
    <style:style style:name="P767" style:parent-style-name="TableContents" style:family="paragraph">
      <style:text-properties fo:font-size="12pt" style:font-size-asian="12pt"/>
    </style:style>
    <style:style style:name="P768" style:parent-style-name="TableContents" style:family="paragraph">
      <style:text-properties fo:font-size="12pt" style:font-size-asian="12pt" fo:language="en" fo:country="US"/>
    </style:style>
    <style:style style:name="P769" style:parent-style-name="TableContents" style:family="paragraph">
      <style:text-properties fo:font-size="12pt" style:font-size-asian="12pt" fo:language="en" fo:country="US"/>
    </style:style>
    <style:style style:name="P770" style:parent-style-name="TableContents" style:family="paragraph">
      <style:text-properties fo:font-size="12pt" style:font-size-asian="12pt" fo:language="en" fo:country="US"/>
    </style:style>
    <style:style style:name="P771" style:parent-style-name="TableContents" style:family="paragraph">
      <style:text-properties fo:font-size="12pt" style:font-size-asian="12pt" fo:language="en" fo:country="US"/>
    </style:style>
    <style:style style:name="P772" style:parent-style-name="TableContents" style:family="paragraph">
      <style:text-properties fo:font-size="12pt" style:font-size-asian="12pt" fo:language="en" fo:country="US"/>
    </style:style>
    <style:style style:name="P773" style:parent-style-name="TableContents" style:family="paragraph">
      <style:text-properties fo:font-size="12pt" style:font-size-asian="12pt" fo:language="en" fo:country="US"/>
    </style:style>
    <style:style style:name="P774" style:parent-style-name="TableContents" style:family="paragraph">
      <style:text-properties fo:font-size="12pt" style:font-size-asian="12pt" fo:language="en" fo:country="US"/>
    </style:style>
    <style:style style:name="P775" style:parent-style-name="TableContents" style:family="paragraph">
      <style:text-properties fo:font-size="12pt" style:font-size-asian="12pt" fo:language="en" fo:country="US"/>
    </style:style>
    <style:style style:name="P776" style:parent-style-name="TableContents" style:family="paragraph">
      <style:text-properties fo:font-size="12pt" style:font-size-asian="12pt" fo:language="en" fo:country="US"/>
    </style:style>
    <style:style style:name="P777" style:parent-style-name="TableContents" style:family="paragraph">
      <style:text-properties fo:font-size="12pt" style:font-size-asian="12pt" fo:language="en" fo:country="US"/>
    </style:style>
    <style:style style:name="T778" style:parent-style-name="Основнойшрифтабзаца" style:family="text">
      <style:text-properties fo:font-size="12pt" style:font-size-asian="12pt" fo:language="en" fo:country="US"/>
    </style:style>
    <style:style style:name="T779" style:parent-style-name="Основнойшрифтабзаца" style:family="text">
      <style:text-properties fo:font-size="12pt" style:font-size-asian="12pt"/>
    </style:style>
    <style:style style:name="T780" style:parent-style-name="Основнойшрифтабзаца" style:family="text">
      <style:text-properties fo:font-size="12pt" style:font-size-asian="12pt" fo:language="en" fo:country="US"/>
    </style:style>
    <style:style style:name="T781" style:parent-style-name="Основнойшрифтабзаца" style:family="text">
      <style:text-properties fo:font-size="12pt" style:font-size-asian="12pt"/>
    </style:style>
    <style:style style:name="T782" style:parent-style-name="Основнойшрифтабзаца" style:family="text">
      <style:text-properties fo:font-size="12pt" style:font-size-asian="12pt" fo:language="en" fo:country="US"/>
    </style:style>
    <style:style style:name="T783" style:parent-style-name="Основнойшрифтабзаца" style:family="text">
      <style:text-properties fo:font-size="12pt" style:font-size-asian="12pt"/>
    </style:style>
    <style:style style:name="P784" style:parent-style-name="TableContents" style:family="paragraph">
      <style:text-properties fo:font-size="12pt" style:font-size-asian="12pt"/>
    </style:style>
    <style:style style:name="P785" style:parent-style-name="TableContents" style:family="paragraph">
      <style:text-properties fo:font-size="12pt" style:font-size-asian="12pt"/>
    </style:style>
    <style:style style:name="T786" style:parent-style-name="Основнойшрифтабзаца" style:family="text">
      <style:text-properties fo:font-size="12pt" style:font-size-asian="12pt" fo:language="en" fo:country="US"/>
    </style:style>
    <style:style style:name="T787" style:parent-style-name="Основнойшрифтабзаца" style:family="text">
      <style:text-properties fo:font-size="12pt" style:font-size-asian="12pt"/>
    </style:style>
    <style:style style:name="T788" style:parent-style-name="Основнойшрифтабзаца" style:family="text">
      <style:text-properties fo:font-size="12pt" style:font-size-asian="12pt" fo:language="en" fo:country="US"/>
    </style:style>
    <style:style style:name="T789" style:parent-style-name="Основнойшрифтабзаца" style:family="text">
      <style:text-properties fo:font-size="12pt" style:font-size-asian="12pt"/>
    </style:style>
    <style:style style:name="T790" style:parent-style-name="Основнойшрифтабзаца" style:family="text">
      <style:text-properties fo:font-size="12pt" style:font-size-asian="12pt" fo:language="en" fo:country="US"/>
    </style:style>
    <style:style style:name="P791" style:parent-style-name="TableContents" style:family="paragraph">
      <style:text-properties fo:font-size="12pt" style:font-size-asian="12pt"/>
    </style:style>
    <style:style style:name="P792" style:parent-style-name="TableContents" style:family="paragraph">
      <style:text-properties fo:font-size="12pt" style:font-size-asian="12pt"/>
    </style:style>
    <style:style style:name="P793" style:parent-style-name="TableContents" style:family="paragraph">
      <style:text-properties fo:font-size="12pt" style:font-size-asian="12pt"/>
    </style:style>
    <style:style style:name="T794" style:parent-style-name="Основнойшрифтабзаца" style:family="text">
      <style:text-properties fo:font-size="12pt" style:font-size-asian="12pt" fo:language="en" fo:country="US"/>
    </style:style>
    <style:style style:name="T795" style:parent-style-name="Основнойшрифтабзаца" style:family="text">
      <style:text-properties fo:font-size="12pt" style:font-size-asian="12pt"/>
    </style:style>
    <style:style style:name="P796" style:parent-style-name="TableContents" style:family="paragraph">
      <style:text-properties fo:font-size="12pt" style:font-size-asian="12pt" fo:language="en" fo:country="US"/>
    </style:style>
    <style:style style:name="P797" style:parent-style-name="TableContents" style:family="paragraph">
      <style:text-properties fo:font-size="12pt" style:font-size-asian="12pt" fo:language="en" fo:country="US"/>
    </style:style>
    <style:style style:name="P798" style:parent-style-name="TableContents" style:family="paragraph">
      <style:text-properties fo:font-size="12pt" style:font-size-asian="12pt" fo:language="en" fo:country="US"/>
    </style:style>
    <style:style style:name="P799" style:parent-style-name="TableContents" style:family="paragraph">
      <style:text-properties fo:font-size="12pt" style:font-size-asian="12pt" fo:language="en" fo:country="US"/>
    </style:style>
    <style:style style:name="P800" style:parent-style-name="TableContents" style:family="paragraph">
      <style:text-properties fo:font-size="12pt" style:font-size-asian="12pt" fo:language="en" fo:country="US"/>
    </style:style>
    <style:style style:name="P801" style:parent-style-name="TableContents" style:family="paragraph">
      <style:text-properties fo:font-size="12pt" style:font-size-asian="12pt" fo:language="en" fo:country="US"/>
    </style:style>
    <style:style style:name="P802" style:parent-style-name="TableContents" style:family="paragraph">
      <style:text-properties fo:font-size="12pt" style:font-size-asian="12pt" fo:language="en" fo:country="US"/>
    </style:style>
    <style:style style:name="P803" style:parent-style-name="TableContents" style:family="paragraph">
      <style:text-properties fo:font-size="12pt" style:font-size-asian="12pt" fo:language="en" fo:country="US"/>
    </style:style>
    <style:style style:name="P804" style:parent-style-name="TableContents" style:family="paragraph">
      <style:text-properties fo:font-size="12pt" style:font-size-asian="12pt" fo:language="en" fo:country="US"/>
    </style:style>
    <style:style style:name="P805" style:parent-style-name="TableContents" style:family="paragraph">
      <style:text-properties fo:font-size="12pt" style:font-size-asian="12pt" fo:language="en" fo:country="US"/>
    </style:style>
    <style:style style:name="T806" style:parent-style-name="Основнойшрифтабзаца" style:family="text">
      <style:text-properties fo:font-size="12pt" style:font-size-asian="12pt" fo:language="en" fo:country="US"/>
    </style:style>
    <style:style style:name="T807" style:parent-style-name="Основнойшрифтабзаца" style:family="text">
      <style:text-properties fo:font-size="12pt" style:font-size-asian="12pt"/>
    </style:style>
    <style:style style:name="P808" style:parent-style-name="TableContents" style:family="paragraph">
      <style:text-properties fo:font-size="12pt" style:font-size-asian="12pt"/>
    </style:style>
    <style:style style:name="P809" style:parent-style-name="TableContents" style:family="paragraph">
      <style:text-properties fo:font-size="12pt" style:font-size-asian="12pt"/>
    </style:style>
    <style:style style:name="T810" style:parent-style-name="Основнойшрифтабзаца" style:family="text">
      <style:text-properties fo:font-size="12pt" style:font-size-asian="12pt" fo:language="en" fo:country="US"/>
    </style:style>
    <style:style style:name="T811" style:parent-style-name="Основнойшрифтабзаца" style:family="text">
      <style:text-properties fo:font-size="12pt" style:font-size-asian="12pt"/>
    </style:style>
    <style:style style:name="T812" style:parent-style-name="Основнойшрифтабзаца" style:family="text">
      <style:text-properties fo:font-size="12pt" style:font-size-asian="12pt" fo:language="en" fo:country="US"/>
    </style:style>
    <style:style style:name="T813" style:parent-style-name="Основнойшрифтабзаца" style:family="text">
      <style:text-properties fo:font-size="12pt" style:font-size-asian="12pt"/>
    </style:style>
    <style:style style:name="T814" style:parent-style-name="Основнойшрифтабзаца" style:family="text">
      <style:text-properties fo:font-size="12pt" style:font-size-asian="12pt" fo:language="en" fo:country="US"/>
    </style:style>
    <style:style style:name="P815" style:parent-style-name="TableContents" style:family="paragraph">
      <style:text-properties fo:font-size="12pt" style:font-size-asian="12pt"/>
    </style:style>
    <style:style style:name="P816" style:parent-style-name="TableContents" style:family="paragraph">
      <style:text-properties fo:font-size="12pt" style:font-size-asian="12pt"/>
    </style:style>
    <style:style style:name="P817" style:parent-style-name="TableContents" style:family="paragraph">
      <style:text-properties fo:font-size="12pt" style:font-size-asian="12pt"/>
    </style:style>
    <style:style style:name="P818" style:parent-style-name="TableContents" style:family="paragraph">
      <style:text-properties fo:font-size="12pt" style:font-size-asian="12pt" fo:language="en" fo:country="US"/>
    </style:style>
    <style:style style:name="P819" style:parent-style-name="TableContents" style:family="paragraph">
      <style:text-properties fo:font-size="12pt" style:font-size-asian="12pt" fo:language="en" fo:country="US"/>
    </style:style>
    <style:style style:name="P820" style:parent-style-name="TableContents" style:family="paragraph">
      <style:text-properties fo:font-size="12pt" style:font-size-asian="12pt" fo:language="en" fo:country="US"/>
    </style:style>
    <style:style style:name="P821" style:parent-style-name="TableContents" style:family="paragraph">
      <style:text-properties fo:font-size="12pt" style:font-size-asian="12pt" fo:language="en" fo:country="US"/>
    </style:style>
    <style:style style:name="P822" style:parent-style-name="TableContents" style:family="paragraph">
      <style:text-properties fo:font-size="12pt" style:font-size-asian="12pt" fo:language="en" fo:country="US"/>
    </style:style>
    <style:style style:name="P823" style:parent-style-name="TableContents" style:family="paragraph">
      <style:text-properties fo:font-size="12pt" style:font-size-asian="12pt" fo:language="en" fo:country="US"/>
    </style:style>
    <style:style style:name="P824" style:parent-style-name="TableContents" style:family="paragraph">
      <style:text-properties fo:font-size="12pt" style:font-size-asian="12pt" fo:language="en" fo:country="US"/>
    </style:style>
    <style:style style:name="P825" style:parent-style-name="TableContents" style:family="paragraph">
      <style:text-properties fo:font-size="12pt" style:font-size-asian="12pt" fo:language="en" fo:country="US"/>
    </style:style>
    <style:style style:name="P826" style:parent-style-name="TableContents" style:family="paragraph">
      <style:text-properties fo:font-size="12pt" style:font-size-asian="12pt" fo:language="en" fo:country="US"/>
    </style:style>
    <style:style style:name="P827" style:parent-style-name="TableContents" style:family="paragraph">
      <style:text-properties fo:font-size="12pt" style:font-size-asian="12pt" fo:language="en" fo:country="US"/>
    </style:style>
    <style:style style:name="T828" style:parent-style-name="Основнойшрифтабзаца" style:family="text">
      <style:text-properties fo:font-size="12pt" style:font-size-asian="12pt" fo:language="en" fo:country="US"/>
    </style:style>
    <style:style style:name="T829" style:parent-style-name="Основнойшрифтабзаца" style:family="text">
      <style:text-properties fo:font-size="12pt" style:font-size-asian="12pt"/>
    </style:style>
    <style:style style:name="P830" style:parent-style-name="TableContents" style:family="paragraph">
      <style:text-properties fo:font-size="12pt" style:font-size-asian="12pt"/>
    </style:style>
    <style:style style:name="P831" style:parent-style-name="TableContents" style:family="paragraph">
      <style:text-properties fo:font-size="12pt" style:font-size-asian="12pt"/>
    </style:style>
    <style:style style:name="T832" style:parent-style-name="Основнойшрифтабзаца" style:family="text">
      <style:text-properties fo:font-size="12pt" style:font-size-asian="12pt" fo:language="en" fo:country="US"/>
    </style:style>
    <style:style style:name="T833" style:parent-style-name="Основнойшрифтабзаца" style:family="text">
      <style:text-properties fo:font-size="12pt" style:font-size-asian="12pt"/>
    </style:style>
    <style:style style:name="T834" style:parent-style-name="Основнойшрифтабзаца" style:family="text">
      <style:text-properties fo:font-size="12pt" style:font-size-asian="12pt" fo:language="en" fo:country="US"/>
    </style:style>
    <style:style style:name="T835" style:parent-style-name="Основнойшрифтабзаца" style:family="text">
      <style:text-properties fo:font-size="12pt" style:font-size-asian="12pt"/>
    </style:style>
    <style:style style:name="T836" style:parent-style-name="Основнойшрифтабзаца" style:family="text">
      <style:text-properties fo:font-size="12pt" style:font-size-asian="12pt" fo:language="en" fo:country="US"/>
    </style:style>
    <style:style style:name="P837" style:parent-style-name="TableContents" style:family="paragraph">
      <style:text-properties fo:font-size="12pt" style:font-size-asian="12pt"/>
    </style:style>
    <style:style style:name="P838" style:parent-style-name="TableContents" style:family="paragraph">
      <style:text-properties fo:font-size="12pt" style:font-size-asian="12pt"/>
    </style:style>
    <style:style style:name="P839" style:parent-style-name="TableContents" style:family="paragraph">
      <style:text-properties fo:font-size="12pt" style:font-size-asian="12pt"/>
    </style:style>
    <style:style style:name="P840" style:parent-style-name="TableContents" style:family="paragraph">
      <style:text-properties fo:font-size="12pt" style:font-size-asian="12pt" fo:language="en" fo:country="US"/>
    </style:style>
    <style:style style:name="P841" style:parent-style-name="TableContents" style:family="paragraph">
      <style:text-properties fo:font-size="12pt" style:font-size-asian="12pt" fo:language="en" fo:country="US"/>
    </style:style>
    <style:style style:name="P842" style:parent-style-name="TableContents" style:family="paragraph">
      <style:text-properties fo:font-size="12pt" style:font-size-asian="12pt" fo:language="en" fo:country="US"/>
    </style:style>
    <style:style style:name="P843" style:parent-style-name="TableContents" style:family="paragraph">
      <style:text-properties fo:font-size="12pt" style:font-size-asian="12pt" fo:language="en" fo:country="US"/>
    </style:style>
    <style:style style:name="P844" style:parent-style-name="TableContents" style:family="paragraph">
      <style:text-properties fo:font-size="12pt" style:font-size-asian="12pt" fo:language="en" fo:country="US"/>
    </style:style>
    <style:style style:name="P845" style:parent-style-name="TableContents" style:family="paragraph">
      <style:text-properties fo:font-size="12pt" style:font-size-asian="12pt" fo:language="en" fo:country="US"/>
    </style:style>
    <style:style style:name="P846" style:parent-style-name="TableContents" style:family="paragraph">
      <style:text-properties fo:font-size="12pt" style:font-size-asian="12pt" fo:language="en" fo:country="US"/>
    </style:style>
    <style:style style:name="P847" style:parent-style-name="TableContents" style:family="paragraph">
      <style:text-properties fo:font-size="12pt" style:font-size-asian="12pt" fo:language="en" fo:country="US"/>
    </style:style>
    <style:style style:name="P848" style:parent-style-name="TableContents" style:family="paragraph">
      <style:text-properties fo:font-size="12pt" style:font-size-asian="12pt" fo:language="en" fo:country="US"/>
    </style:style>
    <style:style style:name="P849" style:parent-style-name="TableContents" style:family="paragraph">
      <style:text-properties fo:font-size="12pt" style:font-size-asian="12pt" fo:language="en" fo:country="US"/>
    </style:style>
    <style:style style:name="P850" style:parent-style-name="TableContents" style:family="paragraph">
      <style:text-properties fo:font-size="12pt" style:font-size-asian="12pt"/>
    </style:style>
    <style:style style:name="P851" style:parent-style-name="TableContents" style:family="paragraph">
      <style:text-properties fo:font-size="12pt" style:font-size-asian="12pt"/>
    </style:style>
    <style:style style:name="T852" style:parent-style-name="Основнойшрифтабзаца" style:family="text">
      <style:text-properties fo:font-size="12pt" style:font-size-asian="12pt" fo:language="en" fo:country="US"/>
    </style:style>
    <style:style style:name="T853" style:parent-style-name="Основнойшрифтабзаца" style:family="text">
      <style:text-properties fo:font-size="12pt" style:font-size-asian="12pt"/>
    </style:style>
    <style:style style:name="T854" style:parent-style-name="Основнойшрифтабзаца" style:family="text">
      <style:text-properties fo:font-size="12pt" style:font-size-asian="12pt" fo:language="en" fo:country="US"/>
    </style:style>
    <style:style style:name="T855" style:parent-style-name="Основнойшрифтабзаца" style:family="text">
      <style:text-properties fo:font-size="12pt" style:font-size-asian="12pt"/>
    </style:style>
    <style:style style:name="T856" style:parent-style-name="Основнойшрифтабзаца" style:family="text">
      <style:text-properties fo:font-size="12pt" style:font-size-asian="12pt" fo:language="en" fo:country="US"/>
    </style:style>
    <style:style style:name="P857" style:parent-style-name="TableContents" style:family="paragraph">
      <style:text-properties fo:font-size="12pt" style:font-size-asian="12pt"/>
    </style:style>
    <style:style style:name="P858" style:parent-style-name="TableContents" style:family="paragraph">
      <style:text-properties fo:font-size="12pt" style:font-size-asian="12pt"/>
    </style:style>
    <style:style style:name="P859" style:parent-style-name="TableContents" style:family="paragraph">
      <style:text-properties fo:font-size="12pt" style:font-size-asian="12pt"/>
    </style:style>
    <style:style style:name="T860" style:parent-style-name="Основнойшрифтабзаца" style:family="text">
      <style:text-properties fo:font-size="12pt" style:font-size-asian="12pt" fo:language="en" fo:country="US"/>
    </style:style>
    <style:style style:name="T861" style:parent-style-name="Основнойшрифтабзаца" style:family="text">
      <style:text-properties fo:font-size="12pt" style:font-size-asian="12pt"/>
    </style:style>
    <style:style style:name="T862" style:parent-style-name="Основнойшрифтабзаца" style:family="text">
      <style:text-properties fo:font-size="12pt" style:font-size-asian="12pt" fo:language="en" fo:country="US"/>
    </style:style>
    <style:style style:name="T863" style:parent-style-name="Основнойшрифтабзаца" style:family="text">
      <style:text-properties fo:font-size="12pt" style:font-size-asian="12pt"/>
    </style:style>
    <style:style style:name="T864" style:parent-style-name="Основнойшрифтабзаца" style:family="text">
      <style:text-properties fo:font-size="12pt" style:font-size-asian="12pt" fo:language="en" fo:country="US"/>
    </style:style>
    <style:style style:name="T865" style:parent-style-name="Основнойшрифтабзаца" style:family="text">
      <style:text-properties fo:font-size="12pt" style:font-size-asian="12pt"/>
    </style:style>
    <style:style style:name="T866" style:parent-style-name="Основнойшрифтабзаца" style:family="text">
      <style:text-properties fo:font-size="12pt" style:font-size-asian="12pt" fo:language="en" fo:country="US"/>
    </style:style>
    <style:style style:name="T867" style:parent-style-name="Основнойшрифтабзаца" style:family="text">
      <style:text-properties fo:font-size="12pt" style:font-size-asian="12pt"/>
    </style:style>
    <style:style style:name="T868" style:parent-style-name="Основнойшрифтабзаца" style:family="text">
      <style:text-properties fo:font-size="12pt" style:font-size-asian="12pt" fo:language="en" fo:country="US"/>
    </style:style>
    <style:style style:name="T869" style:parent-style-name="Основнойшрифтабзаца" style:family="text">
      <style:text-properties fo:font-size="12pt" style:font-size-asian="12pt"/>
    </style:style>
    <style:style style:name="T870" style:parent-style-name="Основнойшрифтабзаца" style:family="text">
      <style:text-properties fo:font-size="12pt" style:font-size-asian="12pt" fo:language="en" fo:country="US"/>
    </style:style>
    <style:style style:name="T871" style:parent-style-name="Основнойшрифтабзаца" style:family="text">
      <style:text-properties fo:font-size="12pt" style:font-size-asian="12pt"/>
    </style:style>
    <style:style style:name="T872" style:parent-style-name="Основнойшрифтабзаца" style:family="text">
      <style:text-properties fo:font-size="12pt" style:font-size-asian="12pt" fo:language="en" fo:country="US"/>
    </style:style>
    <style:style style:name="T873" style:parent-style-name="Основнойшрифтабзаца" style:family="text">
      <style:text-properties fo:font-size="12pt" style:font-size-asian="12pt"/>
    </style:style>
    <style:style style:name="T874" style:parent-style-name="Основнойшрифтабзаца" style:family="text">
      <style:text-properties fo:font-size="12pt" style:font-size-asian="12pt" fo:language="en" fo:country="US"/>
    </style:style>
    <style:style style:name="T875" style:parent-style-name="Основнойшрифтабзаца" style:family="text">
      <style:text-properties fo:font-size="12pt" style:font-size-asian="12pt"/>
    </style:style>
    <style:style style:name="T876" style:parent-style-name="Основнойшрифтабзаца" style:family="text">
      <style:text-properties fo:font-size="12pt" style:font-size-asian="12pt" fo:language="en" fo:country="US"/>
    </style:style>
    <style:style style:name="T877" style:parent-style-name="Основнойшрифтабзаца" style:family="text">
      <style:text-properties fo:font-size="12pt" style:font-size-asian="12pt"/>
    </style:style>
    <style:style style:name="P878" style:parent-style-name="TableContents" style:family="paragraph">
      <style:text-properties fo:font-size="12pt" style:font-size-asian="12pt"/>
    </style:style>
    <style:style style:name="P879" style:parent-style-name="TableContents" style:family="paragraph">
      <style:text-properties fo:font-size="12pt" style:font-size-asian="12pt"/>
    </style:style>
    <style:style style:name="T880" style:parent-style-name="Основнойшрифтабзаца" style:family="text">
      <style:text-properties fo:font-size="12pt" style:font-size-asian="12pt" fo:language="en" fo:country="US"/>
    </style:style>
    <style:style style:name="T881" style:parent-style-name="Основнойшрифтабзаца" style:family="text">
      <style:text-properties fo:font-size="12pt" style:font-size-asian="12pt"/>
    </style:style>
    <style:style style:name="T882" style:parent-style-name="Основнойшрифтабзаца" style:family="text">
      <style:text-properties fo:font-size="12pt" style:font-size-asian="12pt" fo:language="en" fo:country="US"/>
    </style:style>
    <style:style style:name="T883" style:parent-style-name="Основнойшрифтабзаца" style:family="text">
      <style:text-properties fo:font-size="12pt" style:font-size-asian="12pt"/>
    </style:style>
    <style:style style:name="T884" style:parent-style-name="Основнойшрифтабзаца" style:family="text">
      <style:text-properties fo:font-size="12pt" style:font-size-asian="12pt" fo:language="en" fo:country="US"/>
    </style:style>
    <style:style style:name="P885" style:parent-style-name="TableContents" style:family="paragraph">
      <style:text-properties fo:font-size="12pt" style:font-size-asian="12pt"/>
    </style:style>
    <style:style style:name="P886" style:parent-style-name="TableContents" style:family="paragraph">
      <style:text-properties fo:font-size="12pt" style:font-size-asian="12pt"/>
    </style:style>
    <style:style style:name="P887" style:parent-style-name="TableContents" style:family="paragraph">
      <style:text-properties fo:font-size="12pt" style:font-size-asian="12pt"/>
    </style:style>
    <style:style style:name="T888" style:parent-style-name="Основнойшрифтабзаца" style:family="text">
      <style:text-properties fo:font-size="12pt" style:font-size-asian="12pt" fo:language="en" fo:country="US"/>
    </style:style>
    <style:style style:name="T889" style:parent-style-name="Основнойшрифтабзаца" style:family="text">
      <style:text-properties fo:font-size="12pt" style:font-size-asian="12pt"/>
    </style:style>
    <style:style style:name="T890" style:parent-style-name="Основнойшрифтабзаца" style:family="text">
      <style:text-properties fo:font-size="12pt" style:font-size-asian="12pt" fo:language="en" fo:country="US"/>
    </style:style>
    <style:style style:name="T891" style:parent-style-name="Основнойшрифтабзаца" style:family="text">
      <style:text-properties fo:font-size="12pt" style:font-size-asian="12pt"/>
    </style:style>
    <style:style style:name="T892" style:parent-style-name="Основнойшрифтабзаца" style:family="text">
      <style:text-properties fo:font-size="12pt" style:font-size-asian="12pt" fo:language="en" fo:country="US"/>
    </style:style>
    <style:style style:name="T893" style:parent-style-name="Основнойшрифтабзаца" style:family="text">
      <style:text-properties fo:font-size="12pt" style:font-size-asian="12pt"/>
    </style:style>
    <style:style style:name="T894" style:parent-style-name="Основнойшрифтабзаца" style:family="text">
      <style:text-properties fo:font-size="12pt" style:font-size-asian="12pt" fo:language="en" fo:country="US"/>
    </style:style>
    <style:style style:name="T895" style:parent-style-name="Основнойшрифтабзаца" style:family="text">
      <style:text-properties fo:font-size="12pt" style:font-size-asian="12pt"/>
    </style:style>
    <style:style style:name="T896" style:parent-style-name="Основнойшрифтабзаца" style:family="text">
      <style:text-properties fo:font-size="12pt" style:font-size-asian="12pt" fo:language="en" fo:country="US"/>
    </style:style>
    <style:style style:name="T897" style:parent-style-name="Основнойшрифтабзаца" style:family="text">
      <style:text-properties fo:font-size="12pt" style:font-size-asian="12pt"/>
    </style:style>
    <style:style style:name="T898" style:parent-style-name="Основнойшрифтабзаца" style:family="text">
      <style:text-properties fo:font-size="12pt" style:font-size-asian="12pt" fo:language="en" fo:country="US"/>
    </style:style>
    <style:style style:name="T899" style:parent-style-name="Основнойшрифтабзаца" style:family="text">
      <style:text-properties fo:font-size="12pt" style:font-size-asian="12pt"/>
    </style:style>
    <style:style style:name="T900" style:parent-style-name="Основнойшрифтабзаца" style:family="text">
      <style:text-properties fo:font-size="12pt" style:font-size-asian="12pt" fo:language="en" fo:country="US"/>
    </style:style>
    <style:style style:name="T901" style:parent-style-name="Основнойшрифтабзаца" style:family="text">
      <style:text-properties fo:font-size="12pt" style:font-size-asian="12pt"/>
    </style:style>
    <style:style style:name="T902" style:parent-style-name="Основнойшрифтабзаца" style:family="text">
      <style:text-properties fo:font-size="12pt" style:font-size-asian="12pt" fo:language="en" fo:country="US"/>
    </style:style>
    <style:style style:name="T903" style:parent-style-name="Основнойшрифтабзаца" style:family="text">
      <style:text-properties fo:font-size="12pt" style:font-size-asian="12pt"/>
    </style:style>
    <style:style style:name="P904" style:parent-style-name="TableContents" style:family="paragraph">
      <style:text-properties fo:font-size="12pt" style:font-size-asian="12pt"/>
    </style:style>
    <style:style style:name="P905" style:parent-style-name="TableContents" style:family="paragraph">
      <style:text-properties fo:font-size="12pt" style:font-size-asian="12pt"/>
    </style:style>
    <style:style style:name="T906" style:parent-style-name="Основнойшрифтабзаца" style:family="text">
      <style:text-properties fo:font-size="12pt" style:font-size-asian="12pt" fo:language="en" fo:country="US"/>
    </style:style>
    <style:style style:name="T907" style:parent-style-name="Основнойшрифтабзаца" style:family="text">
      <style:text-properties fo:font-size="12pt" style:font-size-asian="12pt"/>
    </style:style>
    <style:style style:name="T908" style:parent-style-name="Основнойшрифтабзаца" style:family="text">
      <style:text-properties fo:font-size="12pt" style:font-size-asian="12pt" fo:language="en" fo:country="US"/>
    </style:style>
    <style:style style:name="T909" style:parent-style-name="Основнойшрифтабзаца" style:family="text">
      <style:text-properties fo:font-size="12pt" style:font-size-asian="12pt"/>
    </style:style>
    <style:style style:name="T910" style:parent-style-name="Основнойшрифтабзаца" style:family="text">
      <style:text-properties fo:font-size="12pt" style:font-size-asian="12pt" fo:language="en" fo:country="US"/>
    </style:style>
    <style:style style:name="P911" style:parent-style-name="TableContents" style:family="paragraph">
      <style:text-properties fo:font-size="12pt" style:font-size-asian="12pt"/>
    </style:style>
    <style:style style:name="P912" style:parent-style-name="TableContents" style:family="paragraph">
      <style:text-properties fo:font-size="12pt" style:font-size-asian="12pt"/>
    </style:style>
    <style:style style:name="P913" style:parent-style-name="TableContents" style:family="paragraph">
      <style:text-properties fo:font-size="12pt" style:font-size-asian="12pt"/>
    </style:style>
    <style:style style:name="T914" style:parent-style-name="Основнойшрифтабзаца" style:family="text">
      <style:text-properties fo:font-size="12pt" style:font-size-asian="12pt" fo:language="en" fo:country="US"/>
    </style:style>
    <style:style style:name="T915" style:parent-style-name="Основнойшрифтабзаца" style:family="text">
      <style:text-properties fo:font-size="12pt" style:font-size-asian="12pt"/>
    </style:style>
    <style:style style:name="P916" style:parent-style-name="TableContents" style:family="paragraph">
      <style:text-properties fo:font-size="12pt" style:font-size-asian="12pt" fo:language="en" fo:country="US"/>
    </style:style>
    <style:style style:name="P917" style:parent-style-name="TableContents" style:family="paragraph">
      <style:text-properties fo:font-size="12pt" style:font-size-asian="12pt" fo:language="en" fo:country="US"/>
    </style:style>
    <style:style style:name="P918" style:parent-style-name="TableContents" style:family="paragraph">
      <style:text-properties fo:font-size="12pt" style:font-size-asian="12pt" fo:language="en" fo:country="US"/>
    </style:style>
    <style:style style:name="P919" style:parent-style-name="TableContents" style:family="paragraph">
      <style:text-properties fo:font-size="12pt" style:font-size-asian="12pt" fo:language="en" fo:country="US"/>
    </style:style>
    <style:style style:name="P920" style:parent-style-name="TableContents" style:family="paragraph">
      <style:text-properties fo:font-size="12pt" style:font-size-asian="12pt" fo:language="en" fo:country="US"/>
    </style:style>
    <style:style style:name="P921" style:parent-style-name="TableContents" style:family="paragraph">
      <style:text-properties fo:font-size="12pt" style:font-size-asian="12pt" fo:language="en" fo:country="US"/>
    </style:style>
    <style:style style:name="P922" style:parent-style-name="TableContents" style:family="paragraph">
      <style:text-properties fo:font-size="12pt" style:font-size-asian="12pt"/>
    </style:style>
    <style:style style:name="P923" style:parent-style-name="TableContents" style:family="paragraph">
      <style:text-properties fo:font-size="12pt" style:font-size-asian="12pt"/>
    </style:style>
    <style:style style:name="T924" style:parent-style-name="Основнойшрифтабзаца" style:family="text">
      <style:text-properties fo:font-size="12pt" style:font-size-asian="12pt" fo:language="en" fo:country="US"/>
    </style:style>
    <style:style style:name="T925" style:parent-style-name="Основнойшрифтабзаца" style:family="text">
      <style:text-properties fo:font-size="12pt" style:font-size-asian="12pt"/>
    </style:style>
    <style:style style:name="T926" style:parent-style-name="Основнойшрифтабзаца" style:family="text">
      <style:text-properties fo:font-size="12pt" style:font-size-asian="12pt" fo:language="en" fo:country="US"/>
    </style:style>
    <style:style style:name="P927" style:parent-style-name="TableContents" style:family="paragraph">
      <style:text-properties fo:font-size="12pt" style:font-size-asian="12pt"/>
    </style:style>
    <style:style style:name="T928" style:parent-style-name="Основнойшрифтабзаца" style:family="text">
      <style:text-properties fo:font-size="12pt" style:font-size-asian="12pt" fo:language="en" fo:country="US"/>
    </style:style>
    <style:style style:name="T929" style:parent-style-name="Основнойшрифтабзаца" style:family="text">
      <style:text-properties fo:font-size="12pt" style:font-size-asian="12pt"/>
    </style:style>
    <style:style style:name="T930" style:parent-style-name="Основнойшрифтабзаца" style:family="text">
      <style:text-properties fo:font-size="12pt" style:font-size-asian="12pt" fo:language="en" fo:country="US"/>
    </style:style>
    <style:style style:name="T931" style:parent-style-name="Основнойшрифтабзаца" style:family="text">
      <style:text-properties fo:font-size="12pt" style:font-size-asian="12pt"/>
    </style:style>
    <style:style style:name="T932" style:parent-style-name="Основнойшрифтабзаца" style:family="text">
      <style:text-properties fo:font-size="12pt" style:font-size-asian="12pt" fo:language="en" fo:country="US"/>
    </style:style>
    <style:style style:name="T933" style:parent-style-name="Основнойшрифтабзаца" style:family="text">
      <style:text-properties fo:font-size="12pt" style:font-size-asian="12pt"/>
    </style:style>
    <style:style style:name="P934" style:parent-style-name="TableContents" style:family="paragraph">
      <style:text-properties fo:font-size="12pt" style:font-size-asian="12pt" fo:language="en" fo:country="US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fo:font-size="12pt" style:font-size-asian="12pt" fo:language="en" fo:country="US"/>
    </style:style>
    <style:style style:name="P938" style:parent-style-name="TableContents" style:family="paragraph">
      <style:text-properties fo:font-size="12pt" style:font-size-asian="12pt" fo:language="en" fo:country="US"/>
    </style:style>
    <style:style style:name="P939" style:parent-style-name="TableContents" style:family="paragraph">
      <style:text-properties fo:font-size="12pt" style:font-size-asian="12pt" fo:language="en" fo:country="US"/>
    </style:style>
    <style:style style:name="P940" style:parent-style-name="TableContents" style:family="paragraph">
      <style:text-properties fo:font-size="12pt" style:font-size-asian="12pt" fo:language="en" fo:country="US"/>
    </style:style>
    <style:style style:name="P941" style:parent-style-name="TableContents" style:family="paragraph">
      <style:text-properties fo:font-size="12pt" style:font-size-asian="12pt" fo:language="en" fo:country="US"/>
    </style:style>
    <style:style style:name="P942" style:parent-style-name="TableContents" style:family="paragraph">
      <style:text-properties fo:font-size="12pt" style:font-size-asian="12pt" fo:language="en" fo:country="US"/>
    </style:style>
    <style:style style:name="P943" style:parent-style-name="TableContents" style:family="paragraph">
      <style:text-properties fo:font-size="12pt" style:font-size-asian="12pt" fo:language="en" fo:country="US"/>
    </style:style>
    <style:style style:name="P944" style:parent-style-name="TableContents" style:family="paragraph">
      <style:text-properties fo:font-size="12pt" style:font-size-asian="12pt" fo:language="en" fo:country="US"/>
    </style:style>
    <style:style style:name="P945" style:parent-style-name="TableContents" style:family="paragraph">
      <style:text-properties fo:font-size="12pt" style:font-size-asian="12pt" fo:language="en" fo:country="US"/>
    </style:style>
    <style:style style:name="P946" style:parent-style-name="TableContents" style:family="paragraph">
      <style:text-properties fo:font-size="12pt" style:font-size-asian="12pt" fo:language="en" fo:country="US"/>
    </style:style>
    <style:style style:name="P947" style:parent-style-name="TableContents" style:family="paragraph">
      <style:text-properties fo:font-size="12pt" style:font-size-asian="12pt" fo:language="en" fo:country="US"/>
    </style:style>
    <style:style style:name="TableCell9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size="12pt" style:font-size-asian="12pt"/>
    </style:style>
    <style:style style:name="P950" style:parent-style-name="TableContents" style:family="paragraph">
      <style:text-properties fo:font-size="12pt" style:font-size-asian="12pt"/>
    </style:style>
    <style:style style:name="P951" style:parent-style-name="TableContents" style:family="paragraph">
      <style:text-properties fo:font-size="12pt" style:font-size-asian="12pt"/>
    </style:style>
    <style:style style:name="T952" style:parent-style-name="Основнойшрифтабзаца" style:family="text">
      <style:text-properties fo:font-size="12pt" style:font-size-asian="12pt" fo:language="en" fo:country="US"/>
    </style:style>
    <style:style style:name="T953" style:parent-style-name="Основнойшрифтабзаца" style:family="text">
      <style:text-properties fo:font-size="12pt" style:font-size-asian="12pt"/>
    </style:style>
    <style:style style:name="T954" style:parent-style-name="Основнойшрифтабзаца" style:family="text">
      <style:text-properties fo:font-size="12pt" style:font-size-asian="12pt" fo:language="en" fo:country="US"/>
    </style:style>
    <style:style style:name="P955" style:parent-style-name="TableContents" style:family="paragraph">
      <style:text-properties fo:font-size="12pt" style:font-size-asian="12pt"/>
    </style:style>
    <style:style style:name="T956" style:parent-style-name="Основнойшрифтабзаца" style:family="text">
      <style:text-properties fo:font-size="12pt" style:font-size-asian="12pt" fo:language="en" fo:country="US"/>
    </style:style>
    <style:style style:name="T957" style:parent-style-name="Основнойшрифтабзаца" style:family="text">
      <style:text-properties fo:font-size="12pt" style:font-size-asian="12pt"/>
    </style:style>
    <style:style style:name="T958" style:parent-style-name="Основнойшрифтабзаца" style:family="text">
      <style:text-properties fo:font-size="12pt" style:font-size-asian="12pt" fo:language="en" fo:country="US"/>
    </style:style>
    <style:style style:name="T959" style:parent-style-name="Основнойшрифтабзаца" style:family="text">
      <style:text-properties fo:font-size="12pt" style:font-size-asian="12pt"/>
    </style:style>
    <style:style style:name="T960" style:parent-style-name="Основнойшрифтабзаца" style:family="text">
      <style:text-properties fo:font-size="12pt" style:font-size-asian="12pt" fo:language="en" fo:country="US"/>
    </style:style>
    <style:style style:name="T961" style:parent-style-name="Основнойшрифтабзаца" style:family="text">
      <style:text-properties fo:font-size="12pt" style:font-size-asian="12pt"/>
    </style:style>
    <style:style style:name="T962" style:parent-style-name="Основнойшрифтабзаца" style:family="text">
      <style:text-properties fo:font-size="12pt" style:font-size-asian="12pt" fo:language="en" fo:country="US"/>
    </style:style>
    <style:style style:name="T963" style:parent-style-name="Основнойшрифтабзаца" style:family="text">
      <style:text-properties fo:font-size="12pt" style:font-size-asian="12pt"/>
    </style:style>
    <style:style style:name="T964" style:parent-style-name="Основнойшрифтабзаца" style:family="text">
      <style:text-properties fo:font-size="12pt" style:font-size-asian="12pt" fo:language="en" fo:country="US"/>
    </style:style>
    <style:style style:name="T965" style:parent-style-name="Основнойшрифтабзаца" style:family="text">
      <style:text-properties fo:font-size="12pt" style:font-size-asian="12pt"/>
    </style:style>
    <style:style style:name="T966" style:parent-style-name="Основнойшрифтабзаца" style:family="text">
      <style:text-properties fo:font-size="12pt" style:font-size-asian="12pt" fo:language="en" fo:country="US"/>
    </style:style>
    <style:style style:name="T967" style:parent-style-name="Основнойшрифтабзаца" style:family="text">
      <style:text-properties fo:font-size="12pt" style:font-size-asian="12pt"/>
    </style:style>
    <style:style style:name="T968" style:parent-style-name="Основнойшрифтабзаца" style:family="text">
      <style:text-properties fo:font-size="12pt" style:font-size-asian="12pt" fo:language="en" fo:country="US"/>
    </style:style>
    <style:style style:name="T969" style:parent-style-name="Основнойшрифтабзаца" style:family="text">
      <style:text-properties fo:font-size="12pt" style:font-size-asian="12pt"/>
    </style:style>
    <style:style style:name="T970" style:parent-style-name="Основнойшрифтабзаца" style:family="text">
      <style:text-properties fo:font-size="12pt" style:font-size-asian="12pt" fo:language="en" fo:country="US"/>
    </style:style>
    <style:style style:name="T971" style:parent-style-name="Основнойшрифтабзаца" style:family="text">
      <style:text-properties fo:font-size="12pt" style:font-size-asian="12pt"/>
    </style:style>
    <style:style style:name="T972" style:parent-style-name="Основнойшрифтабзаца" style:family="text">
      <style:text-properties fo:font-size="12pt" style:font-size-asian="12pt" fo:language="en" fo:country="US"/>
    </style:style>
    <style:style style:name="T973" style:parent-style-name="Основнойшрифтабзаца" style:family="text">
      <style:text-properties fo:font-size="12pt" style:font-size-asian="12pt"/>
    </style:style>
    <style:style style:name="T974" style:parent-style-name="Основнойшрифтабзаца" style:family="text">
      <style:text-properties fo:font-size="12pt" style:font-size-asian="12pt" fo:language="en" fo:country="US"/>
    </style:style>
    <style:style style:name="T975" style:parent-style-name="Основнойшрифтабзаца" style:family="text">
      <style:text-properties fo:font-size="12pt" style:font-size-asian="12pt"/>
    </style:style>
    <style:style style:name="T976" style:parent-style-name="Основнойшрифтабзаца" style:family="text">
      <style:text-properties fo:font-size="12pt" style:font-size-asian="12pt"/>
    </style:style>
    <style:style style:name="T977" style:parent-style-name="Основнойшрифтабзаца" style:family="text">
      <style:text-properties fo:font-size="12pt" style:font-size-asian="12pt" fo:language="en" fo:country="US"/>
    </style:style>
    <style:style style:name="P978" style:parent-style-name="TableContents" style:family="paragraph">
      <style:text-properties fo:font-size="12pt" style:font-size-asian="12pt"/>
    </style:style>
    <style:style style:name="T979" style:parent-style-name="Основнойшрифтабзаца" style:family="text">
      <style:text-properties fo:font-size="12pt" style:font-size-asian="12pt"/>
    </style:style>
    <style:style style:name="T980" style:parent-style-name="Основнойшрифтабзаца" style:family="text">
      <style:text-properties fo:font-size="12pt" style:font-size-asian="12pt" fo:language="en" fo:country="US"/>
    </style:style>
    <style:style style:name="P981" style:parent-style-name="TableContents" style:family="paragraph">
      <style:text-properties fo:font-size="12pt" style:font-size-asian="12pt"/>
    </style:style>
    <style:style style:name="T982" style:parent-style-name="Основнойшрифтабзаца" style:family="text">
      <style:text-properties fo:font-size="12pt" style:font-size-asian="12pt"/>
    </style:style>
    <style:style style:name="T983" style:parent-style-name="Основнойшрифтабзаца" style:family="text">
      <style:text-properties fo:font-size="12pt" style:font-size-asian="12pt" fo:language="en" fo:country="US"/>
    </style:style>
    <style:style style:name="P984" style:parent-style-name="TableContents" style:family="paragraph">
      <style:text-properties fo:font-size="12pt" style:font-size-asian="12pt"/>
    </style:style>
    <style:style style:name="T985" style:parent-style-name="Основнойшрифтабзаца" style:family="text">
      <style:text-properties fo:font-size="12pt" style:font-size-asian="12pt"/>
    </style:style>
    <style:style style:name="T986" style:parent-style-name="Основнойшрифтабзаца" style:family="text">
      <style:text-properties fo:font-size="12pt" style:font-size-asian="12pt" fo:language="en" fo:country="US"/>
    </style:style>
    <style:style style:name="P987" style:parent-style-name="TableContents" style:family="paragraph">
      <style:text-properties fo:font-size="12pt" style:font-size-asian="12pt"/>
    </style:style>
    <style:style style:name="T988" style:parent-style-name="Основнойшрифтабзаца" style:family="text">
      <style:text-properties fo:font-size="12pt" style:font-size-asian="12pt"/>
    </style:style>
    <style:style style:name="T989" style:parent-style-name="Основнойшрифтабзаца" style:family="text">
      <style:text-properties fo:font-size="12pt" style:font-size-asian="12pt" fo:language="en" fo:country="US"/>
    </style:style>
    <style:style style:name="P990" style:parent-style-name="TableContents" style:family="paragraph">
      <style:text-properties fo:font-size="12pt" style:font-size-asian="12pt"/>
    </style:style>
    <style:style style:name="T991" style:parent-style-name="Основнойшрифтабзаца" style:family="text">
      <style:text-properties fo:font-size="12pt" style:font-size-asian="12pt"/>
    </style:style>
    <style:style style:name="T992" style:parent-style-name="Основнойшрифтабзаца" style:family="text">
      <style:text-properties fo:font-size="12pt" style:font-size-asian="12pt" fo:language="en" fo:country="US"/>
    </style:style>
    <style:style style:name="P993" style:parent-style-name="TableContents" style:family="paragraph">
      <style:text-properties fo:font-size="12pt" style:font-size-asian="12pt"/>
    </style:style>
    <style:style style:name="P994" style:parent-style-name="TableContents" style:family="paragraph">
      <style:text-properties fo:font-size="12pt" style:font-size-asian="12pt"/>
    </style:style>
    <style:style style:name="P995" style:parent-style-name="TableContents" style:family="paragraph">
      <style:text-properties fo:font-size="12pt" style:font-size-asian="12pt"/>
    </style:style>
    <style:style style:name="T996" style:parent-style-name="Основнойшрифтабзаца" style:family="text">
      <style:text-properties fo:font-size="12pt" style:font-size-asian="12pt" fo:language="en" fo:country="US"/>
    </style:style>
    <style:style style:name="T997" style:parent-style-name="Основнойшрифтабзаца" style:family="text">
      <style:text-properties fo:font-size="12pt" style:font-size-asian="12pt"/>
    </style:style>
    <style:style style:name="T998" style:parent-style-name="Основнойшрифтабзаца" style:family="text">
      <style:text-properties fo:font-size="12pt" style:font-size-asian="12pt" fo:language="en" fo:country="US"/>
    </style:style>
    <style:style style:name="T999" style:parent-style-name="Основнойшрифтабзаца" style:family="text">
      <style:text-properties fo:font-size="12pt" style:font-size-asian="12pt"/>
    </style:style>
    <style:style style:name="T1000" style:parent-style-name="Основнойшрифтабзаца" style:family="text">
      <style:text-properties fo:font-size="12pt" style:font-size-asian="12pt" fo:language="en" fo:country="US"/>
    </style:style>
    <style:style style:name="T1001" style:parent-style-name="Основнойшрифтабзаца" style:family="text">
      <style:text-properties fo:font-size="12pt" style:font-size-asian="12pt"/>
    </style:style>
    <style:style style:name="T1002" style:parent-style-name="Основнойшрифтабзаца" style:family="text">
      <style:text-properties fo:font-size="12pt" style:font-size-asian="12pt" fo:language="en" fo:country="US"/>
    </style:style>
    <style:style style:name="T1003" style:parent-style-name="Основнойшрифтабзаца" style:family="text">
      <style:text-properties fo:font-size="12pt" style:font-size-asian="12pt"/>
    </style:style>
    <style:style style:name="P1004" style:parent-style-name="TableContents" style:family="paragraph">
      <style:text-properties fo:font-size="12pt" style:font-size-asian="12pt"/>
    </style:style>
    <style:style style:name="P1005" style:parent-style-name="TableContents" style:family="paragraph">
      <style:text-properties fo:font-size="12pt" style:font-size-asian="12pt"/>
    </style:style>
    <style:style style:name="T1006" style:parent-style-name="Основнойшрифтабзаца" style:family="text">
      <style:text-properties fo:font-size="12pt" style:font-size-asian="12pt" fo:language="en" fo:country="US"/>
    </style:style>
    <style:style style:name="T1007" style:parent-style-name="Основнойшрифтабзаца" style:family="text">
      <style:text-properties fo:font-size="12pt" style:font-size-asian="12pt"/>
    </style:style>
    <style:style style:name="T1008" style:parent-style-name="Основнойшрифтабзаца" style:family="text">
      <style:text-properties fo:font-size="12pt" style:font-size-asian="12pt" fo:language="en" fo:country="US"/>
    </style:style>
    <style:style style:name="T1009" style:parent-style-name="Основнойшрифтабзаца" style:family="text">
      <style:text-properties fo:font-size="12pt" style:font-size-asian="12pt"/>
    </style:style>
    <style:style style:name="T1010" style:parent-style-name="Основнойшрифтабзаца" style:family="text">
      <style:text-properties fo:font-size="12pt" style:font-size-asian="12pt" fo:language="en" fo:country="US"/>
    </style:style>
    <style:style style:name="P1011" style:parent-style-name="TableContents" style:family="paragraph">
      <style:text-properties fo:font-size="12pt" style:font-size-asian="12pt"/>
    </style:style>
    <style:style style:name="P1012" style:parent-style-name="TableContents" style:family="paragraph">
      <style:text-properties fo:font-size="12pt" style:font-size-asian="12pt"/>
    </style:style>
    <style:style style:name="P1013" style:parent-style-name="TableContents" style:family="paragraph">
      <style:text-properties fo:font-size="12pt" style:font-size-asian="12pt"/>
    </style:style>
    <style:style style:name="T1014" style:parent-style-name="Основнойшрифтабзаца" style:family="text">
      <style:text-properties fo:font-size="12pt" style:font-size-asian="12pt" fo:language="en" fo:country="US"/>
    </style:style>
    <style:style style:name="T1015" style:parent-style-name="Основнойшрифтабзаца" style:family="text">
      <style:text-properties fo:font-size="12pt" style:font-size-asian="12pt"/>
    </style:style>
    <style:style style:name="T1016" style:parent-style-name="Основнойшрифтабзаца" style:family="text">
      <style:text-properties fo:font-size="12pt" style:font-size-asian="12pt" fo:language="en" fo:country="US"/>
    </style:style>
    <style:style style:name="T1017" style:parent-style-name="Основнойшрифтабзаца" style:family="text">
      <style:text-properties fo:font-size="12pt" style:font-size-asian="12pt"/>
    </style:style>
    <style:style style:name="T1018" style:parent-style-name="Основнойшрифтабзаца" style:family="text">
      <style:text-properties fo:font-size="12pt" style:font-size-asian="12pt" fo:language="en" fo:country="US"/>
    </style:style>
    <style:style style:name="T1019" style:parent-style-name="Основнойшрифтабзаца" style:family="text">
      <style:text-properties fo:font-size="12pt" style:font-size-asian="12pt"/>
    </style:style>
    <style:style style:name="P1020" style:parent-style-name="TableContents" style:family="paragraph">
      <style:text-properties fo:font-size="12pt" style:font-size-asian="12pt"/>
    </style:style>
    <style:style style:name="P1021" style:parent-style-name="TableContents" style:family="paragraph">
      <style:text-properties fo:font-size="12pt" style:font-size-asian="12pt"/>
    </style:style>
    <style:style style:name="T1022" style:parent-style-name="Основнойшрифтабзаца" style:family="text">
      <style:text-properties fo:font-size="12pt" style:font-size-asian="12pt" fo:language="en" fo:country="US"/>
    </style:style>
    <style:style style:name="T1023" style:parent-style-name="Основнойшрифтабзаца" style:family="text">
      <style:text-properties fo:font-size="12pt" style:font-size-asian="12pt"/>
    </style:style>
    <style:style style:name="T1024" style:parent-style-name="Основнойшрифтабзаца" style:family="text">
      <style:text-properties fo:font-size="12pt" style:font-size-asian="12pt" fo:language="en" fo:country="US"/>
    </style:style>
    <style:style style:name="P1025" style:parent-style-name="TableContents" style:family="paragraph">
      <style:text-properties fo:font-size="12pt" style:font-size-asian="12pt"/>
    </style:style>
    <style:style style:name="T1026" style:parent-style-name="Основнойшрифтабзаца" style:family="text">
      <style:text-properties fo:font-size="12pt" style:font-size-asian="12pt" fo:language="en" fo:country="US"/>
    </style:style>
    <style:style style:name="T1027" style:parent-style-name="Основнойшрифтабзаца" style:family="text">
      <style:text-properties fo:font-size="12pt" style:font-size-asian="12pt"/>
    </style:style>
    <style:style style:name="T1028" style:parent-style-name="Основнойшрифтабзаца" style:family="text">
      <style:text-properties fo:font-size="12pt" style:font-size-asian="12pt" fo:language="en" fo:country="US"/>
    </style:style>
    <style:style style:name="T1029" style:parent-style-name="Основнойшрифтабзаца" style:family="text">
      <style:text-properties fo:font-size="12pt" style:font-size-asian="12pt"/>
    </style:style>
    <style:style style:name="T1030" style:parent-style-name="Основнойшрифтабзаца" style:family="text">
      <style:text-properties fo:font-size="12pt" style:font-size-asian="12pt" fo:language="en" fo:country="US"/>
    </style:style>
    <style:style style:name="T1031" style:parent-style-name="Основнойшрифтабзаца" style:family="text">
      <style:text-properties fo:font-size="12pt" style:font-size-asian="12pt"/>
    </style:style>
    <style:style style:name="P1032" style:parent-style-name="TableContents" style:family="paragraph">
      <style:text-properties fo:font-size="12pt" style:font-size-asian="12pt" fo:language="en" fo:country="US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fo:font-size="12pt" style:font-size-asian="12pt" fo:language="en" fo:country="US"/>
    </style:style>
    <style:style style:name="P1036" style:parent-style-name="TableContents" style:family="paragraph">
      <style:text-properties fo:font-size="12pt" style:font-size-asian="12pt" fo:language="en" fo:country="US"/>
    </style:style>
    <style:style style:name="P1037" style:parent-style-name="TableContents" style:family="paragraph">
      <style:text-properties fo:font-size="12pt" style:font-size-asian="12pt" fo:language="en" fo:country="US"/>
    </style:style>
    <style:style style:name="P1038" style:parent-style-name="TableContents" style:family="paragraph">
      <style:text-properties fo:font-size="12pt" style:font-size-asian="12pt" fo:language="en" fo:country="US"/>
    </style:style>
    <style:style style:name="P1039" style:parent-style-name="TableContents" style:family="paragraph">
      <style:text-properties fo:font-size="12pt" style:font-size-asian="12pt" fo:language="en" fo:country="US"/>
    </style:style>
    <style:style style:name="P1040" style:parent-style-name="TableContents" style:family="paragraph">
      <style:text-properties fo:font-size="12pt" style:font-size-asian="12pt" fo:language="en" fo:country="US"/>
    </style:style>
    <style:style style:name="P10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0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fo:font-size="12pt" style:font-size-asian="12pt"/>
    </style:style>
    <style:style style:name="P1048" style:parent-style-name="TableContents" style:family="paragraph">
      <style:text-properties fo:font-size="12pt" style:font-size-asian="12pt"/>
    </style:style>
    <style:style style:name="P1049" style:parent-style-name="TableContents" style:family="paragraph">
      <style:text-properties fo:font-size="12pt" style:font-size-asian="12pt"/>
    </style:style>
    <style:style style:name="T1050" style:parent-style-name="Основнойшрифтабзаца" style:family="text">
      <style:text-properties fo:font-size="12pt" style:font-size-asian="12pt" fo:language="en" fo:country="US"/>
    </style:style>
    <style:style style:name="T1051" style:parent-style-name="Основнойшрифтабзаца" style:family="text">
      <style:text-properties fo:font-size="12pt" style:font-size-asian="12pt"/>
    </style:style>
    <style:style style:name="T1052" style:parent-style-name="Основнойшрифтабзаца" style:family="text">
      <style:text-properties fo:font-size="12pt" style:font-size-asian="12pt" fo:language="en" fo:country="US"/>
    </style:style>
    <style:style style:name="P1053" style:parent-style-name="TableContents" style:family="paragraph">
      <style:text-properties fo:font-size="12pt" style:font-size-asian="12pt"/>
    </style:style>
    <style:style style:name="T1054" style:parent-style-name="Основнойшрифтабзаца" style:family="text">
      <style:text-properties fo:font-size="12pt" style:font-size-asian="12pt" fo:language="en" fo:country="US"/>
    </style:style>
    <style:style style:name="T1055" style:parent-style-name="Основнойшрифтабзаца" style:family="text">
      <style:text-properties fo:font-size="12pt" style:font-size-asian="12pt"/>
    </style:style>
    <style:style style:name="T1056" style:parent-style-name="Основнойшрифтабзаца" style:family="text">
      <style:text-properties fo:font-size="12pt" style:font-size-asian="12pt" fo:language="en" fo:country="US"/>
    </style:style>
    <style:style style:name="T1057" style:parent-style-name="Основнойшрифтабзаца" style:family="text">
      <style:text-properties fo:font-size="12pt" style:font-size-asian="12pt"/>
    </style:style>
    <style:style style:name="T1058" style:parent-style-name="Основнойшрифтабзаца" style:family="text">
      <style:text-properties fo:font-size="12pt" style:font-size-asian="12pt" fo:language="en" fo:country="US"/>
    </style:style>
    <style:style style:name="T1059" style:parent-style-name="Основнойшрифтабзаца" style:family="text">
      <style:text-properties fo:font-size="12pt" style:font-size-asian="12pt"/>
    </style:style>
    <style:style style:name="T1060" style:parent-style-name="Основнойшрифтабзаца" style:family="text">
      <style:text-properties fo:font-size="12pt" style:font-size-asian="12pt" fo:language="en" fo:country="US"/>
    </style:style>
    <style:style style:name="T1061" style:parent-style-name="Основнойшрифтабзаца" style:family="text">
      <style:text-properties fo:font-size="12pt" style:font-size-asian="12pt"/>
    </style:style>
    <style:style style:name="T1062" style:parent-style-name="Основнойшрифтабзаца" style:family="text">
      <style:text-properties fo:font-size="12pt" style:font-size-asian="12pt" fo:language="en" fo:country="US"/>
    </style:style>
    <style:style style:name="T1063" style:parent-style-name="Основнойшрифтабзаца" style:family="text">
      <style:text-properties fo:font-size="12pt" style:font-size-asian="12pt"/>
    </style:style>
    <style:style style:name="T1064" style:parent-style-name="Основнойшрифтабзаца" style:family="text">
      <style:text-properties fo:font-size="12pt" style:font-size-asian="12pt" fo:language="en" fo:country="US"/>
    </style:style>
    <style:style style:name="T1065" style:parent-style-name="Основнойшрифтабзаца" style:family="text">
      <style:text-properties fo:font-size="12pt" style:font-size-asian="12pt"/>
    </style:style>
    <style:style style:name="T1066" style:parent-style-name="Основнойшрифтабзаца" style:family="text">
      <style:text-properties fo:font-size="12pt" style:font-size-asian="12pt" fo:language="en" fo:country="US"/>
    </style:style>
    <style:style style:name="T1067" style:parent-style-name="Основнойшрифтабзаца" style:family="text">
      <style:text-properties fo:font-size="12pt" style:font-size-asian="12pt"/>
    </style:style>
    <style:style style:name="T1068" style:parent-style-name="Основнойшрифтабзаца" style:family="text">
      <style:text-properties fo:font-size="12pt" style:font-size-asian="12pt" fo:language="en" fo:country="US"/>
    </style:style>
    <style:style style:name="T1069" style:parent-style-name="Основнойшрифтабзаца" style:family="text">
      <style:text-properties fo:font-size="12pt" style:font-size-asian="12pt"/>
    </style:style>
    <style:style style:name="T1070" style:parent-style-name="Основнойшрифтабзаца" style:family="text">
      <style:text-properties fo:font-size="12pt" style:font-size-asian="12pt" fo:language="en" fo:country="US"/>
    </style:style>
    <style:style style:name="T1071" style:parent-style-name="Основнойшрифтабзаца" style:family="text">
      <style:text-properties fo:font-size="12pt" style:font-size-asian="12pt"/>
    </style:style>
    <style:style style:name="T1072" style:parent-style-name="Основнойшрифтабзаца" style:family="text">
      <style:text-properties fo:font-size="12pt" style:font-size-asian="12pt" fo:language="en" fo:country="US"/>
    </style:style>
    <style:style style:name="T1073" style:parent-style-name="Основнойшрифтабзаца" style:family="text">
      <style:text-properties fo:font-size="12pt" style:font-size-asian="12pt"/>
    </style:style>
    <style:style style:name="T1074" style:parent-style-name="Основнойшрифтабзаца" style:family="text">
      <style:text-properties fo:font-size="12pt" style:font-size-asian="12pt"/>
    </style:style>
    <style:style style:name="T1075" style:parent-style-name="Основнойшрифтабзаца" style:family="text">
      <style:text-properties fo:font-size="12pt" style:font-size-asian="12pt" fo:language="en" fo:country="US"/>
    </style:style>
    <style:style style:name="P1076" style:parent-style-name="TableContents" style:family="paragraph">
      <style:text-properties fo:font-size="12pt" style:font-size-asian="12pt"/>
    </style:style>
    <style:style style:name="T1077" style:parent-style-name="Основнойшрифтабзаца" style:family="text">
      <style:text-properties fo:font-size="12pt" style:font-size-asian="12pt"/>
    </style:style>
    <style:style style:name="T1078" style:parent-style-name="Основнойшрифтабзаца" style:family="text">
      <style:text-properties fo:font-size="12pt" style:font-size-asian="12pt" fo:language="en" fo:country="US"/>
    </style:style>
    <style:style style:name="P1079" style:parent-style-name="TableContents" style:family="paragraph">
      <style:text-properties fo:font-size="12pt" style:font-size-asian="12pt"/>
    </style:style>
    <style:style style:name="T1080" style:parent-style-name="Основнойшрифтабзаца" style:family="text">
      <style:text-properties fo:font-size="12pt" style:font-size-asian="12pt"/>
    </style:style>
    <style:style style:name="T1081" style:parent-style-name="Основнойшрифтабзаца" style:family="text">
      <style:text-properties fo:font-size="12pt" style:font-size-asian="12pt" fo:language="en" fo:country="US"/>
    </style:style>
    <style:style style:name="P1082" style:parent-style-name="TableContents" style:family="paragraph">
      <style:text-properties fo:font-size="12pt" style:font-size-asian="12pt"/>
    </style:style>
    <style:style style:name="T1083" style:parent-style-name="Основнойшрифтабзаца" style:family="text">
      <style:text-properties fo:font-size="12pt" style:font-size-asian="12pt"/>
    </style:style>
    <style:style style:name="T1084" style:parent-style-name="Основнойшрифтабзаца" style:family="text">
      <style:text-properties fo:font-size="12pt" style:font-size-asian="12pt" fo:language="en" fo:country="US"/>
    </style:style>
    <style:style style:name="P1085" style:parent-style-name="TableContents" style:family="paragraph">
      <style:text-properties fo:font-size="12pt" style:font-size-asian="12pt"/>
    </style:style>
    <style:style style:name="T1086" style:parent-style-name="Основнойшрифтабзаца" style:family="text">
      <style:text-properties fo:font-size="12pt" style:font-size-asian="12pt"/>
    </style:style>
    <style:style style:name="T1087" style:parent-style-name="Основнойшрифтабзаца" style:family="text">
      <style:text-properties fo:font-size="12pt" style:font-size-asian="12pt" fo:language="en" fo:country="US"/>
    </style:style>
    <style:style style:name="P1088" style:parent-style-name="TableContents" style:family="paragraph">
      <style:text-properties fo:font-size="12pt" style:font-size-asian="12pt"/>
    </style:style>
    <style:style style:name="T1089" style:parent-style-name="Основнойшрифтабзаца" style:family="text">
      <style:text-properties fo:font-size="12pt" style:font-size-asian="12pt"/>
    </style:style>
    <style:style style:name="T1090" style:parent-style-name="Основнойшрифтабзаца" style:family="text">
      <style:text-properties fo:font-size="12pt" style:font-size-asian="12pt" fo:language="en" fo:country="US"/>
    </style:style>
    <style:style style:name="P1091" style:parent-style-name="TableContents" style:family="paragraph">
      <style:text-properties fo:font-size="12pt" style:font-size-asian="12pt"/>
    </style:style>
    <style:style style:name="P1092" style:parent-style-name="TableContents" style:family="paragraph">
      <style:text-properties fo:font-size="12pt" style:font-size-asian="12pt"/>
    </style:style>
    <style:style style:name="P1093" style:parent-style-name="TableContents" style:family="paragraph">
      <style:text-properties fo:font-size="12pt" style:font-size-asian="12pt"/>
    </style:style>
    <style:style style:name="T1094" style:parent-style-name="Основнойшрифтабзаца" style:family="text">
      <style:text-properties fo:font-size="12pt" style:font-size-asian="12pt" fo:language="en" fo:country="US"/>
    </style:style>
    <style:style style:name="T1095" style:parent-style-name="Основнойшрифтабзаца" style:family="text">
      <style:text-properties fo:font-size="12pt" style:font-size-asian="12pt"/>
    </style:style>
    <style:style style:name="T1096" style:parent-style-name="Основнойшрифтабзаца" style:family="text">
      <style:text-properties fo:font-size="12pt" style:font-size-asian="12pt" fo:language="en" fo:country="US"/>
    </style:style>
    <style:style style:name="T1097" style:parent-style-name="Основнойшрифтабзаца" style:family="text">
      <style:text-properties fo:font-size="12pt" style:font-size-asian="12pt"/>
    </style:style>
    <style:style style:name="T1098" style:parent-style-name="Основнойшрифтабзаца" style:family="text">
      <style:text-properties fo:font-size="12pt" style:font-size-asian="12pt" fo:language="en" fo:country="US"/>
    </style:style>
    <style:style style:name="T1099" style:parent-style-name="Основнойшрифтабзаца" style:family="text">
      <style:text-properties fo:font-size="12pt" style:font-size-asian="12pt"/>
    </style:style>
    <style:style style:name="T1100" style:parent-style-name="Основнойшрифтабзаца" style:family="text">
      <style:text-properties fo:font-size="12pt" style:font-size-asian="12pt" fo:language="en" fo:country="US"/>
    </style:style>
    <style:style style:name="T1101" style:parent-style-name="Основнойшрифтабзаца" style:family="text">
      <style:text-properties fo:font-size="12pt" style:font-size-asian="12pt"/>
    </style:style>
    <style:style style:name="P1102" style:parent-style-name="TableContents" style:family="paragraph">
      <style:text-properties fo:font-size="12pt" style:font-size-asian="12pt"/>
    </style:style>
    <style:style style:name="P1103" style:parent-style-name="TableContents" style:family="paragraph">
      <style:text-properties fo:font-size="12pt" style:font-size-asian="12pt"/>
    </style:style>
    <style:style style:name="T1104" style:parent-style-name="Основнойшрифтабзаца" style:family="text">
      <style:text-properties fo:font-size="12pt" style:font-size-asian="12pt" fo:language="en" fo:country="US"/>
    </style:style>
    <style:style style:name="T1105" style:parent-style-name="Основнойшрифтабзаца" style:family="text">
      <style:text-properties fo:font-size="12pt" style:font-size-asian="12pt"/>
    </style:style>
    <style:style style:name="T1106" style:parent-style-name="Основнойшрифтабзаца" style:family="text">
      <style:text-properties fo:font-size="12pt" style:font-size-asian="12pt" fo:language="en" fo:country="US"/>
    </style:style>
    <style:style style:name="T1107" style:parent-style-name="Основнойшрифтабзаца" style:family="text">
      <style:text-properties fo:font-size="12pt" style:font-size-asian="12pt"/>
    </style:style>
    <style:style style:name="T1108" style:parent-style-name="Основнойшрифтабзаца" style:family="text">
      <style:text-properties fo:font-size="12pt" style:font-size-asian="12pt" fo:language="en" fo:country="US"/>
    </style:style>
    <style:style style:name="P1109" style:parent-style-name="TableContents" style:family="paragraph">
      <style:text-properties fo:font-size="12pt" style:font-size-asian="12pt"/>
    </style:style>
    <style:style style:name="P1110" style:parent-style-name="TableContents" style:family="paragraph">
      <style:text-properties fo:font-size="12pt" style:font-size-asian="12pt"/>
    </style:style>
    <style:style style:name="P1111" style:parent-style-name="TableContents" style:family="paragraph">
      <style:text-properties fo:font-size="12pt" style:font-size-asian="12pt"/>
    </style:style>
    <style:style style:name="T1112" style:parent-style-name="Основнойшрифтабзаца" style:family="text">
      <style:text-properties fo:font-size="12pt" style:font-size-asian="12pt" fo:language="en" fo:country="US"/>
    </style:style>
    <style:style style:name="T1113" style:parent-style-name="Основнойшрифтабзаца" style:family="text">
      <style:text-properties fo:font-size="12pt" style:font-size-asian="12pt"/>
    </style:style>
    <style:style style:name="T1114" style:parent-style-name="Основнойшрифтабзаца" style:family="text">
      <style:text-properties fo:font-size="12pt" style:font-size-asian="12pt" fo:language="en" fo:country="US"/>
    </style:style>
    <style:style style:name="T1115" style:parent-style-name="Основнойшрифтабзаца" style:family="text">
      <style:text-properties fo:font-size="12pt" style:font-size-asian="12pt"/>
    </style:style>
    <style:style style:name="T1116" style:parent-style-name="Основнойшрифтабзаца" style:family="text">
      <style:text-properties fo:font-size="12pt" style:font-size-asian="12pt" fo:language="en" fo:country="US"/>
    </style:style>
    <style:style style:name="T1117" style:parent-style-name="Основнойшрифтабзаца" style:family="text">
      <style:text-properties fo:font-size="12pt" style:font-size-asian="12pt"/>
    </style:style>
    <style:style style:name="P1118" style:parent-style-name="TableContents" style:family="paragraph">
      <style:text-properties fo:font-size="12pt" style:font-size-asian="12pt"/>
    </style:style>
    <style:style style:name="P1119" style:parent-style-name="TableContents" style:family="paragraph">
      <style:text-properties fo:font-size="12pt" style:font-size-asian="12pt"/>
    </style:style>
    <style:style style:name="T1120" style:parent-style-name="Основнойшрифтабзаца" style:family="text">
      <style:text-properties fo:font-size="12pt" style:font-size-asian="12pt" fo:language="en" fo:country="US"/>
    </style:style>
    <style:style style:name="T1121" style:parent-style-name="Основнойшрифтабзаца" style:family="text">
      <style:text-properties fo:font-size="12pt" style:font-size-asian="12pt"/>
    </style:style>
    <style:style style:name="T1122" style:parent-style-name="Основнойшрифтабзаца" style:family="text">
      <style:text-properties fo:font-size="12pt" style:font-size-asian="12pt" fo:language="en" fo:country="US"/>
    </style:style>
    <style:style style:name="T1123" style:parent-style-name="Основнойшрифтабзаца" style:family="text">
      <style:text-properties fo:font-size="12pt" style:font-size-asian="12pt"/>
    </style:style>
    <style:style style:name="T1124" style:parent-style-name="Основнойшрифтабзаца" style:family="text">
      <style:text-properties fo:font-size="12pt" style:font-size-asian="12pt" fo:language="en" fo:country="US"/>
    </style:style>
    <style:style style:name="P1125" style:parent-style-name="TableContents" style:family="paragraph">
      <style:text-properties fo:font-size="12pt" style:font-size-asian="12pt"/>
    </style:style>
    <style:style style:name="P1126" style:parent-style-name="TableContents" style:family="paragraph">
      <style:text-properties fo:font-size="12pt" style:font-size-asian="12pt"/>
    </style:style>
    <style:style style:name="P1127" style:parent-style-name="TableContents" style:family="paragraph">
      <style:text-properties fo:font-size="12pt" style:font-size-asian="12pt"/>
    </style:style>
    <style:style style:name="T1128" style:parent-style-name="Основнойшрифтабзаца" style:family="text">
      <style:text-properties fo:font-size="12pt" style:font-size-asian="12pt" fo:language="en" fo:country="US"/>
    </style:style>
    <style:style style:name="T1129" style:parent-style-name="Основнойшрифтабзаца" style:family="text">
      <style:text-properties fo:font-size="12pt" style:font-size-asian="12pt"/>
    </style:style>
    <style:style style:name="T1130" style:parent-style-name="Основнойшрифтабзаца" style:family="text">
      <style:text-properties fo:font-size="12pt" style:font-size-asian="12pt" fo:language="en" fo:country="US"/>
    </style:style>
    <style:style style:name="T1131" style:parent-style-name="Основнойшрифтабзаца" style:family="text">
      <style:text-properties fo:font-size="12pt" style:font-size-asian="12pt"/>
    </style:style>
    <style:style style:name="P1132" style:parent-style-name="TableContents" style:family="paragraph">
      <style:text-properties fo:font-size="12pt" style:font-size-asian="12pt"/>
    </style:style>
    <style:style style:name="P1133" style:parent-style-name="TableContents" style:family="paragraph">
      <style:text-properties fo:font-size="12pt" style:font-size-asian="12pt"/>
    </style:style>
    <style:style style:name="P1134" style:parent-style-name="TableContents" style:family="paragraph">
      <style:text-properties fo:font-size="12pt" style:font-size-asian="12pt" fo:language="en" fo:country="US"/>
    </style:style>
    <style:style style:name="P1135" style:parent-style-name="TableContents" style:family="paragraph">
      <style:text-properties fo:font-size="12pt" style:font-size-asian="12pt" fo:language="en" fo:country="US"/>
    </style:style>
    <style:style style:name="P1136" style:parent-style-name="TableContents" style:family="paragraph">
      <style:text-properties fo:font-size="12pt" style:font-size-asian="12pt"/>
    </style:style>
    <style:style style:name="P1137" style:parent-style-name="TableContents" style:family="paragraph">
      <style:text-properties fo:font-size="12pt" style:font-size-asian="12pt"/>
    </style:style>
    <style:style style:name="P1138" style:parent-style-name="TableContents" style:family="paragraph">
      <style:text-properties fo:font-size="12pt" style:font-size-asian="12pt"/>
    </style:style>
    <style:style style:name="T1139" style:parent-style-name="Основнойшрифтабзаца" style:family="text">
      <style:text-properties fo:font-size="12pt" style:font-size-asian="12pt" fo:language="en" fo:country="US"/>
    </style:style>
    <style:style style:name="T1140" style:parent-style-name="Основнойшрифтабзаца" style:family="text">
      <style:text-properties fo:font-size="12pt" style:font-size-asian="12pt"/>
    </style:style>
    <style:style style:name="P1141" style:parent-style-name="TableContents" style:family="paragraph">
      <style:text-properties fo:font-size="12pt" style:font-size-asian="12pt"/>
    </style:style>
    <style:style style:name="P1142" style:parent-style-name="TableContents" style:family="paragraph">
      <style:text-properties fo:font-size="12pt" style:font-size-asian="12pt"/>
    </style:style>
    <style:style style:name="T1143" style:parent-style-name="Основнойшрифтабзаца" style:family="text">
      <style:text-properties fo:font-size="12pt" style:font-size-asian="12pt" fo:language="en" fo:country="US"/>
    </style:style>
    <style:style style:name="T1144" style:parent-style-name="Основнойшрифтабзаца" style:family="text">
      <style:text-properties fo:font-size="12pt" style:font-size-asian="12pt"/>
    </style:style>
    <style:style style:name="T1145" style:parent-style-name="Основнойшрифтабзаца" style:family="text">
      <style:text-properties fo:font-size="12pt" style:font-size-asian="12pt" fo:language="en" fo:country="US"/>
    </style:style>
    <style:style style:name="P1146" style:parent-style-name="TableContents" style:family="paragraph">
      <style:text-properties fo:font-size="12pt" style:font-size-asian="12pt"/>
    </style:style>
    <style:style style:name="T1147" style:parent-style-name="Основнойшрифтабзаца" style:family="text">
      <style:text-properties fo:font-size="12pt" style:font-size-asian="12pt" fo:language="en" fo:country="US"/>
    </style:style>
    <style:style style:name="T1148" style:parent-style-name="Основнойшрифтабзаца" style:family="text">
      <style:text-properties fo:font-size="12pt" style:font-size-asian="12pt"/>
    </style:style>
    <style:style style:name="T1149" style:parent-style-name="Основнойшрифтабзаца" style:family="text">
      <style:text-properties fo:font-size="12pt" style:font-size-asian="12pt" fo:language="en" fo:country="US"/>
    </style:style>
    <style:style style:name="T1150" style:parent-style-name="Основнойшрифтабзаца" style:family="text">
      <style:text-properties fo:font-size="12pt" style:font-size-asian="12pt"/>
    </style:style>
    <style:style style:name="T1151" style:parent-style-name="Основнойшрифтабзаца" style:family="text">
      <style:text-properties fo:font-size="12pt" style:font-size-asian="12pt" fo:language="en" fo:country="US"/>
    </style:style>
    <style:style style:name="T1152" style:parent-style-name="Основнойшрифтабзаца" style:family="text">
      <style:text-properties fo:font-size="12pt" style:font-size-asian="12pt"/>
    </style:style>
    <style:style style:name="P1153" style:parent-style-name="TableContents" style:family="paragraph">
      <style:text-properties fo:font-size="12pt" style:font-size-asian="12pt" fo:language="en" fo:country="US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text-properties fo:font-size="12pt" style:font-size-asian="12pt" fo:language="en" fo:country="US"/>
    </style:style>
    <style:style style:name="P1157" style:parent-style-name="TableContents" style:family="paragraph">
      <style:text-properties fo:font-size="12pt" style:font-size-asian="12pt" fo:language="en" fo:country="US"/>
    </style:style>
    <style:style style:name="P1158" style:parent-style-name="TableContents" style:family="paragraph">
      <style:text-properties fo:font-size="12pt" style:font-size-asian="12pt" fo:language="en" fo:country="US"/>
    </style:style>
    <style:style style:name="P1159" style:parent-style-name="TableContents" style:family="paragraph">
      <style:text-properties fo:font-size="12pt" style:font-size-asian="12pt" fo:language="en" fo:country="US"/>
    </style:style>
    <style:style style:name="P1160" style:parent-style-name="TableContents" style:family="paragraph">
      <style:text-properties fo:font-size="12pt" style:font-size-asian="12pt" fo:language="en" fo:country="US"/>
    </style:style>
    <style:style style:name="P1161" style:parent-style-name="TableContents" style:family="paragraph">
      <style:text-properties fo:font-size="12pt" style:font-size-asian="12pt" fo:language="en" fo:country="US"/>
    </style:style>
    <style:style style:name="P1162" style:parent-style-name="TableContents" style:family="paragraph">
      <style:text-properties fo:font-size="12pt" style:font-size-asian="12pt" fo:language="en" fo:country="US"/>
    </style:style>
    <style:style style:name="P1163" style:parent-style-name="TableContents" style:family="paragraph">
      <style:text-properties fo:font-size="12pt" style:font-size-asian="12pt" fo:language="en" fo:country="US"/>
    </style:style>
    <style:style style:name="P1164" style:parent-style-name="TableContents" style:family="paragraph">
      <style:text-properties fo:font-size="12pt" style:font-size-asian="12pt" fo:language="en" fo:country="US"/>
    </style:style>
    <style:style style:name="P1165" style:parent-style-name="TableContents" style:family="paragraph">
      <style:text-properties fo:font-size="12pt" style:font-size-asian="12pt" fo:language="en" fo:country="US"/>
    </style:style>
    <style:style style:name="T1166" style:parent-style-name="Основнойшрифтабзаца" style:family="text">
      <style:text-properties fo:font-size="12pt" style:font-size-asian="12pt" fo:language="en" fo:country="US"/>
    </style:style>
    <style:style style:name="T1167" style:parent-style-name="Основнойшрифтабзаца" style:family="text">
      <style:text-properties fo:font-size="12pt" style:font-size-asian="12pt"/>
    </style:style>
    <style:style style:name="T1168" style:parent-style-name="Основнойшрифтабзаца" style:family="text">
      <style:text-properties fo:font-size="12pt" style:font-size-asian="12pt" fo:language="en" fo:country="US"/>
    </style:style>
    <style:style style:name="T1169" style:parent-style-name="Основнойшрифтабзаца" style:family="text">
      <style:text-properties fo:font-size="12pt" style:font-size-asian="12pt"/>
    </style:style>
    <style:style style:name="P1170" style:parent-style-name="TableContents" style:family="paragraph">
      <style:text-properties fo:font-size="12pt" style:font-size-asian="12pt"/>
    </style:style>
    <style:style style:name="P1171" style:parent-style-name="TableContents" style:family="paragraph">
      <style:text-properties fo:font-size="12pt" style:font-size-asian="12pt"/>
    </style:style>
    <style:style style:name="P1172" style:parent-style-name="TableContents" style:family="paragraph">
      <style:text-properties fo:font-size="12pt" style:font-size-asian="12pt"/>
    </style:style>
    <style:style style:name="P1173" style:parent-style-name="TableContents" style:family="paragraph">
      <style:text-properties fo:font-size="12pt" style:font-size-asian="12pt"/>
    </style:style>
    <style:style style:name="P1174" style:parent-style-name="TableContents" style:family="paragraph">
      <style:text-properties fo:font-size="12pt" style:font-size-asian="12pt"/>
    </style:style>
    <style:style style:name="P1175" style:parent-style-name="TableContents" style:family="paragraph">
      <style:text-properties fo:font-size="12pt" style:font-size-asian="12pt"/>
    </style:style>
    <style:style style:name="P1176" style:parent-style-name="TableContents" style:family="paragraph">
      <style:text-properties fo:font-size="12pt" style:font-size-asian="12pt"/>
    </style:style>
    <style:style style:name="P1177" style:parent-style-name="TableContents" style:family="paragraph">
      <style:text-properties fo:font-size="12pt" style:font-size-asian="12pt"/>
    </style:style>
    <style:style style:name="P1178" style:parent-style-name="TableContents" style:family="paragraph">
      <style:text-properties fo:font-size="12pt" style:font-size-asian="12pt"/>
    </style:style>
    <style:style style:name="P1179" style:parent-style-name="TableContents" style:family="paragraph">
      <style:text-properties fo:font-size="12pt" style:font-size-asian="12pt"/>
    </style:style>
    <style:style style:name="TableCell1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fo:font-size="12pt" style:font-size-asian="12pt"/>
    </style:style>
    <style:style style:name="P1182" style:parent-style-name="TableContents" style:family="paragraph">
      <style:text-properties fo:font-size="12pt" style:font-size-asian="12pt"/>
    </style:style>
    <style:style style:name="P1183" style:parent-style-name="TableContents" style:family="paragraph">
      <style:text-properties fo:font-size="12pt" style:font-size-asian="12pt"/>
    </style:style>
    <style:style style:name="T1184" style:parent-style-name="Основнойшрифтабзаца" style:family="text">
      <style:text-properties fo:font-size="12pt" style:font-size-asian="12pt" fo:language="en" fo:country="US"/>
    </style:style>
    <style:style style:name="T1185" style:parent-style-name="Основнойшрифтабзаца" style:family="text">
      <style:text-properties fo:font-size="12pt" style:font-size-asian="12pt"/>
    </style:style>
    <style:style style:name="T1186" style:parent-style-name="Основнойшрифтабзаца" style:family="text">
      <style:text-properties fo:font-size="12pt" style:font-size-asian="12pt" fo:language="en" fo:country="US"/>
    </style:style>
    <style:style style:name="P1187" style:parent-style-name="TableContents" style:family="paragraph">
      <style:text-properties fo:font-size="12pt" style:font-size-asian="12pt"/>
    </style:style>
    <style:style style:name="T1188" style:parent-style-name="Основнойшрифтабзаца" style:family="text">
      <style:text-properties fo:font-size="12pt" style:font-size-asian="12pt" fo:language="en" fo:country="US"/>
    </style:style>
    <style:style style:name="T1189" style:parent-style-name="Основнойшрифтабзаца" style:family="text">
      <style:text-properties fo:font-size="12pt" style:font-size-asian="12pt"/>
    </style:style>
    <style:style style:name="T1190" style:parent-style-name="Основнойшрифтабзаца" style:family="text">
      <style:text-properties fo:font-size="12pt" style:font-size-asian="12pt" fo:language="en" fo:country="US"/>
    </style:style>
    <style:style style:name="T1191" style:parent-style-name="Основнойшрифтабзаца" style:family="text">
      <style:text-properties fo:font-size="12pt" style:font-size-asian="12pt"/>
    </style:style>
    <style:style style:name="P1192" style:parent-style-name="TableContents" style:family="paragraph">
      <style:text-properties fo:font-size="12pt" style:font-size-asian="12pt" fo:language="en" fo:country="US"/>
    </style:style>
    <style:style style:name="P1193" style:parent-style-name="TableContents" style:family="paragraph">
      <style:text-properties fo:font-size="12pt" style:font-size-asian="12pt" fo:language="en" fo:country="US"/>
    </style:style>
    <style:style style:name="P1194" style:parent-style-name="TableContents" style:family="paragraph">
      <style:text-properties fo:font-size="12pt" style:font-size-asian="12pt" fo:language="en" fo:country="US"/>
    </style:style>
    <style:style style:name="P1195" style:parent-style-name="TableContents" style:family="paragraph">
      <style:text-properties fo:font-size="12pt" style:font-size-asian="12pt" fo:language="en" fo:country="US"/>
    </style:style>
    <style:style style:name="P1196" style:parent-style-name="TableContents" style:family="paragraph">
      <style:text-properties fo:font-size="12pt" style:font-size-asian="12pt" fo:language="en" fo:country="US"/>
    </style:style>
    <style:style style:name="T1197" style:parent-style-name="Основнойшрифтабзаца" style:family="text">
      <style:text-properties fo:font-size="12pt" style:font-size-asian="12pt" fo:language="en" fo:country="US"/>
    </style:style>
    <style:style style:name="T1198" style:parent-style-name="Основнойшрифтабзаца" style:family="text">
      <style:text-properties fo:font-size="12pt" style:font-size-asian="12pt"/>
    </style:style>
    <style:style style:name="T1199" style:parent-style-name="Основнойшрифтабзаца" style:family="text">
      <style:text-properties fo:font-size="12pt" style:font-size-asian="12pt" fo:language="en" fo:country="US"/>
    </style:style>
    <style:style style:name="T1200" style:parent-style-name="Основнойшрифтабзаца" style:family="text">
      <style:text-properties fo:font-size="12pt" style:font-size-asian="12pt"/>
    </style:style>
    <style:style style:name="T1201" style:parent-style-name="Основнойшрифтабзаца" style:family="text">
      <style:text-properties fo:font-size="12pt" style:font-size-asian="12pt" fo:language="en" fo:country="US"/>
    </style:style>
    <style:style style:name="T1202" style:parent-style-name="Основнойшрифтабзаца" style:family="text">
      <style:text-properties fo:font-size="12pt" style:font-size-asian="12pt"/>
    </style:style>
    <style:style style:name="T1203" style:parent-style-name="Основнойшрифтабзаца" style:family="text">
      <style:text-properties fo:font-size="12pt" style:font-size-asian="12pt" fo:language="en" fo:country="US"/>
    </style:style>
    <style:style style:name="T1204" style:parent-style-name="Основнойшрифтабзаца" style:family="text">
      <style:text-properties fo:font-size="12pt" style:font-size-asian="12pt"/>
    </style:style>
    <style:style style:name="T1205" style:parent-style-name="Основнойшрифтабзаца" style:family="text">
      <style:text-properties fo:font-size="12pt" style:font-size-asian="12pt" fo:language="en" fo:country="US"/>
    </style:style>
    <style:style style:name="T1206" style:parent-style-name="Основнойшрифтабзаца" style:family="text">
      <style:text-properties fo:font-size="12pt" style:font-size-asian="12pt"/>
    </style:style>
    <style:style style:name="T1207" style:parent-style-name="Основнойшрифтабзаца" style:family="text">
      <style:text-properties fo:font-size="12pt" style:font-size-asian="12pt" fo:language="en" fo:country="US"/>
    </style:style>
    <style:style style:name="T1208" style:parent-style-name="Основнойшрифтабзаца" style:family="text">
      <style:text-properties fo:font-size="12pt" style:font-size-asian="12pt"/>
    </style:style>
    <style:style style:name="T1209" style:parent-style-name="Основнойшрифтабзаца" style:family="text">
      <style:text-properties fo:font-size="12pt" style:font-size-asian="12pt" fo:language="en" fo:country="US"/>
    </style:style>
    <style:style style:name="T1210" style:parent-style-name="Основнойшрифтабзаца" style:family="text">
      <style:text-properties fo:font-size="12pt" style:font-size-asian="12pt"/>
    </style:style>
    <style:style style:name="T1211" style:parent-style-name="Основнойшрифтабзаца" style:family="text">
      <style:text-properties fo:font-size="12pt" style:font-size-asian="12pt" fo:language="en" fo:country="US"/>
    </style:style>
    <style:style style:name="T1212" style:parent-style-name="Основнойшрифтабзаца" style:family="text">
      <style:text-properties fo:font-size="12pt" style:font-size-asian="12pt"/>
    </style:style>
    <style:style style:name="T1213" style:parent-style-name="Основнойшрифтабзаца" style:family="text">
      <style:text-properties fo:font-size="12pt" style:font-size-asian="12pt"/>
    </style:style>
    <style:style style:name="T1214" style:parent-style-name="Основнойшрифтабзаца" style:family="text">
      <style:text-properties fo:font-size="12pt" style:font-size-asian="12pt" fo:language="en" fo:country="US"/>
    </style:style>
    <style:style style:name="P1215" style:parent-style-name="TableContents" style:family="paragraph">
      <style:text-properties fo:font-size="12pt" style:font-size-asian="12pt"/>
    </style:style>
    <style:style style:name="P1216" style:parent-style-name="TableContents" style:family="paragraph">
      <style:text-properties fo:font-size="12pt" style:font-size-asian="12pt"/>
    </style:style>
    <style:style style:name="P1217" style:parent-style-name="TableContents" style:family="paragraph">
      <style:text-properties fo:font-size="12pt" style:font-size-asian="12pt"/>
    </style:style>
    <style:style style:name="P1218" style:parent-style-name="TableContents" style:family="paragraph">
      <style:text-properties fo:font-size="12pt" style:font-size-asian="12pt"/>
    </style:style>
    <style:style style:name="P1219" style:parent-style-name="TableContents" style:family="paragraph">
      <style:text-properties fo:font-size="12pt" style:font-size-asian="12pt"/>
    </style:style>
    <style:style style:name="P1220" style:parent-style-name="TableContents" style:family="paragraph">
      <style:text-properties fo:font-size="12pt" style:font-size-asian="12pt"/>
    </style:style>
    <style:style style:name="P1221" style:parent-style-name="TableContents" style:family="paragraph">
      <style:text-properties fo:font-size="12pt" style:font-size-asian="12pt"/>
    </style:style>
    <style:style style:name="P1222" style:parent-style-name="TableContents" style:family="paragraph">
      <style:text-properties fo:font-size="12pt" style:font-size-asian="12pt"/>
    </style:style>
    <style:style style:name="P1223" style:parent-style-name="TableContents" style:family="paragraph">
      <style:text-properties fo:font-size="12pt" style:font-size-asian="12pt"/>
    </style:style>
    <style:style style:name="P1224" style:parent-style-name="TableContents" style:family="paragraph">
      <style:text-properties fo:font-size="12pt" style:font-size-asian="12pt"/>
    </style:style>
    <style:style style:name="T1225" style:parent-style-name="Основнойшрифтабзаца" style:family="text">
      <style:text-properties fo:font-size="12pt" style:font-size-asian="12pt"/>
    </style:style>
    <style:style style:name="T1226" style:parent-style-name="Основнойшрифтабзаца" style:family="text">
      <style:text-properties fo:font-size="12pt" style:font-size-asian="12pt" fo:language="en" fo:country="US"/>
    </style:style>
    <style:style style:name="T1227" style:parent-style-name="Основнойшрифтабзаца" style:family="text">
      <style:text-properties fo:font-size="12pt" style:font-size-asian="12pt"/>
    </style:style>
    <style:style style:name="T1228" style:parent-style-name="Основнойшрифтабзаца" style:family="text">
      <style:text-properties fo:font-size="12pt" style:font-size-asian="12pt" fo:language="en" fo:country="US"/>
    </style:style>
    <style:style style:name="T1229" style:parent-style-name="Основнойшрифтабзаца" style:family="text">
      <style:text-properties fo:font-size="12pt" style:font-size-asian="12pt"/>
    </style:style>
    <style:style style:name="T1230" style:parent-style-name="Основнойшрифтабзаца" style:family="text">
      <style:text-properties fo:font-size="12pt" style:font-size-asian="12pt" fo:language="en" fo:country="US"/>
    </style:style>
    <style:style style:name="T1231" style:parent-style-name="Основнойшрифтабзаца" style:family="text">
      <style:text-properties fo:font-size="12pt" style:font-size-asian="12pt"/>
    </style:style>
    <style:style style:name="T1232" style:parent-style-name="Основнойшрифтабзаца" style:family="text">
      <style:text-properties fo:font-size="12pt" style:font-size-asian="12pt" fo:language="en" fo:country="US"/>
    </style:style>
    <style:style style:name="T1233" style:parent-style-name="Основнойшрифтабзаца" style:family="text">
      <style:text-properties fo:font-size="12pt" style:font-size-asian="12pt"/>
    </style:style>
    <style:style style:name="T1234" style:parent-style-name="Основнойшрифтабзаца" style:family="text">
      <style:text-properties fo:font-size="12pt" style:font-size-asian="12pt" fo:language="en" fo:country="US"/>
    </style:style>
    <style:style style:name="T1235" style:parent-style-name="Основнойшрифтабзаца" style:family="text">
      <style:text-properties fo:font-size="12pt" style:font-size-asian="12pt"/>
    </style:style>
    <style:style style:name="T1236" style:parent-style-name="Основнойшрифтабзаца" style:family="text">
      <style:text-properties fo:font-size="12pt" style:font-size-asian="12pt" fo:language="en" fo:country="US"/>
    </style:style>
    <style:style style:name="T1237" style:parent-style-name="Основнойшрифтабзаца" style:family="text">
      <style:text-properties fo:font-size="12pt" style:font-size-asian="12pt"/>
    </style:style>
    <style:style style:name="T1238" style:parent-style-name="Основнойшрифтабзаца" style:family="text">
      <style:text-properties fo:font-size="12pt" style:font-size-asian="12pt" fo:language="en" fo:country="US"/>
    </style:style>
    <style:style style:name="T1239" style:parent-style-name="Основнойшрифтабзаца" style:family="text">
      <style:text-properties fo:font-size="12pt" style:font-size-asian="12pt"/>
    </style:style>
    <style:style style:name="T1240" style:parent-style-name="Основнойшрифтабзаца" style:family="text">
      <style:text-properties fo:font-size="12pt" style:font-size-asian="12pt" fo:language="en" fo:country="US"/>
    </style:style>
    <style:style style:name="T1241" style:parent-style-name="Основнойшрифтабзаца" style:family="text">
      <style:text-properties fo:font-size="12pt" style:font-size-asian="12pt"/>
    </style:style>
    <style:style style:name="T1242" style:parent-style-name="Основнойшрифтабзаца" style:family="text">
      <style:text-properties fo:font-size="12pt" style:font-size-asian="12pt" fo:language="en" fo:country="US"/>
    </style:style>
    <style:style style:name="T1243" style:parent-style-name="Основнойшрифтабзаца" style:family="text">
      <style:text-properties fo:font-size="12pt" style:font-size-asian="12pt"/>
    </style:style>
    <style:style style:name="T1244" style:parent-style-name="Основнойшрифтабзаца" style:family="text">
      <style:text-properties fo:font-size="12pt" style:font-size-asian="12pt" fo:language="en" fo:country="US"/>
    </style:style>
    <style:style style:name="P1245" style:parent-style-name="TableContents" style:family="paragraph">
      <style:text-properties fo:font-size="12pt" style:font-size-asian="12pt"/>
    </style:style>
    <style:style style:name="P1246" style:parent-style-name="TableContents" style:family="paragraph">
      <style:text-properties fo:font-size="12pt" style:font-size-asian="12pt"/>
    </style:style>
    <style:style style:name="P1247" style:parent-style-name="TableContents" style:family="paragraph">
      <style:text-properties fo:font-size="12pt" style:font-size-asian="12pt"/>
    </style:style>
    <style:style style:name="T1248" style:parent-style-name="Основнойшрифтабзаца" style:family="text">
      <style:text-properties fo:font-size="12pt" style:font-size-asian="12pt" fo:language="en" fo:country="US"/>
    </style:style>
    <style:style style:name="T1249" style:parent-style-name="Основнойшрифтабзаца" style:family="text">
      <style:text-properties fo:font-size="12pt" style:font-size-asian="12pt"/>
    </style:style>
    <style:style style:name="T1250" style:parent-style-name="Основнойшрифтабзаца" style:family="text">
      <style:text-properties fo:font-size="12pt" style:font-size-asian="12pt" fo:language="en" fo:country="US"/>
    </style:style>
    <style:style style:name="T1251" style:parent-style-name="Основнойшрифтабзаца" style:family="text">
      <style:text-properties fo:font-size="12pt" style:font-size-asian="12pt"/>
    </style:style>
    <style:style style:name="T1252" style:parent-style-name="Основнойшрифтабзаца" style:family="text">
      <style:text-properties fo:font-size="12pt" style:font-size-asian="12pt" fo:language="en" fo:country="US"/>
    </style:style>
    <style:style style:name="T1253" style:parent-style-name="Основнойшрифтабзаца" style:family="text">
      <style:text-properties fo:font-size="12pt" style:font-size-asian="12pt"/>
    </style:style>
    <style:style style:name="T1254" style:parent-style-name="Основнойшрифтабзаца" style:family="text">
      <style:text-properties fo:font-size="12pt" style:font-size-asian="12pt" fo:language="en" fo:country="US"/>
    </style:style>
    <style:style style:name="T1255" style:parent-style-name="Основнойшрифтабзаца" style:family="text">
      <style:text-properties fo:font-size="12pt" style:font-size-asian="12pt"/>
    </style:style>
    <style:style style:name="T1256" style:parent-style-name="Основнойшрифтабзаца" style:family="text">
      <style:text-properties fo:font-size="12pt" style:font-size-asian="12pt" fo:language="en" fo:country="US"/>
    </style:style>
    <style:style style:name="T1257" style:parent-style-name="Основнойшрифтабзаца" style:family="text">
      <style:text-properties fo:font-size="12pt" style:font-size-asian="12pt"/>
    </style:style>
    <style:style style:name="T1258" style:parent-style-name="Основнойшрифтабзаца" style:family="text">
      <style:text-properties fo:font-size="12pt" style:font-size-asian="12pt" fo:language="en" fo:country="US"/>
    </style:style>
    <style:style style:name="T1259" style:parent-style-name="Основнойшрифтабзаца" style:family="text">
      <style:text-properties fo:font-size="12pt" style:font-size-asian="12pt"/>
    </style:style>
    <style:style style:name="T1260" style:parent-style-name="Основнойшрифтабзаца" style:family="text">
      <style:text-properties fo:font-size="12pt" style:font-size-asian="12pt" fo:language="en" fo:country="US"/>
    </style:style>
    <style:style style:name="T1261" style:parent-style-name="Основнойшрифтабзаца" style:family="text">
      <style:text-properties fo:font-size="12pt" style:font-size-asian="12pt"/>
    </style:style>
    <style:style style:name="T1262" style:parent-style-name="Основнойшрифтабзаца" style:family="text">
      <style:text-properties fo:font-size="12pt" style:font-size-asian="12pt" fo:language="en" fo:country="US"/>
    </style:style>
    <style:style style:name="T1263" style:parent-style-name="Основнойшрифтабзаца" style:family="text">
      <style:text-properties fo:font-size="12pt" style:font-size-asian="12pt"/>
    </style:style>
    <style:style style:name="T1264" style:parent-style-name="Основнойшрифтабзаца" style:family="text">
      <style:text-properties fo:font-size="12pt" style:font-size-asian="12pt" fo:language="en" fo:country="US"/>
    </style:style>
    <style:style style:name="T1265" style:parent-style-name="Основнойшрифтабзаца" style:family="text">
      <style:text-properties fo:font-size="12pt" style:font-size-asian="12pt"/>
    </style:style>
    <style:style style:name="P1266" style:parent-style-name="TableContents" style:family="paragraph">
      <style:text-properties fo:font-size="12pt" style:font-size-asian="12pt"/>
    </style:style>
    <style:style style:name="P1267" style:parent-style-name="TableContents" style:family="paragraph">
      <style:text-properties fo:font-size="12pt" style:font-size-asian="12pt"/>
    </style:style>
    <style:style style:name="T1268" style:parent-style-name="Основнойшрифтабзаца" style:family="text">
      <style:text-properties fo:font-size="12pt" style:font-size-asian="12pt" fo:language="en" fo:country="US"/>
    </style:style>
    <style:style style:name="T1269" style:parent-style-name="Основнойшрифтабзаца" style:family="text">
      <style:text-properties fo:font-size="12pt" style:font-size-asian="12pt"/>
    </style:style>
    <style:style style:name="T1270" style:parent-style-name="Основнойшрифтабзаца" style:family="text">
      <style:text-properties fo:font-size="12pt" style:font-size-asian="12pt" fo:language="en" fo:country="US"/>
    </style:style>
    <style:style style:name="T1271" style:parent-style-name="Основнойшрифтабзаца" style:family="text">
      <style:text-properties fo:font-size="12pt" style:font-size-asian="12pt"/>
    </style:style>
    <style:style style:name="T1272" style:parent-style-name="Основнойшрифтабзаца" style:family="text">
      <style:text-properties fo:font-size="12pt" style:font-size-asian="12pt" fo:language="en" fo:country="US"/>
    </style:style>
    <style:style style:name="P1273" style:parent-style-name="TableContents" style:family="paragraph">
      <style:text-properties fo:font-size="12pt" style:font-size-asian="12pt"/>
    </style:style>
    <style:style style:name="P1274" style:parent-style-name="TableContents" style:family="paragraph">
      <style:text-properties fo:font-size="12pt" style:font-size-asian="12pt"/>
    </style:style>
    <style:style style:name="P1275" style:parent-style-name="TableContents" style:family="paragraph">
      <style:text-properties fo:font-size="12pt" style:font-size-asian="12pt"/>
    </style:style>
    <style:style style:name="T1276" style:parent-style-name="Основнойшрифтабзаца" style:family="text">
      <style:text-properties fo:font-size="12pt" style:font-size-asian="12pt" fo:language="en" fo:country="US"/>
    </style:style>
    <style:style style:name="T1277" style:parent-style-name="Основнойшрифтабзаца" style:family="text">
      <style:text-properties fo:font-size="12pt" style:font-size-asian="12pt"/>
    </style:style>
    <style:style style:name="T1278" style:parent-style-name="Основнойшрифтабзаца" style:family="text">
      <style:text-properties fo:font-size="12pt" style:font-size-asian="12pt" fo:language="en" fo:country="US"/>
    </style:style>
    <style:style style:name="T1279" style:parent-style-name="Основнойшрифтабзаца" style:family="text">
      <style:text-properties fo:font-size="12pt" style:font-size-asian="12pt"/>
    </style:style>
    <style:style style:name="T1280" style:parent-style-name="Основнойшрифтабзаца" style:family="text">
      <style:text-properties fo:font-size="12pt" style:font-size-asian="12pt" fo:language="en" fo:country="US"/>
    </style:style>
    <style:style style:name="T1281" style:parent-style-name="Основнойшрифтабзаца" style:family="text">
      <style:text-properties fo:font-size="12pt" style:font-size-asian="12pt"/>
    </style:style>
    <style:style style:name="T1282" style:parent-style-name="Основнойшрифтабзаца" style:family="text">
      <style:text-properties fo:font-size="12pt" style:font-size-asian="12pt" fo:language="en" fo:country="US"/>
    </style:style>
    <style:style style:name="T1283" style:parent-style-name="Основнойшрифтабзаца" style:family="text">
      <style:text-properties fo:font-size="12pt" style:font-size-asian="12pt"/>
    </style:style>
    <style:style style:name="T1284" style:parent-style-name="Основнойшрифтабзаца" style:family="text">
      <style:text-properties fo:font-size="12pt" style:font-size-asian="12pt" fo:language="en" fo:country="US"/>
    </style:style>
    <style:style style:name="T1285" style:parent-style-name="Основнойшрифтабзаца" style:family="text">
      <style:text-properties fo:font-size="12pt" style:font-size-asian="12pt"/>
    </style:style>
    <style:style style:name="T1286" style:parent-style-name="Основнойшрифтабзаца" style:family="text">
      <style:text-properties fo:font-size="12pt" style:font-size-asian="12pt" fo:language="en" fo:country="US"/>
    </style:style>
    <style:style style:name="T1287" style:parent-style-name="Основнойшрифтабзаца" style:family="text">
      <style:text-properties fo:font-size="12pt" style:font-size-asian="12pt"/>
    </style:style>
    <style:style style:name="T1288" style:parent-style-name="Основнойшрифтабзаца" style:family="text">
      <style:text-properties fo:font-size="12pt" style:font-size-asian="12pt" fo:language="en" fo:country="US"/>
    </style:style>
    <style:style style:name="T1289" style:parent-style-name="Основнойшрифтабзаца" style:family="text">
      <style:text-properties fo:font-size="12pt" style:font-size-asian="12pt"/>
    </style:style>
    <style:style style:name="T1290" style:parent-style-name="Основнойшрифтабзаца" style:family="text">
      <style:text-properties fo:font-size="12pt" style:font-size-asian="12pt" fo:language="en" fo:country="US"/>
    </style:style>
    <style:style style:name="T1291" style:parent-style-name="Основнойшрифтабзаца" style:family="text">
      <style:text-properties fo:font-size="12pt" style:font-size-asian="12pt"/>
    </style:style>
    <style:style style:name="P1292" style:parent-style-name="TableContents" style:family="paragraph">
      <style:text-properties fo:font-size="12pt" style:font-size-asian="12pt"/>
    </style:style>
    <style:style style:name="P1293" style:parent-style-name="TableContents" style:family="paragraph">
      <style:text-properties fo:font-size="12pt" style:font-size-asian="12pt"/>
    </style:style>
    <style:style style:name="T1294" style:parent-style-name="Основнойшрифтабзаца" style:family="text">
      <style:text-properties fo:font-size="12pt" style:font-size-asian="12pt" fo:language="en" fo:country="US"/>
    </style:style>
    <style:style style:name="T1295" style:parent-style-name="Основнойшрифтабзаца" style:family="text">
      <style:text-properties fo:font-size="12pt" style:font-size-asian="12pt"/>
    </style:style>
    <style:style style:name="T1296" style:parent-style-name="Основнойшрифтабзаца" style:family="text">
      <style:text-properties fo:font-size="12pt" style:font-size-asian="12pt" fo:language="en" fo:country="US"/>
    </style:style>
    <style:style style:name="T1297" style:parent-style-name="Основнойшрифтабзаца" style:family="text">
      <style:text-properties fo:font-size="12pt" style:font-size-asian="12pt"/>
    </style:style>
    <style:style style:name="T1298" style:parent-style-name="Основнойшрифтабзаца" style:family="text">
      <style:text-properties fo:font-size="12pt" style:font-size-asian="12pt" fo:language="en" fo:country="US"/>
    </style:style>
    <style:style style:name="P1299" style:parent-style-name="TableContents" style:family="paragraph">
      <style:text-properties fo:font-size="12pt" style:font-size-asian="12pt"/>
    </style:style>
    <style:style style:name="P1300" style:parent-style-name="TableContents" style:family="paragraph">
      <style:text-properties fo:font-size="12pt" style:font-size-asian="12pt"/>
    </style:style>
    <style:style style:name="P1301" style:parent-style-name="TableContents" style:family="paragraph">
      <style:text-properties fo:font-size="12pt" style:font-size-asian="12pt"/>
    </style:style>
    <style:style style:name="T1302" style:parent-style-name="Основнойшрифтабзаца" style:family="text">
      <style:text-properties fo:font-size="12pt" style:font-size-asian="12pt" fo:language="en" fo:country="US"/>
    </style:style>
    <style:style style:name="T1303" style:parent-style-name="Основнойшрифтабзаца" style:family="text">
      <style:text-properties fo:font-size="12pt" style:font-size-asian="12pt"/>
    </style:style>
    <style:style style:name="T1304" style:parent-style-name="Основнойшрифтабзаца" style:family="text">
      <style:text-properties fo:font-size="12pt" style:font-size-asian="12pt" fo:language="en" fo:country="US"/>
    </style:style>
    <style:style style:name="T1305" style:parent-style-name="Основнойшрифтабзаца" style:family="text">
      <style:text-properties fo:font-size="12pt" style:font-size-asian="12pt"/>
    </style:style>
    <style:style style:name="T1306" style:parent-style-name="Основнойшрифтабзаца" style:family="text">
      <style:text-properties fo:font-size="12pt" style:font-size-asian="12pt" fo:language="en" fo:country="US"/>
    </style:style>
    <style:style style:name="T1307" style:parent-style-name="Основнойшрифтабзаца" style:family="text">
      <style:text-properties fo:font-size="12pt" style:font-size-asian="12pt"/>
    </style:style>
    <style:style style:name="T1308" style:parent-style-name="Основнойшрифтабзаца" style:family="text">
      <style:text-properties fo:font-size="12pt" style:font-size-asian="12pt" fo:language="en" fo:country="US"/>
    </style:style>
    <style:style style:name="T1309" style:parent-style-name="Основнойшрифтабзаца" style:family="text">
      <style:text-properties fo:font-size="12pt" style:font-size-asian="12pt"/>
    </style:style>
    <style:style style:name="T1310" style:parent-style-name="Основнойшрифтабзаца" style:family="text">
      <style:text-properties fo:font-size="12pt" style:font-size-asian="12pt" fo:language="en" fo:country="US"/>
    </style:style>
    <style:style style:name="T1311" style:parent-style-name="Основнойшрифтабзаца" style:family="text">
      <style:text-properties fo:font-size="12pt" style:font-size-asian="12pt"/>
    </style:style>
    <style:style style:name="T1312" style:parent-style-name="Основнойшрифтабзаца" style:family="text">
      <style:text-properties fo:font-size="12pt" style:font-size-asian="12pt" fo:language="en" fo:country="US"/>
    </style:style>
    <style:style style:name="T1313" style:parent-style-name="Основнойшрифтабзаца" style:family="text">
      <style:text-properties fo:font-size="12pt" style:font-size-asian="12pt"/>
    </style:style>
    <style:style style:name="T1314" style:parent-style-name="Основнойшрифтабзаца" style:family="text">
      <style:text-properties fo:font-size="12pt" style:font-size-asian="12pt" fo:language="en" fo:country="US"/>
    </style:style>
    <style:style style:name="T1315" style:parent-style-name="Основнойшрифтабзаца" style:family="text">
      <style:text-properties fo:font-size="12pt" style:font-size-asian="12pt"/>
    </style:style>
    <style:style style:name="P1316" style:parent-style-name="TableContents" style:family="paragraph">
      <style:text-properties fo:font-size="12pt" style:font-size-asian="12pt"/>
    </style:style>
    <style:style style:name="P1317" style:parent-style-name="TableContents" style:family="paragraph">
      <style:text-properties fo:font-size="12pt" style:font-size-asian="12pt"/>
    </style:style>
    <style:style style:name="T1318" style:parent-style-name="Основнойшрифтабзаца" style:family="text">
      <style:text-properties fo:font-size="12pt" style:font-size-asian="12pt" fo:language="en" fo:country="US"/>
    </style:style>
    <style:style style:name="T1319" style:parent-style-name="Основнойшрифтабзаца" style:family="text">
      <style:text-properties fo:font-size="12pt" style:font-size-asian="12pt"/>
    </style:style>
    <style:style style:name="T1320" style:parent-style-name="Основнойшрифтабзаца" style:family="text">
      <style:text-properties fo:font-size="12pt" style:font-size-asian="12pt" fo:language="en" fo:country="US"/>
    </style:style>
    <style:style style:name="T1321" style:parent-style-name="Основнойшрифтабзаца" style:family="text">
      <style:text-properties fo:font-size="12pt" style:font-size-asian="12pt"/>
    </style:style>
    <style:style style:name="T1322" style:parent-style-name="Основнойшрифтабзаца" style:family="text">
      <style:text-properties fo:font-size="12pt" style:font-size-asian="12pt" fo:language="en" fo:country="US"/>
    </style:style>
    <style:style style:name="P1323" style:parent-style-name="TableContents" style:family="paragraph">
      <style:text-properties fo:font-size="12pt" style:font-size-asian="12pt"/>
    </style:style>
    <style:style style:name="P1324" style:parent-style-name="TableContents" style:family="paragraph">
      <style:text-properties fo:font-size="12pt" style:font-size-asian="12pt"/>
    </style:style>
    <style:style style:name="P1325" style:parent-style-name="TableContents" style:family="paragraph">
      <style:text-properties fo:font-size="12pt" style:font-size-asian="12pt"/>
    </style:style>
    <style:style style:name="T1326" style:parent-style-name="Основнойшрифтабзаца" style:family="text">
      <style:text-properties fo:font-size="12pt" style:font-size-asian="12pt" fo:language="en" fo:country="US"/>
    </style:style>
    <style:style style:name="T1327" style:parent-style-name="Основнойшрифтабзаца" style:family="text">
      <style:text-properties fo:font-size="12pt" style:font-size-asian="12pt"/>
    </style:style>
    <style:style style:name="T1328" style:parent-style-name="Основнойшрифтабзаца" style:family="text">
      <style:text-properties fo:font-size="12pt" style:font-size-asian="12pt" fo:language="en" fo:country="US"/>
    </style:style>
    <style:style style:name="T1329" style:parent-style-name="Основнойшрифтабзаца" style:family="text">
      <style:text-properties fo:font-size="12pt" style:font-size-asian="12pt"/>
    </style:style>
    <style:style style:name="T1330" style:parent-style-name="Основнойшрифтабзаца" style:family="text">
      <style:text-properties fo:font-size="12pt" style:font-size-asian="12pt" fo:language="en" fo:country="US"/>
    </style:style>
    <style:style style:name="T1331" style:parent-style-name="Основнойшрифтабзаца" style:family="text">
      <style:text-properties fo:font-size="12pt" style:font-size-asian="12pt"/>
    </style:style>
    <style:style style:name="T1332" style:parent-style-name="Основнойшрифтабзаца" style:family="text">
      <style:text-properties fo:font-size="12pt" style:font-size-asian="12pt" fo:language="en" fo:country="US"/>
    </style:style>
    <style:style style:name="T1333" style:parent-style-name="Основнойшрифтабзаца" style:family="text">
      <style:text-properties fo:font-size="12pt" style:font-size-asian="12pt"/>
    </style:style>
    <style:style style:name="T1334" style:parent-style-name="Основнойшрифтабзаца" style:family="text">
      <style:text-properties fo:font-size="12pt" style:font-size-asian="12pt" fo:language="en" fo:country="US"/>
    </style:style>
    <style:style style:name="T1335" style:parent-style-name="Основнойшрифтабзаца" style:family="text">
      <style:text-properties fo:font-size="12pt" style:font-size-asian="12pt"/>
    </style:style>
    <style:style style:name="T1336" style:parent-style-name="Основнойшрифтабзаца" style:family="text">
      <style:text-properties fo:font-size="12pt" style:font-size-asian="12pt" fo:language="en" fo:country="US"/>
    </style:style>
    <style:style style:name="T1337" style:parent-style-name="Основнойшрифтабзаца" style:family="text">
      <style:text-properties fo:font-size="12pt" style:font-size-asian="12pt"/>
    </style:style>
    <style:style style:name="P1338" style:parent-style-name="TableContents" style:family="paragraph">
      <style:text-properties fo:font-size="12pt" style:font-size-asian="12pt"/>
    </style:style>
    <style:style style:name="P1339" style:parent-style-name="TableContents" style:family="paragraph">
      <style:text-properties fo:font-size="12pt" style:font-size-asian="12pt"/>
    </style:style>
    <style:style style:name="T1340" style:parent-style-name="Основнойшрифтабзаца" style:family="text">
      <style:text-properties fo:font-size="12pt" style:font-size-asian="12pt" fo:language="en" fo:country="US"/>
    </style:style>
    <style:style style:name="T1341" style:parent-style-name="Основнойшрифтабзаца" style:family="text">
      <style:text-properties fo:font-size="12pt" style:font-size-asian="12pt"/>
    </style:style>
    <style:style style:name="T1342" style:parent-style-name="Основнойшрифтабзаца" style:family="text">
      <style:text-properties fo:font-size="12pt" style:font-size-asian="12pt" fo:language="en" fo:country="US"/>
    </style:style>
    <style:style style:name="T1343" style:parent-style-name="Основнойшрифтабзаца" style:family="text">
      <style:text-properties fo:font-size="12pt" style:font-size-asian="12pt"/>
    </style:style>
    <style:style style:name="T1344" style:parent-style-name="Основнойшрифтабзаца" style:family="text">
      <style:text-properties fo:font-size="12pt" style:font-size-asian="12pt" fo:language="en" fo:country="US"/>
    </style:style>
    <style:style style:name="P1345" style:parent-style-name="TableContents" style:family="paragraph">
      <style:text-properties fo:font-size="12pt" style:font-size-asian="12pt"/>
    </style:style>
    <style:style style:name="P1346" style:parent-style-name="TableContents" style:family="paragraph">
      <style:text-properties fo:font-size="12pt" style:font-size-asian="12pt"/>
    </style:style>
    <style:style style:name="P1347" style:parent-style-name="TableContents" style:family="paragraph">
      <style:text-properties fo:font-size="12pt" style:font-size-asian="12pt"/>
    </style:style>
    <style:style style:name="T1348" style:parent-style-name="Основнойшрифтабзаца" style:family="text">
      <style:text-properties fo:font-size="12pt" style:font-size-asian="12pt" fo:language="en" fo:country="US"/>
    </style:style>
    <style:style style:name="T1349" style:parent-style-name="Основнойшрифтабзаца" style:family="text">
      <style:text-properties fo:font-size="12pt" style:font-size-asian="12pt"/>
    </style:style>
    <style:style style:name="T1350" style:parent-style-name="Основнойшрифтабзаца" style:family="text">
      <style:text-properties fo:font-size="12pt" style:font-size-asian="12pt" fo:language="en" fo:country="US"/>
    </style:style>
    <style:style style:name="T1351" style:parent-style-name="Основнойшрифтабзаца" style:family="text">
      <style:text-properties fo:font-size="12pt" style:font-size-asian="12pt"/>
    </style:style>
    <style:style style:name="T1352" style:parent-style-name="Основнойшрифтабзаца" style:family="text">
      <style:text-properties fo:font-size="12pt" style:font-size-asian="12pt" fo:language="en" fo:country="US"/>
    </style:style>
    <style:style style:name="T1353" style:parent-style-name="Основнойшрифтабзаца" style:family="text">
      <style:text-properties fo:font-size="12pt" style:font-size-asian="12pt"/>
    </style:style>
    <style:style style:name="T1354" style:parent-style-name="Основнойшрифтабзаца" style:family="text">
      <style:text-properties fo:font-size="12pt" style:font-size-asian="12pt" fo:language="en" fo:country="US"/>
    </style:style>
    <style:style style:name="T1355" style:parent-style-name="Основнойшрифтабзаца" style:family="text">
      <style:text-properties fo:font-size="12pt" style:font-size-asian="12pt"/>
    </style:style>
    <style:style style:name="T1356" style:parent-style-name="Основнойшрифтабзаца" style:family="text">
      <style:text-properties fo:font-size="12pt" style:font-size-asian="12pt" fo:language="en" fo:country="US"/>
    </style:style>
    <style:style style:name="T1357" style:parent-style-name="Основнойшрифтабзаца" style:family="text">
      <style:text-properties fo:font-size="12pt" style:font-size-asian="12pt"/>
    </style:style>
    <style:style style:name="P1358" style:parent-style-name="TableContents" style:family="paragraph">
      <style:text-properties fo:font-size="12pt" style:font-size-asian="12pt"/>
    </style:style>
    <style:style style:name="P1359" style:parent-style-name="TableContents" style:family="paragraph">
      <style:text-properties fo:font-size="12pt" style:font-size-asian="12pt"/>
    </style:style>
    <style:style style:name="T1360" style:parent-style-name="Основнойшрифтабзаца" style:family="text">
      <style:text-properties fo:font-size="12pt" style:font-size-asian="12pt" fo:language="en" fo:country="US"/>
    </style:style>
    <style:style style:name="T1361" style:parent-style-name="Основнойшрифтабзаца" style:family="text">
      <style:text-properties fo:font-size="12pt" style:font-size-asian="12pt"/>
    </style:style>
    <style:style style:name="T1362" style:parent-style-name="Основнойшрифтабзаца" style:family="text">
      <style:text-properties fo:font-size="12pt" style:font-size-asian="12pt" fo:language="en" fo:country="US"/>
    </style:style>
    <style:style style:name="T1363" style:parent-style-name="Основнойшрифтабзаца" style:family="text">
      <style:text-properties fo:font-size="12pt" style:font-size-asian="12pt"/>
    </style:style>
    <style:style style:name="T1364" style:parent-style-name="Основнойшрифтабзаца" style:family="text">
      <style:text-properties fo:font-size="12pt" style:font-size-asian="12pt" fo:language="en" fo:country="US"/>
    </style:style>
    <style:style style:name="P1365" style:parent-style-name="TableContents" style:family="paragraph">
      <style:text-properties fo:font-size="12pt" style:font-size-asian="12pt"/>
    </style:style>
    <style:style style:name="P1366" style:parent-style-name="TableContents" style:family="paragraph">
      <style:text-properties fo:font-size="12pt" style:font-size-asian="12pt"/>
    </style:style>
    <style:style style:name="P1367" style:parent-style-name="TableContents" style:family="paragraph">
      <style:text-properties fo:font-size="12pt" style:font-size-asian="12pt"/>
    </style:style>
    <style:style style:name="T1368" style:parent-style-name="Основнойшрифтабзаца" style:family="text">
      <style:text-properties fo:font-size="12pt" style:font-size-asian="12pt" fo:language="en" fo:country="US"/>
    </style:style>
    <style:style style:name="T1369" style:parent-style-name="Основнойшрифтабзаца" style:family="text">
      <style:text-properties fo:font-size="12pt" style:font-size-asian="12pt"/>
    </style:style>
    <style:style style:name="T1370" style:parent-style-name="Основнойшрифтабзаца" style:family="text">
      <style:text-properties fo:font-size="12pt" style:font-size-asian="12pt" fo:language="en" fo:country="US"/>
    </style:style>
    <style:style style:name="T1371" style:parent-style-name="Основнойшрифтабзаца" style:family="text">
      <style:text-properties fo:font-size="12pt" style:font-size-asian="12pt"/>
    </style:style>
    <style:style style:name="T1372" style:parent-style-name="Основнойшрифтабзаца" style:family="text">
      <style:text-properties fo:font-size="12pt" style:font-size-asian="12pt" fo:language="en" fo:country="US"/>
    </style:style>
    <style:style style:name="T1373" style:parent-style-name="Основнойшрифтабзаца" style:family="text">
      <style:text-properties fo:font-size="12pt" style:font-size-asian="12pt"/>
    </style:style>
    <style:style style:name="T1374" style:parent-style-name="Основнойшрифтабзаца" style:family="text">
      <style:text-properties fo:font-size="12pt" style:font-size-asian="12pt" fo:language="en" fo:country="US"/>
    </style:style>
    <style:style style:name="T1375" style:parent-style-name="Основнойшрифтабзаца" style:family="text">
      <style:text-properties fo:font-size="12pt" style:font-size-asian="12pt"/>
    </style:style>
    <style:style style:name="P1376" style:parent-style-name="TableContents" style:family="paragraph">
      <style:text-properties fo:font-size="12pt" style:font-size-asian="12pt"/>
    </style:style>
    <style:style style:name="P1377" style:parent-style-name="TableContents" style:family="paragraph">
      <style:text-properties fo:font-size="12pt" style:font-size-asian="12pt"/>
    </style:style>
    <style:style style:name="T1378" style:parent-style-name="Основнойшрифтабзаца" style:family="text">
      <style:text-properties fo:font-size="12pt" style:font-size-asian="12pt" fo:language="en" fo:country="US"/>
    </style:style>
    <style:style style:name="T1379" style:parent-style-name="Основнойшрифтабзаца" style:family="text">
      <style:text-properties fo:font-size="12pt" style:font-size-asian="12pt"/>
    </style:style>
    <style:style style:name="T1380" style:parent-style-name="Основнойшрифтабзаца" style:family="text">
      <style:text-properties fo:font-size="12pt" style:font-size-asian="12pt" fo:language="en" fo:country="US"/>
    </style:style>
    <style:style style:name="T1381" style:parent-style-name="Основнойшрифтабзаца" style:family="text">
      <style:text-properties fo:font-size="12pt" style:font-size-asian="12pt"/>
    </style:style>
    <style:style style:name="T1382" style:parent-style-name="Основнойшрифтабзаца" style:family="text">
      <style:text-properties fo:font-size="12pt" style:font-size-asian="12pt" fo:language="en" fo:country="US"/>
    </style:style>
    <style:style style:name="P1383" style:parent-style-name="TableContents" style:family="paragraph">
      <style:text-properties fo:font-size="12pt" style:font-size-asian="12pt"/>
    </style:style>
    <style:style style:name="P1384" style:parent-style-name="TableContents" style:family="paragraph">
      <style:text-properties fo:font-size="12pt" style:font-size-asian="12pt"/>
    </style:style>
    <style:style style:name="P1385" style:parent-style-name="TableContents" style:family="paragraph">
      <style:text-properties fo:font-size="12pt" style:font-size-asian="12pt"/>
    </style:style>
    <style:style style:name="T1386" style:parent-style-name="Основнойшрифтабзаца" style:family="text">
      <style:text-properties fo:font-size="12pt" style:font-size-asian="12pt" fo:language="en" fo:country="US"/>
    </style:style>
    <style:style style:name="T1387" style:parent-style-name="Основнойшрифтабзаца" style:family="text">
      <style:text-properties fo:font-size="12pt" style:font-size-asian="12pt"/>
    </style:style>
    <style:style style:name="P1388" style:parent-style-name="TableContents" style:family="paragraph">
      <style:text-properties fo:font-size="12pt" style:font-size-asian="12pt" fo:language="en" fo:country="US"/>
    </style:style>
    <style:style style:name="P1389" style:parent-style-name="TableContents" style:family="paragraph">
      <style:text-properties fo:font-size="12pt" style:font-size-asian="12pt" fo:language="en" fo:country="US"/>
    </style:style>
    <style:style style:name="P1390" style:parent-style-name="TableContents" style:family="paragraph">
      <style:text-properties fo:font-size="12pt" style:font-size-asian="12pt" fo:language="en" fo:country="US"/>
    </style:style>
    <style:style style:name="P1391" style:parent-style-name="TableContents" style:family="paragraph">
      <style:text-properties fo:font-size="12pt" style:font-size-asian="12pt"/>
    </style:style>
    <style:style style:name="T1392" style:parent-style-name="Основнойшрифтабзаца" style:family="text">
      <style:text-properties fo:font-size="12pt" style:font-size-asian="12pt" fo:language="en" fo:country="US"/>
    </style:style>
    <style:style style:name="T1393" style:parent-style-name="Основнойшрифтабзаца" style:family="text">
      <style:text-properties fo:font-size="12pt" style:font-size-asian="12pt"/>
    </style:style>
    <style:style style:name="T1394" style:parent-style-name="Основнойшрифтабзаца" style:family="text">
      <style:text-properties fo:font-size="12pt" style:font-size-asian="12pt" fo:language="en" fo:country="US"/>
    </style:style>
    <style:style style:name="P1395" style:parent-style-name="TableContents" style:family="paragraph">
      <style:text-properties fo:font-size="12pt" style:font-size-asian="12pt"/>
    </style:style>
    <style:style style:name="T1396" style:parent-style-name="Основнойшрифтабзаца" style:family="text">
      <style:text-properties fo:font-size="12pt" style:font-size-asian="12pt" fo:language="en" fo:country="US"/>
    </style:style>
    <style:style style:name="T1397" style:parent-style-name="Основнойшрифтабзаца" style:family="text">
      <style:text-properties fo:font-size="12pt" style:font-size-asian="12pt"/>
    </style:style>
    <style:style style:name="T1398" style:parent-style-name="Основнойшрифтабзаца" style:family="text">
      <style:text-properties fo:font-size="12pt" style:font-size-asian="12pt" fo:language="en" fo:country="US"/>
    </style:style>
    <style:style style:name="T1399" style:parent-style-name="Основнойшрифтабзаца" style:family="text">
      <style:text-properties fo:font-size="12pt" style:font-size-asian="12pt"/>
    </style:style>
    <style:style style:name="T1400" style:parent-style-name="Основнойшрифтабзаца" style:family="text">
      <style:text-properties fo:font-size="12pt" style:font-size-asian="12pt" fo:language="en" fo:country="US"/>
    </style:style>
    <style:style style:name="T1401" style:parent-style-name="Основнойшрифтабзаца" style:family="text">
      <style:text-properties fo:font-size="12pt" style:font-size-asian="12pt"/>
    </style:style>
    <style:style style:name="P140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403" style:parent-style-name="Textbody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1404" style:parent-style-name="Заголовок2" style:family="paragraph">
      <style:text-properties fo:color="#000000"/>
    </style:style>
    <style:style style:name="P1405" style:parent-style-name="Textbody" style:family="paragraph">
      <style:text-properties fo:color="#000000"/>
    </style:style>
    <style:style style:name="P1406" style:parent-style-name="Обычный" style:family="paragraph">
      <style:paragraph-properties fo:break-before="page"/>
    </style:style>
    <style:style style:name="P140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40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409" style:parent-style-name="Textbody" style:family="paragraph">
      <style:paragraph-properties fo:text-align="start" fo:text-indent="0in"/>
    </style:style>
    <style:style style:name="T1410" style:parent-style-name="Основнойшрифтабзаца" style:family="text">
      <style:text-properties fo:color="#000000"/>
    </style:style>
    <style:style style:name="T1411" style:parent-style-name="Основнойшрифтабзаца" style:family="text">
      <style:text-properties fo:color="#000000"/>
    </style:style>
    <style:style style:name="T1412" style:parent-style-name="Основнойшрифтабзаца" style:family="text">
      <style:text-properties fo:color="#000000"/>
    </style:style>
    <style:style style:name="T1413" style:parent-style-name="Основнойшрифтабзаца" style:family="text">
      <style:text-properties fo:color="#000000"/>
    </style:style>
    <style:style style:name="T1414" style:parent-style-name="Основнойшрифтабзаца" style:family="text">
      <style:text-properties fo:color="#000000" fo:language="en" fo:country="US"/>
    </style:style>
    <style:style style:name="T1415" style:parent-style-name="Основнойшрифтабзаца" style:family="text">
      <style:text-properties fo:color="#000000"/>
    </style:style>
    <style:style style:name="T1416" style:parent-style-name="Основнойшрифтабзаца" style:family="text">
      <style:text-properties fo:color="#000000" fo:language="en" fo:country="US"/>
    </style:style>
    <style:style style:name="T1417" style:parent-style-name="Основнойшрифтабзаца" style:family="text">
      <style:text-properties fo:color="#BBB529"/>
    </style:style>
    <style:style style:name="T1418" style:parent-style-name="Основнойшрифтабзаца" style:family="text">
      <style:text-properties fo:color="#6A8759"/>
    </style:style>
    <style:style style:name="T1419" style:parent-style-name="Основнойшрифтабзаца" style:family="text">
      <style:text-properties fo:color="#6A8759"/>
    </style:style>
    <style:style style:name="T1420" style:parent-style-name="Основнойшрифтабзаца" style:family="text">
      <style:text-properties fo:color="#BBB529"/>
    </style:style>
    <style:style style:name="T1421" style:parent-style-name="Основнойшрифтабзаца" style:family="text">
      <style:text-properties fo:color="#6A8759"/>
    </style:style>
    <style:style style:name="T1422" style:parent-style-name="Основнойшрифтабзаца" style:family="text">
      <style:text-properties fo:color="#6A8759"/>
    </style:style>
    <style:style style:name="T1423" style:parent-style-name="Основнойшрифтабзаца" style:family="text">
      <style:text-properties fo:color="#BBB529"/>
    </style:style>
    <style:style style:name="T1424" style:parent-style-name="Основнойшрифтабзаца" style:family="text">
      <style:text-properties fo:color="#6A8759"/>
    </style:style>
    <style:style style:name="T1425" style:parent-style-name="Основнойшрифтабзаца" style:family="text">
      <style:text-properties fo:color="#6A8759"/>
    </style:style>
    <style:style style:name="T1426" style:parent-style-name="Основнойшрифтабзаца" style:family="text">
      <style:text-properties fo:color="#6A8759"/>
    </style:style>
    <style:style style:name="T1427" style:parent-style-name="Основнойшрифтабзаца" style:family="text">
      <style:text-properties fo:color="#BBB529"/>
    </style:style>
    <style:style style:name="T1428" style:parent-style-name="Основнойшрифтабзаца" style:family="text">
      <style:text-properties fo:color="#908B25"/>
    </style:style>
    <style:style style:name="T1429" style:parent-style-name="Основнойшрифтабзаца" style:family="text">
      <style:text-properties fo:color="#CC7832"/>
    </style:style>
    <style:style style:name="T1430" style:parent-style-name="Основнойшрифтабзаца" style:family="text">
      <style:text-properties fo:color="#CC7832"/>
    </style:style>
    <style:style style:name="T1431" style:parent-style-name="Основнойшрифтабзаца" style:family="text">
      <style:text-properties fo:color="#BBB529"/>
    </style:style>
    <style:style style:name="T1432" style:parent-style-name="Основнойшрифтабзаца" style:family="text">
      <style:text-properties fo:color="#908B25"/>
    </style:style>
    <style:style style:name="T1433" style:parent-style-name="Основнойшрифтабзаца" style:family="text">
      <style:text-properties fo:color="#CC7832"/>
    </style:style>
    <style:style style:name="T1434" style:parent-style-name="Основнойшрифтабзаца" style:family="text">
      <style:text-properties fo:color="#CC7832"/>
    </style:style>
    <style:style style:name="T1435" style:parent-style-name="Основнойшрифтабзаца" style:family="text">
      <style:text-properties fo:color="#CC7832"/>
    </style:style>
    <style:style style:name="T1436" style:parent-style-name="Основнойшрифтабзаца" style:family="text">
      <style:text-properties fo:color="#B5B6E3"/>
    </style:style>
    <style:style style:name="T1437" style:parent-style-name="Основнойшрифтабзаца" style:family="text">
      <style:text-properties fo:color="#A9B7C6"/>
    </style:style>
    <style:style style:name="T1438" style:parent-style-name="Основнойшрифтабзаца" style:family="text">
      <style:text-properties fo:color="#808080"/>
    </style:style>
    <style:style style:name="T1439" style:parent-style-name="Основнойшрифтабзаца" style:family="text">
      <style:text-properties fo:color="#808080"/>
    </style:style>
    <style:style style:name="T1440" style:parent-style-name="Основнойшрифтабзаца" style:family="text">
      <style:text-properties fo:color="#908B25"/>
    </style:style>
    <style:style style:name="T1441" style:parent-style-name="Основнойшрифтабзаца" style:family="text">
      <style:text-properties fo:color="#9373A5"/>
    </style:style>
    <style:style style:name="T1442" style:parent-style-name="Основнойшрифтабзаца" style:family="text">
      <style:text-properties fo:color="#CC7832"/>
    </style:style>
    <style:style style:name="T1443" style:parent-style-name="Основнойшрифтабзаца" style:family="text">
      <style:text-properties fo:color="#808080"/>
    </style:style>
    <style:style style:name="T1444" style:parent-style-name="Основнойшрифтабзаца" style:family="text">
      <style:text-properties fo:color="#808080"/>
    </style:style>
    <style:style style:name="T1445" style:parent-style-name="Основнойшрифтабзаца" style:family="text">
      <style:text-properties fo:color="#CC7832"/>
    </style:style>
    <style:style style:name="T1446" style:parent-style-name="Основнойшрифтабзаца" style:family="text">
      <style:text-properties fo:color="#9373A5"/>
    </style:style>
    <style:style style:name="T1447" style:parent-style-name="Основнойшрифтабзаца" style:family="text">
      <style:text-properties fo:color="#CC7832"/>
    </style:style>
    <style:style style:name="T1448" style:parent-style-name="Основнойшрифтабзаца" style:family="text">
      <style:text-properties fo:color="#808080"/>
    </style:style>
    <style:style style:name="T1449" style:parent-style-name="Основнойшрифтабзаца" style:family="text">
      <style:text-properties fo:color="#808080"/>
    </style:style>
    <style:style style:name="T1450" style:parent-style-name="Основнойшрифтабзаца" style:family="text">
      <style:text-properties fo:color="#808080"/>
    </style:style>
    <style:style style:name="T1451" style:parent-style-name="Основнойшрифтабзаца" style:family="text">
      <style:text-properties fo:color="#FFC66D"/>
    </style:style>
    <style:style style:name="T1452" style:parent-style-name="Основнойшрифтабзаца" style:family="text">
      <style:text-properties fo:color="#A9B7C6"/>
    </style:style>
    <style:style style:name="T1453" style:parent-style-name="Основнойшрифтабзаца" style:family="text">
      <style:text-properties fo:color="#CC7832"/>
    </style:style>
    <style:style style:name="T1454" style:parent-style-name="Основнойшрифтабзаца" style:family="text">
      <style:text-properties fo:color="#CC7832"/>
    </style:style>
    <style:style style:name="T1455" style:parent-style-name="Основнойшрифтабзаца" style:family="text">
      <style:text-properties fo:color="#FFC66D"/>
    </style:style>
    <style:style style:name="T1456" style:parent-style-name="Основнойшрифтабзаца" style:family="text">
      <style:text-properties fo:color="#A9B7C6"/>
    </style:style>
    <style:style style:name="T1457" style:parent-style-name="Основнойшрифтабзаца" style:family="text">
      <style:text-properties fo:color="#908B25"/>
    </style:style>
    <style:style style:name="T1458" style:parent-style-name="Основнойшрифтабзаца" style:family="text">
      <style:text-properties fo:color="#A9B7C6"/>
    </style:style>
    <style:style style:name="T1459" style:parent-style-name="Основнойшрифтабзаца" style:family="text">
      <style:text-properties fo:color="#CC7832"/>
    </style:style>
    <style:style style:name="T1460" style:parent-style-name="Основнойшрифтабзаца" style:family="text">
      <style:text-properties fo:color="#A9B7C6"/>
    </style:style>
    <style:style style:name="T1461" style:parent-style-name="Основнойшрифтабзаца" style:family="text">
      <style:text-properties fo:color="#A9B7C6"/>
    </style:style>
    <style:style style:name="T1462" style:parent-style-name="Основнойшрифтабзаца" style:family="text">
      <style:text-properties fo:color="#CC7832"/>
    </style:style>
    <style:style style:name="T1463" style:parent-style-name="Основнойшрифтабзаца" style:family="text">
      <style:text-properties fo:color="#A9B7C6"/>
    </style:style>
    <style:style style:name="T1464" style:parent-style-name="Основнойшрифтабзаца" style:family="text">
      <style:text-properties fo:color="#9373A5"/>
    </style:style>
    <style:style style:name="T1465" style:parent-style-name="Основнойшрифтабзаца" style:family="text">
      <style:text-properties fo:color="#A9B7C6"/>
    </style:style>
    <style:style style:name="T1466" style:parent-style-name="Основнойшрифтабзаца" style:family="text">
      <style:text-properties fo:color="#CC7832"/>
    </style:style>
    <style:style style:name="T1467" style:parent-style-name="Основнойшрифтабзаца" style:family="text">
      <style:text-properties fo:color="#CC7832"/>
    </style:style>
    <style:style style:name="T1468" style:parent-style-name="Основнойшрифтабзаца" style:family="text">
      <style:text-properties fo:color="#A9B7C6"/>
    </style:style>
    <style:style style:name="T1469" style:parent-style-name="Основнойшрифтабзаца" style:family="text">
      <style:text-properties fo:color="#9373A5"/>
    </style:style>
    <style:style style:name="T1470" style:parent-style-name="Основнойшрифтабзаца" style:family="text">
      <style:text-properties fo:color="#A9B7C6"/>
    </style:style>
    <style:style style:name="T1471" style:parent-style-name="Основнойшрифтабзаца" style:family="text">
      <style:text-properties fo:color="#CC7832"/>
    </style:style>
    <style:style style:name="T1472" style:parent-style-name="Основнойшрифтабзаца" style:family="text">
      <style:text-properties fo:color="#CC7832"/>
    </style:style>
    <style:style style:name="T1473" style:parent-style-name="Основнойшрифтабзаца" style:family="text">
      <style:text-properties fo:color="#A9B7C6"/>
    </style:style>
    <style:style style:name="T1474" style:parent-style-name="Основнойшрифтабзаца" style:family="text">
      <style:text-properties fo:color="#A9B7C6"/>
    </style:style>
    <style:style style:name="T1475" style:parent-style-name="Основнойшрифтабзаца" style:family="text">
      <style:text-properties fo:color="#CC7832"/>
    </style:style>
    <style:style style:name="T1476" style:parent-style-name="Основнойшрифтабзаца" style:family="text">
      <style:text-properties fo:color="#CC7832"/>
    </style:style>
    <style:style style:name="T1477" style:parent-style-name="Основнойшрифтабзаца" style:family="text">
      <style:text-properties fo:color="#B5B6E3"/>
    </style:style>
    <style:style style:name="T1478" style:parent-style-name="Основнойшрифтабзаца" style:family="text">
      <style:text-properties fo:color="#A9B7C6"/>
    </style:style>
    <style:style style:name="T1479" style:parent-style-name="Основнойшрифтабзаца" style:family="text">
      <style:text-properties fo:color="#808080"/>
    </style:style>
    <style:style style:name="T1480" style:parent-style-name="Основнойшрифтабзаца" style:family="text">
      <style:text-properties fo:color="#808080"/>
    </style:style>
    <style:style style:name="T1481" style:parent-style-name="Основнойшрифтабзаца" style:family="text">
      <style:text-properties fo:color="#B5B6E3"/>
    </style:style>
    <style:style style:name="T1482" style:parent-style-name="Основнойшрифтабзаца" style:family="text">
      <style:text-properties fo:color="#A9B7C6"/>
    </style:style>
    <style:style style:name="T1483" style:parent-style-name="Основнойшрифтабзаца" style:family="text">
      <style:text-properties fo:color="#9373A5"/>
    </style:style>
    <style:style style:name="T1484" style:parent-style-name="Основнойшрифтабзаца" style:family="text">
      <style:text-properties fo:color="#CC7832"/>
    </style:style>
    <style:style style:name="T1485" style:parent-style-name="Основнойшрифтабзаца" style:family="text">
      <style:text-properties fo:color="#808080"/>
    </style:style>
    <style:style style:name="T1486" style:parent-style-name="Основнойшрифтабзаца" style:family="text">
      <style:text-properties fo:color="#808080"/>
    </style:style>
    <style:style style:name="T1487" style:parent-style-name="Основнойшрифтабзаца" style:family="text">
      <style:text-properties fo:color="#B5B6E3"/>
    </style:style>
    <style:style style:name="T1488" style:parent-style-name="Основнойшрифтабзаца" style:family="text">
      <style:text-properties fo:color="#A9B7C6"/>
    </style:style>
    <style:style style:name="T1489" style:parent-style-name="Основнойшрифтабзаца" style:family="text">
      <style:text-properties fo:color="#9373A5"/>
    </style:style>
    <style:style style:name="T1490" style:parent-style-name="Основнойшрифтабзаца" style:family="text">
      <style:text-properties fo:color="#CC7832"/>
    </style:style>
    <style:style style:name="T1491" style:parent-style-name="Основнойшрифтабзаца" style:family="text">
      <style:text-properties fo:color="#808080"/>
    </style:style>
    <style:style style:name="T1492" style:parent-style-name="Основнойшрифтабзаца" style:family="text">
      <style:text-properties fo:color="#808080"/>
    </style:style>
    <style:style style:name="T1493" style:parent-style-name="Основнойшрифтабзаца" style:family="text">
      <style:text-properties fo:color="#908B25"/>
    </style:style>
    <style:style style:name="T1494" style:parent-style-name="Основнойшрифтабзаца" style:family="text">
      <style:text-properties fo:color="#9373A5"/>
    </style:style>
    <style:style style:name="T1495" style:parent-style-name="Основнойшрифтабзаца" style:family="text">
      <style:text-properties fo:color="#CC7832"/>
    </style:style>
    <style:style style:name="T1496" style:parent-style-name="Основнойшрифтабзаца" style:family="text">
      <style:text-properties fo:color="#808080"/>
    </style:style>
    <style:style style:name="T1497" style:parent-style-name="Основнойшрифтабзаца" style:family="text">
      <style:text-properties fo:color="#808080"/>
    </style:style>
    <style:style style:name="T1498" style:parent-style-name="Основнойшрифтабзаца" style:family="text">
      <style:text-properties fo:color="#808080"/>
    </style:style>
    <style:style style:name="T1499" style:parent-style-name="Основнойшрифтабзаца" style:family="text">
      <style:text-properties fo:color="#FFC66D"/>
    </style:style>
    <style:style style:name="T1500" style:parent-style-name="Основнойшрифтабзаца" style:family="text">
      <style:text-properties fo:color="#A9B7C6"/>
    </style:style>
    <style:style style:name="T1501" style:parent-style-name="Основнойшрифтабзаца" style:family="text">
      <style:text-properties fo:color="#CC7832"/>
    </style:style>
    <style:style style:name="T1502" style:parent-style-name="Основнойшрифтабзаца" style:family="text">
      <style:text-properties fo:color="#CC7832"/>
    </style:style>
    <style:style style:name="T1503" style:parent-style-name="Основнойшрифтабзаца" style:family="text">
      <style:text-properties fo:color="#FFC66D"/>
    </style:style>
    <style:style style:name="T1504" style:parent-style-name="Основнойшрифтабзаца" style:family="text">
      <style:text-properties fo:color="#A9B7C6"/>
    </style:style>
    <style:style style:name="T1505" style:parent-style-name="Основнойшрифтабзаца" style:family="text">
      <style:text-properties fo:color="#B5B6E3"/>
    </style:style>
    <style:style style:name="T1506" style:parent-style-name="Основнойшрифтабзаца" style:family="text">
      <style:text-properties fo:color="#A9B7C6"/>
    </style:style>
    <style:style style:name="T1507" style:parent-style-name="Основнойшрифтабзаца" style:family="text">
      <style:text-properties fo:color="#CC7832"/>
    </style:style>
    <style:style style:name="T1508" style:parent-style-name="Основнойшрифтабзаца" style:family="text">
      <style:text-properties fo:color="#B5B6E3"/>
    </style:style>
    <style:style style:name="T1509" style:parent-style-name="Основнойшрифтабзаца" style:family="text">
      <style:text-properties fo:color="#A9B7C6"/>
    </style:style>
    <style:style style:name="T1510" style:parent-style-name="Основнойшрифтабзаца" style:family="text">
      <style:text-properties fo:color="#CC7832"/>
    </style:style>
    <style:style style:name="T1511" style:parent-style-name="Основнойшрифтабзаца" style:family="text">
      <style:text-properties fo:color="#908B25"/>
    </style:style>
    <style:style style:name="T1512" style:parent-style-name="Основнойшрифтабзаца" style:family="text">
      <style:text-properties fo:color="#A9B7C6"/>
    </style:style>
    <style:style style:name="T1513" style:parent-style-name="Основнойшрифтабзаца" style:family="text">
      <style:text-properties fo:color="#A9B7C6"/>
    </style:style>
    <style:style style:name="T1514" style:parent-style-name="Основнойшрифтабзаца" style:family="text">
      <style:text-properties fo:color="#9373A5"/>
    </style:style>
    <style:style style:name="T1515" style:parent-style-name="Основнойшрифтабзаца" style:family="text">
      <style:text-properties fo:color="#A9B7C6"/>
    </style:style>
    <style:style style:name="T1516" style:parent-style-name="Основнойшрифтабзаца" style:family="text">
      <style:text-properties fo:color="#CC7832"/>
    </style:style>
    <style:style style:name="T1517" style:parent-style-name="Основнойшрифтабзаца" style:family="text">
      <style:text-properties fo:color="#CC7832"/>
    </style:style>
    <style:style style:name="T1518" style:parent-style-name="Основнойшрифтабзаца" style:family="text">
      <style:text-properties fo:color="#9373A5"/>
    </style:style>
    <style:style style:name="T1519" style:parent-style-name="Основнойшрифтабзаца" style:family="text">
      <style:text-properties fo:color="#A9B7C6"/>
    </style:style>
    <style:style style:name="T1520" style:parent-style-name="Основнойшрифтабзаца" style:family="text">
      <style:text-properties fo:color="#CC7832"/>
    </style:style>
    <style:style style:name="T1521" style:parent-style-name="Основнойшрифтабзаца" style:family="text">
      <style:text-properties fo:color="#CC7832"/>
    </style:style>
    <style:style style:name="T1522" style:parent-style-name="Основнойшрифтабзаца" style:family="text">
      <style:text-properties fo:color="#9373A5"/>
    </style:style>
    <style:style style:name="T1523" style:parent-style-name="Основнойшрифтабзаца" style:family="text">
      <style:text-properties fo:color="#A9B7C6"/>
    </style:style>
    <style:style style:name="T1524" style:parent-style-name="Основнойшрифтабзаца" style:family="text">
      <style:text-properties fo:color="#CC7832"/>
    </style:style>
    <style:style style:name="T1525" style:parent-style-name="Основнойшрифтабзаца" style:family="text">
      <style:text-properties fo:color="#CC7832"/>
    </style:style>
    <style:style style:name="T1526" style:parent-style-name="Основнойшрифтабзаца" style:family="text">
      <style:text-properties fo:color="#A9B7C6"/>
    </style:style>
    <style:style style:name="T1527" style:parent-style-name="Основнойшрифтабзаца" style:family="text">
      <style:text-properties fo:color="#A9B7C6"/>
    </style:style>
    <style:style style:name="T1528" style:parent-style-name="Основнойшрифтабзаца" style:family="text">
      <style:text-properties fo:color="#CC7832"/>
    </style:style>
    <style:style style:name="T1529" style:parent-style-name="Основнойшрифтабзаца" style:family="text">
      <style:text-properties fo:color="#CC7832"/>
    </style:style>
    <style:style style:name="T1530" style:parent-style-name="Основнойшрифтабзаца" style:family="text">
      <style:text-properties fo:color="#FFC66D"/>
    </style:style>
    <style:style style:name="T1531" style:parent-style-name="Основнойшрифтабзаца" style:family="text">
      <style:text-properties fo:color="#A9B7C6"/>
    </style:style>
    <style:style style:name="T1532" style:parent-style-name="Основнойшрифтабзаца" style:family="text">
      <style:text-properties fo:color="#CC7832"/>
    </style:style>
    <style:style style:name="T1533" style:parent-style-name="Основнойшрифтабзаца" style:family="text">
      <style:text-properties fo:color="#B5B6E3"/>
    </style:style>
    <style:style style:name="T1534" style:parent-style-name="Основнойшрифтабзаца" style:family="text">
      <style:text-properties fo:color="#A9B7C6"/>
    </style:style>
    <style:style style:name="T1535" style:parent-style-name="Основнойшрифтабзаца" style:family="text">
      <style:text-properties fo:color="#CC7832"/>
    </style:style>
    <style:style style:name="T1536" style:parent-style-name="Основнойшрифтабзаца" style:family="text">
      <style:text-properties fo:color="#B5B6E3"/>
    </style:style>
    <style:style style:name="T1537" style:parent-style-name="Основнойшрифтабзаца" style:family="text">
      <style:text-properties fo:color="#A9B7C6"/>
    </style:style>
    <style:style style:name="T1538" style:parent-style-name="Основнойшрифтабзаца" style:family="text">
      <style:text-properties fo:color="#808080"/>
    </style:style>
    <style:style style:name="T1539" style:parent-style-name="Основнойшрифтабзаца" style:family="text">
      <style:text-properties fo:color="#808080"/>
    </style:style>
    <style:style style:name="T1540" style:parent-style-name="Основнойшрифтабзаца" style:family="text">
      <style:text-properties fo:color="#A9B7C6"/>
    </style:style>
    <style:style style:name="T1541" style:parent-style-name="Основнойшрифтабзаца" style:family="text">
      <style:text-properties fo:color="#A9B7C6"/>
    </style:style>
    <style:style style:name="T1542" style:parent-style-name="Основнойшрифтабзаца" style:family="text">
      <style:text-properties fo:color="#CC7832"/>
    </style:style>
    <style:style style:name="T1543" style:parent-style-name="Основнойшрифтабзаца" style:family="text">
      <style:text-properties fo:color="#A9B7C6"/>
    </style:style>
    <style:style style:name="T1544" style:parent-style-name="Основнойшрифтабзаца" style:family="text">
      <style:text-properties fo:color="#9373A5"/>
    </style:style>
    <style:style style:name="T1545" style:parent-style-name="Основнойшрифтабзаца" style:family="text">
      <style:text-properties fo:color="#A9B7C6"/>
    </style:style>
    <style:style style:name="T1546" style:parent-style-name="Основнойшрифтабзаца" style:family="text">
      <style:text-properties fo:color="#9373A5"/>
    </style:style>
    <style:style style:name="T1547" style:parent-style-name="Основнойшрифтабзаца" style:family="text">
      <style:text-properties fo:color="#A9B7C6"/>
    </style:style>
    <style:style style:name="T1548" style:parent-style-name="Основнойшрифтабзаца" style:family="text">
      <style:text-properties fo:color="#9373A5"/>
    </style:style>
    <style:style style:name="T1549" style:parent-style-name="Основнойшрифтабзаца" style:family="text">
      <style:text-properties fo:color="#A9B7C6"/>
    </style:style>
    <style:style style:name="T1550" style:parent-style-name="Основнойшрифтабзаца" style:family="text">
      <style:text-properties fo:color="#9373A5"/>
    </style:style>
    <style:style style:name="T1551" style:parent-style-name="Основнойшрифтабзаца" style:family="text">
      <style:text-properties fo:color="#A9B7C6"/>
    </style:style>
    <style:style style:name="T1552" style:parent-style-name="Основнойшрифтабзаца" style:family="text">
      <style:text-properties fo:color="#808080"/>
    </style:style>
    <style:style style:name="T1553" style:parent-style-name="Основнойшрифтабзаца" style:family="text">
      <style:text-properties fo:color="#808080"/>
    </style:style>
    <style:style style:name="T1554" style:parent-style-name="Основнойшрифтабзаца" style:family="text">
      <style:text-properties fo:color="#CC7832"/>
    </style:style>
    <style:style style:name="T1555" style:parent-style-name="Основнойшрифтабзаца" style:family="text">
      <style:text-properties fo:color="#CC7832"/>
    </style:style>
    <style:style style:name="T1556" style:parent-style-name="Основнойшрифтабзаца" style:family="text">
      <style:text-properties fo:color="#A9B7C6"/>
    </style:style>
    <style:style style:name="T1557" style:parent-style-name="Основнойшрифтабзаца" style:family="text">
      <style:text-properties fo:color="#9373A5"/>
    </style:style>
    <style:style style:name="T1558" style:parent-style-name="Основнойшрифтабзаца" style:family="text">
      <style:text-properties fo:color="#A9B7C6"/>
    </style:style>
    <style:style style:name="T1559" style:parent-style-name="Основнойшрифтабзаца" style:family="text">
      <style:text-properties fo:color="#9373A5"/>
    </style:style>
    <style:style style:name="T1560" style:parent-style-name="Основнойшрифтабзаца" style:family="text">
      <style:text-properties fo:color="#A9B7C6"/>
    </style:style>
    <style:style style:name="T1561" style:parent-style-name="Основнойшрифтабзаца" style:family="text">
      <style:text-properties fo:color="#9373A5"/>
    </style:style>
    <style:style style:name="T1562" style:parent-style-name="Основнойшрифтабзаца" style:family="text">
      <style:text-properties fo:color="#A9B7C6"/>
    </style:style>
    <style:style style:name="T1563" style:parent-style-name="Основнойшрифтабзаца" style:family="text">
      <style:text-properties fo:color="#9373A5"/>
    </style:style>
    <style:style style:name="T1564" style:parent-style-name="Основнойшрифтабзаца" style:family="text">
      <style:text-properties fo:color="#A9B7C6"/>
    </style:style>
    <style:style style:name="T1565" style:parent-style-name="Основнойшрифтабзаца" style:family="text">
      <style:text-properties fo:color="#A9B7C6"/>
    </style:style>
    <style:style style:name="T1566" style:parent-style-name="Основнойшрифтабзаца" style:family="text">
      <style:text-properties fo:color="#CC7832"/>
    </style:style>
    <style:style style:name="T1567" style:parent-style-name="Основнойшрифтабзаца" style:family="text">
      <style:text-properties fo:color="#CC7832"/>
    </style:style>
    <style:style style:name="T1568" style:parent-style-name="Основнойшрифтабзаца" style:family="text">
      <style:text-properties fo:color="#A9B7C6"/>
    </style:style>
    <style:style style:name="T1569" style:parent-style-name="Основнойшрифтабзаца" style:family="text">
      <style:text-properties fo:color="#9373A5"/>
    </style:style>
    <style:style style:name="T1570" style:parent-style-name="Основнойшрифтабзаца" style:family="text">
      <style:text-properties fo:color="#A9B7C6"/>
    </style:style>
    <style:style style:name="T1571" style:parent-style-name="Основнойшрифтабзаца" style:family="text">
      <style:text-properties fo:color="#9373A5"/>
    </style:style>
    <style:style style:name="T1572" style:parent-style-name="Основнойшрифтабзаца" style:family="text">
      <style:text-properties fo:color="#A9B7C6"/>
    </style:style>
    <style:style style:name="T1573" style:parent-style-name="Основнойшрифтабзаца" style:family="text">
      <style:text-properties fo:color="#808080"/>
    </style:style>
    <style:style style:name="T1574" style:parent-style-name="Основнойшрифтабзаца" style:family="text">
      <style:text-properties fo:color="#808080"/>
    </style:style>
    <style:style style:name="T1575" style:parent-style-name="Основнойшрифтабзаца" style:family="text">
      <style:text-properties fo:color="#CC7832"/>
    </style:style>
    <style:style style:name="T1576" style:parent-style-name="Основнойшрифтабзаца" style:family="text">
      <style:text-properties fo:color="#CC7832"/>
    </style:style>
    <style:style style:name="T1577" style:parent-style-name="Основнойшрифтабзаца" style:family="text">
      <style:text-properties fo:color="#CC7832"/>
    </style:style>
    <style:style style:name="T1578" style:parent-style-name="Основнойшрифтабзаца" style:family="text">
      <style:text-properties fo:color="#A9B7C6"/>
    </style:style>
    <style:style style:name="T1579" style:parent-style-name="Основнойшрифтабзаца" style:family="text">
      <style:text-properties fo:color="#A9B7C6"/>
    </style:style>
    <style:style style:name="T1580" style:parent-style-name="Основнойшрифтабзаца" style:family="text">
      <style:text-properties fo:color="#A9B7C6"/>
    </style:style>
    <style:style style:name="T1581" style:parent-style-name="Основнойшрифтабзаца" style:family="text">
      <style:text-properties fo:color="#CC7832"/>
    </style:style>
    <style:style style:name="T1582" style:parent-style-name="Основнойшрифтабзаца" style:family="text">
      <style:text-properties fo:color="#B5B6E3"/>
    </style:style>
    <style:style style:name="T1583" style:parent-style-name="Основнойшрифтабзаца" style:family="text">
      <style:text-properties fo:color="#A9B7C6"/>
    </style:style>
    <style:style style:name="T1584" style:parent-style-name="Основнойшрифтабзаца" style:family="text">
      <style:text-properties fo:color="#808080"/>
    </style:style>
    <style:style style:name="T1585" style:parent-style-name="Основнойшрифтабзаца" style:family="text">
      <style:text-properties fo:color="#808080"/>
    </style:style>
    <style:style style:name="T1586" style:parent-style-name="Основнойшрифтабзаца" style:family="text">
      <style:text-properties fo:color="#CC7832"/>
    </style:style>
    <style:style style:name="T1587" style:parent-style-name="Основнойшрифтабзаца" style:family="text">
      <style:text-properties fo:color="#A9B7C6"/>
    </style:style>
    <style:style style:name="T1588" style:parent-style-name="Основнойшрифтабзаца" style:family="text">
      <style:text-properties fo:color="#A9B7C6"/>
    </style:style>
    <style:style style:name="T1589" style:parent-style-name="Основнойшрифтабзаца" style:family="text">
      <style:text-properties fo:color="#908B25"/>
    </style:style>
    <style:style style:name="T1590" style:parent-style-name="Основнойшрифтабзаца" style:family="text">
      <style:text-properties fo:color="#9373A5"/>
    </style:style>
    <style:style style:name="T1591" style:parent-style-name="Основнойшрифтабзаца" style:family="text">
      <style:text-properties fo:color="#CC7832"/>
    </style:style>
    <style:style style:name="T1592" style:parent-style-name="Основнойшрифтабзаца" style:family="text">
      <style:text-properties fo:color="#9373A5"/>
    </style:style>
    <style:style style:name="T1593" style:parent-style-name="Основнойшрифтабзаца" style:family="text">
      <style:text-properties fo:color="#CC7832"/>
    </style:style>
    <style:style style:name="T1594" style:parent-style-name="Основнойшрифтабзаца" style:family="text">
      <style:text-properties fo:color="#808080"/>
    </style:style>
    <style:style style:name="T1595" style:parent-style-name="Основнойшрифтабзаца" style:family="text">
      <style:text-properties fo:color="#808080"/>
    </style:style>
    <style:style style:name="T1596" style:parent-style-name="Основнойшрифтабзаца" style:family="text">
      <style:text-properties fo:color="#B5B6E3"/>
    </style:style>
    <style:style style:name="T1597" style:parent-style-name="Основнойшрифтабзаца" style:family="text">
      <style:text-properties fo:color="#A9B7C6"/>
    </style:style>
    <style:style style:name="T1598" style:parent-style-name="Основнойшрифтабзаца" style:family="text">
      <style:text-properties fo:color="#B9BCD1"/>
    </style:style>
    <style:style style:name="T1599" style:parent-style-name="Основнойшрифтабзаца" style:family="text">
      <style:text-properties fo:color="#9373A5"/>
    </style:style>
    <style:style style:name="T1600" style:parent-style-name="Основнойшрифтабзаца" style:family="text">
      <style:text-properties fo:color="#CC7832"/>
    </style:style>
    <style:style style:name="T1601" style:parent-style-name="Основнойшрифтабзаца" style:family="text">
      <style:text-properties fo:color="#808080"/>
    </style:style>
    <style:style style:name="T1602" style:parent-style-name="Основнойшрифтабзаца" style:family="text">
      <style:text-properties fo:color="#808080"/>
    </style:style>
    <style:style style:name="T1603" style:parent-style-name="Основнойшрифтабзаца" style:family="text">
      <style:text-properties fo:color="#CC7832"/>
    </style:style>
    <style:style style:name="T1604" style:parent-style-name="Основнойшрифтабзаца" style:family="text">
      <style:text-properties fo:color="#A9B7C6"/>
    </style:style>
    <style:style style:name="T1605" style:parent-style-name="Основнойшрифтабзаца" style:family="text">
      <style:text-properties fo:color="#A9B7C6"/>
    </style:style>
    <style:style style:name="T1606" style:parent-style-name="Основнойшрифтабзаца" style:family="text">
      <style:text-properties fo:color="#B5B6E3"/>
    </style:style>
    <style:style style:name="T1607" style:parent-style-name="Основнойшрифтабзаца" style:family="text">
      <style:text-properties fo:color="#A9B7C6"/>
    </style:style>
    <style:style style:name="T1608" style:parent-style-name="Основнойшрифтабзаца" style:family="text">
      <style:text-properties fo:color="#B5B6E3"/>
    </style:style>
    <style:style style:name="T1609" style:parent-style-name="Основнойшрифтабзаца" style:family="text">
      <style:text-properties fo:color="#A9B7C6"/>
    </style:style>
    <style:style style:name="T1610" style:parent-style-name="Основнойшрифтабзаца" style:family="text">
      <style:text-properties fo:color="#B5B6E3"/>
    </style:style>
    <style:style style:name="T1611" style:parent-style-name="Основнойшрифтабзаца" style:family="text">
      <style:text-properties fo:color="#A9B7C6"/>
    </style:style>
    <style:style style:name="T1612" style:parent-style-name="Основнойшрифтабзаца" style:family="text">
      <style:text-properties fo:color="#9373A5"/>
    </style:style>
    <style:style style:name="T1613" style:parent-style-name="Основнойшрифтабзаца" style:family="text">
      <style:text-properties fo:color="#CC7832"/>
    </style:style>
    <style:style style:name="T1614" style:parent-style-name="Основнойшрифтабзаца" style:family="text">
      <style:text-properties fo:color="#808080"/>
    </style:style>
    <style:style style:name="T1615" style:parent-style-name="Основнойшрифтабзаца" style:family="text">
      <style:text-properties fo:color="#808080"/>
    </style:style>
    <style:style style:name="T1616" style:parent-style-name="Основнойшрифтабзаца" style:family="text">
      <style:text-properties fo:color="#B5B6E3"/>
    </style:style>
    <style:style style:name="T1617" style:parent-style-name="Основнойшрифтабзаца" style:family="text">
      <style:text-properties fo:color="#A9B7C6"/>
    </style:style>
    <style:style style:name="T1618" style:parent-style-name="Основнойшрифтабзаца" style:family="text">
      <style:text-properties fo:color="#B5B6E3"/>
    </style:style>
    <style:style style:name="T1619" style:parent-style-name="Основнойшрифтабзаца" style:family="text">
      <style:text-properties fo:color="#A9B7C6"/>
    </style:style>
    <style:style style:name="T1620" style:parent-style-name="Основнойшрифтабзаца" style:family="text">
      <style:text-properties fo:color="#B5B6E3"/>
    </style:style>
    <style:style style:name="T1621" style:parent-style-name="Основнойшрифтабзаца" style:family="text">
      <style:text-properties fo:color="#A9B7C6"/>
    </style:style>
    <style:style style:name="T1622" style:parent-style-name="Основнойшрифтабзаца" style:family="text">
      <style:text-properties fo:color="#9373A5"/>
    </style:style>
    <style:style style:name="T1623" style:parent-style-name="Основнойшрифтабзаца" style:family="text">
      <style:text-properties fo:color="#CC7832"/>
    </style:style>
    <style:style style:name="T1624" style:parent-style-name="Основнойшрифтабзаца" style:family="text">
      <style:text-properties fo:color="#808080"/>
    </style:style>
    <style:style style:name="T1625" style:parent-style-name="Основнойшрифтабзаца" style:family="text">
      <style:text-properties fo:color="#808080"/>
    </style:style>
    <style:style style:name="T1626" style:parent-style-name="Основнойшрифтабзаца" style:family="text">
      <style:text-properties fo:color="#FFC66D"/>
    </style:style>
    <style:style style:name="T1627" style:parent-style-name="Основнойшрифтабзаца" style:family="text">
      <style:text-properties fo:color="#A9B7C6"/>
    </style:style>
    <style:style style:name="T1628" style:parent-style-name="Основнойшрифтабзаца" style:family="text">
      <style:text-properties fo:color="#908B25"/>
    </style:style>
    <style:style style:name="T1629" style:parent-style-name="Основнойшрифтабзаца" style:family="text">
      <style:text-properties fo:color="#A9B7C6"/>
    </style:style>
    <style:style style:name="T1630" style:parent-style-name="Основнойшрифтабзаца" style:family="text">
      <style:text-properties fo:color="#CC7832"/>
    </style:style>
    <style:style style:name="T1631" style:parent-style-name="Основнойшрифтабзаца" style:family="text">
      <style:text-properties fo:color="#908B25"/>
    </style:style>
    <style:style style:name="T1632" style:parent-style-name="Основнойшрифтабзаца" style:family="text">
      <style:text-properties fo:color="#A9B7C6"/>
    </style:style>
    <style:style style:name="T1633" style:parent-style-name="Основнойшрифтабзаца" style:family="text">
      <style:text-properties fo:color="#A9B7C6"/>
    </style:style>
    <style:style style:name="T1634" style:parent-style-name="Основнойшрифтабзаца" style:family="text">
      <style:text-properties fo:color="#CC7832"/>
    </style:style>
    <style:style style:name="T1635" style:parent-style-name="Основнойшрифтабзаца" style:family="text">
      <style:text-properties fo:color="#A9B7C6"/>
    </style:style>
    <style:style style:name="T1636" style:parent-style-name="Основнойшрифтабзаца" style:family="text">
      <style:text-properties fo:color="#9373A5"/>
    </style:style>
    <style:style style:name="T1637" style:parent-style-name="Основнойшрифтабзаца" style:family="text">
      <style:text-properties fo:color="#A9B7C6"/>
    </style:style>
    <style:style style:name="T1638" style:parent-style-name="Основнойшрифтабзаца" style:family="text">
      <style:text-properties fo:color="#CC7832"/>
    </style:style>
    <style:style style:name="T1639" style:parent-style-name="Основнойшрифтабзаца" style:family="text">
      <style:text-properties fo:color="#CC7832"/>
    </style:style>
    <style:style style:name="T1640" style:parent-style-name="Основнойшрифтабзаца" style:family="text">
      <style:text-properties fo:color="#A9B7C6"/>
    </style:style>
    <style:style style:name="T1641" style:parent-style-name="Основнойшрифтабзаца" style:family="text">
      <style:text-properties fo:color="#9373A5"/>
    </style:style>
    <style:style style:name="T1642" style:parent-style-name="Основнойшрифтабзаца" style:family="text">
      <style:text-properties fo:color="#A9B7C6"/>
    </style:style>
    <style:style style:name="T1643" style:parent-style-name="Основнойшрифтабзаца" style:family="text">
      <style:text-properties fo:color="#CC7832"/>
    </style:style>
    <style:style style:name="T1644" style:parent-style-name="Основнойшрифтабзаца" style:family="text">
      <style:text-properties fo:color="#CC7832"/>
    </style:style>
    <style:style style:name="T1645" style:parent-style-name="Основнойшрифтабзаца" style:family="text">
      <style:text-properties fo:color="#A9B7C6"/>
    </style:style>
    <style:style style:name="T1646" style:parent-style-name="Основнойшрифтабзаца" style:family="text">
      <style:text-properties fo:color="#A9B7C6"/>
    </style:style>
    <style:style style:name="T1647" style:parent-style-name="Основнойшрифтабзаца" style:family="text">
      <style:text-properties fo:color="#CC7832"/>
    </style:style>
    <style:style style:name="T1648" style:parent-style-name="Основнойшрифтабзаца" style:family="text">
      <style:text-properties fo:color="#FFC66D"/>
    </style:style>
    <style:style style:name="T1649" style:parent-style-name="Основнойшрифтабзаца" style:family="text">
      <style:text-properties fo:color="#A9B7C6"/>
    </style:style>
    <style:style style:name="T1650" style:parent-style-name="Основнойшрифтабзаца" style:family="text">
      <style:text-properties fo:color="#B5B6E3"/>
    </style:style>
    <style:style style:name="T1651" style:parent-style-name="Основнойшрифтабзаца" style:family="text">
      <style:text-properties fo:color="#A9B7C6"/>
    </style:style>
    <style:style style:name="T1652" style:parent-style-name="Основнойшрифтабзаца" style:family="text">
      <style:text-properties fo:color="#B9BCD1"/>
    </style:style>
    <style:style style:name="T1653" style:parent-style-name="Основнойшрифтабзаца" style:family="text">
      <style:text-properties fo:color="#A9B7C6"/>
    </style:style>
    <style:style style:name="T1654" style:parent-style-name="Основнойшрифтабзаца" style:family="text">
      <style:text-properties fo:color="#808080"/>
    </style:style>
    <style:style style:name="T1655" style:parent-style-name="Основнойшрифтабзаца" style:family="text">
      <style:text-properties fo:color="#808080"/>
    </style:style>
    <style:style style:name="T1656" style:parent-style-name="Основнойшрифтабзаца" style:family="text">
      <style:text-properties fo:color="#908B25"/>
    </style:style>
    <style:style style:name="T1657" style:parent-style-name="Основнойшрифтабзаца" style:family="text">
      <style:text-properties fo:color="#A9B7C6"/>
    </style:style>
    <style:style style:name="T1658" style:parent-style-name="Основнойшрифтабзаца" style:family="text">
      <style:text-properties fo:color="#CC7832"/>
    </style:style>
    <style:style style:name="T1659" style:parent-style-name="Основнойшрифтабзаца" style:family="text">
      <style:text-properties fo:color="#A9B7C6"/>
    </style:style>
    <style:style style:name="T1660" style:parent-style-name="Основнойшрифтабзаца" style:family="text">
      <style:text-properties fo:color="#CC7832"/>
    </style:style>
    <style:style style:name="T1661" style:parent-style-name="Основнойшрифтабзаца" style:family="text">
      <style:text-properties fo:color="#CC7832"/>
    </style:style>
    <style:style style:name="T1662" style:parent-style-name="Основнойшрифтабзаца" style:family="text">
      <style:text-properties fo:color="#908B25"/>
    </style:style>
    <style:style style:name="T1663" style:parent-style-name="Основнойшрифтабзаца" style:family="text">
      <style:text-properties fo:color="#A9B7C6"/>
    </style:style>
    <style:style style:name="T1664" style:parent-style-name="Основнойшрифтабзаца" style:family="text">
      <style:text-properties fo:color="#6897BB"/>
    </style:style>
    <style:style style:name="T1665" style:parent-style-name="Основнойшрифтабзаца" style:family="text">
      <style:text-properties fo:color="#CC7832"/>
    </style:style>
    <style:style style:name="T1666" style:parent-style-name="Основнойшрифтабзаца" style:family="text">
      <style:text-properties fo:color="#CC7832"/>
    </style:style>
    <style:style style:name="T1667" style:parent-style-name="Основнойшрифтабзаца" style:family="text">
      <style:text-properties fo:color="#A9B7C6"/>
    </style:style>
    <style:style style:name="T1668" style:parent-style-name="Основнойшрифтабзаца" style:family="text">
      <style:text-properties fo:color="#5F8C8A"/>
    </style:style>
    <style:style style:name="T1669" style:parent-style-name="Основнойшрифтабзаца" style:family="text">
      <style:text-properties fo:color="#A9B7C6"/>
    </style:style>
    <style:style style:name="T1670" style:parent-style-name="Основнойшрифтабзаца" style:family="text">
      <style:text-properties fo:color="#5F8C8A"/>
    </style:style>
    <style:style style:name="T1671" style:parent-style-name="Основнойшрифтабзаца" style:family="text">
      <style:text-properties fo:color="#A9B7C6"/>
    </style:style>
    <style:style style:name="T1672" style:parent-style-name="Основнойшрифтабзаца" style:family="text">
      <style:text-properties fo:color="#5F8C8A"/>
    </style:style>
    <style:style style:name="T1673" style:parent-style-name="Основнойшрифтабзаца" style:family="text">
      <style:text-properties fo:color="#A9B7C6"/>
    </style:style>
    <style:style style:name="T1674" style:parent-style-name="Основнойшрифтабзаца" style:family="text">
      <style:text-properties fo:color="#A9B7C6"/>
    </style:style>
    <style:style style:name="T1675" style:parent-style-name="Основнойшрифтабзаца" style:family="text">
      <style:text-properties fo:color="#CC7832"/>
    </style:style>
    <style:style style:name="T1676" style:parent-style-name="Основнойшрифтабзаца" style:family="text">
      <style:text-properties fo:color="#A9B7C6"/>
    </style:style>
    <style:style style:name="T1677" style:parent-style-name="Основнойшрифтабзаца" style:family="text">
      <style:text-properties fo:color="#6A8759"/>
    </style:style>
    <style:style style:name="T1678" style:parent-style-name="Основнойшрифтабзаца" style:family="text">
      <style:text-properties fo:color="#A9B7C6"/>
    </style:style>
    <style:style style:name="T1679" style:parent-style-name="Основнойшрифтабзаца" style:family="text">
      <style:text-properties fo:color="#808080"/>
    </style:style>
    <style:style style:name="T1680" style:parent-style-name="Основнойшрифтабзаца" style:family="text">
      <style:text-properties fo:color="#808080"/>
    </style:style>
    <style:style style:name="T1681" style:parent-style-name="Основнойшрифтабзаца" style:family="text">
      <style:text-properties fo:color="#CC7832"/>
    </style:style>
    <style:style style:name="T1682" style:parent-style-name="Основнойшрифтабзаца" style:family="text">
      <style:text-properties fo:color="#CC7832"/>
    </style:style>
    <style:style style:name="T1683" style:parent-style-name="Основнойшрифтабзаца" style:family="text">
      <style:text-properties fo:color="#B5B6E3"/>
    </style:style>
    <style:style style:name="T1684" style:parent-style-name="Основнойшрифтабзаца" style:family="text">
      <style:text-properties fo:color="#A9B7C6"/>
    </style:style>
    <style:style style:name="T1685" style:parent-style-name="Основнойшрифтабзаца" style:family="text">
      <style:text-properties fo:color="#CC7832"/>
    </style:style>
    <style:style style:name="T1686" style:parent-style-name="Основнойшрифтабзаца" style:family="text">
      <style:text-properties fo:color="#CC7832"/>
    </style:style>
    <style:style style:name="T1687" style:parent-style-name="Основнойшрифтабзаца" style:family="text">
      <style:text-properties fo:color="#B5B6E3"/>
    </style:style>
    <style:style style:name="T1688" style:parent-style-name="Основнойшрифтабзаца" style:family="text">
      <style:text-properties fo:color="#A9B7C6"/>
    </style:style>
    <style:style style:name="T1689" style:parent-style-name="Основнойшрифтабзаца" style:family="text">
      <style:text-properties fo:color="#CC7832"/>
    </style:style>
    <style:style style:name="T1690" style:parent-style-name="Основнойшрифтабзаца" style:family="text">
      <style:text-properties fo:color="#CC7832"/>
    </style:style>
    <style:style style:name="T1691" style:parent-style-name="Основнойшрифтабзаца" style:family="text">
      <style:text-properties fo:color="#A9B7C6"/>
    </style:style>
    <style:style style:name="T1692" style:parent-style-name="Основнойшрифтабзаца" style:family="text">
      <style:text-properties fo:color="#CC7832"/>
    </style:style>
    <style:style style:name="T1693" style:parent-style-name="Основнойшрифтабзаца" style:family="text">
      <style:text-properties fo:color="#A9B7C6"/>
    </style:style>
    <style:style style:name="T1694" style:parent-style-name="Основнойшрифтабзаца" style:family="text">
      <style:text-properties fo:color="#A9B7C6"/>
    </style:style>
    <style:style style:name="T1695" style:parent-style-name="Основнойшрифтабзаца" style:family="text">
      <style:text-properties fo:color="#CC7832"/>
    </style:style>
    <style:style style:name="T1696" style:parent-style-name="Основнойшрифтабзаца" style:family="text">
      <style:text-properties fo:color="#A9B7C6"/>
    </style:style>
    <style:style style:name="T1697" style:parent-style-name="Основнойшрифтабзаца" style:family="text">
      <style:text-properties fo:color="#CC7832"/>
    </style:style>
    <style:style style:name="T1698" style:parent-style-name="Основнойшрифтабзаца" style:family="text">
      <style:text-properties fo:color="#A9B7C6"/>
    </style:style>
    <style:style style:name="T1699" style:parent-style-name="Основнойшрифтабзаца" style:family="text">
      <style:text-properties fo:color="#CC7832"/>
    </style:style>
    <style:style style:name="T1700" style:parent-style-name="Основнойшрифтабзаца" style:family="text">
      <style:text-properties fo:color="#CC7832"/>
    </style:style>
    <style:style style:name="T1701" style:parent-style-name="Основнойшрифтабзаца" style:family="text">
      <style:text-properties fo:color="#9373A5"/>
    </style:style>
    <style:style style:name="T1702" style:parent-style-name="Основнойшрифтабзаца" style:family="text">
      <style:text-properties fo:color="#A9B7C6"/>
    </style:style>
    <style:style style:name="T1703" style:parent-style-name="Основнойшрифтабзаца" style:family="text">
      <style:text-properties fo:color="#CC7832"/>
    </style:style>
    <style:style style:name="T1704" style:parent-style-name="Основнойшрифтабзаца" style:family="text">
      <style:text-properties fo:color="#808080"/>
    </style:style>
    <style:style style:name="T1705" style:parent-style-name="Основнойшрифтабзаца" style:family="text">
      <style:text-properties fo:color="#808080"/>
    </style:style>
    <style:style style:name="T1706" style:parent-style-name="Основнойшрифтабзаца" style:family="text">
      <style:text-properties fo:color="#A9B7C6"/>
    </style:style>
    <style:style style:name="T1707" style:parent-style-name="Основнойшрифтабзаца" style:family="text">
      <style:text-properties fo:color="#A9B7C6"/>
    </style:style>
    <style:style style:name="T1708" style:parent-style-name="Основнойшрифтабзаца" style:family="text">
      <style:text-properties fo:color="#CC7832"/>
    </style:style>
    <style:style style:name="T1709" style:parent-style-name="Основнойшрифтабзаца" style:family="text">
      <style:text-properties fo:color="#A9B7C6"/>
    </style:style>
    <style:style style:name="T1710" style:parent-style-name="Основнойшрифтабзаца" style:family="text">
      <style:text-properties fo:color="#CC7832"/>
    </style:style>
    <style:style style:name="T1711" style:parent-style-name="Основнойшрифтабзаца" style:family="text">
      <style:text-properties fo:color="#A9B7C6"/>
    </style:style>
    <style:style style:name="T1712" style:parent-style-name="Основнойшрифтабзаца" style:family="text">
      <style:text-properties fo:color="#A9B7C6"/>
    </style:style>
    <style:style style:name="T1713" style:parent-style-name="Основнойшрифтабзаца" style:family="text">
      <style:text-properties fo:color="#CC7832"/>
    </style:style>
    <style:style style:name="T1714" style:parent-style-name="Основнойшрифтабзаца" style:family="text">
      <style:text-properties fo:color="#A9B7C6"/>
    </style:style>
    <style:style style:name="T1715" style:parent-style-name="Основнойшрифтабзаца" style:family="text">
      <style:text-properties fo:color="#CC7832"/>
    </style:style>
    <style:style style:name="T1716" style:parent-style-name="Основнойшрифтабзаца" style:family="text">
      <style:text-properties fo:color="#A9B7C6"/>
    </style:style>
    <style:style style:name="T1717" style:parent-style-name="Основнойшрифтабзаца" style:family="text">
      <style:text-properties fo:color="#CC7832"/>
    </style:style>
    <style:style style:name="T1718" style:parent-style-name="Основнойшрифтабзаца" style:family="text">
      <style:text-properties fo:color="#CC7832"/>
    </style:style>
    <style:style style:name="T1719" style:parent-style-name="Основнойшрифтабзаца" style:family="text">
      <style:text-properties fo:color="#9373A5"/>
    </style:style>
    <style:style style:name="T1720" style:parent-style-name="Основнойшрифтабзаца" style:family="text">
      <style:text-properties fo:color="#A9B7C6"/>
    </style:style>
    <style:style style:name="T1721" style:parent-style-name="Основнойшрифтабзаца" style:family="text">
      <style:text-properties fo:color="#CC7832"/>
    </style:style>
    <style:style style:name="T1722" style:parent-style-name="Основнойшрифтабзаца" style:family="text">
      <style:text-properties fo:color="#CC7832"/>
    </style:style>
    <style:style style:name="T1723" style:parent-style-name="Основнойшрифтабзаца" style:family="text">
      <style:text-properties fo:color="#A9B7C6"/>
    </style:style>
    <style:style style:name="T1724" style:parent-style-name="Основнойшрифтабзаца" style:family="text">
      <style:text-properties fo:color="#A9B7C6"/>
    </style:style>
    <style:style style:name="T1725" style:parent-style-name="Основнойшрифтабзаца" style:family="text">
      <style:text-properties fo:color="#9373A5"/>
    </style:style>
    <style:style style:name="T1726" style:parent-style-name="Основнойшрифтабзаца" style:family="text">
      <style:text-properties fo:color="#A9B7C6"/>
    </style:style>
    <style:style style:name="T1727" style:parent-style-name="Основнойшрифтабзаца" style:family="text">
      <style:text-properties fo:color="#CC7832"/>
    </style:style>
    <style:style style:name="T1728" style:parent-style-name="Основнойшрифтабзаца" style:family="text">
      <style:text-properties fo:color="#A9B7C6"/>
    </style:style>
    <style:style style:name="T1729" style:parent-style-name="Основнойшрифтабзаца" style:family="text">
      <style:text-properties fo:color="#CC7832"/>
    </style:style>
    <style:style style:name="T1730" style:parent-style-name="Основнойшрифтабзаца" style:family="text">
      <style:text-properties fo:color="#A9B7C6"/>
    </style:style>
    <style:style style:name="T1731" style:parent-style-name="Основнойшрифтабзаца" style:family="text">
      <style:text-properties fo:color="#CC7832"/>
    </style:style>
    <style:style style:name="T1732" style:parent-style-name="Основнойшрифтабзаца" style:family="text">
      <style:text-properties fo:color="#808080"/>
    </style:style>
    <style:style style:name="T1733" style:parent-style-name="Основнойшрифтабзаца" style:family="text">
      <style:text-properties fo:color="#808080"/>
    </style:style>
    <style:style style:name="T1734" style:parent-style-name="Основнойшрифтабзаца" style:family="text">
      <style:text-properties fo:color="#A9B7C6"/>
    </style:style>
    <style:style style:name="T1735" style:parent-style-name="Основнойшрифтабзаца" style:family="text">
      <style:text-properties fo:color="#A9B7C6"/>
    </style:style>
    <style:style style:name="T1736" style:parent-style-name="Основнойшрифтабзаца" style:family="text">
      <style:text-properties fo:color="#A9B7C6"/>
    </style:style>
    <style:style style:name="T1737" style:parent-style-name="Основнойшрифтабзаца" style:family="text">
      <style:text-properties fo:color="#CC7832"/>
    </style:style>
    <style:style style:name="T1738" style:parent-style-name="Основнойшрифтабзаца" style:family="text">
      <style:text-properties fo:color="#FFC66D"/>
    </style:style>
    <style:style style:name="T1739" style:parent-style-name="Основнойшрифтабзаца" style:family="text">
      <style:text-properties fo:color="#A9B7C6"/>
    </style:style>
    <style:style style:name="T1740" style:parent-style-name="Основнойшрифтабзаца" style:family="text">
      <style:text-properties fo:color="#808080"/>
    </style:style>
    <style:style style:name="T1741" style:parent-style-name="Основнойшрифтабзаца" style:family="text">
      <style:text-properties fo:color="#808080"/>
    </style:style>
    <style:style style:name="T1742" style:parent-style-name="Основнойшрифтабзаца" style:family="text">
      <style:text-properties fo:color="#B5B6E3"/>
    </style:style>
    <style:style style:name="T1743" style:parent-style-name="Основнойшрифтабзаца" style:family="text">
      <style:text-properties fo:color="#A9B7C6"/>
    </style:style>
    <style:style style:name="T1744" style:parent-style-name="Основнойшрифтабзаца" style:family="text">
      <style:text-properties fo:color="#5F8C8A"/>
    </style:style>
    <style:style style:name="T1745" style:parent-style-name="Основнойшрифтабзаца" style:family="text">
      <style:text-properties fo:color="#6A8759"/>
    </style:style>
    <style:style style:name="T1746" style:parent-style-name="Основнойшрифтабзаца" style:family="text">
      <style:text-properties fo:color="#CC7832"/>
    </style:style>
    <style:style style:name="T1747" style:parent-style-name="Основнойшрифтабзаца" style:family="text">
      <style:text-properties fo:color="#6A8759"/>
    </style:style>
    <style:style style:name="T1748" style:parent-style-name="Основнойшрифтабзаца" style:family="text">
      <style:text-properties fo:color="#CC7832"/>
    </style:style>
    <style:style style:name="T1749" style:parent-style-name="Основнойшрифтабзаца" style:family="text">
      <style:text-properties fo:color="#CC7832"/>
    </style:style>
    <style:style style:name="T1750" style:parent-style-name="Основнойшрифтабзаца" style:family="text">
      <style:text-properties fo:color="#B5B6E3"/>
    </style:style>
    <style:style style:name="T1751" style:parent-style-name="Основнойшрифтабзаца" style:family="text">
      <style:text-properties fo:color="#A9B7C6"/>
    </style:style>
    <style:style style:name="T1752" style:parent-style-name="Основнойшрифтабзаца" style:family="text">
      <style:text-properties fo:color="#5F8C8A"/>
    </style:style>
    <style:style style:name="T1753" style:parent-style-name="Основнойшрифтабзаца" style:family="text">
      <style:text-properties fo:color="#9373A5"/>
    </style:style>
    <style:style style:name="T1754" style:parent-style-name="Основнойшрифтабзаца" style:family="text">
      <style:text-properties fo:color="#5F8C8A"/>
    </style:style>
    <style:style style:name="T1755" style:parent-style-name="Основнойшрифтабзаца" style:family="text">
      <style:text-properties fo:color="#6A8759"/>
    </style:style>
    <style:style style:name="T1756" style:parent-style-name="Основнойшрифтабзаца" style:family="text">
      <style:text-properties fo:color="#CC7832"/>
    </style:style>
    <style:style style:name="T1757" style:parent-style-name="Основнойшрифтабзаца" style:family="text">
      <style:text-properties fo:color="#6A8759"/>
    </style:style>
    <style:style style:name="T1758" style:parent-style-name="Основнойшрифтабзаца" style:family="text">
      <style:text-properties fo:color="#CC7832"/>
    </style:style>
    <style:style style:name="T1759" style:parent-style-name="Основнойшрифтабзаца" style:family="text">
      <style:text-properties fo:color="#CC7832"/>
    </style:style>
    <style:style style:name="T1760" style:parent-style-name="Основнойшрифтабзаца" style:family="text">
      <style:text-properties fo:color="#A9B7C6"/>
    </style:style>
    <style:style style:name="T1761" style:parent-style-name="Основнойшрифтабзаца" style:family="text">
      <style:text-properties fo:color="#A9B7C6"/>
    </style:style>
    <style:style style:name="T1762" style:parent-style-name="Основнойшрифтабзаца" style:family="text">
      <style:text-properties fo:color="#A9B7C6"/>
    </style:style>
    <style:style style:name="T1763" style:parent-style-name="Основнойшрифтабзаца" style:family="text">
      <style:text-properties fo:color="#CC7832"/>
    </style:style>
    <style:style style:name="T1764" style:parent-style-name="Основнойшрифтабзаца" style:family="text">
      <style:text-properties fo:color="#FFC66D"/>
    </style:style>
    <style:style style:name="T1765" style:parent-style-name="Основнойшрифтабзаца" style:family="text">
      <style:text-properties fo:color="#A9B7C6"/>
    </style:style>
    <style:style style:name="T1766" style:parent-style-name="Основнойшрифтабзаца" style:family="text">
      <style:text-properties fo:color="#808080"/>
    </style:style>
    <style:style style:name="T1767" style:parent-style-name="Основнойшрифтабзаца" style:family="text">
      <style:text-properties fo:color="#808080"/>
    </style:style>
    <style:style style:name="T1768" style:parent-style-name="Основнойшрифтабзаца" style:family="text">
      <style:text-properties fo:color="#B5B6E3"/>
    </style:style>
    <style:style style:name="T1769" style:parent-style-name="Основнойшрифтабзаца" style:family="text">
      <style:text-properties fo:color="#A9B7C6"/>
    </style:style>
    <style:style style:name="T1770" style:parent-style-name="Основнойшрифтабзаца" style:family="text">
      <style:text-properties fo:color="#5F8C8A"/>
    </style:style>
    <style:style style:name="T1771" style:parent-style-name="Основнойшрифтабзаца" style:family="text">
      <style:text-properties fo:color="#6A8759"/>
    </style:style>
    <style:style style:name="T1772" style:parent-style-name="Основнойшрифтабзаца" style:family="text">
      <style:text-properties fo:color="#CC7832"/>
    </style:style>
    <style:style style:name="T1773" style:parent-style-name="Основнойшрифтабзаца" style:family="text">
      <style:text-properties fo:color="#6A8759"/>
    </style:style>
    <style:style style:name="T1774" style:parent-style-name="Основнойшрифтабзаца" style:family="text">
      <style:text-properties fo:color="#CC7832"/>
    </style:style>
    <style:style style:name="T1775" style:parent-style-name="Основнойшрифтабзаца" style:family="text">
      <style:text-properties fo:color="#CC7832"/>
    </style:style>
    <style:style style:name="T1776" style:parent-style-name="Основнойшрифтабзаца" style:family="text">
      <style:text-properties fo:color="#A9B7C6"/>
    </style:style>
    <style:style style:name="T1777" style:parent-style-name="Основнойшрифтабзаца" style:family="text">
      <style:text-properties fo:color="#CC7832"/>
    </style:style>
    <style:style style:name="T1778" style:parent-style-name="Основнойшрифтабзаца" style:family="text">
      <style:text-properties fo:color="#A9B7C6"/>
    </style:style>
    <style:style style:name="T1779" style:parent-style-name="Основнойшрифтабзаца" style:family="text">
      <style:text-properties fo:color="#9373A5"/>
    </style:style>
    <style:style style:name="T1780" style:parent-style-name="Основнойшрифтабзаца" style:family="text">
      <style:text-properties fo:color="#A9B7C6"/>
    </style:style>
    <style:style style:name="T1781" style:parent-style-name="Основнойшрифтабзаца" style:family="text">
      <style:text-properties fo:color="#A9B7C6"/>
    </style:style>
    <style:style style:name="T1782" style:parent-style-name="Основнойшрифтабзаца" style:family="text">
      <style:text-properties fo:color="#B5B6E3"/>
    </style:style>
    <style:style style:name="T1783" style:parent-style-name="Основнойшрифтабзаца" style:family="text">
      <style:text-properties fo:color="#A9B7C6"/>
    </style:style>
    <style:style style:name="T1784" style:parent-style-name="Основнойшрифтабзаца" style:family="text">
      <style:text-properties fo:color="#5F8C8A"/>
    </style:style>
    <style:style style:name="T1785" style:parent-style-name="Основнойшрифтабзаца" style:family="text">
      <style:text-properties fo:color="#A9B7C6"/>
    </style:style>
    <style:style style:name="T1786" style:parent-style-name="Основнойшрифтабзаца" style:family="text">
      <style:text-properties fo:color="#9373A5"/>
    </style:style>
    <style:style style:name="T1787" style:parent-style-name="Основнойшрифтабзаца" style:family="text">
      <style:text-properties fo:color="#A9B7C6"/>
    </style:style>
    <style:style style:name="T1788" style:parent-style-name="Основнойшрифтабзаца" style:family="text">
      <style:text-properties fo:color="#9373A5"/>
    </style:style>
    <style:style style:name="T1789" style:parent-style-name="Основнойшрифтабзаца" style:family="text">
      <style:text-properties fo:color="#5F8C8A"/>
    </style:style>
    <style:style style:name="T1790" style:parent-style-name="Основнойшрифтабзаца" style:family="text">
      <style:text-properties fo:color="#6A8759"/>
    </style:style>
    <style:style style:name="T1791" style:parent-style-name="Основнойшрифтабзаца" style:family="text">
      <style:text-properties fo:color="#5F8C8A"/>
    </style:style>
    <style:style style:name="T1792" style:parent-style-name="Основнойшрифтабзаца" style:family="text">
      <style:text-properties fo:color="#A9B7C6"/>
    </style:style>
    <style:style style:name="T1793" style:parent-style-name="Основнойшрифтабзаца" style:family="text">
      <style:text-properties fo:color="#9373A5"/>
    </style:style>
    <style:style style:name="T1794" style:parent-style-name="Основнойшрифтабзаца" style:family="text">
      <style:text-properties fo:color="#A9B7C6"/>
    </style:style>
    <style:style style:name="T1795" style:parent-style-name="Основнойшрифтабзаца" style:family="text">
      <style:text-properties fo:color="#9373A5"/>
    </style:style>
    <style:style style:name="T1796" style:parent-style-name="Основнойшрифтабзаца" style:family="text">
      <style:text-properties fo:color="#5F8C8A"/>
    </style:style>
    <style:style style:name="T1797" style:parent-style-name="Основнойшрифтабзаца" style:family="text">
      <style:text-properties fo:color="#6A8759"/>
    </style:style>
    <style:style style:name="T1798" style:parent-style-name="Основнойшрифтабзаца" style:family="text">
      <style:text-properties fo:color="#5F8C8A"/>
    </style:style>
    <style:style style:name="T1799" style:parent-style-name="Основнойшрифтабзаца" style:family="text">
      <style:text-properties fo:color="#A9B7C6"/>
    </style:style>
    <style:style style:name="T1800" style:parent-style-name="Основнойшрифтабзаца" style:family="text">
      <style:text-properties fo:color="#9373A5"/>
    </style:style>
    <style:style style:name="T1801" style:parent-style-name="Основнойшрифтабзаца" style:family="text">
      <style:text-properties fo:color="#5F8C8A"/>
    </style:style>
    <style:style style:name="T1802" style:parent-style-name="Основнойшрифтабзаца" style:family="text">
      <style:text-properties fo:color="#6A8759"/>
    </style:style>
    <style:style style:name="T1803" style:parent-style-name="Основнойшрифтабзаца" style:family="text">
      <style:text-properties fo:color="#CC7832"/>
    </style:style>
    <style:style style:name="T1804" style:parent-style-name="Основнойшрифтабзаца" style:family="text">
      <style:text-properties fo:color="#6A8759"/>
    </style:style>
    <style:style style:name="T1805" style:parent-style-name="Основнойшрифтабзаца" style:family="text">
      <style:text-properties fo:color="#CC7832"/>
    </style:style>
    <style:style style:name="T1806" style:parent-style-name="Основнойшрифтабзаца" style:family="text">
      <style:text-properties fo:color="#CC7832"/>
    </style:style>
    <style:style style:name="T1807" style:parent-style-name="Основнойшрифтабзаца" style:family="text">
      <style:text-properties fo:color="#A9B7C6"/>
    </style:style>
    <style:style style:name="T1808" style:parent-style-name="Основнойшрифтабзаца" style:family="text">
      <style:text-properties fo:color="#A9B7C6"/>
    </style:style>
    <style:style style:name="T1809" style:parent-style-name="Основнойшрифтабзаца" style:family="text">
      <style:text-properties fo:color="#A9B7C6"/>
    </style:style>
    <style:style style:name="T1810" style:parent-style-name="Основнойшрифтабзаца" style:family="text">
      <style:text-properties fo:color="#A9B7C6"/>
    </style:style>
    <style:style style:name="T1811" style:parent-style-name="Основнойшрифтабзаца" style:family="text">
      <style:text-properties fo:color="#B5B6E3"/>
    </style:style>
    <style:style style:name="T1812" style:parent-style-name="Основнойшрифтабзаца" style:family="text">
      <style:text-properties fo:color="#A9B7C6"/>
    </style:style>
    <style:style style:name="T1813" style:parent-style-name="Основнойшрифтабзаца" style:family="text">
      <style:text-properties fo:color="#FFC66D"/>
    </style:style>
    <style:style style:name="T1814" style:parent-style-name="Основнойшрифтабзаца" style:family="text">
      <style:text-properties fo:color="#A9B7C6"/>
    </style:style>
    <style:style style:name="T1815" style:parent-style-name="Основнойшрифтабзаца" style:family="text">
      <style:text-properties fo:color="#908B25"/>
    </style:style>
    <style:style style:name="T1816" style:parent-style-name="Основнойшрифтабзаца" style:family="text">
      <style:text-properties fo:color="#A9B7C6"/>
    </style:style>
    <style:style style:name="T1817" style:parent-style-name="Основнойшрифтабзаца" style:family="text">
      <style:text-properties fo:color="#808080"/>
    </style:style>
    <style:style style:name="T1818" style:parent-style-name="Основнойшрифтабзаца" style:family="text">
      <style:text-properties fo:color="#808080"/>
    </style:style>
    <style:style style:name="T1819" style:parent-style-name="Основнойшрифтабзаца" style:family="text">
      <style:text-properties fo:color="#CC7832"/>
    </style:style>
    <style:style style:name="T1820" style:parent-style-name="Основнойшрифтабзаца" style:family="text">
      <style:text-properties fo:color="#A9B7C6"/>
    </style:style>
    <style:style style:name="T1821" style:parent-style-name="Основнойшрифтабзаца" style:family="text">
      <style:text-properties fo:color="#CC7832"/>
    </style:style>
    <style:style style:name="T1822" style:parent-style-name="Основнойшрифтабзаца" style:family="text">
      <style:text-properties fo:color="#A9B7C6"/>
    </style:style>
    <style:style style:name="T1823" style:parent-style-name="Основнойшрифтабзаца" style:family="text">
      <style:text-properties fo:color="#9373A5"/>
    </style:style>
    <style:style style:name="T1824" style:parent-style-name="Основнойшрифтабзаца" style:family="text">
      <style:text-properties fo:color="#A9B7C6"/>
    </style:style>
    <style:style style:name="T1825" style:parent-style-name="Основнойшрифтабзаца" style:family="text">
      <style:text-properties fo:color="#A9B7C6"/>
    </style:style>
    <style:style style:name="T1826" style:parent-style-name="Основнойшрифтабзаца" style:family="text">
      <style:text-properties fo:color="#CC7832"/>
    </style:style>
    <style:style style:name="T1827" style:parent-style-name="Основнойшрифтабзаца" style:family="text">
      <style:text-properties fo:color="#A9B7C6"/>
    </style:style>
    <style:style style:name="T1828" style:parent-style-name="Основнойшрифтабзаца" style:family="text">
      <style:text-properties fo:color="#9373A5"/>
    </style:style>
    <style:style style:name="T1829" style:parent-style-name="Основнойшрифтабзаца" style:family="text">
      <style:text-properties fo:color="#A9B7C6"/>
    </style:style>
    <style:style style:name="T1830" style:parent-style-name="Основнойшрифтабзаца" style:family="text">
      <style:text-properties fo:color="#A9B7C6"/>
    </style:style>
    <style:style style:name="T1831" style:parent-style-name="Основнойшрифтабзаца" style:family="text">
      <style:text-properties fo:color="#CC7832"/>
    </style:style>
    <style:style style:name="T1832" style:parent-style-name="Основнойшрифтабзаца" style:family="text">
      <style:text-properties fo:color="#A9B7C6"/>
    </style:style>
    <style:style style:name="T1833" style:parent-style-name="Основнойшрифтабзаца" style:family="text">
      <style:text-properties fo:color="#CC7832"/>
    </style:style>
    <style:style style:name="T1834" style:parent-style-name="Основнойшрифтабзаца" style:family="text">
      <style:text-properties fo:color="#CC7832"/>
    </style:style>
    <style:style style:name="T1835" style:parent-style-name="Основнойшрифтабзаца" style:family="text">
      <style:text-properties fo:color="#A9B7C6"/>
    </style:style>
    <style:style style:name="T1836" style:parent-style-name="Основнойшрифтабзаца" style:family="text">
      <style:text-properties fo:color="#A9B7C6"/>
    </style:style>
    <style:style style:name="T1837" style:parent-style-name="Основнойшрифтабзаца" style:family="text">
      <style:text-properties fo:color="#A9B7C6"/>
    </style:style>
    <style:style style:name="T1838" style:parent-style-name="Основнойшрифтабзаца" style:family="text">
      <style:text-properties fo:color="#CC7832"/>
    </style:style>
    <style:style style:name="T1839" style:parent-style-name="Основнойшрифтабзаца" style:family="text">
      <style:text-properties fo:color="#CC7832"/>
    </style:style>
    <style:style style:name="T1840" style:parent-style-name="Основнойшрифтабзаца" style:family="text">
      <style:text-properties fo:color="#A9B7C6"/>
    </style:style>
    <style:style style:name="T1841" style:parent-style-name="Основнойшрифтабзаца" style:family="text">
      <style:text-properties fo:color="#A9B7C6"/>
    </style:style>
    <style:style style:name="T1842" style:parent-style-name="Основнойшрифтабзаца" style:family="text">
      <style:text-properties fo:color="#A9B7C6"/>
    </style:style>
    <style:style style:name="T1843" style:parent-style-name="Основнойшрифтабзаца" style:family="text">
      <style:text-properties fo:color="#CC7832"/>
    </style:style>
    <style:style style:name="T1844" style:parent-style-name="Основнойшрифтабзаца" style:family="text">
      <style:text-properties fo:color="#FFC66D"/>
    </style:style>
    <style:style style:name="T1845" style:parent-style-name="Основнойшрифтабзаца" style:family="text">
      <style:text-properties fo:color="#A9B7C6"/>
    </style:style>
    <style:style style:name="T1846" style:parent-style-name="Основнойшрифтабзаца" style:family="text">
      <style:text-properties fo:color="#808080"/>
    </style:style>
    <style:style style:name="T1847" style:parent-style-name="Основнойшрифтабзаца" style:family="text">
      <style:text-properties fo:color="#808080"/>
    </style:style>
    <style:style style:name="T1848" style:parent-style-name="Основнойшрифтабзаца" style:family="text">
      <style:text-properties fo:color="#9373A5"/>
    </style:style>
    <style:style style:name="T1849" style:parent-style-name="Основнойшрифтабзаца" style:family="text">
      <style:text-properties fo:color="#A9B7C6"/>
    </style:style>
    <style:style style:name="T1850" style:parent-style-name="Основнойшрифтабзаца" style:family="text">
      <style:text-properties fo:color="#CC7832"/>
    </style:style>
    <style:style style:name="T1851" style:parent-style-name="Основнойшрифтабзаца" style:family="text">
      <style:text-properties fo:color="#808080"/>
    </style:style>
    <style:style style:name="T1852" style:parent-style-name="Основнойшрифтабзаца" style:family="text">
      <style:text-properties fo:color="#808080"/>
    </style:style>
    <style:style style:name="T1853" style:parent-style-name="Основнойшрифтабзаца" style:family="text">
      <style:text-properties fo:color="#A9B7C6"/>
    </style:style>
    <style:style style:name="T1854" style:parent-style-name="Основнойшрифтабзаца" style:family="text">
      <style:text-properties fo:color="#CC7832"/>
    </style:style>
    <style:style style:name="T1855" style:parent-style-name="Основнойшрифтабзаца" style:family="text">
      <style:text-properties fo:color="#CC7832"/>
    </style:style>
    <style:style style:name="T1856" style:parent-style-name="Основнойшрифтабзаца" style:family="text">
      <style:text-properties fo:color="#B5B6E3"/>
    </style:style>
    <style:style style:name="T1857" style:parent-style-name="Основнойшрифтабзаца" style:family="text">
      <style:text-properties fo:color="#A9B7C6"/>
    </style:style>
    <style:style style:name="T1858" style:parent-style-name="Основнойшрифтабзаца" style:family="text">
      <style:text-properties fo:color="#CC7832"/>
    </style:style>
    <style:style style:name="T1859" style:parent-style-name="Основнойшрифтабзаца" style:family="text">
      <style:text-properties fo:color="#CC7832"/>
    </style:style>
    <style:style style:name="T1860" style:parent-style-name="Основнойшрифтабзаца" style:family="text">
      <style:text-properties fo:color="#A9B7C6"/>
    </style:style>
    <style:style style:name="T1861" style:parent-style-name="Основнойшрифтабзаца" style:family="text">
      <style:text-properties fo:color="#CC7832"/>
    </style:style>
    <style:style style:name="T1862" style:parent-style-name="Основнойшрифтабзаца" style:family="text">
      <style:text-properties fo:color="#A9B7C6"/>
    </style:style>
    <style:style style:name="T1863" style:parent-style-name="Основнойшрифтабзаца" style:family="text">
      <style:text-properties fo:color="#9373A5"/>
    </style:style>
    <style:style style:name="T1864" style:parent-style-name="Основнойшрифтабзаца" style:family="text">
      <style:text-properties fo:color="#A9B7C6"/>
    </style:style>
    <style:style style:name="T1865" style:parent-style-name="Основнойшрифтабзаца" style:family="text">
      <style:text-properties fo:color="#808080"/>
    </style:style>
    <style:style style:name="T1866" style:parent-style-name="Основнойшрифтабзаца" style:family="text">
      <style:text-properties fo:color="#808080"/>
    </style:style>
    <style:style style:name="T1867" style:parent-style-name="Основнойшрифтабзаца" style:family="text">
      <style:text-properties fo:color="#CC7832"/>
    </style:style>
    <style:style style:name="T1868" style:parent-style-name="Основнойшрифтабзаца" style:family="text">
      <style:text-properties fo:color="#A9B7C6"/>
    </style:style>
    <style:style style:name="T1869" style:parent-style-name="Основнойшрифтабзаца" style:family="text">
      <style:text-properties fo:color="#9373A5"/>
    </style:style>
    <style:style style:name="T1870" style:parent-style-name="Основнойшрифтабзаца" style:family="text">
      <style:text-properties fo:color="#A9B7C6"/>
    </style:style>
    <style:style style:name="T1871" style:parent-style-name="Основнойшрифтабзаца" style:family="text">
      <style:text-properties fo:color="#9373A5"/>
    </style:style>
    <style:style style:name="T1872" style:parent-style-name="Основнойшрифтабзаца" style:family="text">
      <style:text-properties fo:color="#A9B7C6"/>
    </style:style>
    <style:style style:name="T1873" style:parent-style-name="Основнойшрифтабзаца" style:family="text">
      <style:text-properties fo:color="#A9B7C6"/>
    </style:style>
    <style:style style:name="T1874" style:parent-style-name="Основнойшрифтабзаца" style:family="text">
      <style:text-properties fo:color="#CC7832"/>
    </style:style>
    <style:style style:name="T1875" style:parent-style-name="Основнойшрифтабзаца" style:family="text">
      <style:text-properties fo:color="#CC7832"/>
    </style:style>
    <style:style style:name="T1876" style:parent-style-name="Основнойшрифтабзаца" style:family="text">
      <style:text-properties fo:color="#CC7832"/>
    </style:style>
    <style:style style:name="T1877" style:parent-style-name="Основнойшрифтабзаца" style:family="text">
      <style:text-properties fo:color="#A9B7C6"/>
    </style:style>
    <style:style style:name="T1878" style:parent-style-name="Основнойшрифтабзаца" style:family="text">
      <style:text-properties fo:color="#A9B7C6"/>
    </style:style>
    <style:style style:name="T1879" style:parent-style-name="Основнойшрифтабзаца" style:family="text">
      <style:text-properties fo:color="#A9B7C6"/>
    </style:style>
    <style:style style:name="T1880" style:parent-style-name="Основнойшрифтабзаца" style:family="text">
      <style:text-properties fo:color="#CC7832"/>
    </style:style>
    <style:style style:name="T1881" style:parent-style-name="Основнойшрифтабзаца" style:family="text">
      <style:text-properties fo:color="#A9B7C6"/>
    </style:style>
    <style:style style:name="T1882" style:parent-style-name="Основнойшрифтабзаца" style:family="text">
      <style:text-properties fo:color="#9373A5"/>
    </style:style>
    <style:style style:name="T1883" style:parent-style-name="Основнойшрифтабзаца" style:family="text">
      <style:text-properties fo:color="#A9B7C6"/>
    </style:style>
    <style:style style:name="T1884" style:parent-style-name="Основнойшрифтабзаца" style:family="text">
      <style:text-properties fo:color="#9373A5"/>
    </style:style>
    <style:style style:name="T1885" style:parent-style-name="Основнойшрифтабзаца" style:family="text">
      <style:text-properties fo:color="#A9B7C6"/>
    </style:style>
    <style:style style:name="T1886" style:parent-style-name="Основнойшрифтабзаца" style:family="text">
      <style:text-properties fo:color="#808080"/>
    </style:style>
    <style:style style:name="T1887" style:parent-style-name="Основнойшрифтабзаца" style:family="text">
      <style:text-properties fo:color="#808080"/>
    </style:style>
    <style:style style:name="T1888" style:parent-style-name="Основнойшрифтабзаца" style:family="text">
      <style:text-properties fo:color="#908B25"/>
    </style:style>
    <style:style style:name="T1889" style:parent-style-name="Основнойшрифтабзаца" style:family="text">
      <style:text-properties fo:color="#A9B7C6"/>
    </style:style>
    <style:style style:name="T1890" style:parent-style-name="Основнойшрифтабзаца" style:family="text">
      <style:text-properties fo:color="#9373A5"/>
    </style:style>
    <style:style style:name="T1891" style:parent-style-name="Основнойшрифтабзаца" style:family="text">
      <style:text-properties fo:color="#CC7832"/>
    </style:style>
    <style:style style:name="T1892" style:parent-style-name="Основнойшрифтабзаца" style:family="text">
      <style:text-properties fo:color="#808080"/>
    </style:style>
    <style:style style:name="T1893" style:parent-style-name="Основнойшрифтабзаца" style:family="text">
      <style:text-properties fo:color="#808080"/>
    </style:style>
    <style:style style:name="T1894" style:parent-style-name="Основнойшрифтабзаца" style:family="text">
      <style:text-properties fo:color="#B5B6E3"/>
    </style:style>
    <style:style style:name="T1895" style:parent-style-name="Основнойшрифтабзаца" style:family="text">
      <style:text-properties fo:color="#A9B7C6"/>
    </style:style>
    <style:style style:name="T1896" style:parent-style-name="Основнойшрифтабзаца" style:family="text">
      <style:text-properties fo:color="#5F8C8A"/>
    </style:style>
    <style:style style:name="T1897" style:parent-style-name="Основнойшрифтабзаца" style:family="text">
      <style:text-properties fo:color="#6A8759"/>
    </style:style>
    <style:style style:name="T1898" style:parent-style-name="Основнойшрифтабзаца" style:family="text">
      <style:text-properties fo:color="#5F8C8A"/>
    </style:style>
    <style:style style:name="T1899" style:parent-style-name="Основнойшрифтабзаца" style:family="text">
      <style:text-properties fo:color="#A9B7C6"/>
    </style:style>
    <style:style style:name="T1900" style:parent-style-name="Основнойшрифтабзаца" style:family="text">
      <style:text-properties fo:color="#9373A5"/>
    </style:style>
    <style:style style:name="T1901" style:parent-style-name="Основнойшрифтабзаца" style:family="text">
      <style:text-properties fo:color="#5F8C8A"/>
    </style:style>
    <style:style style:name="T1902" style:parent-style-name="Основнойшрифтабзаца" style:family="text">
      <style:text-properties fo:color="#6A8759"/>
    </style:style>
    <style:style style:name="T1903" style:parent-style-name="Основнойшрифтабзаца" style:family="text">
      <style:text-properties fo:color="#CC7832"/>
    </style:style>
    <style:style style:name="T1904" style:parent-style-name="Основнойшрифтабзаца" style:family="text">
      <style:text-properties fo:color="#6A8759"/>
    </style:style>
    <style:style style:name="T1905" style:parent-style-name="Основнойшрифтабзаца" style:family="text">
      <style:text-properties fo:color="#CC7832"/>
    </style:style>
    <style:style style:name="T1906" style:parent-style-name="Основнойшрифтабзаца" style:family="text">
      <style:text-properties fo:color="#CC7832"/>
    </style:style>
    <style:style style:name="T1907" style:parent-style-name="Основнойшрифтабзаца" style:family="text">
      <style:text-properties fo:color="#9373A5"/>
    </style:style>
    <style:style style:name="T1908" style:parent-style-name="Основнойшрифтабзаца" style:family="text">
      <style:text-properties fo:color="#5F8C8A"/>
    </style:style>
    <style:style style:name="T1909" style:parent-style-name="Основнойшрифтабзаца" style:family="text">
      <style:text-properties fo:color="#A9B7C6"/>
    </style:style>
    <style:style style:name="T1910" style:parent-style-name="Основнойшрифтабзаца" style:family="text">
      <style:text-properties fo:color="#CC7832"/>
    </style:style>
    <style:style style:name="T1911" style:parent-style-name="Основнойшрифтабзаца" style:family="text">
      <style:text-properties fo:color="#808080"/>
    </style:style>
    <style:style style:name="T1912" style:parent-style-name="Основнойшрифтабзаца" style:family="text">
      <style:text-properties fo:color="#808080"/>
    </style:style>
    <style:style style:name="T1913" style:parent-style-name="Основнойшрифтабзаца" style:family="text">
      <style:text-properties fo:color="#A9B7C6"/>
    </style:style>
    <style:style style:name="T1914" style:parent-style-name="Основнойшрифтабзаца" style:family="text">
      <style:text-properties fo:color="#9373A5"/>
    </style:style>
    <style:style style:name="T1915" style:parent-style-name="Основнойшрифтабзаца" style:family="text">
      <style:text-properties fo:color="#A9B7C6"/>
    </style:style>
    <style:style style:name="T1916" style:parent-style-name="Основнойшрифтабзаца" style:family="text">
      <style:text-properties fo:color="#CC7832"/>
    </style:style>
    <style:style style:name="T1917" style:parent-style-name="Основнойшрифтабзаца" style:family="text">
      <style:text-properties fo:color="#808080"/>
    </style:style>
    <style:style style:name="T1918" style:parent-style-name="Основнойшрифтабзаца" style:family="text">
      <style:text-properties fo:color="#808080"/>
    </style:style>
    <style:style style:name="T1919" style:parent-style-name="Основнойшрифтабзаца" style:family="text">
      <style:text-properties fo:color="#CC7832"/>
    </style:style>
    <style:style style:name="T1920" style:parent-style-name="Основнойшрифтабзаца" style:family="text">
      <style:text-properties fo:color="#A9B7C6"/>
    </style:style>
    <style:style style:name="T1921" style:parent-style-name="Основнойшрифтабзаца" style:family="text">
      <style:text-properties fo:color="#CC7832"/>
    </style:style>
    <style:style style:name="T1922" style:parent-style-name="Основнойшрифтабзаца" style:family="text">
      <style:text-properties fo:color="#A9B7C6"/>
    </style:style>
    <style:style style:name="T1923" style:parent-style-name="Основнойшрифтабзаца" style:family="text">
      <style:text-properties fo:color="#9373A5"/>
    </style:style>
    <style:style style:name="T1924" style:parent-style-name="Основнойшрифтабзаца" style:family="text">
      <style:text-properties fo:color="#A9B7C6"/>
    </style:style>
    <style:style style:name="T1925" style:parent-style-name="Основнойшрифтабзаца" style:family="text">
      <style:text-properties fo:color="#A9B7C6"/>
    </style:style>
    <style:style style:name="T1926" style:parent-style-name="Основнойшрифтабзаца" style:family="text">
      <style:text-properties fo:color="#CC7832"/>
    </style:style>
    <style:style style:name="T1927" style:parent-style-name="Основнойшрифтабзаца" style:family="text">
      <style:text-properties fo:color="#A9B7C6"/>
    </style:style>
    <style:style style:name="T1928" style:parent-style-name="Основнойшрифтабзаца" style:family="text">
      <style:text-properties fo:color="#9373A5"/>
    </style:style>
    <style:style style:name="T1929" style:parent-style-name="Основнойшрифтабзаца" style:family="text">
      <style:text-properties fo:color="#A9B7C6"/>
    </style:style>
    <style:style style:name="T1930" style:parent-style-name="Основнойшрифтабзаца" style:family="text">
      <style:text-properties fo:color="#A9B7C6"/>
    </style:style>
    <style:style style:name="T1931" style:parent-style-name="Основнойшрифтабзаца" style:family="text">
      <style:text-properties fo:color="#CC7832"/>
    </style:style>
    <style:style style:name="T1932" style:parent-style-name="Основнойшрифтабзаца" style:family="text">
      <style:text-properties fo:color="#A9B7C6"/>
    </style:style>
    <style:style style:name="T1933" style:parent-style-name="Основнойшрифтабзаца" style:family="text">
      <style:text-properties fo:color="#9373A5"/>
    </style:style>
    <style:style style:name="T1934" style:parent-style-name="Основнойшрифтабзаца" style:family="text">
      <style:text-properties fo:color="#A9B7C6"/>
    </style:style>
    <style:style style:name="T1935" style:parent-style-name="Основнойшрифтабзаца" style:family="text">
      <style:text-properties fo:color="#9373A5"/>
    </style:style>
    <style:style style:name="T1936" style:parent-style-name="Основнойшрифтабзаца" style:family="text">
      <style:text-properties fo:color="#A9B7C6"/>
    </style:style>
    <style:style style:name="T1937" style:parent-style-name="Основнойшрифтабзаца" style:family="text">
      <style:text-properties fo:color="#A9B7C6"/>
    </style:style>
    <style:style style:name="T1938" style:parent-style-name="Основнойшрифтабзаца" style:family="text">
      <style:text-properties fo:color="#9373A5"/>
    </style:style>
    <style:style style:name="T1939" style:parent-style-name="Основнойшрифтабзаца" style:family="text">
      <style:text-properties fo:color="#CC7832"/>
    </style:style>
    <style:style style:name="T1940" style:parent-style-name="Основнойшрифтабзаца" style:family="text">
      <style:text-properties fo:color="#808080"/>
    </style:style>
    <style:style style:name="T1941" style:parent-style-name="Основнойшрифтабзаца" style:family="text">
      <style:text-properties fo:color="#808080"/>
    </style:style>
    <style:style style:name="T1942" style:parent-style-name="Основнойшрифтабзаца" style:family="text">
      <style:text-properties fo:color="#CC7832"/>
    </style:style>
    <style:style style:name="T1943" style:parent-style-name="Основнойшрифтабзаца" style:family="text">
      <style:text-properties fo:color="#CC7832"/>
    </style:style>
    <style:style style:name="T1944" style:parent-style-name="Основнойшрифтабзаца" style:family="text">
      <style:text-properties fo:color="#A9B7C6"/>
    </style:style>
    <style:style style:name="T1945" style:parent-style-name="Основнойшрифтабзаца" style:family="text">
      <style:text-properties fo:color="#A9B7C6"/>
    </style:style>
    <style:style style:name="T1946" style:parent-style-name="Основнойшрифтабзаца" style:family="text">
      <style:text-properties fo:color="#A9B7C6"/>
    </style:style>
    <style:style style:name="T1947" style:parent-style-name="Основнойшрифтабзаца" style:family="text">
      <style:text-properties fo:color="#A9B7C6"/>
    </style:style>
    <style:style style:name="T1948" style:parent-style-name="Основнойшрифтабзаца" style:family="text">
      <style:text-properties fo:color="#CC7832"/>
    </style:style>
    <style:style style:name="T1949" style:parent-style-name="Основнойшрифтабзаца" style:family="text">
      <style:text-properties fo:color="#A9B7C6"/>
    </style:style>
    <style:style style:name="T1950" style:parent-style-name="Основнойшрифтабзаца" style:family="text">
      <style:text-properties fo:color="#9373A5"/>
    </style:style>
    <style:style style:name="T1951" style:parent-style-name="Основнойшрифтабзаца" style:family="text">
      <style:text-properties fo:color="#A9B7C6"/>
    </style:style>
    <style:style style:name="T1952" style:parent-style-name="Основнойшрифтабзаца" style:family="text">
      <style:text-properties fo:color="#808080"/>
    </style:style>
    <style:style style:name="T1953" style:parent-style-name="Основнойшрифтабзаца" style:family="text">
      <style:text-properties fo:color="#808080"/>
    </style:style>
    <style:style style:name="T1954" style:parent-style-name="Основнойшрифтабзаца" style:family="text">
      <style:text-properties fo:color="#B5B6E3"/>
    </style:style>
    <style:style style:name="T1955" style:parent-style-name="Основнойшрифтабзаца" style:family="text">
      <style:text-properties fo:color="#A9B7C6"/>
    </style:style>
    <style:style style:name="T1956" style:parent-style-name="Основнойшрифтабзаца" style:family="text">
      <style:text-properties fo:color="#5F8C8A"/>
    </style:style>
    <style:style style:name="T1957" style:parent-style-name="Основнойшрифтабзаца" style:family="text">
      <style:text-properties fo:color="#6A8759"/>
    </style:style>
    <style:style style:name="T1958" style:parent-style-name="Основнойшрифтабзаца" style:family="text">
      <style:text-properties fo:color="#CC7832"/>
    </style:style>
    <style:style style:name="T1959" style:parent-style-name="Основнойшрифтабзаца" style:family="text">
      <style:text-properties fo:color="#CC7832"/>
    </style:style>
    <style:style style:name="T1960" style:parent-style-name="Основнойшрифтабзаца" style:family="text">
      <style:text-properties fo:color="#A9B7C6"/>
    </style:style>
    <style:style style:name="T1961" style:parent-style-name="Основнойшрифтабзаца" style:family="text">
      <style:text-properties fo:color="#CC7832"/>
    </style:style>
    <style:style style:name="T1962" style:parent-style-name="Основнойшрифтабзаца" style:family="text">
      <style:text-properties fo:color="#A9B7C6"/>
    </style:style>
    <style:style style:name="T1963" style:parent-style-name="Основнойшрифтабзаца" style:family="text">
      <style:text-properties fo:color="#9373A5"/>
    </style:style>
    <style:style style:name="T1964" style:parent-style-name="Основнойшрифтабзаца" style:family="text">
      <style:text-properties fo:color="#A9B7C6"/>
    </style:style>
    <style:style style:name="T1965" style:parent-style-name="Основнойшрифтабзаца" style:family="text">
      <style:text-properties fo:color="#A9B7C6"/>
    </style:style>
    <style:style style:name="T1966" style:parent-style-name="Основнойшрифтабзаца" style:family="text">
      <style:text-properties fo:color="#CC7832"/>
    </style:style>
    <style:style style:name="T1967" style:parent-style-name="Основнойшрифтабзаца" style:family="text">
      <style:text-properties fo:color="#A9B7C6"/>
    </style:style>
    <style:style style:name="T1968" style:parent-style-name="Основнойшрифтабзаца" style:family="text">
      <style:text-properties fo:color="#9373A5"/>
    </style:style>
    <style:style style:name="T1969" style:parent-style-name="Основнойшрифтабзаца" style:family="text">
      <style:text-properties fo:color="#A9B7C6"/>
    </style:style>
    <style:style style:name="T1970" style:parent-style-name="Основнойшрифтабзаца" style:family="text">
      <style:text-properties fo:color="#A9B7C6"/>
    </style:style>
    <style:style style:name="T1971" style:parent-style-name="Основнойшрифтабзаца" style:family="text">
      <style:text-properties fo:color="#9373A5"/>
    </style:style>
    <style:style style:name="T1972" style:parent-style-name="Основнойшрифтабзаца" style:family="text">
      <style:text-properties fo:color="#CC7832"/>
    </style:style>
    <style:style style:name="T1973" style:parent-style-name="Основнойшрифтабзаца" style:family="text">
      <style:text-properties fo:color="#808080"/>
    </style:style>
    <style:style style:name="T1974" style:parent-style-name="Основнойшрифтабзаца" style:family="text">
      <style:text-properties fo:color="#808080"/>
    </style:style>
    <style:style style:name="T1975" style:parent-style-name="Основнойшрифтабзаца" style:family="text">
      <style:text-properties fo:color="#B5B6E3"/>
    </style:style>
    <style:style style:name="T1976" style:parent-style-name="Основнойшрифтабзаца" style:family="text">
      <style:text-properties fo:color="#A9B7C6"/>
    </style:style>
    <style:style style:name="T1977" style:parent-style-name="Основнойшрифтабзаца" style:family="text">
      <style:text-properties fo:color="#5F8C8A"/>
    </style:style>
    <style:style style:name="T1978" style:parent-style-name="Основнойшрифтабзаца" style:family="text">
      <style:text-properties fo:color="#A9B7C6"/>
    </style:style>
    <style:style style:name="T1979" style:parent-style-name="Основнойшрифтабзаца" style:family="text">
      <style:text-properties fo:color="#9373A5"/>
    </style:style>
    <style:style style:name="T1980" style:parent-style-name="Основнойшрифтабзаца" style:family="text">
      <style:text-properties fo:color="#5F8C8A"/>
    </style:style>
    <style:style style:name="T1981" style:parent-style-name="Основнойшрифтабзаца" style:family="text">
      <style:text-properties fo:color="#6A8759"/>
    </style:style>
    <style:style style:name="T1982" style:parent-style-name="Основнойшрифтабзаца" style:family="text">
      <style:text-properties fo:color="#CC7832"/>
    </style:style>
    <style:style style:name="T1983" style:parent-style-name="Основнойшрифтабзаца" style:family="text">
      <style:text-properties fo:color="#6A8759"/>
    </style:style>
    <style:style style:name="T1984" style:parent-style-name="Основнойшрифтабзаца" style:family="text">
      <style:text-properties fo:color="#CC7832"/>
    </style:style>
    <style:style style:name="T1985" style:parent-style-name="Основнойшрифтабзаца" style:family="text">
      <style:text-properties fo:color="#CC7832"/>
    </style:style>
    <style:style style:name="T1986" style:parent-style-name="Основнойшрифтабзаца" style:family="text">
      <style:text-properties fo:color="#9373A5"/>
    </style:style>
    <style:style style:name="T1987" style:parent-style-name="Основнойшрифтабзаца" style:family="text">
      <style:text-properties fo:color="#A9B7C6"/>
    </style:style>
    <style:style style:name="T1988" style:parent-style-name="Основнойшрифтабзаца" style:family="text">
      <style:text-properties fo:color="#CC7832"/>
    </style:style>
    <style:style style:name="T1989" style:parent-style-name="Основнойшрифтабзаца" style:family="text">
      <style:text-properties fo:color="#CC7832"/>
    </style:style>
    <style:style style:name="T1990" style:parent-style-name="Основнойшрифтабзаца" style:family="text">
      <style:text-properties fo:color="#9373A5"/>
    </style:style>
    <style:style style:name="T1991" style:parent-style-name="Основнойшрифтабзаца" style:family="text">
      <style:text-properties fo:color="#A9B7C6"/>
    </style:style>
    <style:style style:name="T1992" style:parent-style-name="Основнойшрифтабзаца" style:family="text">
      <style:text-properties fo:color="#CC7832"/>
    </style:style>
    <style:style style:name="T1993" style:parent-style-name="Основнойшрифтабзаца" style:family="text">
      <style:text-properties fo:color="#CC7832"/>
    </style:style>
    <style:style style:name="T1994" style:parent-style-name="Основнойшрифтабзаца" style:family="text">
      <style:text-properties fo:color="#CC7832"/>
    </style:style>
    <style:style style:name="T1995" style:parent-style-name="Основнойшрифтабзаца" style:family="text">
      <style:text-properties fo:color="#A9B7C6"/>
    </style:style>
    <style:style style:name="T1996" style:parent-style-name="Основнойшрифтабзаца" style:family="text">
      <style:text-properties fo:color="#A9B7C6"/>
    </style:style>
    <style:style style:name="T1997" style:parent-style-name="Основнойшрифтабзаца" style:family="text">
      <style:text-properties fo:color="#A9B7C6"/>
    </style:style>
    <style:style style:name="T1998" style:parent-style-name="Основнойшрифтабзаца" style:family="text">
      <style:text-properties fo:color="#CC7832"/>
    </style:style>
    <style:style style:name="T1999" style:parent-style-name="Основнойшрифтабзаца" style:family="text">
      <style:text-properties fo:color="#B5B6E3"/>
    </style:style>
    <style:style style:name="T2000" style:parent-style-name="Основнойшрифтабзаца" style:family="text">
      <style:text-properties fo:color="#A9B7C6"/>
    </style:style>
    <style:style style:name="T2001" style:parent-style-name="Основнойшрифтабзаца" style:family="text">
      <style:text-properties fo:color="#5F8C8A"/>
    </style:style>
    <style:style style:name="T2002" style:parent-style-name="Основнойшрифтабзаца" style:family="text">
      <style:text-properties fo:color="#6A8759"/>
    </style:style>
    <style:style style:name="T2003" style:parent-style-name="Основнойшрифтабзаца" style:family="text">
      <style:text-properties fo:color="#5F8C8A"/>
    </style:style>
    <style:style style:name="T2004" style:parent-style-name="Основнойшрифтабзаца" style:family="text">
      <style:text-properties fo:color="#A9B7C6"/>
    </style:style>
    <style:style style:name="T2005" style:parent-style-name="Основнойшрифтабзаца" style:family="text">
      <style:text-properties fo:color="#9373A5"/>
    </style:style>
    <style:style style:name="T2006" style:parent-style-name="Основнойшрифтабзаца" style:family="text">
      <style:text-properties fo:color="#5F8C8A"/>
    </style:style>
    <style:style style:name="T2007" style:parent-style-name="Основнойшрифтабзаца" style:family="text">
      <style:text-properties fo:color="#6A8759"/>
    </style:style>
    <style:style style:name="T2008" style:parent-style-name="Основнойшрифтабзаца" style:family="text">
      <style:text-properties fo:color="#CC7832"/>
    </style:style>
    <style:style style:name="T2009" style:parent-style-name="Основнойшрифтабзаца" style:family="text">
      <style:text-properties fo:color="#6A8759"/>
    </style:style>
    <style:style style:name="T2010" style:parent-style-name="Основнойшрифтабзаца" style:family="text">
      <style:text-properties fo:color="#CC7832"/>
    </style:style>
    <style:style style:name="T2011" style:parent-style-name="Основнойшрифтабзаца" style:family="text">
      <style:text-properties fo:color="#CC7832"/>
    </style:style>
    <style:style style:name="T2012" style:parent-style-name="Основнойшрифтабзаца" style:family="text">
      <style:text-properties fo:color="#A9B7C6"/>
    </style:style>
    <style:style style:name="T2013" style:parent-style-name="Основнойшрифтабзаца" style:family="text">
      <style:text-properties fo:color="#A9B7C6"/>
    </style:style>
    <style:style style:name="T2014" style:parent-style-name="Основнойшрифтабзаца" style:family="text">
      <style:text-properties fo:color="#9373A5"/>
    </style:style>
    <style:style style:name="T2015" style:parent-style-name="Основнойшрифтабзаца" style:family="text">
      <style:text-properties fo:color="#5F8C8A"/>
    </style:style>
    <style:style style:name="T2016" style:parent-style-name="Основнойшрифтабзаца" style:family="text">
      <style:text-properties fo:color="#9373A5"/>
    </style:style>
    <style:style style:name="T2017" style:parent-style-name="Основнойшрифтабзаца" style:family="text">
      <style:text-properties fo:color="#CC7832"/>
    </style:style>
    <style:style style:name="T2018" style:parent-style-name="Основнойшрифтабзаца" style:family="text">
      <style:text-properties fo:color="#808080"/>
    </style:style>
    <style:style style:name="T2019" style:parent-style-name="Основнойшрифтабзаца" style:family="text">
      <style:text-properties fo:color="#808080"/>
    </style:style>
    <style:style style:name="T2020" style:parent-style-name="Основнойшрифтабзаца" style:family="text">
      <style:text-properties fo:color="#A9B7C6"/>
    </style:style>
    <style:style style:name="T2021" style:parent-style-name="Основнойшрифтабзаца" style:family="text">
      <style:text-properties fo:color="#A9B7C6"/>
    </style:style>
    <style:style style:name="T2022" style:parent-style-name="Основнойшрифтабзаца" style:family="text">
      <style:text-properties fo:color="#CC7832"/>
    </style:style>
    <style:style style:name="T2023" style:parent-style-name="Основнойшрифтабзаца" style:family="text">
      <style:text-properties fo:color="#CC7832"/>
    </style:style>
    <style:style style:name="T2024" style:parent-style-name="Основнойшрифтабзаца" style:family="text">
      <style:text-properties fo:color="#FFC66D"/>
    </style:style>
    <style:style style:name="T2025" style:parent-style-name="Основнойшрифтабзаца" style:family="text">
      <style:text-properties fo:color="#A9B7C6"/>
    </style:style>
    <style:style style:name="T2026" style:parent-style-name="Основнойшрифтабзаца" style:family="text">
      <style:text-properties fo:color="#A9B7C6"/>
    </style:style>
    <style:style style:name="T2027" style:parent-style-name="Основнойшрифтабзаца" style:family="text">
      <style:text-properties fo:color="#CC7832"/>
    </style:style>
    <style:style style:name="T2028" style:parent-style-name="Основнойшрифтабзаца" style:family="text">
      <style:text-properties fo:color="#A9B7C6"/>
    </style:style>
    <style:style style:name="T2029" style:parent-style-name="Основнойшрифтабзаца" style:family="text">
      <style:text-properties fo:color="#6A8759"/>
    </style:style>
    <style:style style:name="T2030" style:parent-style-name="Основнойшрифтабзаца" style:family="text">
      <style:text-properties fo:color="#CC7832"/>
    </style:style>
    <style:style style:name="T2031" style:parent-style-name="Основнойшрифтабзаца" style:family="text">
      <style:text-properties fo:color="#CC7832"/>
    </style:style>
    <style:style style:name="T2032" style:parent-style-name="Основнойшрифтабзаца" style:family="text">
      <style:text-properties fo:color="#A9B7C6"/>
    </style:style>
    <style:style style:name="T2033" style:parent-style-name="Основнойшрифтабзаца" style:family="text">
      <style:text-properties fo:color="#6A8759"/>
    </style:style>
    <style:style style:name="T2034" style:parent-style-name="Основнойшрифтабзаца" style:family="text">
      <style:text-properties fo:color="#A9B7C6"/>
    </style:style>
    <style:style style:name="T2035" style:parent-style-name="Основнойшрифтабзаца" style:family="text">
      <style:text-properties fo:color="#A9B7C6"/>
    </style:style>
    <style:style style:name="T2036" style:parent-style-name="Основнойшрифтабзаца" style:family="text">
      <style:text-properties fo:color="#B5B6E3"/>
    </style:style>
    <style:style style:name="T2037" style:parent-style-name="Основнойшрифтабзаца" style:family="text">
      <style:text-properties fo:color="#A9B7C6"/>
    </style:style>
    <style:style style:name="T2038" style:parent-style-name="Основнойшрифтабзаца" style:family="text">
      <style:text-properties fo:color="#5F8C8A"/>
    </style:style>
    <style:style style:name="T2039" style:parent-style-name="Основнойшрифтабзаца" style:family="text">
      <style:text-properties fo:color="#6A8759"/>
    </style:style>
    <style:style style:name="T2040" style:parent-style-name="Основнойшрифтабзаца" style:family="text">
      <style:text-properties fo:color="#CC7832"/>
    </style:style>
    <style:style style:name="T2041" style:parent-style-name="Основнойшрифтабзаца" style:family="text">
      <style:text-properties fo:color="#6A8759"/>
    </style:style>
    <style:style style:name="T2042" style:parent-style-name="Основнойшрифтабзаца" style:family="text">
      <style:text-properties fo:color="#CC7832"/>
    </style:style>
    <style:style style:name="T2043" style:parent-style-name="Основнойшрифтабзаца" style:family="text">
      <style:text-properties fo:color="#CC7832"/>
    </style:style>
    <style:style style:name="T2044" style:parent-style-name="Основнойшрифтабзаца" style:family="text">
      <style:text-properties fo:color="#B5B6E3"/>
    </style:style>
    <style:style style:name="T2045" style:parent-style-name="Основнойшрифтабзаца" style:family="text">
      <style:text-properties fo:color="#A9B7C6"/>
    </style:style>
    <style:style style:name="T2046" style:parent-style-name="Основнойшрифтабзаца" style:family="text">
      <style:text-properties fo:color="#5F8C8A"/>
    </style:style>
    <style:style style:name="T2047" style:parent-style-name="Основнойшрифтабзаца" style:family="text">
      <style:text-properties fo:color="#A9B7C6"/>
    </style:style>
    <style:style style:name="T2048" style:parent-style-name="Основнойшрифтабзаца" style:family="text">
      <style:text-properties fo:color="#CC7832"/>
    </style:style>
    <style:style style:name="T2049" style:parent-style-name="Основнойшрифтабзаца" style:family="text">
      <style:text-properties fo:color="#CC7832"/>
    </style:style>
    <style:style style:name="T2050" style:parent-style-name="Основнойшрифтабзаца" style:family="text">
      <style:text-properties fo:color="#908B25"/>
    </style:style>
    <style:style style:name="T2051" style:parent-style-name="Основнойшрифтабзаца" style:family="text">
      <style:text-properties fo:color="#A9B7C6"/>
    </style:style>
    <style:style style:name="T2052" style:parent-style-name="Основнойшрифтабзаца" style:family="text">
      <style:text-properties fo:color="#CC7832"/>
    </style:style>
    <style:style style:name="T2053" style:parent-style-name="Основнойшрифтабзаца" style:family="text">
      <style:text-properties fo:color="#A9B7C6"/>
    </style:style>
    <style:style style:name="T2054" style:parent-style-name="Основнойшрифтабзаца" style:family="text">
      <style:text-properties fo:color="#CC7832"/>
    </style:style>
    <style:style style:name="T2055" style:parent-style-name="Основнойшрифтабзаца" style:family="text">
      <style:text-properties fo:color="#CC7832"/>
    </style:style>
    <style:style style:name="T2056" style:parent-style-name="Основнойшрифтабзаца" style:family="text">
      <style:text-properties fo:color="#B5B6E3"/>
    </style:style>
    <style:style style:name="T2057" style:parent-style-name="Основнойшрифтабзаца" style:family="text">
      <style:text-properties fo:color="#A9B7C6"/>
    </style:style>
    <style:style style:name="T2058" style:parent-style-name="Основнойшрифтабзаца" style:family="text">
      <style:text-properties fo:color="#B9BCD1"/>
    </style:style>
    <style:style style:name="T2059" style:parent-style-name="Основнойшрифтабзаца" style:family="text">
      <style:text-properties fo:color="#A9B7C6"/>
    </style:style>
    <style:style style:name="T2060" style:parent-style-name="Основнойшрифтабзаца" style:family="text">
      <style:text-properties fo:color="#6A8759"/>
    </style:style>
    <style:style style:name="T2061" style:parent-style-name="Основнойшрифтабзаца" style:family="text">
      <style:text-properties fo:color="#A9B7C6"/>
    </style:style>
    <style:style style:name="T2062" style:parent-style-name="Основнойшрифтабзаца" style:family="text">
      <style:text-properties fo:color="#CC7832"/>
    </style:style>
    <style:style style:name="T2063" style:parent-style-name="Основнойшрифтабзаца" style:family="text">
      <style:text-properties fo:color="#CC7832"/>
    </style:style>
    <style:style style:name="T2064" style:parent-style-name="Основнойшрифтабзаца" style:family="text">
      <style:text-properties fo:color="#A9B7C6"/>
    </style:style>
    <style:style style:name="T2065" style:parent-style-name="Основнойшрифтабзаца" style:family="text">
      <style:text-properties fo:color="#6A8759"/>
    </style:style>
    <style:style style:name="T2066" style:parent-style-name="Основнойшрифтабзаца" style:family="text">
      <style:text-properties fo:color="#A9B7C6"/>
    </style:style>
    <style:style style:name="T2067" style:parent-style-name="Основнойшрифтабзаца" style:family="text">
      <style:text-properties fo:color="#A9B7C6"/>
    </style:style>
    <style:style style:name="T2068" style:parent-style-name="Основнойшрифтабзаца" style:family="text">
      <style:text-properties fo:color="#B5B6E3"/>
    </style:style>
    <style:style style:name="T2069" style:parent-style-name="Основнойшрифтабзаца" style:family="text">
      <style:text-properties fo:color="#A9B7C6"/>
    </style:style>
    <style:style style:name="T2070" style:parent-style-name="Основнойшрифтабзаца" style:family="text">
      <style:text-properties fo:color="#5F8C8A"/>
    </style:style>
    <style:style style:name="T2071" style:parent-style-name="Основнойшрифтабзаца" style:family="text">
      <style:text-properties fo:color="#6A8759"/>
    </style:style>
    <style:style style:name="T2072" style:parent-style-name="Основнойшрифтабзаца" style:family="text">
      <style:text-properties fo:color="#CC7832"/>
    </style:style>
    <style:style style:name="T2073" style:parent-style-name="Основнойшрифтабзаца" style:family="text">
      <style:text-properties fo:color="#6A8759"/>
    </style:style>
    <style:style style:name="T2074" style:parent-style-name="Основнойшрифтабзаца" style:family="text">
      <style:text-properties fo:color="#CC7832"/>
    </style:style>
    <style:style style:name="T2075" style:parent-style-name="Основнойшрифтабзаца" style:family="text">
      <style:text-properties fo:color="#CC7832"/>
    </style:style>
    <style:style style:name="T2076" style:parent-style-name="Основнойшрифтабзаца" style:family="text">
      <style:text-properties fo:color="#B5B6E3"/>
    </style:style>
    <style:style style:name="T2077" style:parent-style-name="Основнойшрифтабзаца" style:family="text">
      <style:text-properties fo:color="#A9B7C6"/>
    </style:style>
    <style:style style:name="T2078" style:parent-style-name="Основнойшрифтабзаца" style:family="text">
      <style:text-properties fo:color="#5F8C8A"/>
    </style:style>
    <style:style style:name="T2079" style:parent-style-name="Основнойшрифтабзаца" style:family="text">
      <style:text-properties fo:color="#A9B7C6"/>
    </style:style>
    <style:style style:name="T2080" style:parent-style-name="Основнойшрифтабзаца" style:family="text">
      <style:text-properties fo:color="#5F8C8A"/>
    </style:style>
    <style:style style:name="T2081" style:parent-style-name="Основнойшрифтабзаца" style:family="text">
      <style:text-properties fo:color="#A9B7C6"/>
    </style:style>
    <style:style style:name="T2082" style:parent-style-name="Основнойшрифтабзаца" style:family="text">
      <style:text-properties fo:color="#CC7832"/>
    </style:style>
    <style:style style:name="T2083" style:parent-style-name="Основнойшрифтабзаца" style:family="text">
      <style:text-properties fo:color="#CC7832"/>
    </style:style>
    <style:style style:name="T2084" style:parent-style-name="Основнойшрифтабзаца" style:family="text">
      <style:text-properties fo:color="#A9B7C6"/>
    </style:style>
    <style:style style:name="T2085" style:parent-style-name="Основнойшрифтабзаца" style:family="text">
      <style:text-properties fo:color="#CC7832"/>
    </style:style>
    <style:style style:name="T2086" style:parent-style-name="Основнойшрифтабзаца" style:family="text">
      <style:text-properties fo:color="#A9B7C6"/>
    </style:style>
    <style:style style:name="T2087" style:parent-style-name="Основнойшрифтабзаца" style:family="text">
      <style:text-properties fo:color="#A9B7C6"/>
    </style:style>
    <style:style style:name="T2088" style:parent-style-name="Основнойшрифтабзаца" style:family="text">
      <style:text-properties fo:color="#5F8C8A"/>
    </style:style>
    <style:style style:name="T2089" style:parent-style-name="Основнойшрифтабзаца" style:family="text">
      <style:text-properties fo:color="#A9B7C6"/>
    </style:style>
    <style:style style:name="T2090" style:parent-style-name="Основнойшрифтабзаца" style:family="text">
      <style:text-properties fo:color="#5F8C8A"/>
    </style:style>
    <style:style style:name="T2091" style:parent-style-name="Основнойшрифтабзаца" style:family="text">
      <style:text-properties fo:color="#A9B7C6"/>
    </style:style>
    <style:style style:name="T2092" style:parent-style-name="Основнойшрифтабзаца" style:family="text">
      <style:text-properties fo:color="#CC7832"/>
    </style:style>
    <style:style style:name="T2093" style:parent-style-name="Основнойшрифтабзаца" style:family="text">
      <style:text-properties fo:color="#CC7832"/>
    </style:style>
    <style:style style:name="T2094" style:parent-style-name="Основнойшрифтабзаца" style:family="text">
      <style:text-properties fo:color="#A9B7C6"/>
    </style:style>
    <style:style style:name="T2095" style:parent-style-name="Основнойшрифтабзаца" style:family="text">
      <style:text-properties fo:color="#A9B7C6"/>
    </style:style>
    <style:style style:name="T2096" style:parent-style-name="Основнойшрифтабзаца" style:family="text">
      <style:text-properties fo:color="#CC7832"/>
    </style:style>
    <style:style style:name="T2097" style:parent-style-name="Основнойшрифтабзаца" style:family="text">
      <style:text-properties fo:color="#A9B7C6"/>
    </style:style>
    <style:style style:name="T2098" style:parent-style-name="Основнойшрифтабзаца" style:family="text">
      <style:text-properties fo:color="#CC7832"/>
    </style:style>
    <style:style style:name="T2099" style:parent-style-name="Основнойшрифтабзаца" style:family="text">
      <style:text-properties fo:color="#A9B7C6"/>
    </style:style>
    <style:style style:name="T2100" style:parent-style-name="Основнойшрифтабзаца" style:family="text">
      <style:text-properties fo:color="#CC7832"/>
    </style:style>
    <style:style style:name="T2101" style:parent-style-name="Основнойшрифтабзаца" style:family="text">
      <style:text-properties fo:color="#A9B7C6"/>
    </style:style>
    <style:style style:name="T2102" style:parent-style-name="Основнойшрифтабзаца" style:family="text">
      <style:text-properties fo:color="#CC7832"/>
    </style:style>
    <style:style style:name="T2103" style:parent-style-name="Основнойшрифтабзаца" style:family="text">
      <style:text-properties fo:color="#CC7832"/>
    </style:style>
    <style:style style:name="T2104" style:parent-style-name="Основнойшрифтабзаца" style:family="text">
      <style:text-properties fo:color="#A9B7C6"/>
    </style:style>
    <style:style style:name="T2105" style:parent-style-name="Основнойшрифтабзаца" style:family="text">
      <style:text-properties fo:color="#6A8759"/>
    </style:style>
    <style:style style:name="T2106" style:parent-style-name="Основнойшрифтабзаца" style:family="text">
      <style:text-properties fo:color="#A9B7C6"/>
    </style:style>
    <style:style style:name="T2107" style:parent-style-name="Основнойшрифтабзаца" style:family="text">
      <style:text-properties fo:color="#A9B7C6"/>
    </style:style>
    <style:style style:name="T2108" style:parent-style-name="Основнойшрифтабзаца" style:family="text">
      <style:text-properties fo:color="#B5B6E3"/>
    </style:style>
    <style:style style:name="T2109" style:parent-style-name="Основнойшрифтабзаца" style:family="text">
      <style:text-properties fo:color="#A9B7C6"/>
    </style:style>
    <style:style style:name="T2110" style:parent-style-name="Основнойшрифтабзаца" style:family="text">
      <style:text-properties fo:color="#5F8C8A"/>
    </style:style>
    <style:style style:name="T2111" style:parent-style-name="Основнойшрифтабзаца" style:family="text">
      <style:text-properties fo:color="#6A8759"/>
    </style:style>
    <style:style style:name="T2112" style:parent-style-name="Основнойшрифтабзаца" style:family="text">
      <style:text-properties fo:color="#CC7832"/>
    </style:style>
    <style:style style:name="T2113" style:parent-style-name="Основнойшрифтабзаца" style:family="text">
      <style:text-properties fo:color="#6A8759"/>
    </style:style>
    <style:style style:name="T2114" style:parent-style-name="Основнойшрифтабзаца" style:family="text">
      <style:text-properties fo:color="#CC7832"/>
    </style:style>
    <style:style style:name="T2115" style:parent-style-name="Основнойшрифтабзаца" style:family="text">
      <style:text-properties fo:color="#CC7832"/>
    </style:style>
    <style:style style:name="T2116" style:parent-style-name="Основнойшрифтабзаца" style:family="text">
      <style:text-properties fo:color="#A9B7C6"/>
    </style:style>
    <style:style style:name="T2117" style:parent-style-name="Основнойшрифтабзаца" style:family="text">
      <style:text-properties fo:color="#B5B6E3"/>
    </style:style>
    <style:style style:name="T2118" style:parent-style-name="Основнойшрифтабзаца" style:family="text">
      <style:text-properties fo:color="#A9B7C6"/>
    </style:style>
    <style:style style:name="T2119" style:parent-style-name="Основнойшрифтабзаца" style:family="text">
      <style:text-properties fo:color="#CC7832"/>
    </style:style>
    <style:style style:name="T2120" style:parent-style-name="Основнойшрифтабзаца" style:family="text">
      <style:text-properties fo:color="#CC7832"/>
    </style:style>
    <style:style style:name="T2121" style:parent-style-name="Основнойшрифтабзаца" style:family="text">
      <style:text-properties fo:color="#A9B7C6"/>
    </style:style>
    <style:style style:name="T2122" style:parent-style-name="Основнойшрифтабзаца" style:family="text">
      <style:text-properties fo:color="#CC7832"/>
    </style:style>
    <style:style style:name="T2123" style:parent-style-name="Основнойшрифтабзаца" style:family="text">
      <style:text-properties fo:color="#A9B7C6"/>
    </style:style>
    <style:style style:name="T2124" style:parent-style-name="Основнойшрифтабзаца" style:family="text">
      <style:text-properties fo:color="#CC7832"/>
    </style:style>
    <style:style style:name="T2125" style:parent-style-name="Основнойшрифтабзаца" style:family="text">
      <style:text-properties fo:color="#CC7832"/>
    </style:style>
    <style:style style:name="T2126" style:parent-style-name="Основнойшрифтабзаца" style:family="text">
      <style:text-properties fo:color="#A9B7C6"/>
    </style:style>
    <style:style style:name="T2127" style:parent-style-name="Основнойшрифтабзаца" style:family="text">
      <style:text-properties fo:color="#CC7832"/>
    </style:style>
    <style:style style:name="T2128" style:parent-style-name="Основнойшрифтабзаца" style:family="text">
      <style:text-properties fo:color="#CC7832"/>
    </style:style>
    <style:style style:name="T2129" style:parent-style-name="Основнойшрифтабзаца" style:family="text">
      <style:text-properties fo:color="#A9B7C6"/>
    </style:style>
    <style:style style:name="T2130" style:parent-style-name="Основнойшрифтабзаца" style:family="text">
      <style:text-properties fo:color="#CC7832"/>
    </style:style>
    <style:style style:name="T2131" style:parent-style-name="Основнойшрифтабзаца" style:family="text">
      <style:text-properties fo:color="#CC7832"/>
    </style:style>
    <style:style style:name="T2132" style:parent-style-name="Основнойшрифтабзаца" style:family="text">
      <style:text-properties fo:color="#A9B7C6"/>
    </style:style>
    <style:style style:name="T2133" style:parent-style-name="Основнойшрифтабзаца" style:family="text">
      <style:text-properties fo:color="#CC7832"/>
    </style:style>
    <style:style style:name="T2134" style:parent-style-name="Основнойшрифтабзаца" style:family="text">
      <style:text-properties fo:color="#CC7832"/>
    </style:style>
    <style:style style:name="T2135" style:parent-style-name="Основнойшрифтабзаца" style:family="text">
      <style:text-properties fo:color="#B5B6E3"/>
    </style:style>
    <style:style style:name="T2136" style:parent-style-name="Основнойшрифтабзаца" style:family="text">
      <style:text-properties fo:color="#A9B7C6"/>
    </style:style>
    <style:style style:name="T2137" style:parent-style-name="Основнойшрифтабзаца" style:family="text">
      <style:text-properties fo:color="#5F8C8A"/>
    </style:style>
    <style:style style:name="T2138" style:parent-style-name="Основнойшрифтабзаца" style:family="text">
      <style:text-properties fo:color="#6A8759"/>
    </style:style>
    <style:style style:name="T2139" style:parent-style-name="Основнойшрифтабзаца" style:family="text">
      <style:text-properties fo:color="#CC7832"/>
    </style:style>
    <style:style style:name="T2140" style:parent-style-name="Основнойшрифтабзаца" style:family="text">
      <style:text-properties fo:color="#6A8759"/>
    </style:style>
    <style:style style:name="T2141" style:parent-style-name="Основнойшрифтабзаца" style:family="text">
      <style:text-properties fo:color="#CC7832"/>
    </style:style>
    <style:style style:name="T2142" style:parent-style-name="Основнойшрифтабзаца" style:family="text">
      <style:text-properties fo:color="#CC7832"/>
    </style:style>
    <style:style style:name="T2143" style:parent-style-name="Основнойшрифтабзаца" style:family="text">
      <style:text-properties fo:color="#B5B6E3"/>
    </style:style>
    <style:style style:name="T2144" style:parent-style-name="Основнойшрифтабзаца" style:family="text">
      <style:text-properties fo:color="#A9B7C6"/>
    </style:style>
    <style:style style:name="T2145" style:parent-style-name="Основнойшрифтабзаца" style:family="text">
      <style:text-properties fo:color="#5F8C8A"/>
    </style:style>
    <style:style style:name="T2146" style:parent-style-name="Основнойшрифтабзаца" style:family="text">
      <style:text-properties fo:color="#A9B7C6"/>
    </style:style>
    <style:style style:name="T2147" style:parent-style-name="Основнойшрифтабзаца" style:family="text">
      <style:text-properties fo:color="#CC7832"/>
    </style:style>
    <style:style style:name="T2148" style:parent-style-name="Основнойшрифтабзаца" style:family="text">
      <style:text-properties fo:color="#CC7832"/>
    </style:style>
    <style:style style:name="T2149" style:parent-style-name="Основнойшрифтабзаца" style:family="text">
      <style:text-properties fo:color="#A9B7C6"/>
    </style:style>
    <style:style style:name="T2150" style:parent-style-name="Основнойшрифтабзаца" style:family="text">
      <style:text-properties fo:color="#A9B7C6"/>
    </style:style>
    <style:style style:name="T2151" style:parent-style-name="Основнойшрифтабзаца" style:family="text">
      <style:text-properties fo:color="#CC7832"/>
    </style:style>
    <style:style style:name="T2152" style:parent-style-name="Основнойшрифтабзаца" style:family="text">
      <style:text-properties fo:color="#6897BB"/>
    </style:style>
    <style:style style:name="T2153" style:parent-style-name="Основнойшрифтабзаца" style:family="text">
      <style:text-properties fo:color="#CC7832"/>
    </style:style>
    <style:style style:name="T2154" style:parent-style-name="Основнойшрифтабзаца" style:family="text">
      <style:text-properties fo:color="#CC7832"/>
    </style:style>
    <style:style style:name="T2155" style:parent-style-name="Основнойшрифтабзаца" style:family="text">
      <style:text-properties fo:color="#A9B7C6"/>
    </style:style>
    <style:style style:name="P2156" style:parent-style-name="Обычный" style:family="paragraph">
      <style:paragraph-properties fo:break-before="page"/>
    </style:style>
    <style:style style:name="P215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215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215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2160" style:parent-style-name="Textbody" style:family="paragraph">
      <style:paragraph-properties fo:text-align="start" fo:text-indent="0in"/>
    </style:style>
    <style:style style:name="T2161" style:parent-style-name="Основнойшрифтабзаца" style:family="text">
      <style:text-properties fo:color="#000000"/>
    </style:style>
    <style:style style:name="T2162" style:parent-style-name="Основнойшрифтабзаца" style:family="text">
      <style:text-properties fo:color="#000000" fo:language="en" fo:country="US"/>
    </style:style>
    <style:style style:name="T2163" style:parent-style-name="Основнойшрифтабзаца" style:family="text">
      <style:text-properties fo:color="#000000"/>
    </style:style>
    <style:style style:name="T2164" style:parent-style-name="Основнойшрифтабзаца" style:family="text">
      <style:text-properties fo:color="#000000" fo:language="en" fo:country="US"/>
    </style:style>
    <style:style style:name="T2165" style:parent-style-name="Основнойшрифтабзаца" style:family="text">
      <style:text-properties fo:color="#BBB529"/>
    </style:style>
    <style:style style:name="T2166" style:parent-style-name="Основнойшрифтабзаца" style:family="text">
      <style:text-properties fo:color="#6A8759"/>
    </style:style>
    <style:style style:name="T2167" style:parent-style-name="Основнойшрифтабзаца" style:family="text">
      <style:text-properties fo:color="#6A8759"/>
    </style:style>
    <style:style style:name="T2168" style:parent-style-name="Основнойшрифтабзаца" style:family="text">
      <style:text-properties fo:color="#BBB529"/>
    </style:style>
    <style:style style:name="T2169" style:parent-style-name="Основнойшрифтабзаца" style:family="text">
      <style:text-properties fo:color="#6A8759"/>
    </style:style>
    <style:style style:name="T2170" style:parent-style-name="Основнойшрифтабзаца" style:family="text">
      <style:text-properties fo:color="#6A8759"/>
    </style:style>
    <style:style style:name="T2171" style:parent-style-name="Основнойшрифтабзаца" style:family="text">
      <style:text-properties fo:color="#BBB529"/>
    </style:style>
    <style:style style:name="T2172" style:parent-style-name="Основнойшрифтабзаца" style:family="text">
      <style:text-properties fo:color="#6A8759"/>
    </style:style>
    <style:style style:name="T2173" style:parent-style-name="Основнойшрифтабзаца" style:family="text">
      <style:text-properties fo:color="#6A8759"/>
    </style:style>
    <style:style style:name="T2174" style:parent-style-name="Основнойшрифтабзаца" style:family="text">
      <style:text-properties fo:color="#6A8759"/>
    </style:style>
    <style:style style:name="T2175" style:parent-style-name="Основнойшрифтабзаца" style:family="text">
      <style:text-properties fo:color="#BBB529"/>
    </style:style>
    <style:style style:name="T2176" style:parent-style-name="Основнойшрифтабзаца" style:family="text">
      <style:text-properties fo:color="#908B25"/>
    </style:style>
    <style:style style:name="T2177" style:parent-style-name="Основнойшрифтабзаца" style:family="text">
      <style:text-properties fo:color="#CC7832"/>
    </style:style>
    <style:style style:name="T2178" style:parent-style-name="Основнойшрифтабзаца" style:family="text">
      <style:text-properties fo:color="#CC7832"/>
    </style:style>
    <style:style style:name="T2179" style:parent-style-name="Основнойшрифтабзаца" style:family="text">
      <style:text-properties fo:color="#BBB529"/>
    </style:style>
    <style:style style:name="T2180" style:parent-style-name="Основнойшрифтабзаца" style:family="text">
      <style:text-properties fo:color="#908B25"/>
    </style:style>
    <style:style style:name="T2181" style:parent-style-name="Основнойшрифтабзаца" style:family="text">
      <style:text-properties fo:color="#CC7832"/>
    </style:style>
    <style:style style:name="T2182" style:parent-style-name="Основнойшрифтабзаца" style:family="text">
      <style:text-properties fo:color="#CC7832"/>
    </style:style>
    <style:style style:name="T2183" style:parent-style-name="Основнойшрифтабзаца" style:family="text">
      <style:text-properties fo:color="#CC7832"/>
    </style:style>
    <style:style style:name="T2184" style:parent-style-name="Основнойшрифтабзаца" style:family="text">
      <style:text-properties fo:color="#B5B6E3"/>
    </style:style>
    <style:style style:name="T2185" style:parent-style-name="Основнойшрифтабзаца" style:family="text">
      <style:text-properties fo:color="#A9B7C6"/>
    </style:style>
    <style:style style:name="T2186" style:parent-style-name="Основнойшрифтабзаца" style:family="text">
      <style:text-properties fo:color="#808080"/>
    </style:style>
    <style:style style:name="T2187" style:parent-style-name="Основнойшрифтабзаца" style:family="text">
      <style:text-properties fo:color="#808080"/>
    </style:style>
    <style:style style:name="T2188" style:parent-style-name="Основнойшрифтабзаца" style:family="text">
      <style:text-properties fo:color="#908B25"/>
    </style:style>
    <style:style style:name="T2189" style:parent-style-name="Основнойшрифтабзаца" style:family="text">
      <style:text-properties fo:color="#9373A5"/>
    </style:style>
    <style:style style:name="T2190" style:parent-style-name="Основнойшрифтабзаца" style:family="text">
      <style:text-properties fo:color="#CC7832"/>
    </style:style>
    <style:style style:name="T2191" style:parent-style-name="Основнойшрифтабзаца" style:family="text">
      <style:text-properties fo:color="#808080"/>
    </style:style>
    <style:style style:name="T2192" style:parent-style-name="Основнойшрифтабзаца" style:family="text">
      <style:text-properties fo:color="#808080"/>
    </style:style>
    <style:style style:name="T2193" style:parent-style-name="Основнойшрифтабзаца" style:family="text">
      <style:text-properties fo:color="#CC7832"/>
    </style:style>
    <style:style style:name="T2194" style:parent-style-name="Основнойшрифтабзаца" style:family="text">
      <style:text-properties fo:color="#9373A5"/>
    </style:style>
    <style:style style:name="T2195" style:parent-style-name="Основнойшрифтабзаца" style:family="text">
      <style:text-properties fo:color="#CC7832"/>
    </style:style>
    <style:style style:name="T2196" style:parent-style-name="Основнойшрифтабзаца" style:family="text">
      <style:text-properties fo:color="#808080"/>
    </style:style>
    <style:style style:name="T2197" style:parent-style-name="Основнойшрифтабзаца" style:family="text">
      <style:text-properties fo:color="#808080"/>
    </style:style>
    <style:style style:name="T2198" style:parent-style-name="Основнойшрифтабзаца" style:family="text">
      <style:text-properties fo:color="#908B25"/>
    </style:style>
    <style:style style:name="T2199" style:parent-style-name="Основнойшрифтабзаца" style:family="text">
      <style:text-properties fo:color="#9373A5"/>
    </style:style>
    <style:style style:name="T2200" style:parent-style-name="Основнойшрифтабзаца" style:family="text">
      <style:text-properties fo:color="#CC7832"/>
    </style:style>
    <style:style style:name="T2201" style:parent-style-name="Основнойшрифтабзаца" style:family="text">
      <style:text-properties fo:color="#9373A5"/>
    </style:style>
    <style:style style:name="T2202" style:parent-style-name="Основнойшрифтабзаца" style:family="text">
      <style:text-properties fo:color="#CC7832"/>
    </style:style>
    <style:style style:name="T2203" style:parent-style-name="Основнойшрифтабзаца" style:family="text">
      <style:text-properties fo:color="#808080"/>
    </style:style>
    <style:style style:name="T2204" style:parent-style-name="Основнойшрифтабзаца" style:family="text">
      <style:text-properties fo:color="#808080"/>
    </style:style>
    <style:style style:name="T2205" style:parent-style-name="Основнойшрифтабзаца" style:family="text">
      <style:text-properties fo:color="#B5B6E3"/>
    </style:style>
    <style:style style:name="T2206" style:parent-style-name="Основнойшрифтабзаца" style:family="text">
      <style:text-properties fo:color="#A9B7C6"/>
    </style:style>
    <style:style style:name="T2207" style:parent-style-name="Основнойшрифтабзаца" style:family="text">
      <style:text-properties fo:color="#9373A5"/>
    </style:style>
    <style:style style:name="T2208" style:parent-style-name="Основнойшрифтабзаца" style:family="text">
      <style:text-properties fo:color="#CC7832"/>
    </style:style>
    <style:style style:name="T2209" style:parent-style-name="Основнойшрифтабзаца" style:family="text">
      <style:text-properties fo:color="#808080"/>
    </style:style>
    <style:style style:name="T2210" style:parent-style-name="Основнойшрифтабзаца" style:family="text">
      <style:text-properties fo:color="#808080"/>
    </style:style>
    <style:style style:name="T2211" style:parent-style-name="Основнойшрифтабзаца" style:family="text">
      <style:text-properties fo:color="#808080"/>
    </style:style>
    <style:style style:name="T2212" style:parent-style-name="Основнойшрифтабзаца" style:family="text">
      <style:text-properties fo:color="#FFC66D"/>
    </style:style>
    <style:style style:name="T2213" style:parent-style-name="Основнойшрифтабзаца" style:family="text">
      <style:text-properties fo:color="#A9B7C6"/>
    </style:style>
    <style:style style:name="T2214" style:parent-style-name="Основнойшрифтабзаца" style:family="text">
      <style:text-properties fo:color="#CC7832"/>
    </style:style>
    <style:style style:name="T2215" style:parent-style-name="Основнойшрифтабзаца" style:family="text">
      <style:text-properties fo:color="#CC7832"/>
    </style:style>
    <style:style style:name="T2216" style:parent-style-name="Основнойшрифтабзаца" style:family="text">
      <style:text-properties fo:color="#FFC66D"/>
    </style:style>
    <style:style style:name="T2217" style:parent-style-name="Основнойшрифтабзаца" style:family="text">
      <style:text-properties fo:color="#A9B7C6"/>
    </style:style>
    <style:style style:name="T2218" style:parent-style-name="Основнойшрифтабзаца" style:family="text">
      <style:text-properties fo:color="#908B25"/>
    </style:style>
    <style:style style:name="T2219" style:parent-style-name="Основнойшрифтабзаца" style:family="text">
      <style:text-properties fo:color="#A9B7C6"/>
    </style:style>
    <style:style style:name="T2220" style:parent-style-name="Основнойшрифтабзаца" style:family="text">
      <style:text-properties fo:color="#CC7832"/>
    </style:style>
    <style:style style:name="T2221" style:parent-style-name="Основнойшрифтабзаца" style:family="text">
      <style:text-properties fo:color="#A9B7C6"/>
    </style:style>
    <style:style style:name="T2222" style:parent-style-name="Основнойшрифтабзаца" style:family="text">
      <style:text-properties fo:color="#A9B7C6"/>
    </style:style>
    <style:style style:name="T2223" style:parent-style-name="Основнойшрифтабзаца" style:family="text">
      <style:text-properties fo:color="#CC7832"/>
    </style:style>
    <style:style style:name="T2224" style:parent-style-name="Основнойшрифтабзаца" style:family="text">
      <style:text-properties fo:color="#A9B7C6"/>
    </style:style>
    <style:style style:name="T2225" style:parent-style-name="Основнойшрифтабзаца" style:family="text">
      <style:text-properties fo:color="#9373A5"/>
    </style:style>
    <style:style style:name="T2226" style:parent-style-name="Основнойшрифтабзаца" style:family="text">
      <style:text-properties fo:color="#A9B7C6"/>
    </style:style>
    <style:style style:name="T2227" style:parent-style-name="Основнойшрифтабзаца" style:family="text">
      <style:text-properties fo:color="#CC7832"/>
    </style:style>
    <style:style style:name="T2228" style:parent-style-name="Основнойшрифтабзаца" style:family="text">
      <style:text-properties fo:color="#CC7832"/>
    </style:style>
    <style:style style:name="T2229" style:parent-style-name="Основнойшрифтабзаца" style:family="text">
      <style:text-properties fo:color="#9373A5"/>
    </style:style>
    <style:style style:name="T2230" style:parent-style-name="Основнойшрифтабзаца" style:family="text">
      <style:text-properties fo:color="#A9B7C6"/>
    </style:style>
    <style:style style:name="T2231" style:parent-style-name="Основнойшрифтабзаца" style:family="text">
      <style:text-properties fo:color="#CC7832"/>
    </style:style>
    <style:style style:name="T2232" style:parent-style-name="Основнойшрифтабзаца" style:family="text">
      <style:text-properties fo:color="#CC7832"/>
    </style:style>
    <style:style style:name="T2233" style:parent-style-name="Основнойшрифтабзаца" style:family="text">
      <style:text-properties fo:color="#A9B7C6"/>
    </style:style>
    <style:style style:name="T2234" style:parent-style-name="Основнойшрифтабзаца" style:family="text">
      <style:text-properties fo:color="#9373A5"/>
    </style:style>
    <style:style style:name="T2235" style:parent-style-name="Основнойшрифтабзаца" style:family="text">
      <style:text-properties fo:color="#A9B7C6"/>
    </style:style>
    <style:style style:name="T2236" style:parent-style-name="Основнойшрифтабзаца" style:family="text">
      <style:text-properties fo:color="#CC7832"/>
    </style:style>
    <style:style style:name="T2237" style:parent-style-name="Основнойшрифтабзаца" style:family="text">
      <style:text-properties fo:color="#CC7832"/>
    </style:style>
    <style:style style:name="T2238" style:parent-style-name="Основнойшрифтабзаца" style:family="text">
      <style:text-properties fo:color="#A9B7C6"/>
    </style:style>
    <style:style style:name="T2239" style:parent-style-name="Основнойшрифтабзаца" style:family="text">
      <style:text-properties fo:color="#9373A5"/>
    </style:style>
    <style:style style:name="T2240" style:parent-style-name="Основнойшрифтабзаца" style:family="text">
      <style:text-properties fo:color="#A9B7C6"/>
    </style:style>
    <style:style style:name="T2241" style:parent-style-name="Основнойшрифтабзаца" style:family="text">
      <style:text-properties fo:color="#6897BB"/>
    </style:style>
    <style:style style:name="T2242" style:parent-style-name="Основнойшрифтабзаца" style:family="text">
      <style:text-properties fo:color="#CC7832"/>
    </style:style>
    <style:style style:name="T2243" style:parent-style-name="Основнойшрифтабзаца" style:family="text">
      <style:text-properties fo:color="#CC7832"/>
    </style:style>
    <style:style style:name="T2244" style:parent-style-name="Основнойшрифтабзаца" style:family="text">
      <style:text-properties fo:color="#A9B7C6"/>
    </style:style>
    <style:style style:name="T2245" style:parent-style-name="Основнойшрифтабзаца" style:family="text">
      <style:text-properties fo:color="#9373A5"/>
    </style:style>
    <style:style style:name="T2246" style:parent-style-name="Основнойшрифтабзаца" style:family="text">
      <style:text-properties fo:color="#A9B7C6"/>
    </style:style>
    <style:style style:name="T2247" style:parent-style-name="Основнойшрифтабзаца" style:family="text">
      <style:text-properties fo:color="#6897BB"/>
    </style:style>
    <style:style style:name="T2248" style:parent-style-name="Основнойшрифтабзаца" style:family="text">
      <style:text-properties fo:color="#CC7832"/>
    </style:style>
    <style:style style:name="T2249" style:parent-style-name="Основнойшрифтабзаца" style:family="text">
      <style:text-properties fo:color="#CC7832"/>
    </style:style>
    <style:style style:name="T2250" style:parent-style-name="Основнойшрифтабзаца" style:family="text">
      <style:text-properties fo:color="#A9B7C6"/>
    </style:style>
    <style:style style:name="T2251" style:parent-style-name="Основнойшрифтабзаца" style:family="text">
      <style:text-properties fo:color="#A9B7C6"/>
    </style:style>
    <style:style style:name="T2252" style:parent-style-name="Основнойшрифтабзаца" style:family="text">
      <style:text-properties fo:color="#CC7832"/>
    </style:style>
    <style:style style:name="T2253" style:parent-style-name="Основнойшрифтабзаца" style:family="text">
      <style:text-properties fo:color="#CC7832"/>
    </style:style>
    <style:style style:name="T2254" style:parent-style-name="Основнойшрифтабзаца" style:family="text">
      <style:text-properties fo:color="#CC7832"/>
    </style:style>
    <style:style style:name="T2255" style:parent-style-name="Основнойшрифтабзаца" style:family="text">
      <style:text-properties fo:color="#B5B6E3"/>
    </style:style>
    <style:style style:name="T2256" style:parent-style-name="Основнойшрифтабзаца" style:family="text">
      <style:text-properties fo:color="#A9B7C6"/>
    </style:style>
    <style:style style:name="T2257" style:parent-style-name="Основнойшрифтабзаца" style:family="text">
      <style:text-properties fo:color="#808080"/>
    </style:style>
    <style:style style:name="T2258" style:parent-style-name="Основнойшрифтабзаца" style:family="text">
      <style:text-properties fo:color="#808080"/>
    </style:style>
    <style:style style:name="T2259" style:parent-style-name="Основнойшрифтабзаца" style:family="text">
      <style:text-properties fo:color="#B5B6E3"/>
    </style:style>
    <style:style style:name="T2260" style:parent-style-name="Основнойшрифтабзаца" style:family="text">
      <style:text-properties fo:color="#A9B7C6"/>
    </style:style>
    <style:style style:name="T2261" style:parent-style-name="Основнойшрифтабзаца" style:family="text">
      <style:text-properties fo:color="#9373A5"/>
    </style:style>
    <style:style style:name="T2262" style:parent-style-name="Основнойшрифтабзаца" style:family="text">
      <style:text-properties fo:color="#CC7832"/>
    </style:style>
    <style:style style:name="T2263" style:parent-style-name="Основнойшрифтабзаца" style:family="text">
      <style:text-properties fo:color="#808080"/>
    </style:style>
    <style:style style:name="T2264" style:parent-style-name="Основнойшрифтабзаца" style:family="text">
      <style:text-properties fo:color="#808080"/>
    </style:style>
    <style:style style:name="T2265" style:parent-style-name="Основнойшрифтабзаца" style:family="text">
      <style:text-properties fo:color="#B5B6E3"/>
    </style:style>
    <style:style style:name="T2266" style:parent-style-name="Основнойшрифтабзаца" style:family="text">
      <style:text-properties fo:color="#A9B7C6"/>
    </style:style>
    <style:style style:name="T2267" style:parent-style-name="Основнойшрифтабзаца" style:family="text">
      <style:text-properties fo:color="#9373A5"/>
    </style:style>
    <style:style style:name="T2268" style:parent-style-name="Основнойшрифтабзаца" style:family="text">
      <style:text-properties fo:color="#CC7832"/>
    </style:style>
    <style:style style:name="T2269" style:parent-style-name="Основнойшрифтабзаца" style:family="text">
      <style:text-properties fo:color="#808080"/>
    </style:style>
    <style:style style:name="T2270" style:parent-style-name="Основнойшрифтабзаца" style:family="text">
      <style:text-properties fo:color="#808080"/>
    </style:style>
    <style:style style:name="T2271" style:parent-style-name="Основнойшрифтабзаца" style:family="text">
      <style:text-properties fo:color="#908B25"/>
    </style:style>
    <style:style style:name="T2272" style:parent-style-name="Основнойшрифтабзаца" style:family="text">
      <style:text-properties fo:color="#9373A5"/>
    </style:style>
    <style:style style:name="T2273" style:parent-style-name="Основнойшрифтабзаца" style:family="text">
      <style:text-properties fo:color="#CC7832"/>
    </style:style>
    <style:style style:name="T2274" style:parent-style-name="Основнойшрифтабзаца" style:family="text">
      <style:text-properties fo:color="#808080"/>
    </style:style>
    <style:style style:name="T2275" style:parent-style-name="Основнойшрифтабзаца" style:family="text">
      <style:text-properties fo:color="#808080"/>
    </style:style>
    <style:style style:name="T2276" style:parent-style-name="Основнойшрифтабзаца" style:family="text">
      <style:text-properties fo:color="#808080"/>
    </style:style>
    <style:style style:name="T2277" style:parent-style-name="Основнойшрифтабзаца" style:family="text">
      <style:text-properties fo:color="#FFC66D"/>
    </style:style>
    <style:style style:name="T2278" style:parent-style-name="Основнойшрифтабзаца" style:family="text">
      <style:text-properties fo:color="#A9B7C6"/>
    </style:style>
    <style:style style:name="T2279" style:parent-style-name="Основнойшрифтабзаца" style:family="text">
      <style:text-properties fo:color="#CC7832"/>
    </style:style>
    <style:style style:name="T2280" style:parent-style-name="Основнойшрифтабзаца" style:family="text">
      <style:text-properties fo:color="#CC7832"/>
    </style:style>
    <style:style style:name="T2281" style:parent-style-name="Основнойшрифтабзаца" style:family="text">
      <style:text-properties fo:color="#FFC66D"/>
    </style:style>
    <style:style style:name="T2282" style:parent-style-name="Основнойшрифтабзаца" style:family="text">
      <style:text-properties fo:color="#A9B7C6"/>
    </style:style>
    <style:style style:name="T2283" style:parent-style-name="Основнойшрифтабзаца" style:family="text">
      <style:text-properties fo:color="#B5B6E3"/>
    </style:style>
    <style:style style:name="T2284" style:parent-style-name="Основнойшрифтабзаца" style:family="text">
      <style:text-properties fo:color="#A9B7C6"/>
    </style:style>
    <style:style style:name="T2285" style:parent-style-name="Основнойшрифтабзаца" style:family="text">
      <style:text-properties fo:color="#CC7832"/>
    </style:style>
    <style:style style:name="T2286" style:parent-style-name="Основнойшрифтабзаца" style:family="text">
      <style:text-properties fo:color="#B5B6E3"/>
    </style:style>
    <style:style style:name="T2287" style:parent-style-name="Основнойшрифтабзаца" style:family="text">
      <style:text-properties fo:color="#A9B7C6"/>
    </style:style>
    <style:style style:name="T2288" style:parent-style-name="Основнойшрифтабзаца" style:family="text">
      <style:text-properties fo:color="#CC7832"/>
    </style:style>
    <style:style style:name="T2289" style:parent-style-name="Основнойшрифтабзаца" style:family="text">
      <style:text-properties fo:color="#908B25"/>
    </style:style>
    <style:style style:name="T2290" style:parent-style-name="Основнойшрифтабзаца" style:family="text">
      <style:text-properties fo:color="#A9B7C6"/>
    </style:style>
    <style:style style:name="T2291" style:parent-style-name="Основнойшрифтабзаца" style:family="text">
      <style:text-properties fo:color="#A9B7C6"/>
    </style:style>
    <style:style style:name="T2292" style:parent-style-name="Основнойшрифтабзаца" style:family="text">
      <style:text-properties fo:color="#9373A5"/>
    </style:style>
    <style:style style:name="T2293" style:parent-style-name="Основнойшрифтабзаца" style:family="text">
      <style:text-properties fo:color="#A9B7C6"/>
    </style:style>
    <style:style style:name="T2294" style:parent-style-name="Основнойшрифтабзаца" style:family="text">
      <style:text-properties fo:color="#CC7832"/>
    </style:style>
    <style:style style:name="T2295" style:parent-style-name="Основнойшрифтабзаца" style:family="text">
      <style:text-properties fo:color="#CC7832"/>
    </style:style>
    <style:style style:name="T2296" style:parent-style-name="Основнойшрифтабзаца" style:family="text">
      <style:text-properties fo:color="#9373A5"/>
    </style:style>
    <style:style style:name="T2297" style:parent-style-name="Основнойшрифтабзаца" style:family="text">
      <style:text-properties fo:color="#A9B7C6"/>
    </style:style>
    <style:style style:name="T2298" style:parent-style-name="Основнойшрифтабзаца" style:family="text">
      <style:text-properties fo:color="#CC7832"/>
    </style:style>
    <style:style style:name="T2299" style:parent-style-name="Основнойшрифтабзаца" style:family="text">
      <style:text-properties fo:color="#CC7832"/>
    </style:style>
    <style:style style:name="T2300" style:parent-style-name="Основнойшрифтабзаца" style:family="text">
      <style:text-properties fo:color="#9373A5"/>
    </style:style>
    <style:style style:name="T2301" style:parent-style-name="Основнойшрифтабзаца" style:family="text">
      <style:text-properties fo:color="#A9B7C6"/>
    </style:style>
    <style:style style:name="T2302" style:parent-style-name="Основнойшрифтабзаца" style:family="text">
      <style:text-properties fo:color="#CC7832"/>
    </style:style>
    <style:style style:name="T2303" style:parent-style-name="Основнойшрифтабзаца" style:family="text">
      <style:text-properties fo:color="#CC7832"/>
    </style:style>
    <style:style style:name="T2304" style:parent-style-name="Основнойшрифтабзаца" style:family="text">
      <style:text-properties fo:color="#A9B7C6"/>
    </style:style>
    <style:style style:name="T2305" style:parent-style-name="Основнойшрифтабзаца" style:family="text">
      <style:text-properties fo:color="#A9B7C6"/>
    </style:style>
    <style:style style:name="T2306" style:parent-style-name="Основнойшрифтабзаца" style:family="text">
      <style:text-properties fo:color="#CC7832"/>
    </style:style>
    <style:style style:name="T2307" style:parent-style-name="Основнойшрифтабзаца" style:family="text">
      <style:text-properties fo:color="#CC7832"/>
    </style:style>
    <style:style style:name="T2308" style:parent-style-name="Основнойшрифтабзаца" style:family="text">
      <style:text-properties fo:color="#CC7832"/>
    </style:style>
    <style:style style:name="T2309" style:parent-style-name="Основнойшрифтабзаца" style:family="text">
      <style:text-properties fo:color="#B5B6E3"/>
    </style:style>
    <style:style style:name="T2310" style:parent-style-name="Основнойшрифтабзаца" style:family="text">
      <style:text-properties fo:color="#A9B7C6"/>
    </style:style>
    <style:style style:name="T2311" style:parent-style-name="Основнойшрифтабзаца" style:family="text">
      <style:text-properties fo:color="#808080"/>
    </style:style>
    <style:style style:name="T2312" style:parent-style-name="Основнойшрифтабзаца" style:family="text">
      <style:text-properties fo:color="#808080"/>
    </style:style>
    <style:style style:name="T2313" style:parent-style-name="Основнойшрифтабзаца" style:family="text">
      <style:text-properties fo:color="#CC7832"/>
    </style:style>
    <style:style style:name="T2314" style:parent-style-name="Основнойшрифтабзаца" style:family="text">
      <style:text-properties fo:color="#A9B7C6"/>
    </style:style>
    <style:style style:name="T2315" style:parent-style-name="Основнойшрифтабзаца" style:family="text">
      <style:text-properties fo:color="#A9B7C6"/>
    </style:style>
    <style:style style:name="T2316" style:parent-style-name="Основнойшрифтабзаца" style:family="text">
      <style:text-properties fo:color="#908B25"/>
    </style:style>
    <style:style style:name="T2317" style:parent-style-name="Основнойшрифтабзаца" style:family="text">
      <style:text-properties fo:color="#9373A5"/>
    </style:style>
    <style:style style:name="T2318" style:parent-style-name="Основнойшрифтабзаца" style:family="text">
      <style:text-properties fo:color="#CC7832"/>
    </style:style>
    <style:style style:name="T2319" style:parent-style-name="Основнойшрифтабзаца" style:family="text">
      <style:text-properties fo:color="#9373A5"/>
    </style:style>
    <style:style style:name="T2320" style:parent-style-name="Основнойшрифтабзаца" style:family="text">
      <style:text-properties fo:color="#CC7832"/>
    </style:style>
    <style:style style:name="T2321" style:parent-style-name="Основнойшрифтабзаца" style:family="text">
      <style:text-properties fo:color="#808080"/>
    </style:style>
    <style:style style:name="T2322" style:parent-style-name="Основнойшрифтабзаца" style:family="text">
      <style:text-properties fo:color="#808080"/>
    </style:style>
    <style:style style:name="T2323" style:parent-style-name="Основнойшрифтабзаца" style:family="text">
      <style:text-properties fo:color="#CC7832"/>
    </style:style>
    <style:style style:name="T2324" style:parent-style-name="Основнойшрифтабзаца" style:family="text">
      <style:text-properties fo:color="#A9B7C6"/>
    </style:style>
    <style:style style:name="T2325" style:parent-style-name="Основнойшрифтабзаца" style:family="text">
      <style:text-properties fo:color="#A9B7C6"/>
    </style:style>
    <style:style style:name="T2326" style:parent-style-name="Основнойшрифтабзаца" style:family="text">
      <style:text-properties fo:color="#B5B6E3"/>
    </style:style>
    <style:style style:name="T2327" style:parent-style-name="Основнойшрифтабзаца" style:family="text">
      <style:text-properties fo:color="#A9B7C6"/>
    </style:style>
    <style:style style:name="T2328" style:parent-style-name="Основнойшрифтабзаца" style:family="text">
      <style:text-properties fo:color="#B5B6E3"/>
    </style:style>
    <style:style style:name="T2329" style:parent-style-name="Основнойшрифтабзаца" style:family="text">
      <style:text-properties fo:color="#A9B7C6"/>
    </style:style>
    <style:style style:name="T2330" style:parent-style-name="Основнойшрифтабзаца" style:family="text">
      <style:text-properties fo:color="#B5B6E3"/>
    </style:style>
    <style:style style:name="T2331" style:parent-style-name="Основнойшрифтабзаца" style:family="text">
      <style:text-properties fo:color="#A9B7C6"/>
    </style:style>
    <style:style style:name="T2332" style:parent-style-name="Основнойшрифтабзаца" style:family="text">
      <style:text-properties fo:color="#9373A5"/>
    </style:style>
    <style:style style:name="T2333" style:parent-style-name="Основнойшрифтабзаца" style:family="text">
      <style:text-properties fo:color="#CC7832"/>
    </style:style>
    <style:style style:name="T2334" style:parent-style-name="Основнойшрифтабзаца" style:family="text">
      <style:text-properties fo:color="#808080"/>
    </style:style>
    <style:style style:name="T2335" style:parent-style-name="Основнойшрифтабзаца" style:family="text">
      <style:text-properties fo:color="#808080"/>
    </style:style>
    <style:style style:name="T2336" style:parent-style-name="Основнойшрифтабзаца" style:family="text">
      <style:text-properties fo:color="#B5B6E3"/>
    </style:style>
    <style:style style:name="T2337" style:parent-style-name="Основнойшрифтабзаца" style:family="text">
      <style:text-properties fo:color="#A9B7C6"/>
    </style:style>
    <style:style style:name="T2338" style:parent-style-name="Основнойшрифтабзаца" style:family="text">
      <style:text-properties fo:color="#B5B6E3"/>
    </style:style>
    <style:style style:name="T2339" style:parent-style-name="Основнойшрифтабзаца" style:family="text">
      <style:text-properties fo:color="#A9B7C6"/>
    </style:style>
    <style:style style:name="T2340" style:parent-style-name="Основнойшрифтабзаца" style:family="text">
      <style:text-properties fo:color="#B5B6E3"/>
    </style:style>
    <style:style style:name="T2341" style:parent-style-name="Основнойшрифтабзаца" style:family="text">
      <style:text-properties fo:color="#A9B7C6"/>
    </style:style>
    <style:style style:name="T2342" style:parent-style-name="Основнойшрифтабзаца" style:family="text">
      <style:text-properties fo:color="#9373A5"/>
    </style:style>
    <style:style style:name="T2343" style:parent-style-name="Основнойшрифтабзаца" style:family="text">
      <style:text-properties fo:color="#CC7832"/>
    </style:style>
    <style:style style:name="T2344" style:parent-style-name="Основнойшрифтабзаца" style:family="text">
      <style:text-properties fo:color="#808080"/>
    </style:style>
    <style:style style:name="T2345" style:parent-style-name="Основнойшрифтабзаца" style:family="text">
      <style:text-properties fo:color="#808080"/>
    </style:style>
    <style:style style:name="T2346" style:parent-style-name="Основнойшрифтабзаца" style:family="text">
      <style:text-properties fo:color="#FFC66D"/>
    </style:style>
    <style:style style:name="T2347" style:parent-style-name="Основнойшрифтабзаца" style:family="text">
      <style:text-properties fo:color="#A9B7C6"/>
    </style:style>
    <style:style style:name="T2348" style:parent-style-name="Основнойшрифтабзаца" style:family="text">
      <style:text-properties fo:color="#908B25"/>
    </style:style>
    <style:style style:name="T2349" style:parent-style-name="Основнойшрифтабзаца" style:family="text">
      <style:text-properties fo:color="#A9B7C6"/>
    </style:style>
    <style:style style:name="T2350" style:parent-style-name="Основнойшрифтабзаца" style:family="text">
      <style:text-properties fo:color="#CC7832"/>
    </style:style>
    <style:style style:name="T2351" style:parent-style-name="Основнойшрифтабзаца" style:family="text">
      <style:text-properties fo:color="#908B25"/>
    </style:style>
    <style:style style:name="T2352" style:parent-style-name="Основнойшрифтабзаца" style:family="text">
      <style:text-properties fo:color="#A9B7C6"/>
    </style:style>
    <style:style style:name="T2353" style:parent-style-name="Основнойшрифтабзаца" style:family="text">
      <style:text-properties fo:color="#A9B7C6"/>
    </style:style>
    <style:style style:name="T2354" style:parent-style-name="Основнойшрифтабзаца" style:family="text">
      <style:text-properties fo:color="#CC7832"/>
    </style:style>
    <style:style style:name="T2355" style:parent-style-name="Основнойшрифтабзаца" style:family="text">
      <style:text-properties fo:color="#A9B7C6"/>
    </style:style>
    <style:style style:name="T2356" style:parent-style-name="Основнойшрифтабзаца" style:family="text">
      <style:text-properties fo:color="#9373A5"/>
    </style:style>
    <style:style style:name="T2357" style:parent-style-name="Основнойшрифтабзаца" style:family="text">
      <style:text-properties fo:color="#A9B7C6"/>
    </style:style>
    <style:style style:name="T2358" style:parent-style-name="Основнойшрифтабзаца" style:family="text">
      <style:text-properties fo:color="#CC7832"/>
    </style:style>
    <style:style style:name="T2359" style:parent-style-name="Основнойшрифтабзаца" style:family="text">
      <style:text-properties fo:color="#CC7832"/>
    </style:style>
    <style:style style:name="T2360" style:parent-style-name="Основнойшрифтабзаца" style:family="text">
      <style:text-properties fo:color="#A9B7C6"/>
    </style:style>
    <style:style style:name="T2361" style:parent-style-name="Основнойшрифтабзаца" style:family="text">
      <style:text-properties fo:color="#9373A5"/>
    </style:style>
    <style:style style:name="T2362" style:parent-style-name="Основнойшрифтабзаца" style:family="text">
      <style:text-properties fo:color="#A9B7C6"/>
    </style:style>
    <style:style style:name="T2363" style:parent-style-name="Основнойшрифтабзаца" style:family="text">
      <style:text-properties fo:color="#CC7832"/>
    </style:style>
    <style:style style:name="T2364" style:parent-style-name="Основнойшрифтабзаца" style:family="text">
      <style:text-properties fo:color="#CC7832"/>
    </style:style>
    <style:style style:name="T2365" style:parent-style-name="Основнойшрифтабзаца" style:family="text">
      <style:text-properties fo:color="#A9B7C6"/>
    </style:style>
    <style:style style:name="T2366" style:parent-style-name="Основнойшрифтабзаца" style:family="text">
      <style:text-properties fo:color="#A9B7C6"/>
    </style:style>
    <style:style style:name="T2367" style:parent-style-name="Основнойшрифтабзаца" style:family="text">
      <style:text-properties fo:color="#CC7832"/>
    </style:style>
    <style:style style:name="T2368" style:parent-style-name="Основнойшрифтабзаца" style:family="text">
      <style:text-properties fo:color="#FFC66D"/>
    </style:style>
    <style:style style:name="T2369" style:parent-style-name="Основнойшрифтабзаца" style:family="text">
      <style:text-properties fo:color="#A9B7C6"/>
    </style:style>
    <style:style style:name="T2370" style:parent-style-name="Основнойшрифтабзаца" style:family="text">
      <style:text-properties fo:color="#B5B6E3"/>
    </style:style>
    <style:style style:name="T2371" style:parent-style-name="Основнойшрифтабзаца" style:family="text">
      <style:text-properties fo:color="#A9B7C6"/>
    </style:style>
    <style:style style:name="T2372" style:parent-style-name="Основнойшрифтабзаца" style:family="text">
      <style:text-properties fo:color="#B9BCD1"/>
    </style:style>
    <style:style style:name="T2373" style:parent-style-name="Основнойшрифтабзаца" style:family="text">
      <style:text-properties fo:color="#A9B7C6"/>
    </style:style>
    <style:style style:name="T2374" style:parent-style-name="Основнойшрифтабзаца" style:family="text">
      <style:text-properties fo:color="#CC7832"/>
    </style:style>
    <style:style style:name="T2375" style:parent-style-name="Основнойшрифтабзаца" style:family="text">
      <style:text-properties fo:color="#A9B7C6"/>
    </style:style>
    <style:style style:name="T2376" style:parent-style-name="Основнойшрифтабзаца" style:family="text">
      <style:text-properties fo:color="#808080"/>
    </style:style>
    <style:style style:name="T2377" style:parent-style-name="Основнойшрифтабзаца" style:family="text">
      <style:text-properties fo:color="#808080"/>
    </style:style>
    <style:style style:name="T2378" style:parent-style-name="Основнойшрифтабзаца" style:family="text">
      <style:text-properties fo:color="#908B25"/>
    </style:style>
    <style:style style:name="T2379" style:parent-style-name="Основнойшрифтабзаца" style:family="text">
      <style:text-properties fo:color="#A9B7C6"/>
    </style:style>
    <style:style style:name="T2380" style:parent-style-name="Основнойшрифтабзаца" style:family="text">
      <style:text-properties fo:color="#CC7832"/>
    </style:style>
    <style:style style:name="T2381" style:parent-style-name="Основнойшрифтабзаца" style:family="text">
      <style:text-properties fo:color="#A9B7C6"/>
    </style:style>
    <style:style style:name="T2382" style:parent-style-name="Основнойшрифтабзаца" style:family="text">
      <style:text-properties fo:color="#CC7832"/>
    </style:style>
    <style:style style:name="T2383" style:parent-style-name="Основнойшрифтабзаца" style:family="text">
      <style:text-properties fo:color="#CC7832"/>
    </style:style>
    <style:style style:name="T2384" style:parent-style-name="Основнойшрифтабзаца" style:family="text">
      <style:text-properties fo:color="#908B25"/>
    </style:style>
    <style:style style:name="T2385" style:parent-style-name="Основнойшрифтабзаца" style:family="text">
      <style:text-properties fo:color="#A9B7C6"/>
    </style:style>
    <style:style style:name="T2386" style:parent-style-name="Основнойшрифтабзаца" style:family="text">
      <style:text-properties fo:color="#6897BB"/>
    </style:style>
    <style:style style:name="T2387" style:parent-style-name="Основнойшрифтабзаца" style:family="text">
      <style:text-properties fo:color="#CC7832"/>
    </style:style>
    <style:style style:name="T2388" style:parent-style-name="Основнойшрифтабзаца" style:family="text">
      <style:text-properties fo:color="#CC7832"/>
    </style:style>
    <style:style style:name="T2389" style:parent-style-name="Основнойшрифтабзаца" style:family="text">
      <style:text-properties fo:color="#A9B7C6"/>
    </style:style>
    <style:style style:name="T2390" style:parent-style-name="Основнойшрифтабзаца" style:family="text">
      <style:text-properties fo:color="#5F8C8A"/>
    </style:style>
    <style:style style:name="T2391" style:parent-style-name="Основнойшрифтабзаца" style:family="text">
      <style:text-properties fo:color="#A9B7C6"/>
    </style:style>
    <style:style style:name="T2392" style:parent-style-name="Основнойшрифтабзаца" style:family="text">
      <style:text-properties fo:color="#5F8C8A"/>
    </style:style>
    <style:style style:name="T2393" style:parent-style-name="Основнойшрифтабзаца" style:family="text">
      <style:text-properties fo:color="#A9B7C6"/>
    </style:style>
    <style:style style:name="T2394" style:parent-style-name="Основнойшрифтабзаца" style:family="text">
      <style:text-properties fo:color="#5F8C8A"/>
    </style:style>
    <style:style style:name="T2395" style:parent-style-name="Основнойшрифтабзаца" style:family="text">
      <style:text-properties fo:color="#A9B7C6"/>
    </style:style>
    <style:style style:name="T2396" style:parent-style-name="Основнойшрифтабзаца" style:family="text">
      <style:text-properties fo:color="#A9B7C6"/>
    </style:style>
    <style:style style:name="T2397" style:parent-style-name="Основнойшрифтабзаца" style:family="text">
      <style:text-properties fo:color="#CC7832"/>
    </style:style>
    <style:style style:name="T2398" style:parent-style-name="Основнойшрифтабзаца" style:family="text">
      <style:text-properties fo:color="#A9B7C6"/>
    </style:style>
    <style:style style:name="T2399" style:parent-style-name="Основнойшрифтабзаца" style:family="text">
      <style:text-properties fo:color="#6A8759"/>
    </style:style>
    <style:style style:name="T2400" style:parent-style-name="Основнойшрифтабзаца" style:family="text">
      <style:text-properties fo:color="#A9B7C6"/>
    </style:style>
    <style:style style:name="T2401" style:parent-style-name="Основнойшрифтабзаца" style:family="text">
      <style:text-properties fo:color="#808080"/>
    </style:style>
    <style:style style:name="T2402" style:parent-style-name="Основнойшрифтабзаца" style:family="text">
      <style:text-properties fo:color="#808080"/>
    </style:style>
    <style:style style:name="T2403" style:parent-style-name="Основнойшрифтабзаца" style:family="text">
      <style:text-properties fo:color="#CC7832"/>
    </style:style>
    <style:style style:name="T2404" style:parent-style-name="Основнойшрифтабзаца" style:family="text">
      <style:text-properties fo:color="#CC7832"/>
    </style:style>
    <style:style style:name="T2405" style:parent-style-name="Основнойшрифтабзаца" style:family="text">
      <style:text-properties fo:color="#B5B6E3"/>
    </style:style>
    <style:style style:name="T2406" style:parent-style-name="Основнойшрифтабзаца" style:family="text">
      <style:text-properties fo:color="#A9B7C6"/>
    </style:style>
    <style:style style:name="T2407" style:parent-style-name="Основнойшрифтабзаца" style:family="text">
      <style:text-properties fo:color="#CC7832"/>
    </style:style>
    <style:style style:name="T2408" style:parent-style-name="Основнойшрифтабзаца" style:family="text">
      <style:text-properties fo:color="#CC7832"/>
    </style:style>
    <style:style style:name="T2409" style:parent-style-name="Основнойшрифтабзаца" style:family="text">
      <style:text-properties fo:color="#B5B6E3"/>
    </style:style>
    <style:style style:name="T2410" style:parent-style-name="Основнойшрифтабзаца" style:family="text">
      <style:text-properties fo:color="#A9B7C6"/>
    </style:style>
    <style:style style:name="T2411" style:parent-style-name="Основнойшрифтабзаца" style:family="text">
      <style:text-properties fo:color="#CC7832"/>
    </style:style>
    <style:style style:name="T2412" style:parent-style-name="Основнойшрифтабзаца" style:family="text">
      <style:text-properties fo:color="#CC7832"/>
    </style:style>
    <style:style style:name="T2413" style:parent-style-name="Основнойшрифтабзаца" style:family="text">
      <style:text-properties fo:color="#A9B7C6"/>
    </style:style>
    <style:style style:name="T2414" style:parent-style-name="Основнойшрифтабзаца" style:family="text">
      <style:text-properties fo:color="#CC7832"/>
    </style:style>
    <style:style style:name="T2415" style:parent-style-name="Основнойшрифтабзаца" style:family="text">
      <style:text-properties fo:color="#A9B7C6"/>
    </style:style>
    <style:style style:name="T2416" style:parent-style-name="Основнойшрифтабзаца" style:family="text">
      <style:text-properties fo:color="#A9B7C6"/>
    </style:style>
    <style:style style:name="T2417" style:parent-style-name="Основнойшрифтабзаца" style:family="text">
      <style:text-properties fo:color="#CC7832"/>
    </style:style>
    <style:style style:name="T2418" style:parent-style-name="Основнойшрифтабзаца" style:family="text">
      <style:text-properties fo:color="#A9B7C6"/>
    </style:style>
    <style:style style:name="T2419" style:parent-style-name="Основнойшрифтабзаца" style:family="text">
      <style:text-properties fo:color="#CC7832"/>
    </style:style>
    <style:style style:name="T2420" style:parent-style-name="Основнойшрифтабзаца" style:family="text">
      <style:text-properties fo:color="#A9B7C6"/>
    </style:style>
    <style:style style:name="T2421" style:parent-style-name="Основнойшрифтабзаца" style:family="text">
      <style:text-properties fo:color="#CC7832"/>
    </style:style>
    <style:style style:name="T2422" style:parent-style-name="Основнойшрифтабзаца" style:family="text">
      <style:text-properties fo:color="#CC7832"/>
    </style:style>
    <style:style style:name="T2423" style:parent-style-name="Основнойшрифтабзаца" style:family="text">
      <style:text-properties fo:color="#9373A5"/>
    </style:style>
    <style:style style:name="T2424" style:parent-style-name="Основнойшрифтабзаца" style:family="text">
      <style:text-properties fo:color="#A9B7C6"/>
    </style:style>
    <style:style style:name="T2425" style:parent-style-name="Основнойшрифтабзаца" style:family="text">
      <style:text-properties fo:color="#CC7832"/>
    </style:style>
    <style:style style:name="T2426" style:parent-style-name="Основнойшрифтабзаца" style:family="text">
      <style:text-properties fo:color="#808080"/>
    </style:style>
    <style:style style:name="T2427" style:parent-style-name="Основнойшрифтабзаца" style:family="text">
      <style:text-properties fo:color="#808080"/>
    </style:style>
    <style:style style:name="T2428" style:parent-style-name="Основнойшрифтабзаца" style:family="text">
      <style:text-properties fo:color="#A9B7C6"/>
    </style:style>
    <style:style style:name="T2429" style:parent-style-name="Основнойшрифтабзаца" style:family="text">
      <style:text-properties fo:color="#A9B7C6"/>
    </style:style>
    <style:style style:name="T2430" style:parent-style-name="Основнойшрифтабзаца" style:family="text">
      <style:text-properties fo:color="#CC7832"/>
    </style:style>
    <style:style style:name="T2431" style:parent-style-name="Основнойшрифтабзаца" style:family="text">
      <style:text-properties fo:color="#A9B7C6"/>
    </style:style>
    <style:style style:name="T2432" style:parent-style-name="Основнойшрифтабзаца" style:family="text">
      <style:text-properties fo:color="#CC7832"/>
    </style:style>
    <style:style style:name="T2433" style:parent-style-name="Основнойшрифтабзаца" style:family="text">
      <style:text-properties fo:color="#A9B7C6"/>
    </style:style>
    <style:style style:name="T2434" style:parent-style-name="Основнойшрифтабзаца" style:family="text">
      <style:text-properties fo:color="#A9B7C6"/>
    </style:style>
    <style:style style:name="T2435" style:parent-style-name="Основнойшрифтабзаца" style:family="text">
      <style:text-properties fo:color="#CC7832"/>
    </style:style>
    <style:style style:name="T2436" style:parent-style-name="Основнойшрифтабзаца" style:family="text">
      <style:text-properties fo:color="#A9B7C6"/>
    </style:style>
    <style:style style:name="T2437" style:parent-style-name="Основнойшрифтабзаца" style:family="text">
      <style:text-properties fo:color="#CC7832"/>
    </style:style>
    <style:style style:name="T2438" style:parent-style-name="Основнойшрифтабзаца" style:family="text">
      <style:text-properties fo:color="#A9B7C6"/>
    </style:style>
    <style:style style:name="T2439" style:parent-style-name="Основнойшрифтабзаца" style:family="text">
      <style:text-properties fo:color="#CC7832"/>
    </style:style>
    <style:style style:name="T2440" style:parent-style-name="Основнойшрифтабзаца" style:family="text">
      <style:text-properties fo:color="#CC7832"/>
    </style:style>
    <style:style style:name="T2441" style:parent-style-name="Основнойшрифтабзаца" style:family="text">
      <style:text-properties fo:color="#9373A5"/>
    </style:style>
    <style:style style:name="T2442" style:parent-style-name="Основнойшрифтабзаца" style:family="text">
      <style:text-properties fo:color="#A9B7C6"/>
    </style:style>
    <style:style style:name="T2443" style:parent-style-name="Основнойшрифтабзаца" style:family="text">
      <style:text-properties fo:color="#CC7832"/>
    </style:style>
    <style:style style:name="T2444" style:parent-style-name="Основнойшрифтабзаца" style:family="text">
      <style:text-properties fo:color="#CC7832"/>
    </style:style>
    <style:style style:name="T2445" style:parent-style-name="Основнойшрифтабзаца" style:family="text">
      <style:text-properties fo:color="#A9B7C6"/>
    </style:style>
    <style:style style:name="T2446" style:parent-style-name="Основнойшрифтабзаца" style:family="text">
      <style:text-properties fo:color="#A9B7C6"/>
    </style:style>
    <style:style style:name="T2447" style:parent-style-name="Основнойшрифтабзаца" style:family="text">
      <style:text-properties fo:color="#9373A5"/>
    </style:style>
    <style:style style:name="T2448" style:parent-style-name="Основнойшрифтабзаца" style:family="text">
      <style:text-properties fo:color="#A9B7C6"/>
    </style:style>
    <style:style style:name="T2449" style:parent-style-name="Основнойшрифтабзаца" style:family="text">
      <style:text-properties fo:color="#CC7832"/>
    </style:style>
    <style:style style:name="T2450" style:parent-style-name="Основнойшрифтабзаца" style:family="text">
      <style:text-properties fo:color="#A9B7C6"/>
    </style:style>
    <style:style style:name="T2451" style:parent-style-name="Основнойшрифтабзаца" style:family="text">
      <style:text-properties fo:color="#CC7832"/>
    </style:style>
    <style:style style:name="T2452" style:parent-style-name="Основнойшрифтабзаца" style:family="text">
      <style:text-properties fo:color="#A9B7C6"/>
    </style:style>
    <style:style style:name="T2453" style:parent-style-name="Основнойшрифтабзаца" style:family="text">
      <style:text-properties fo:color="#CC7832"/>
    </style:style>
    <style:style style:name="T2454" style:parent-style-name="Основнойшрифтабзаца" style:family="text">
      <style:text-properties fo:color="#808080"/>
    </style:style>
    <style:style style:name="T2455" style:parent-style-name="Основнойшрифтабзаца" style:family="text">
      <style:text-properties fo:color="#808080"/>
    </style:style>
    <style:style style:name="T2456" style:parent-style-name="Основнойшрифтабзаца" style:family="text">
      <style:text-properties fo:color="#A9B7C6"/>
    </style:style>
    <style:style style:name="T2457" style:parent-style-name="Основнойшрифтабзаца" style:family="text">
      <style:text-properties fo:color="#A9B7C6"/>
    </style:style>
    <style:style style:name="T2458" style:parent-style-name="Основнойшрифтабзаца" style:family="text">
      <style:text-properties fo:color="#CC7832"/>
    </style:style>
    <style:style style:name="T2459" style:parent-style-name="Основнойшрифтабзаца" style:family="text">
      <style:text-properties fo:color="#A9B7C6"/>
    </style:style>
    <style:style style:name="T2460" style:parent-style-name="Основнойшрифтабзаца" style:family="text">
      <style:text-properties fo:color="#CC7832"/>
    </style:style>
    <style:style style:name="T2461" style:parent-style-name="Основнойшрифтабзаца" style:family="text">
      <style:text-properties fo:color="#A9B7C6"/>
    </style:style>
    <style:style style:name="T2462" style:parent-style-name="Основнойшрифтабзаца" style:family="text">
      <style:text-properties fo:color="#9373A5"/>
    </style:style>
    <style:style style:name="T2463" style:parent-style-name="Основнойшрифтабзаца" style:family="text">
      <style:text-properties fo:color="#A9B7C6"/>
    </style:style>
    <style:style style:name="T2464" style:parent-style-name="Основнойшрифтабзаца" style:family="text">
      <style:text-properties fo:color="#A9B7C6"/>
    </style:style>
    <style:style style:name="T2465" style:parent-style-name="Основнойшрифтабзаца" style:family="text">
      <style:text-properties fo:color="#CC7832"/>
    </style:style>
    <style:style style:name="T2466" style:parent-style-name="Основнойшрифтабзаца" style:family="text">
      <style:text-properties fo:color="#A9B7C6"/>
    </style:style>
    <style:style style:name="T2467" style:parent-style-name="Основнойшрифтабзаца" style:family="text">
      <style:text-properties fo:color="#A9B7C6"/>
    </style:style>
    <style:style style:name="T2468" style:parent-style-name="Основнойшрифтабзаца" style:family="text">
      <style:text-properties fo:color="#B5B6E3"/>
    </style:style>
    <style:style style:name="T2469" style:parent-style-name="Основнойшрифтабзаца" style:family="text">
      <style:text-properties fo:color="#A9B7C6"/>
    </style:style>
    <style:style style:name="T2470" style:parent-style-name="Основнойшрифтабзаца" style:family="text">
      <style:text-properties fo:color="#5F8C8A"/>
    </style:style>
    <style:style style:name="T2471" style:parent-style-name="Основнойшрифтабзаца" style:family="text">
      <style:text-properties fo:color="#6A8759"/>
    </style:style>
    <style:style style:name="T2472" style:parent-style-name="Основнойшрифтабзаца" style:family="text">
      <style:text-properties fo:color="#5F8C8A"/>
    </style:style>
    <style:style style:name="T2473" style:parent-style-name="Основнойшрифтабзаца" style:family="text">
      <style:text-properties fo:color="#A9B7C6"/>
    </style:style>
    <style:style style:name="T2474" style:parent-style-name="Основнойшрифтабзаца" style:family="text">
      <style:text-properties fo:color="#9373A5"/>
    </style:style>
    <style:style style:name="T2475" style:parent-style-name="Основнойшрифтабзаца" style:family="text">
      <style:text-properties fo:color="#5F8C8A"/>
    </style:style>
    <style:style style:name="T2476" style:parent-style-name="Основнойшрифтабзаца" style:family="text">
      <style:text-properties fo:color="#6A8759"/>
    </style:style>
    <style:style style:name="T2477" style:parent-style-name="Основнойшрифтабзаца" style:family="text">
      <style:text-properties fo:color="#CC7832"/>
    </style:style>
    <style:style style:name="T2478" style:parent-style-name="Основнойшрифтабзаца" style:family="text">
      <style:text-properties fo:color="#6A8759"/>
    </style:style>
    <style:style style:name="T2479" style:parent-style-name="Основнойшрифтабзаца" style:family="text">
      <style:text-properties fo:color="#CC7832"/>
    </style:style>
    <style:style style:name="T2480" style:parent-style-name="Основнойшрифтабзаца" style:family="text">
      <style:text-properties fo:color="#CC7832"/>
    </style:style>
    <style:style style:name="T2481" style:parent-style-name="Основнойшрифтабзаца" style:family="text">
      <style:text-properties fo:color="#A9B7C6"/>
    </style:style>
    <style:style style:name="T2482" style:parent-style-name="Основнойшрифтабзаца" style:family="text">
      <style:text-properties fo:color="#A9B7C6"/>
    </style:style>
    <style:style style:name="T2483" style:parent-style-name="Основнойшрифтабзаца" style:family="text">
      <style:text-properties fo:color="#5F8C8A"/>
    </style:style>
    <style:style style:name="T2484" style:parent-style-name="Основнойшрифтабзаца" style:family="text">
      <style:text-properties fo:color="#A9B7C6"/>
    </style:style>
    <style:style style:name="T2485" style:parent-style-name="Основнойшрифтабзаца" style:family="text">
      <style:text-properties fo:color="#9373A5"/>
    </style:style>
    <style:style style:name="T2486" style:parent-style-name="Основнойшрифтабзаца" style:family="text">
      <style:text-properties fo:color="#CC7832"/>
    </style:style>
    <style:style style:name="T2487" style:parent-style-name="Основнойшрифтабзаца" style:family="text">
      <style:text-properties fo:color="#CC7832"/>
    </style:style>
    <style:style style:name="T2488" style:parent-style-name="Основнойшрифтабзаца" style:family="text">
      <style:text-properties fo:color="#A9B7C6"/>
    </style:style>
    <style:style style:name="T2489" style:parent-style-name="Основнойшрифтабзаца" style:family="text">
      <style:text-properties fo:color="#A9B7C6"/>
    </style:style>
    <style:style style:name="T2490" style:parent-style-name="Основнойшрифтабзаца" style:family="text">
      <style:text-properties fo:color="#A9B7C6"/>
    </style:style>
    <style:style style:name="T2491" style:parent-style-name="Основнойшрифтабзаца" style:family="text">
      <style:text-properties fo:color="#A9B7C6"/>
    </style:style>
    <style:style style:name="T2492" style:parent-style-name="Основнойшрифтабзаца" style:family="text">
      <style:text-properties fo:color="#B5B6E3"/>
    </style:style>
    <style:style style:name="T2493" style:parent-style-name="Основнойшрифтабзаца" style:family="text">
      <style:text-properties fo:color="#A9B7C6"/>
    </style:style>
    <style:style style:name="T2494" style:parent-style-name="Основнойшрифтабзаца" style:family="text">
      <style:text-properties fo:color="#FFC66D"/>
    </style:style>
    <style:style style:name="T2495" style:parent-style-name="Основнойшрифтабзаца" style:family="text">
      <style:text-properties fo:color="#A9B7C6"/>
    </style:style>
    <style:style style:name="T2496" style:parent-style-name="Основнойшрифтабзаца" style:family="text">
      <style:text-properties fo:color="#908B25"/>
    </style:style>
    <style:style style:name="T2497" style:parent-style-name="Основнойшрифтабзаца" style:family="text">
      <style:text-properties fo:color="#A9B7C6"/>
    </style:style>
    <style:style style:name="T2498" style:parent-style-name="Основнойшрифтабзаца" style:family="text">
      <style:text-properties fo:color="#808080"/>
    </style:style>
    <style:style style:name="T2499" style:parent-style-name="Основнойшрифтабзаца" style:family="text">
      <style:text-properties fo:color="#808080"/>
    </style:style>
    <style:style style:name="T2500" style:parent-style-name="Основнойшрифтабзаца" style:family="text">
      <style:text-properties fo:color="#CC7832"/>
    </style:style>
    <style:style style:name="T2501" style:parent-style-name="Основнойшрифтабзаца" style:family="text">
      <style:text-properties fo:color="#A9B7C6"/>
    </style:style>
    <style:style style:name="T2502" style:parent-style-name="Основнойшрифтабзаца" style:family="text">
      <style:text-properties fo:color="#CC7832"/>
    </style:style>
    <style:style style:name="T2503" style:parent-style-name="Основнойшрифтабзаца" style:family="text">
      <style:text-properties fo:color="#A9B7C6"/>
    </style:style>
    <style:style style:name="T2504" style:parent-style-name="Основнойшрифтабзаца" style:family="text">
      <style:text-properties fo:color="#9373A5"/>
    </style:style>
    <style:style style:name="T2505" style:parent-style-name="Основнойшрифтабзаца" style:family="text">
      <style:text-properties fo:color="#A9B7C6"/>
    </style:style>
    <style:style style:name="T2506" style:parent-style-name="Основнойшрифтабзаца" style:family="text">
      <style:text-properties fo:color="#A9B7C6"/>
    </style:style>
    <style:style style:name="T2507" style:parent-style-name="Основнойшрифтабзаца" style:family="text">
      <style:text-properties fo:color="#CC7832"/>
    </style:style>
    <style:style style:name="T2508" style:parent-style-name="Основнойшрифтабзаца" style:family="text">
      <style:text-properties fo:color="#A9B7C6"/>
    </style:style>
    <style:style style:name="T2509" style:parent-style-name="Основнойшрифтабзаца" style:family="text">
      <style:text-properties fo:color="#9373A5"/>
    </style:style>
    <style:style style:name="T2510" style:parent-style-name="Основнойшрифтабзаца" style:family="text">
      <style:text-properties fo:color="#A9B7C6"/>
    </style:style>
    <style:style style:name="T2511" style:parent-style-name="Основнойшрифтабзаца" style:family="text">
      <style:text-properties fo:color="#A9B7C6"/>
    </style:style>
    <style:style style:name="T2512" style:parent-style-name="Основнойшрифтабзаца" style:family="text">
      <style:text-properties fo:color="#CC7832"/>
    </style:style>
    <style:style style:name="T2513" style:parent-style-name="Основнойшрифтабзаца" style:family="text">
      <style:text-properties fo:color="#A9B7C6"/>
    </style:style>
    <style:style style:name="T2514" style:parent-style-name="Основнойшрифтабзаца" style:family="text">
      <style:text-properties fo:color="#CC7832"/>
    </style:style>
    <style:style style:name="T2515" style:parent-style-name="Основнойшрифтабзаца" style:family="text">
      <style:text-properties fo:color="#CC7832"/>
    </style:style>
    <style:style style:name="T2516" style:parent-style-name="Основнойшрифтабзаца" style:family="text">
      <style:text-properties fo:color="#A9B7C6"/>
    </style:style>
    <style:style style:name="T2517" style:parent-style-name="Основнойшрифтабзаца" style:family="text">
      <style:text-properties fo:color="#A9B7C6"/>
    </style:style>
    <style:style style:name="T2518" style:parent-style-name="Основнойшрифтабзаца" style:family="text">
      <style:text-properties fo:color="#A9B7C6"/>
    </style:style>
    <style:style style:name="T2519" style:parent-style-name="Основнойшрифтабзаца" style:family="text">
      <style:text-properties fo:color="#CC7832"/>
    </style:style>
    <style:style style:name="T2520" style:parent-style-name="Основнойшрифтабзаца" style:family="text">
      <style:text-properties fo:color="#CC7832"/>
    </style:style>
    <style:style style:name="T2521" style:parent-style-name="Основнойшрифтабзаца" style:family="text">
      <style:text-properties fo:color="#A9B7C6"/>
    </style:style>
    <style:style style:name="T2522" style:parent-style-name="Основнойшрифтабзаца" style:family="text">
      <style:text-properties fo:color="#A9B7C6"/>
    </style:style>
    <style:style style:name="T2523" style:parent-style-name="Основнойшрифтабзаца" style:family="text">
      <style:text-properties fo:color="#A9B7C6"/>
    </style:style>
    <style:style style:name="T2524" style:parent-style-name="Основнойшрифтабзаца" style:family="text">
      <style:text-properties fo:color="#CC7832"/>
    </style:style>
    <style:style style:name="T2525" style:parent-style-name="Основнойшрифтабзаца" style:family="text">
      <style:text-properties fo:color="#FFC66D"/>
    </style:style>
    <style:style style:name="T2526" style:parent-style-name="Основнойшрифтабзаца" style:family="text">
      <style:text-properties fo:color="#A9B7C6"/>
    </style:style>
    <style:style style:name="T2527" style:parent-style-name="Основнойшрифтабзаца" style:family="text">
      <style:text-properties fo:color="#808080"/>
    </style:style>
    <style:style style:name="T2528" style:parent-style-name="Основнойшрифтабзаца" style:family="text">
      <style:text-properties fo:color="#808080"/>
    </style:style>
    <style:style style:name="T2529" style:parent-style-name="Основнойшрифтабзаца" style:family="text">
      <style:text-properties fo:color="#B5B6E3"/>
    </style:style>
    <style:style style:name="T2530" style:parent-style-name="Основнойшрифтабзаца" style:family="text">
      <style:text-properties fo:color="#A9B7C6"/>
    </style:style>
    <style:style style:name="T2531" style:parent-style-name="Основнойшрифтабзаца" style:family="text">
      <style:text-properties fo:color="#9373A5"/>
    </style:style>
    <style:style style:name="T2532" style:parent-style-name="Основнойшрифтабзаца" style:family="text">
      <style:text-properties fo:color="#A9B7C6"/>
    </style:style>
    <style:style style:name="T2533" style:parent-style-name="Основнойшрифтабзаца" style:family="text">
      <style:text-properties fo:color="#CC7832"/>
    </style:style>
    <style:style style:name="T2534" style:parent-style-name="Основнойшрифтабзаца" style:family="text">
      <style:text-properties fo:color="#CC7832"/>
    </style:style>
    <style:style style:name="T2535" style:parent-style-name="Основнойшрифтабзаца" style:family="text">
      <style:text-properties fo:color="#B5B6E3"/>
    </style:style>
    <style:style style:name="T2536" style:parent-style-name="Основнойшрифтабзаца" style:family="text">
      <style:text-properties fo:color="#A9B7C6"/>
    </style:style>
    <style:style style:name="T2537" style:parent-style-name="Основнойшрифтабзаца" style:family="text">
      <style:text-properties fo:color="#B9BCD1"/>
    </style:style>
    <style:style style:name="T2538" style:parent-style-name="Основнойшрифтабзаца" style:family="text">
      <style:text-properties fo:color="#A9B7C6"/>
    </style:style>
    <style:style style:name="T2539" style:parent-style-name="Основнойшрифтабзаца" style:family="text">
      <style:text-properties fo:color="#CC7832"/>
    </style:style>
    <style:style style:name="T2540" style:parent-style-name="Основнойшрифтабзаца" style:family="text">
      <style:text-properties fo:color="#CC7832"/>
    </style:style>
    <style:style style:name="T2541" style:parent-style-name="Основнойшрифтабзаца" style:family="text">
      <style:text-properties fo:color="#A9B7C6"/>
    </style:style>
    <style:style style:name="T2542" style:parent-style-name="Основнойшрифтабзаца" style:family="text">
      <style:text-properties fo:color="#CC7832"/>
    </style:style>
    <style:style style:name="T2543" style:parent-style-name="Основнойшрифтабзаца" style:family="text">
      <style:text-properties fo:color="#A9B7C6"/>
    </style:style>
    <style:style style:name="T2544" style:parent-style-name="Основнойшрифтабзаца" style:family="text">
      <style:text-properties fo:color="#A9B7C6"/>
    </style:style>
    <style:style style:name="T2545" style:parent-style-name="Основнойшрифтабзаца" style:family="text">
      <style:text-properties fo:color="#9373A5"/>
    </style:style>
    <style:style style:name="T2546" style:parent-style-name="Основнойшрифтабзаца" style:family="text">
      <style:text-properties fo:color="#A9B7C6"/>
    </style:style>
    <style:style style:name="T2547" style:parent-style-name="Основнойшрифтабзаца" style:family="text">
      <style:text-properties fo:color="#CC7832"/>
    </style:style>
    <style:style style:name="T2548" style:parent-style-name="Основнойшрифтабзаца" style:family="text">
      <style:text-properties fo:color="#CC7832"/>
    </style:style>
    <style:style style:name="T2549" style:parent-style-name="Основнойшрифтабзаца" style:family="text">
      <style:text-properties fo:color="#A9B7C6"/>
    </style:style>
    <style:style style:name="T2550" style:parent-style-name="Основнойшрифтабзаца" style:family="text">
      <style:text-properties fo:color="#9373A5"/>
    </style:style>
    <style:style style:name="T2551" style:parent-style-name="Основнойшрифтабзаца" style:family="text">
      <style:text-properties fo:color="#CC7832"/>
    </style:style>
    <style:style style:name="T2552" style:parent-style-name="Основнойшрифтабзаца" style:family="text">
      <style:text-properties fo:color="#CC7832"/>
    </style:style>
    <style:style style:name="T2553" style:parent-style-name="Основнойшрифтабзаца" style:family="text">
      <style:text-properties fo:color="#A9B7C6"/>
    </style:style>
    <style:style style:name="T2554" style:parent-style-name="Основнойшрифтабзаца" style:family="text">
      <style:text-properties fo:color="#A9B7C6"/>
    </style:style>
    <style:style style:name="T2555" style:parent-style-name="Основнойшрифтабзаца" style:family="text">
      <style:text-properties fo:color="#B5B6E3"/>
    </style:style>
    <style:style style:name="T2556" style:parent-style-name="Основнойшрифтабзаца" style:family="text">
      <style:text-properties fo:color="#A9B7C6"/>
    </style:style>
    <style:style style:name="T2557" style:parent-style-name="Основнойшрифтабзаца" style:family="text">
      <style:text-properties fo:color="#5F8C8A"/>
    </style:style>
    <style:style style:name="T2558" style:parent-style-name="Основнойшрифтабзаца" style:family="text">
      <style:text-properties fo:color="#6A8759"/>
    </style:style>
    <style:style style:name="T2559" style:parent-style-name="Основнойшрифтабзаца" style:family="text">
      <style:text-properties fo:color="#CC7832"/>
    </style:style>
    <style:style style:name="T2560" style:parent-style-name="Основнойшрифтабзаца" style:family="text">
      <style:text-properties fo:color="#6A8759"/>
    </style:style>
    <style:style style:name="T2561" style:parent-style-name="Основнойшрифтабзаца" style:family="text">
      <style:text-properties fo:color="#CC7832"/>
    </style:style>
    <style:style style:name="T2562" style:parent-style-name="Основнойшрифтабзаца" style:family="text">
      <style:text-properties fo:color="#CC7832"/>
    </style:style>
    <style:style style:name="T2563" style:parent-style-name="Основнойшрифтабзаца" style:family="text">
      <style:text-properties fo:color="#A9B7C6"/>
    </style:style>
    <style:style style:name="T2564" style:parent-style-name="Основнойшрифтабзаца" style:family="text">
      <style:text-properties fo:color="#CC7832"/>
    </style:style>
    <style:style style:name="T2565" style:parent-style-name="Основнойшрифтабзаца" style:family="text">
      <style:text-properties fo:color="#A9B7C6"/>
    </style:style>
    <style:style style:name="T2566" style:parent-style-name="Основнойшрифтабзаца" style:family="text">
      <style:text-properties fo:color="#6897BB"/>
    </style:style>
    <style:style style:name="T2567" style:parent-style-name="Основнойшрифтабзаца" style:family="text">
      <style:text-properties fo:color="#CC7832"/>
    </style:style>
    <style:style style:name="T2568" style:parent-style-name="Основнойшрифтабзаца" style:family="text">
      <style:text-properties fo:color="#A9B7C6"/>
    </style:style>
    <style:style style:name="T2569" style:parent-style-name="Основнойшрифтабзаца" style:family="text">
      <style:text-properties fo:color="#6897BB"/>
    </style:style>
    <style:style style:name="T2570" style:parent-style-name="Основнойшрифтабзаца" style:family="text">
      <style:text-properties fo:color="#CC7832"/>
    </style:style>
    <style:style style:name="T2571" style:parent-style-name="Основнойшрифтабзаца" style:family="text">
      <style:text-properties fo:color="#A9B7C6"/>
    </style:style>
    <style:style style:name="T2572" style:parent-style-name="Основнойшрифтабзаца" style:family="text">
      <style:text-properties fo:color="#A9B7C6"/>
    </style:style>
    <style:style style:name="T2573" style:parent-style-name="Основнойшрифтабзаца" style:family="text">
      <style:text-properties fo:color="#B5B6E3"/>
    </style:style>
    <style:style style:name="T2574" style:parent-style-name="Основнойшрифтабзаца" style:family="text">
      <style:text-properties fo:color="#A9B7C6"/>
    </style:style>
    <style:style style:name="T2575" style:parent-style-name="Основнойшрифтабзаца" style:family="text">
      <style:text-properties fo:color="#5F8C8A"/>
    </style:style>
    <style:style style:name="T2576" style:parent-style-name="Основнойшрифтабзаца" style:family="text">
      <style:text-properties fo:color="#A9B7C6"/>
    </style:style>
    <style:style style:name="T2577" style:parent-style-name="Основнойшрифтабзаца" style:family="text">
      <style:text-properties fo:color="#5F8C8A"/>
    </style:style>
    <style:style style:name="T2578" style:parent-style-name="Основнойшрифтабзаца" style:family="text">
      <style:text-properties fo:color="#A9B7C6"/>
    </style:style>
    <style:style style:name="T2579" style:parent-style-name="Основнойшрифтабзаца" style:family="text">
      <style:text-properties fo:color="#5F8C8A"/>
    </style:style>
    <style:style style:name="T2580" style:parent-style-name="Основнойшрифтабзаца" style:family="text">
      <style:text-properties fo:color="#CC7832"/>
    </style:style>
    <style:style style:name="T2581" style:parent-style-name="Основнойшрифтабзаца" style:family="text">
      <style:text-properties fo:color="#CC7832"/>
    </style:style>
    <style:style style:name="T2582" style:parent-style-name="Основнойшрифтабзаца" style:family="text">
      <style:text-properties fo:color="#A9B7C6"/>
    </style:style>
    <style:style style:name="T2583" style:parent-style-name="Основнойшрифтабзаца" style:family="text">
      <style:text-properties fo:color="#A9B7C6"/>
    </style:style>
    <style:style style:name="T2584" style:parent-style-name="Основнойшрифтабзаца" style:family="text">
      <style:text-properties fo:color="#B5B6E3"/>
    </style:style>
    <style:style style:name="T2585" style:parent-style-name="Основнойшрифтабзаца" style:family="text">
      <style:text-properties fo:color="#A9B7C6"/>
    </style:style>
    <style:style style:name="T2586" style:parent-style-name="Основнойшрифтабзаца" style:family="text">
      <style:text-properties fo:color="#5F8C8A"/>
    </style:style>
    <style:style style:name="T2587" style:parent-style-name="Основнойшрифтабзаца" style:family="text">
      <style:text-properties fo:color="#6A8759"/>
    </style:style>
    <style:style style:name="T2588" style:parent-style-name="Основнойшрифтабзаца" style:family="text">
      <style:text-properties fo:color="#CC7832"/>
    </style:style>
    <style:style style:name="T2589" style:parent-style-name="Основнойшрифтабзаца" style:family="text">
      <style:text-properties fo:color="#6A8759"/>
    </style:style>
    <style:style style:name="T2590" style:parent-style-name="Основнойшрифтабзаца" style:family="text">
      <style:text-properties fo:color="#CC7832"/>
    </style:style>
    <style:style style:name="T2591" style:parent-style-name="Основнойшрифтабзаца" style:family="text">
      <style:text-properties fo:color="#CC7832"/>
    </style:style>
    <style:style style:name="T2592" style:parent-style-name="Основнойшрифтабзаца" style:family="text">
      <style:text-properties fo:color="#A9B7C6"/>
    </style:style>
    <style:style style:name="T2593" style:parent-style-name="Основнойшрифтабзаца" style:family="text">
      <style:text-properties fo:color="#A9B7C6"/>
    </style:style>
    <style:style style:name="T2594" style:parent-style-name="Основнойшрифтабзаца" style:family="text">
      <style:text-properties fo:color="#A9B7C6"/>
    </style:style>
    <style:style style:name="T2595" style:parent-style-name="Основнойшрифтабзаца" style:family="text">
      <style:text-properties fo:color="#CC7832"/>
    </style:style>
    <style:style style:name="T2596" style:parent-style-name="Основнойшрифтабзаца" style:family="text">
      <style:text-properties fo:color="#FFC66D"/>
    </style:style>
    <style:style style:name="T2597" style:parent-style-name="Основнойшрифтабзаца" style:family="text">
      <style:text-properties fo:color="#A9B7C6"/>
    </style:style>
    <style:style style:name="T2598" style:parent-style-name="Основнойшрифтабзаца" style:family="text">
      <style:text-properties fo:color="#808080"/>
    </style:style>
    <style:style style:name="T2599" style:parent-style-name="Основнойшрифтабзаца" style:family="text">
      <style:text-properties fo:color="#808080"/>
    </style:style>
    <style:style style:name="T2600" style:parent-style-name="Основнойшрифтабзаца" style:family="text">
      <style:text-properties fo:color="#B5B6E3"/>
    </style:style>
    <style:style style:name="T2601" style:parent-style-name="Основнойшрифтабзаца" style:family="text">
      <style:text-properties fo:color="#A9B7C6"/>
    </style:style>
    <style:style style:name="T2602" style:parent-style-name="Основнойшрифтабзаца" style:family="text">
      <style:text-properties fo:color="#5F8C8A"/>
    </style:style>
    <style:style style:name="T2603" style:parent-style-name="Основнойшрифтабзаца" style:family="text">
      <style:text-properties fo:color="#6A8759"/>
    </style:style>
    <style:style style:name="T2604" style:parent-style-name="Основнойшрифтабзаца" style:family="text">
      <style:text-properties fo:color="#CC7832"/>
    </style:style>
    <style:style style:name="T2605" style:parent-style-name="Основнойшрифтабзаца" style:family="text">
      <style:text-properties fo:color="#6A8759"/>
    </style:style>
    <style:style style:name="T2606" style:parent-style-name="Основнойшрифтабзаца" style:family="text">
      <style:text-properties fo:color="#CC7832"/>
    </style:style>
    <style:style style:name="T2607" style:parent-style-name="Основнойшрифтабзаца" style:family="text">
      <style:text-properties fo:color="#6A8759"/>
    </style:style>
    <style:style style:name="T2608" style:parent-style-name="Основнойшрифтабзаца" style:family="text">
      <style:text-properties fo:color="#CC7832"/>
    </style:style>
    <style:style style:name="T2609" style:parent-style-name="Основнойшрифтабзаца" style:family="text">
      <style:text-properties fo:color="#CC7832"/>
    </style:style>
    <style:style style:name="T2610" style:parent-style-name="Основнойшрифтабзаца" style:family="text">
      <style:text-properties fo:color="#A9B7C6"/>
    </style:style>
    <style:style style:name="T2611" style:parent-style-name="Основнойшрифтабзаца" style:family="text">
      <style:text-properties fo:color="#CC7832"/>
    </style:style>
    <style:style style:name="T2612" style:parent-style-name="Основнойшрифтабзаца" style:family="text">
      <style:text-properties fo:color="#A9B7C6"/>
    </style:style>
    <style:style style:name="T2613" style:parent-style-name="Основнойшрифтабзаца" style:family="text">
      <style:text-properties fo:color="#9373A5"/>
    </style:style>
    <style:style style:name="T2614" style:parent-style-name="Основнойшрифтабзаца" style:family="text">
      <style:text-properties fo:color="#A9B7C6"/>
    </style:style>
    <style:style style:name="T2615" style:parent-style-name="Основнойшрифтабзаца" style:family="text">
      <style:text-properties fo:color="#A9B7C6"/>
    </style:style>
    <style:style style:name="T2616" style:parent-style-name="Основнойшрифтабзаца" style:family="text">
      <style:text-properties fo:color="#CC7832"/>
    </style:style>
    <style:style style:name="T2617" style:parent-style-name="Основнойшрифтабзаца" style:family="text">
      <style:text-properties fo:color="#A9B7C6"/>
    </style:style>
    <style:style style:name="T2618" style:parent-style-name="Основнойшрифтабзаца" style:family="text">
      <style:text-properties fo:color="#9373A5"/>
    </style:style>
    <style:style style:name="T2619" style:parent-style-name="Основнойшрифтабзаца" style:family="text">
      <style:text-properties fo:color="#A9B7C6"/>
    </style:style>
    <style:style style:name="T2620" style:parent-style-name="Основнойшрифтабзаца" style:family="text">
      <style:text-properties fo:color="#A9B7C6"/>
    </style:style>
    <style:style style:name="T2621" style:parent-style-name="Основнойшрифтабзаца" style:family="text">
      <style:text-properties fo:color="#B5B6E3"/>
    </style:style>
    <style:style style:name="T2622" style:parent-style-name="Основнойшрифтабзаца" style:family="text">
      <style:text-properties fo:color="#A9B7C6"/>
    </style:style>
    <style:style style:name="T2623" style:parent-style-name="Основнойшрифтабзаца" style:family="text">
      <style:text-properties fo:color="#5F8C8A"/>
    </style:style>
    <style:style style:name="T2624" style:parent-style-name="Основнойшрифтабзаца" style:family="text">
      <style:text-properties fo:color="#A9B7C6"/>
    </style:style>
    <style:style style:name="T2625" style:parent-style-name="Основнойшрифтабзаца" style:family="text">
      <style:text-properties fo:color="#9373A5"/>
    </style:style>
    <style:style style:name="T2626" style:parent-style-name="Основнойшрифтабзаца" style:family="text">
      <style:text-properties fo:color="#5F8C8A"/>
    </style:style>
    <style:style style:name="T2627" style:parent-style-name="Основнойшрифтабзаца" style:family="text">
      <style:text-properties fo:color="#6A8759"/>
    </style:style>
    <style:style style:name="T2628" style:parent-style-name="Основнойшрифтабзаца" style:family="text">
      <style:text-properties fo:color="#5F8C8A"/>
    </style:style>
    <style:style style:name="T2629" style:parent-style-name="Основнойшрифтабзаца" style:family="text">
      <style:text-properties fo:color="#A9B7C6"/>
    </style:style>
    <style:style style:name="T2630" style:parent-style-name="Основнойшрифтабзаца" style:family="text">
      <style:text-properties fo:color="#9373A5"/>
    </style:style>
    <style:style style:name="T2631" style:parent-style-name="Основнойшрифтабзаца" style:family="text">
      <style:text-properties fo:color="#5F8C8A"/>
    </style:style>
    <style:style style:name="T2632" style:parent-style-name="Основнойшрифтабзаца" style:family="text">
      <style:text-properties fo:color="#6A8759"/>
    </style:style>
    <style:style style:name="T2633" style:parent-style-name="Основнойшрифтабзаца" style:family="text">
      <style:text-properties fo:color="#5F8C8A"/>
    </style:style>
    <style:style style:name="T2634" style:parent-style-name="Основнойшрифтабзаца" style:family="text">
      <style:text-properties fo:color="#A9B7C6"/>
    </style:style>
    <style:style style:name="T2635" style:parent-style-name="Основнойшрифтабзаца" style:family="text">
      <style:text-properties fo:color="#9373A5"/>
    </style:style>
    <style:style style:name="T2636" style:parent-style-name="Основнойшрифтабзаца" style:family="text">
      <style:text-properties fo:color="#5F8C8A"/>
    </style:style>
    <style:style style:name="T2637" style:parent-style-name="Основнойшрифтабзаца" style:family="text">
      <style:text-properties fo:color="#6A8759"/>
    </style:style>
    <style:style style:name="T2638" style:parent-style-name="Основнойшрифтабзаца" style:family="text">
      <style:text-properties fo:color="#CC7832"/>
    </style:style>
    <style:style style:name="T2639" style:parent-style-name="Основнойшрифтабзаца" style:family="text">
      <style:text-properties fo:color="#6A8759"/>
    </style:style>
    <style:style style:name="T2640" style:parent-style-name="Основнойшрифтабзаца" style:family="text">
      <style:text-properties fo:color="#CC7832"/>
    </style:style>
    <style:style style:name="T2641" style:parent-style-name="Основнойшрифтабзаца" style:family="text">
      <style:text-properties fo:color="#CC7832"/>
    </style:style>
    <style:style style:name="T2642" style:parent-style-name="Основнойшрифтабзаца" style:family="text">
      <style:text-properties fo:color="#A9B7C6"/>
    </style:style>
    <style:style style:name="T2643" style:parent-style-name="Основнойшрифтабзаца" style:family="text">
      <style:text-properties fo:color="#A9B7C6"/>
    </style:style>
    <style:style style:name="T2644" style:parent-style-name="Основнойшрифтабзаца" style:family="text">
      <style:text-properties fo:color="#A9B7C6"/>
    </style:style>
    <style:style style:name="T2645" style:parent-style-name="Основнойшрифтабзаца" style:family="text">
      <style:text-properties fo:color="#B5B6E3"/>
    </style:style>
    <style:style style:name="T2646" style:parent-style-name="Основнойшрифтабзаца" style:family="text">
      <style:text-properties fo:color="#A9B7C6"/>
    </style:style>
    <style:style style:name="T2647" style:parent-style-name="Основнойшрифтабзаца" style:family="text">
      <style:text-properties fo:color="#5F8C8A"/>
    </style:style>
    <style:style style:name="T2648" style:parent-style-name="Основнойшрифтабзаца" style:family="text">
      <style:text-properties fo:color="#6A8759"/>
    </style:style>
    <style:style style:name="T2649" style:parent-style-name="Основнойшрифтабзаца" style:family="text">
      <style:text-properties fo:color="#CC7832"/>
    </style:style>
    <style:style style:name="T2650" style:parent-style-name="Основнойшрифтабзаца" style:family="text">
      <style:text-properties fo:color="#6A8759"/>
    </style:style>
    <style:style style:name="T2651" style:parent-style-name="Основнойшрифтабзаца" style:family="text">
      <style:text-properties fo:color="#CC7832"/>
    </style:style>
    <style:style style:name="T2652" style:parent-style-name="Основнойшрифтабзаца" style:family="text">
      <style:text-properties fo:color="#CC7832"/>
    </style:style>
    <style:style style:name="T2653" style:parent-style-name="Основнойшрифтабзаца" style:family="text">
      <style:text-properties fo:color="#A9B7C6"/>
    </style:style>
    <style:style style:name="T2654" style:parent-style-name="Основнойшрифтабзаца" style:family="text">
      <style:text-properties fo:color="#A9B7C6"/>
    </style:style>
    <style:style style:name="T2655" style:parent-style-name="Основнойшрифтабзаца" style:family="text">
      <style:text-properties fo:color="#A9B7C6"/>
    </style:style>
    <style:style style:name="T2656" style:parent-style-name="Основнойшрифтабзаца" style:family="text">
      <style:text-properties fo:color="#CC7832"/>
    </style:style>
    <style:style style:name="T2657" style:parent-style-name="Основнойшрифтабзаца" style:family="text">
      <style:text-properties fo:color="#FFC66D"/>
    </style:style>
    <style:style style:name="T2658" style:parent-style-name="Основнойшрифтабзаца" style:family="text">
      <style:text-properties fo:color="#A9B7C6"/>
    </style:style>
    <style:style style:name="T2659" style:parent-style-name="Основнойшрифтабзаца" style:family="text">
      <style:text-properties fo:color="#B5B6E3"/>
    </style:style>
    <style:style style:name="T2660" style:parent-style-name="Основнойшрифтабзаца" style:family="text">
      <style:text-properties fo:color="#A9B7C6"/>
    </style:style>
    <style:style style:name="T2661" style:parent-style-name="Основнойшрифтабзаца" style:family="text">
      <style:text-properties fo:color="#808080"/>
    </style:style>
    <style:style style:name="T2662" style:parent-style-name="Основнойшрифтабзаца" style:family="text">
      <style:text-properties fo:color="#808080"/>
    </style:style>
    <style:style style:name="T2663" style:parent-style-name="Основнойшрифтабзаца" style:family="text">
      <style:text-properties fo:color="#B5B6E3"/>
    </style:style>
    <style:style style:name="T2664" style:parent-style-name="Основнойшрифтабзаца" style:family="text">
      <style:text-properties fo:color="#A9B7C6"/>
    </style:style>
    <style:style style:name="T2665" style:parent-style-name="Основнойшрифтабзаца" style:family="text">
      <style:text-properties fo:color="#5F8C8A"/>
    </style:style>
    <style:style style:name="T2666" style:parent-style-name="Основнойшрифтабзаца" style:family="text">
      <style:text-properties fo:color="#6A8759"/>
    </style:style>
    <style:style style:name="T2667" style:parent-style-name="Основнойшрифтабзаца" style:family="text">
      <style:text-properties fo:color="#CC7832"/>
    </style:style>
    <style:style style:name="T2668" style:parent-style-name="Основнойшрифтабзаца" style:family="text">
      <style:text-properties fo:color="#6A8759"/>
    </style:style>
    <style:style style:name="T2669" style:parent-style-name="Основнойшрифтабзаца" style:family="text">
      <style:text-properties fo:color="#CC7832"/>
    </style:style>
    <style:style style:name="T2670" style:parent-style-name="Основнойшрифтабзаца" style:family="text">
      <style:text-properties fo:color="#CC7832"/>
    </style:style>
    <style:style style:name="T2671" style:parent-style-name="Основнойшрифтабзаца" style:family="text">
      <style:text-properties fo:color="#A9B7C6"/>
    </style:style>
    <style:style style:name="T2672" style:parent-style-name="Основнойшрифтабзаца" style:family="text">
      <style:text-properties fo:color="#CC7832"/>
    </style:style>
    <style:style style:name="T2673" style:parent-style-name="Основнойшрифтабзаца" style:family="text">
      <style:text-properties fo:color="#A9B7C6"/>
    </style:style>
    <style:style style:name="T2674" style:parent-style-name="Основнойшрифтабзаца" style:family="text">
      <style:text-properties fo:color="#9373A5"/>
    </style:style>
    <style:style style:name="T2675" style:parent-style-name="Основнойшрифтабзаца" style:family="text">
      <style:text-properties fo:color="#A9B7C6"/>
    </style:style>
    <style:style style:name="T2676" style:parent-style-name="Основнойшрифтабзаца" style:family="text">
      <style:text-properties fo:color="#A9B7C6"/>
    </style:style>
    <style:style style:name="T2677" style:parent-style-name="Основнойшрифтабзаца" style:family="text">
      <style:text-properties fo:color="#CC7832"/>
    </style:style>
    <style:style style:name="T2678" style:parent-style-name="Основнойшрифтабзаца" style:family="text">
      <style:text-properties fo:color="#A9B7C6"/>
    </style:style>
    <style:style style:name="T2679" style:parent-style-name="Основнойшрифтабзаца" style:family="text">
      <style:text-properties fo:color="#9373A5"/>
    </style:style>
    <style:style style:name="T2680" style:parent-style-name="Основнойшрифтабзаца" style:family="text">
      <style:text-properties fo:color="#A9B7C6"/>
    </style:style>
    <style:style style:name="T2681" style:parent-style-name="Основнойшрифтабзаца" style:family="text">
      <style:text-properties fo:color="#9373A5"/>
    </style:style>
    <style:style style:name="T2682" style:parent-style-name="Основнойшрифтабзаца" style:family="text">
      <style:text-properties fo:color="#A9B7C6"/>
    </style:style>
    <style:style style:name="T2683" style:parent-style-name="Основнойшрифтабзаца" style:family="text">
      <style:text-properties fo:color="#9373A5"/>
    </style:style>
    <style:style style:name="T2684" style:parent-style-name="Основнойшрифтабзаца" style:family="text">
      <style:text-properties fo:color="#A9B7C6"/>
    </style:style>
    <style:style style:name="T2685" style:parent-style-name="Основнойшрифтабзаца" style:family="text">
      <style:text-properties fo:color="#A9B7C6"/>
    </style:style>
    <style:style style:name="T2686" style:parent-style-name="Основнойшрифтабзаца" style:family="text">
      <style:text-properties fo:color="#CC7832"/>
    </style:style>
    <style:style style:name="T2687" style:parent-style-name="Основнойшрифтабзаца" style:family="text">
      <style:text-properties fo:color="#A9B7C6"/>
    </style:style>
    <style:style style:name="T2688" style:parent-style-name="Основнойшрифтабзаца" style:family="text">
      <style:text-properties fo:color="#9373A5"/>
    </style:style>
    <style:style style:name="T2689" style:parent-style-name="Основнойшрифтабзаца" style:family="text">
      <style:text-properties fo:color="#A9B7C6"/>
    </style:style>
    <style:style style:name="T2690" style:parent-style-name="Основнойшрифтабзаца" style:family="text">
      <style:text-properties fo:color="#9373A5"/>
    </style:style>
    <style:style style:name="T2691" style:parent-style-name="Основнойшрифтабзаца" style:family="text">
      <style:text-properties fo:color="#A9B7C6"/>
    </style:style>
    <style:style style:name="T2692" style:parent-style-name="Основнойшрифтабзаца" style:family="text">
      <style:text-properties fo:color="#9373A5"/>
    </style:style>
    <style:style style:name="T2693" style:parent-style-name="Основнойшрифтабзаца" style:family="text">
      <style:text-properties fo:color="#A9B7C6"/>
    </style:style>
    <style:style style:name="T2694" style:parent-style-name="Основнойшрифтабзаца" style:family="text">
      <style:text-properties fo:color="#9373A5"/>
    </style:style>
    <style:style style:name="T2695" style:parent-style-name="Основнойшрифтабзаца" style:family="text">
      <style:text-properties fo:color="#A9B7C6"/>
    </style:style>
    <style:style style:name="T2696" style:parent-style-name="Основнойшрифтабзаца" style:family="text">
      <style:text-properties fo:color="#9373A5"/>
    </style:style>
    <style:style style:name="T2697" style:parent-style-name="Основнойшрифтабзаца" style:family="text">
      <style:text-properties fo:color="#A9B7C6"/>
    </style:style>
    <style:style style:name="T2698" style:parent-style-name="Основнойшрифтабзаца" style:family="text">
      <style:text-properties fo:color="#9373A5"/>
    </style:style>
    <style:style style:name="T2699" style:parent-style-name="Основнойшрифтабзаца" style:family="text">
      <style:text-properties fo:color="#A9B7C6"/>
    </style:style>
    <style:style style:name="T2700" style:parent-style-name="Основнойшрифтабзаца" style:family="text">
      <style:text-properties fo:color="#6897BB"/>
    </style:style>
    <style:style style:name="T2701" style:parent-style-name="Основнойшрифтабзаца" style:family="text">
      <style:text-properties fo:color="#A9B7C6"/>
    </style:style>
    <style:style style:name="T2702" style:parent-style-name="Основнойшрифтабзаца" style:family="text">
      <style:text-properties fo:color="#808080"/>
    </style:style>
    <style:style style:name="T2703" style:parent-style-name="Основнойшрифтабзаца" style:family="text">
      <style:text-properties fo:color="#808080"/>
    </style:style>
    <style:style style:name="T2704" style:parent-style-name="Основнойшрифтабзаца" style:family="text">
      <style:text-properties fo:color="#A9B7C6"/>
    </style:style>
    <style:style style:name="T2705" style:parent-style-name="Основнойшрифтабзаца" style:family="text">
      <style:text-properties fo:color="#9373A5"/>
    </style:style>
    <style:style style:name="T2706" style:parent-style-name="Основнойшрифтабзаца" style:family="text">
      <style:text-properties fo:color="#A9B7C6"/>
    </style:style>
    <style:style style:name="T2707" style:parent-style-name="Основнойшрифтабзаца" style:family="text">
      <style:text-properties fo:color="#9373A5"/>
    </style:style>
    <style:style style:name="T2708" style:parent-style-name="Основнойшрифтабзаца" style:family="text">
      <style:text-properties fo:color="#A9B7C6"/>
    </style:style>
    <style:style style:name="T2709" style:parent-style-name="Основнойшрифтабзаца" style:family="text">
      <style:text-properties fo:color="#9373A5"/>
    </style:style>
    <style:style style:name="T2710" style:parent-style-name="Основнойшрифтабзаца" style:family="text">
      <style:text-properties fo:color="#A9B7C6"/>
    </style:style>
    <style:style style:name="T2711" style:parent-style-name="Основнойшрифтабзаца" style:family="text">
      <style:text-properties fo:color="#9373A5"/>
    </style:style>
    <style:style style:name="T2712" style:parent-style-name="Основнойшрифтабзаца" style:family="text">
      <style:text-properties fo:color="#CC7832"/>
    </style:style>
    <style:style style:name="T2713" style:parent-style-name="Основнойшрифтабзаца" style:family="text">
      <style:text-properties fo:color="#CC7832"/>
    </style:style>
    <style:style style:name="T2714" style:parent-style-name="Основнойшрифтабзаца" style:family="text">
      <style:text-properties fo:color="#A9B7C6"/>
    </style:style>
    <style:style style:name="T2715" style:parent-style-name="Основнойшрифтабзаца" style:family="text">
      <style:text-properties fo:color="#A9B7C6"/>
    </style:style>
    <style:style style:name="T2716" style:parent-style-name="Основнойшрифтабзаца" style:family="text">
      <style:text-properties fo:color="#A9B7C6"/>
    </style:style>
    <style:style style:name="T2717" style:parent-style-name="Основнойшрифтабзаца" style:family="text">
      <style:text-properties fo:color="#A9B7C6"/>
    </style:style>
    <style:style style:name="T2718" style:parent-style-name="Основнойшрифтабзаца" style:family="text">
      <style:text-properties fo:color="#A9B7C6"/>
    </style:style>
    <style:style style:name="T2719" style:parent-style-name="Основнойшрифтабзаца" style:family="text">
      <style:text-properties fo:color="#A9B7C6"/>
    </style:style>
    <style:style style:name="T2720" style:parent-style-name="Основнойшрифтабзаца" style:family="text">
      <style:text-properties fo:color="#B5B6E3"/>
    </style:style>
    <style:style style:name="T2721" style:parent-style-name="Основнойшрифтабзаца" style:family="text">
      <style:text-properties fo:color="#A9B7C6"/>
    </style:style>
    <style:style style:name="T2722" style:parent-style-name="Основнойшрифтабзаца" style:family="text">
      <style:text-properties fo:color="#FFC66D"/>
    </style:style>
    <style:style style:name="T2723" style:parent-style-name="Основнойшрифтабзаца" style:family="text">
      <style:text-properties fo:color="#A9B7C6"/>
    </style:style>
    <style:style style:name="T2724" style:parent-style-name="Основнойшрифтабзаца" style:family="text">
      <style:text-properties fo:color="#808080"/>
    </style:style>
    <style:style style:name="T2725" style:parent-style-name="Основнойшрифтабзаца" style:family="text">
      <style:text-properties fo:color="#808080"/>
    </style:style>
    <style:style style:name="T2726" style:parent-style-name="Основнойшрифтабзаца" style:family="text">
      <style:text-properties fo:color="#B5B6E3"/>
    </style:style>
    <style:style style:name="T2727" style:parent-style-name="Основнойшрифтабзаца" style:family="text">
      <style:text-properties fo:color="#A9B7C6"/>
    </style:style>
    <style:style style:name="T2728" style:parent-style-name="Основнойшрифтабзаца" style:family="text">
      <style:text-properties fo:color="#CC7832"/>
    </style:style>
    <style:style style:name="T2729" style:parent-style-name="Основнойшрифтабзаца" style:family="text">
      <style:text-properties fo:color="#CC7832"/>
    </style:style>
    <style:style style:name="T2730" style:parent-style-name="Основнойшрифтабзаца" style:family="text">
      <style:text-properties fo:color="#A9B7C6"/>
    </style:style>
    <style:style style:name="T2731" style:parent-style-name="Основнойшрифтабзаца" style:family="text">
      <style:text-properties fo:color="#CC7832"/>
    </style:style>
    <style:style style:name="T2732" style:parent-style-name="Основнойшрифтабзаца" style:family="text">
      <style:text-properties fo:color="#A9B7C6"/>
    </style:style>
    <style:style style:name="T2733" style:parent-style-name="Основнойшрифтабзаца" style:family="text">
      <style:text-properties fo:color="#9373A5"/>
    </style:style>
    <style:style style:name="T2734" style:parent-style-name="Основнойшрифтабзаца" style:family="text">
      <style:text-properties fo:color="#A9B7C6"/>
    </style:style>
    <style:style style:name="T2735" style:parent-style-name="Основнойшрифтабзаца" style:family="text">
      <style:text-properties fo:color="#A9B7C6"/>
    </style:style>
    <style:style style:name="T2736" style:parent-style-name="Основнойшрифтабзаца" style:family="text">
      <style:text-properties fo:color="#CC7832"/>
    </style:style>
    <style:style style:name="T2737" style:parent-style-name="Основнойшрифтабзаца" style:family="text">
      <style:text-properties fo:color="#A9B7C6"/>
    </style:style>
    <style:style style:name="T2738" style:parent-style-name="Основнойшрифтабзаца" style:family="text">
      <style:text-properties fo:color="#CC7832"/>
    </style:style>
    <style:style style:name="T2739" style:parent-style-name="Основнойшрифтабзаца" style:family="text">
      <style:text-properties fo:color="#A9B7C6"/>
    </style:style>
    <style:style style:name="T2740" style:parent-style-name="Основнойшрифтабзаца" style:family="text">
      <style:text-properties fo:color="#9373A5"/>
    </style:style>
    <style:style style:name="T2741" style:parent-style-name="Основнойшрифтабзаца" style:family="text">
      <style:text-properties fo:color="#A9B7C6"/>
    </style:style>
    <style:style style:name="T2742" style:parent-style-name="Основнойшрифтабзаца" style:family="text">
      <style:text-properties fo:color="#9373A5"/>
    </style:style>
    <style:style style:name="T2743" style:parent-style-name="Основнойшрифтабзаца" style:family="text">
      <style:text-properties fo:color="#A9B7C6"/>
    </style:style>
    <style:style style:name="T2744" style:parent-style-name="Основнойшрифтабзаца" style:family="text">
      <style:text-properties fo:color="#9373A5"/>
    </style:style>
    <style:style style:name="T2745" style:parent-style-name="Основнойшрифтабзаца" style:family="text">
      <style:text-properties fo:color="#A9B7C6"/>
    </style:style>
    <style:style style:name="T2746" style:parent-style-name="Основнойшрифтабзаца" style:family="text">
      <style:text-properties fo:color="#9373A5"/>
    </style:style>
    <style:style style:name="T2747" style:parent-style-name="Основнойшрифтабзаца" style:family="text">
      <style:text-properties fo:color="#A9B7C6"/>
    </style:style>
    <style:style style:name="T2748" style:parent-style-name="Основнойшрифтабзаца" style:family="text">
      <style:text-properties fo:color="#A9B7C6"/>
    </style:style>
    <style:style style:name="T2749" style:parent-style-name="Основнойшрифтабзаца" style:family="text">
      <style:text-properties fo:color="#9373A5"/>
    </style:style>
    <style:style style:name="T2750" style:parent-style-name="Основнойшрифтабзаца" style:family="text">
      <style:text-properties fo:color="#A9B7C6"/>
    </style:style>
    <style:style style:name="T2751" style:parent-style-name="Основнойшрифтабзаца" style:family="text">
      <style:text-properties fo:color="#9373A5"/>
    </style:style>
    <style:style style:name="T2752" style:parent-style-name="Основнойшрифтабзаца" style:family="text">
      <style:text-properties fo:color="#A9B7C6"/>
    </style:style>
    <style:style style:name="T2753" style:parent-style-name="Основнойшрифтабзаца" style:family="text">
      <style:text-properties fo:color="#9373A5"/>
    </style:style>
    <style:style style:name="T2754" style:parent-style-name="Основнойшрифтабзаца" style:family="text">
      <style:text-properties fo:color="#A9B7C6"/>
    </style:style>
    <style:style style:name="T2755" style:parent-style-name="Основнойшрифтабзаца" style:family="text">
      <style:text-properties fo:color="#9373A5"/>
    </style:style>
    <style:style style:name="T2756" style:parent-style-name="Основнойшрифтабзаца" style:family="text">
      <style:text-properties fo:color="#A9B7C6"/>
    </style:style>
    <style:style style:name="T2757" style:parent-style-name="Основнойшрифтабзаца" style:family="text">
      <style:text-properties fo:color="#9373A5"/>
    </style:style>
    <style:style style:name="T2758" style:parent-style-name="Основнойшрифтабзаца" style:family="text">
      <style:text-properties fo:color="#A9B7C6"/>
    </style:style>
    <style:style style:name="T2759" style:parent-style-name="Основнойшрифтабзаца" style:family="text">
      <style:text-properties fo:color="#9373A5"/>
    </style:style>
    <style:style style:name="T2760" style:parent-style-name="Основнойшрифтабзаца" style:family="text">
      <style:text-properties fo:color="#A9B7C6"/>
    </style:style>
    <style:style style:name="T2761" style:parent-style-name="Основнойшрифтабзаца" style:family="text">
      <style:text-properties fo:color="#A9B7C6"/>
    </style:style>
    <style:style style:name="T2762" style:parent-style-name="Основнойшрифтабзаца" style:family="text">
      <style:text-properties fo:color="#9373A5"/>
    </style:style>
    <style:style style:name="T2763" style:parent-style-name="Основнойшрифтабзаца" style:family="text">
      <style:text-properties fo:color="#A9B7C6"/>
    </style:style>
    <style:style style:name="T2764" style:parent-style-name="Основнойшрифтабзаца" style:family="text">
      <style:text-properties fo:color="#9373A5"/>
    </style:style>
    <style:style style:name="T2765" style:parent-style-name="Основнойшрифтабзаца" style:family="text">
      <style:text-properties fo:color="#A9B7C6"/>
    </style:style>
    <style:style style:name="T2766" style:parent-style-name="Основнойшрифтабзаца" style:family="text">
      <style:text-properties fo:color="#6897BB"/>
    </style:style>
    <style:style style:name="T2767" style:parent-style-name="Основнойшрифтабзаца" style:family="text">
      <style:text-properties fo:color="#A9B7C6"/>
    </style:style>
    <style:style style:name="T2768" style:parent-style-name="Основнойшрифтабзаца" style:family="text">
      <style:text-properties fo:color="#808080"/>
    </style:style>
    <style:style style:name="T2769" style:parent-style-name="Основнойшрифтабзаца" style:family="text">
      <style:text-properties fo:color="#808080"/>
    </style:style>
    <style:style style:name="T2770" style:parent-style-name="Основнойшрифтабзаца" style:family="text">
      <style:text-properties fo:color="#A9B7C6"/>
    </style:style>
    <style:style style:name="T2771" style:parent-style-name="Основнойшрифтабзаца" style:family="text">
      <style:text-properties fo:color="#CC7832"/>
    </style:style>
    <style:style style:name="T2772" style:parent-style-name="Основнойшрифтабзаца" style:family="text">
      <style:text-properties fo:color="#CC7832"/>
    </style:style>
    <style:style style:name="T2773" style:parent-style-name="Основнойшрифтабзаца" style:family="text">
      <style:text-properties fo:color="#A9B7C6"/>
    </style:style>
    <style:style style:name="T2774" style:parent-style-name="Основнойшрифтабзаца" style:family="text">
      <style:text-properties fo:color="#A9B7C6"/>
    </style:style>
    <style:style style:name="T2775" style:parent-style-name="Основнойшрифтабзаца" style:family="text">
      <style:text-properties fo:color="#A9B7C6"/>
    </style:style>
    <style:style style:name="T2776" style:parent-style-name="Основнойшрифтабзаца" style:family="text">
      <style:text-properties fo:color="#CC7832"/>
    </style:style>
    <style:style style:name="T2777" style:parent-style-name="Основнойшрифтабзаца" style:family="text">
      <style:text-properties fo:color="#A9B7C6"/>
    </style:style>
    <style:style style:name="T2778" style:parent-style-name="Основнойшрифтабзаца" style:family="text">
      <style:text-properties fo:color="#CC7832"/>
    </style:style>
    <style:style style:name="T2779" style:parent-style-name="Основнойшрифтабзаца" style:family="text">
      <style:text-properties fo:color="#CC7832"/>
    </style:style>
    <style:style style:name="T2780" style:parent-style-name="Основнойшрифтабзаца" style:family="text">
      <style:text-properties fo:color="#A9B7C6"/>
    </style:style>
    <style:style style:name="T2781" style:parent-style-name="Основнойшрифтабзаца" style:family="text">
      <style:text-properties fo:color="#A9B7C6"/>
    </style:style>
    <style:style style:name="T2782" style:parent-style-name="Основнойшрифтабзаца" style:family="text">
      <style:text-properties fo:color="#B5B6E3"/>
    </style:style>
    <style:style style:name="T2783" style:parent-style-name="Основнойшрифтабзаца" style:family="text">
      <style:text-properties fo:color="#A9B7C6"/>
    </style:style>
    <style:style style:name="T2784" style:parent-style-name="Основнойшрифтабзаца" style:family="text">
      <style:text-properties fo:color="#FFC66D"/>
    </style:style>
    <style:style style:name="T2785" style:parent-style-name="Основнойшрифтабзаца" style:family="text">
      <style:text-properties fo:color="#A9B7C6"/>
    </style:style>
    <style:style style:name="T2786" style:parent-style-name="Основнойшрифтабзаца" style:family="text">
      <style:text-properties fo:color="#B5B6E3"/>
    </style:style>
    <style:style style:name="T2787" style:parent-style-name="Основнойшрифтабзаца" style:family="text">
      <style:text-properties fo:color="#A9B7C6"/>
    </style:style>
    <style:style style:name="T2788" style:parent-style-name="Основнойшрифтабзаца" style:family="text">
      <style:text-properties fo:color="#808080"/>
    </style:style>
    <style:style style:name="T2789" style:parent-style-name="Основнойшрифтабзаца" style:family="text">
      <style:text-properties fo:color="#808080"/>
    </style:style>
    <style:style style:name="T2790" style:parent-style-name="Основнойшрифтабзаца" style:family="text">
      <style:text-properties fo:color="#CC7832"/>
    </style:style>
    <style:style style:name="T2791" style:parent-style-name="Основнойшрифтабзаца" style:family="text">
      <style:text-properties fo:color="#A9B7C6"/>
    </style:style>
    <style:style style:name="T2792" style:parent-style-name="Основнойшрифтабзаца" style:family="text">
      <style:text-properties fo:color="#CC7832"/>
    </style:style>
    <style:style style:name="T2793" style:parent-style-name="Основнойшрифтабзаца" style:family="text">
      <style:text-properties fo:color="#A9B7C6"/>
    </style:style>
    <style:style style:name="T2794" style:parent-style-name="Основнойшрифтабзаца" style:family="text">
      <style:text-properties fo:color="#9373A5"/>
    </style:style>
    <style:style style:name="T2795" style:parent-style-name="Основнойшрифтабзаца" style:family="text">
      <style:text-properties fo:color="#A9B7C6"/>
    </style:style>
    <style:style style:name="T2796" style:parent-style-name="Основнойшрифтабзаца" style:family="text">
      <style:text-properties fo:color="#A9B7C6"/>
    </style:style>
    <style:style style:name="T2797" style:parent-style-name="Основнойшрифтабзаца" style:family="text">
      <style:text-properties fo:color="#CC7832"/>
    </style:style>
    <style:style style:name="T2798" style:parent-style-name="Основнойшрифтабзаца" style:family="text">
      <style:text-properties fo:color="#A9B7C6"/>
    </style:style>
    <style:style style:name="T2799" style:parent-style-name="Основнойшрифтабзаца" style:family="text">
      <style:text-properties fo:color="#9373A5"/>
    </style:style>
    <style:style style:name="T2800" style:parent-style-name="Основнойшрифтабзаца" style:family="text">
      <style:text-properties fo:color="#A9B7C6"/>
    </style:style>
    <style:style style:name="T2801" style:parent-style-name="Основнойшрифтабзаца" style:family="text">
      <style:text-properties fo:color="#9373A5"/>
    </style:style>
    <style:style style:name="T2802" style:parent-style-name="Основнойшрифтабзаца" style:family="text">
      <style:text-properties fo:color="#A9B7C6"/>
    </style:style>
    <style:style style:name="T2803" style:parent-style-name="Основнойшрифтабзаца" style:family="text">
      <style:text-properties fo:color="#9373A5"/>
    </style:style>
    <style:style style:name="T2804" style:parent-style-name="Основнойшрифтабзаца" style:family="text">
      <style:text-properties fo:color="#A9B7C6"/>
    </style:style>
    <style:style style:name="T2805" style:parent-style-name="Основнойшрифтабзаца" style:family="text">
      <style:text-properties fo:color="#9373A5"/>
    </style:style>
    <style:style style:name="T2806" style:parent-style-name="Основнойшрифтабзаца" style:family="text">
      <style:text-properties fo:color="#A9B7C6"/>
    </style:style>
    <style:style style:name="T2807" style:parent-style-name="Основнойшрифтабзаца" style:family="text">
      <style:text-properties fo:color="#9373A5"/>
    </style:style>
    <style:style style:name="T2808" style:parent-style-name="Основнойшрифтабзаца" style:family="text">
      <style:text-properties fo:color="#A9B7C6"/>
    </style:style>
    <style:style style:name="T2809" style:parent-style-name="Основнойшрифтабзаца" style:family="text">
      <style:text-properties fo:color="#9373A5"/>
    </style:style>
    <style:style style:name="T2810" style:parent-style-name="Основнойшрифтабзаца" style:family="text">
      <style:text-properties fo:color="#A9B7C6"/>
    </style:style>
    <style:style style:name="T2811" style:parent-style-name="Основнойшрифтабзаца" style:family="text">
      <style:text-properties fo:color="#9373A5"/>
    </style:style>
    <style:style style:name="T2812" style:parent-style-name="Основнойшрифтабзаца" style:family="text">
      <style:text-properties fo:color="#A9B7C6"/>
    </style:style>
    <style:style style:name="T2813" style:parent-style-name="Основнойшрифтабзаца" style:family="text">
      <style:text-properties fo:color="#9373A5"/>
    </style:style>
    <style:style style:name="T2814" style:parent-style-name="Основнойшрифтабзаца" style:family="text">
      <style:text-properties fo:color="#A9B7C6"/>
    </style:style>
    <style:style style:name="T2815" style:parent-style-name="Основнойшрифтабзаца" style:family="text">
      <style:text-properties fo:color="#9373A5"/>
    </style:style>
    <style:style style:name="T2816" style:parent-style-name="Основнойшрифтабзаца" style:family="text">
      <style:text-properties fo:color="#A9B7C6"/>
    </style:style>
    <style:style style:name="T2817" style:parent-style-name="Основнойшрифтабзаца" style:family="text">
      <style:text-properties fo:color="#808080"/>
    </style:style>
    <style:style style:name="T2818" style:parent-style-name="Основнойшрифтабзаца" style:family="text">
      <style:text-properties fo:color="#808080"/>
    </style:style>
    <style:style style:name="T2819" style:parent-style-name="Основнойшрифтабзаца" style:family="text">
      <style:text-properties fo:color="#B5B6E3"/>
    </style:style>
    <style:style style:name="T2820" style:parent-style-name="Основнойшрифтабзаца" style:family="text">
      <style:text-properties fo:color="#A9B7C6"/>
    </style:style>
    <style:style style:name="T2821" style:parent-style-name="Основнойшрифтабзаца" style:family="text">
      <style:text-properties fo:color="#5F8C8A"/>
    </style:style>
    <style:style style:name="T2822" style:parent-style-name="Основнойшрифтабзаца" style:family="text">
      <style:text-properties fo:color="#6A8759"/>
    </style:style>
    <style:style style:name="T2823" style:parent-style-name="Основнойшрифтабзаца" style:family="text">
      <style:text-properties fo:color="#CC7832"/>
    </style:style>
    <style:style style:name="T2824" style:parent-style-name="Основнойшрифтабзаца" style:family="text">
      <style:text-properties fo:color="#6A8759"/>
    </style:style>
    <style:style style:name="T2825" style:parent-style-name="Основнойшрифтабзаца" style:family="text">
      <style:text-properties fo:color="#CC7832"/>
    </style:style>
    <style:style style:name="T2826" style:parent-style-name="Основнойшрифтабзаца" style:family="text">
      <style:text-properties fo:color="#CC7832"/>
    </style:style>
    <style:style style:name="T2827" style:parent-style-name="Основнойшрифтабзаца" style:family="text">
      <style:text-properties fo:color="#B5B6E3"/>
    </style:style>
    <style:style style:name="T2828" style:parent-style-name="Основнойшрифтабзаца" style:family="text">
      <style:text-properties fo:color="#A9B7C6"/>
    </style:style>
    <style:style style:name="T2829" style:parent-style-name="Основнойшрифтабзаца" style:family="text">
      <style:text-properties fo:color="#5F8C8A"/>
    </style:style>
    <style:style style:name="T2830" style:parent-style-name="Основнойшрифтабзаца" style:family="text">
      <style:text-properties fo:color="#A9B7C6"/>
    </style:style>
    <style:style style:name="T2831" style:parent-style-name="Основнойшрифтабзаца" style:family="text">
      <style:text-properties fo:color="#9373A5"/>
    </style:style>
    <style:style style:name="T2832" style:parent-style-name="Основнойшрифтабзаца" style:family="text">
      <style:text-properties fo:color="#A9B7C6"/>
    </style:style>
    <style:style style:name="T2833" style:parent-style-name="Основнойшрифтабзаца" style:family="text">
      <style:text-properties fo:color="#9373A5"/>
    </style:style>
    <style:style style:name="T2834" style:parent-style-name="Основнойшрифтабзаца" style:family="text">
      <style:text-properties fo:color="#5F8C8A"/>
    </style:style>
    <style:style style:name="T2835" style:parent-style-name="Основнойшрифтабзаца" style:family="text">
      <style:text-properties fo:color="#6A8759"/>
    </style:style>
    <style:style style:name="T2836" style:parent-style-name="Основнойшрифтабзаца" style:family="text">
      <style:text-properties fo:color="#5F8C8A"/>
    </style:style>
    <style:style style:name="T2837" style:parent-style-name="Основнойшрифтабзаца" style:family="text">
      <style:text-properties fo:color="#A9B7C6"/>
    </style:style>
    <style:style style:name="T2838" style:parent-style-name="Основнойшрифтабзаца" style:family="text">
      <style:text-properties fo:color="#9373A5"/>
    </style:style>
    <style:style style:name="T2839" style:parent-style-name="Основнойшрифтабзаца" style:family="text">
      <style:text-properties fo:color="#5F8C8A"/>
    </style:style>
    <style:style style:name="T2840" style:parent-style-name="Основнойшрифтабзаца" style:family="text">
      <style:text-properties fo:color="#6A8759"/>
    </style:style>
    <style:style style:name="T2841" style:parent-style-name="Основнойшрифтабзаца" style:family="text">
      <style:text-properties fo:color="#CC7832"/>
    </style:style>
    <style:style style:name="T2842" style:parent-style-name="Основнойшрифтабзаца" style:family="text">
      <style:text-properties fo:color="#6A8759"/>
    </style:style>
    <style:style style:name="T2843" style:parent-style-name="Основнойшрифтабзаца" style:family="text">
      <style:text-properties fo:color="#CC7832"/>
    </style:style>
    <style:style style:name="T2844" style:parent-style-name="Основнойшрифтабзаца" style:family="text">
      <style:text-properties fo:color="#CC7832"/>
    </style:style>
    <style:style style:name="T2845" style:parent-style-name="Основнойшрифтабзаца" style:family="text">
      <style:text-properties fo:color="#A9B7C6"/>
    </style:style>
    <style:style style:name="T2846" style:parent-style-name="Основнойшрифтабзаца" style:family="text">
      <style:text-properties fo:color="#9373A5"/>
    </style:style>
    <style:style style:name="T2847" style:parent-style-name="Основнойшрифтабзаца" style:family="text">
      <style:text-properties fo:color="#A9B7C6"/>
    </style:style>
    <style:style style:name="T2848" style:parent-style-name="Основнойшрифтабзаца" style:family="text">
      <style:text-properties fo:color="#9373A5"/>
    </style:style>
    <style:style style:name="T2849" style:parent-style-name="Основнойшрифтабзаца" style:family="text">
      <style:text-properties fo:color="#CC7832"/>
    </style:style>
    <style:style style:name="T2850" style:parent-style-name="Основнойшрифтабзаца" style:family="text">
      <style:text-properties fo:color="#CC7832"/>
    </style:style>
    <style:style style:name="T2851" style:parent-style-name="Основнойшрифтабзаца" style:family="text">
      <style:text-properties fo:color="#CC7832"/>
    </style:style>
    <style:style style:name="T2852" style:parent-style-name="Основнойшрифтабзаца" style:family="text">
      <style:text-properties fo:color="#A9B7C6"/>
    </style:style>
    <style:style style:name="T2853" style:parent-style-name="Основнойшрифтабзаца" style:family="text">
      <style:text-properties fo:color="#A9B7C6"/>
    </style:style>
    <style:style style:name="T2854" style:parent-style-name="Основнойшрифтабзаца" style:family="text">
      <style:text-properties fo:color="#A9B7C6"/>
    </style:style>
    <style:style style:name="T2855" style:parent-style-name="Основнойшрифтабзаца" style:family="text">
      <style:text-properties fo:color="#CC7832"/>
    </style:style>
    <style:style style:name="T2856" style:parent-style-name="Основнойшрифтабзаца" style:family="text">
      <style:text-properties fo:color="#A9B7C6"/>
    </style:style>
    <style:style style:name="T2857" style:parent-style-name="Основнойшрифтабзаца" style:family="text">
      <style:text-properties fo:color="#CC7832"/>
    </style:style>
    <style:style style:name="T2858" style:parent-style-name="Основнойшрифтабзаца" style:family="text">
      <style:text-properties fo:color="#CC7832"/>
    </style:style>
    <style:style style:name="T2859" style:parent-style-name="Основнойшрифтабзаца" style:family="text">
      <style:text-properties fo:color="#A9B7C6"/>
    </style:style>
    <style:style style:name="T2860" style:parent-style-name="Основнойшрифтабзаца" style:family="text">
      <style:text-properties fo:color="#A9B7C6"/>
    </style:style>
    <style:style style:name="T2861" style:parent-style-name="Основнойшрифтабзаца" style:family="text">
      <style:text-properties fo:color="#A9B7C6"/>
    </style:style>
    <style:style style:name="T2862" style:parent-style-name="Основнойшрифтабзаца" style:family="text">
      <style:text-properties fo:color="#CC7832"/>
    </style:style>
    <style:style style:name="T2863" style:parent-style-name="Основнойшрифтабзаца" style:family="text">
      <style:text-properties fo:color="#FFC66D"/>
    </style:style>
    <style:style style:name="T2864" style:parent-style-name="Основнойшрифтабзаца" style:family="text">
      <style:text-properties fo:color="#A9B7C6"/>
    </style:style>
    <style:style style:name="T2865" style:parent-style-name="Основнойшрифтабзаца" style:family="text">
      <style:text-properties fo:color="#808080"/>
    </style:style>
    <style:style style:name="T2866" style:parent-style-name="Основнойшрифтабзаца" style:family="text">
      <style:text-properties fo:color="#808080"/>
    </style:style>
    <style:style style:name="T2867" style:parent-style-name="Основнойшрифтабзаца" style:family="text">
      <style:text-properties fo:color="#B5B6E3"/>
    </style:style>
    <style:style style:name="T2868" style:parent-style-name="Основнойшрифтабзаца" style:family="text">
      <style:text-properties fo:color="#A9B7C6"/>
    </style:style>
    <style:style style:name="T2869" style:parent-style-name="Основнойшрифтабзаца" style:family="text">
      <style:text-properties fo:color="#9373A5"/>
    </style:style>
    <style:style style:name="T2870" style:parent-style-name="Основнойшрифтабзаца" style:family="text">
      <style:text-properties fo:color="#A9B7C6"/>
    </style:style>
    <style:style style:name="T2871" style:parent-style-name="Основнойшрифтабзаца" style:family="text">
      <style:text-properties fo:color="#CC7832"/>
    </style:style>
    <style:style style:name="T2872" style:parent-style-name="Основнойшрифтабзаца" style:family="text">
      <style:text-properties fo:color="#CC7832"/>
    </style:style>
    <style:style style:name="T2873" style:parent-style-name="Основнойшрифтабзаца" style:family="text">
      <style:text-properties fo:color="#A9B7C6"/>
    </style:style>
    <style:style style:name="T2874" style:parent-style-name="Основнойшрифтабзаца" style:family="text">
      <style:text-properties fo:color="#9373A5"/>
    </style:style>
    <style:style style:name="T2875" style:parent-style-name="Основнойшрифтабзаца" style:family="text">
      <style:text-properties fo:color="#A9B7C6"/>
    </style:style>
    <style:style style:name="T2876" style:parent-style-name="Основнойшрифтабзаца" style:family="text">
      <style:text-properties fo:color="#9373A5"/>
    </style:style>
    <style:style style:name="T2877" style:parent-style-name="Основнойшрифтабзаца" style:family="text">
      <style:text-properties fo:color="#A9B7C6"/>
    </style:style>
    <style:style style:name="T2878" style:parent-style-name="Основнойшрифтабзаца" style:family="text">
      <style:text-properties fo:color="#808080"/>
    </style:style>
    <style:style style:name="T2879" style:parent-style-name="Основнойшрифтабзаца" style:family="text">
      <style:text-properties fo:color="#808080"/>
    </style:style>
    <style:style style:name="T2880" style:parent-style-name="Основнойшрифтабзаца" style:family="text">
      <style:text-properties fo:color="#A9B7C6"/>
    </style:style>
    <style:style style:name="T2881" style:parent-style-name="Основнойшрифтабзаца" style:family="text">
      <style:text-properties fo:color="#9373A5"/>
    </style:style>
    <style:style style:name="T2882" style:parent-style-name="Основнойшрифтабзаца" style:family="text">
      <style:text-properties fo:color="#A9B7C6"/>
    </style:style>
    <style:style style:name="T2883" style:parent-style-name="Основнойшрифтабзаца" style:family="text">
      <style:text-properties fo:color="#CC7832"/>
    </style:style>
    <style:style style:name="T2884" style:parent-style-name="Основнойшрифтабзаца" style:family="text">
      <style:text-properties fo:color="#808080"/>
    </style:style>
    <style:style style:name="T2885" style:parent-style-name="Основнойшрифтабзаца" style:family="text">
      <style:text-properties fo:color="#808080"/>
    </style:style>
    <style:style style:name="T2886" style:parent-style-name="Основнойшрифтабзаца" style:family="text">
      <style:text-properties fo:color="#B5B6E3"/>
    </style:style>
    <style:style style:name="T2887" style:parent-style-name="Основнойшрифтабзаца" style:family="text">
      <style:text-properties fo:color="#A9B7C6"/>
    </style:style>
    <style:style style:name="T2888" style:parent-style-name="Основнойшрифтабзаца" style:family="text">
      <style:text-properties fo:color="#5F8C8A"/>
    </style:style>
    <style:style style:name="T2889" style:parent-style-name="Основнойшрифтабзаца" style:family="text">
      <style:text-properties fo:color="#6A8759"/>
    </style:style>
    <style:style style:name="T2890" style:parent-style-name="Основнойшрифтабзаца" style:family="text">
      <style:text-properties fo:color="#5F8C8A"/>
    </style:style>
    <style:style style:name="T2891" style:parent-style-name="Основнойшрифтабзаца" style:family="text">
      <style:text-properties fo:color="#A9B7C6"/>
    </style:style>
    <style:style style:name="T2892" style:parent-style-name="Основнойшрифтабзаца" style:family="text">
      <style:text-properties fo:color="#9373A5"/>
    </style:style>
    <style:style style:name="T2893" style:parent-style-name="Основнойшрифтабзаца" style:family="text">
      <style:text-properties fo:color="#5F8C8A"/>
    </style:style>
    <style:style style:name="T2894" style:parent-style-name="Основнойшрифтабзаца" style:family="text">
      <style:text-properties fo:color="#6A8759"/>
    </style:style>
    <style:style style:name="T2895" style:parent-style-name="Основнойшрифтабзаца" style:family="text">
      <style:text-properties fo:color="#CC7832"/>
    </style:style>
    <style:style style:name="T2896" style:parent-style-name="Основнойшрифтабзаца" style:family="text">
      <style:text-properties fo:color="#6A8759"/>
    </style:style>
    <style:style style:name="T2897" style:parent-style-name="Основнойшрифтабзаца" style:family="text">
      <style:text-properties fo:color="#CC7832"/>
    </style:style>
    <style:style style:name="T2898" style:parent-style-name="Основнойшрифтабзаца" style:family="text">
      <style:text-properties fo:color="#CC7832"/>
    </style:style>
    <style:style style:name="T2899" style:parent-style-name="Основнойшрифтабзаца" style:family="text">
      <style:text-properties fo:color="#A9B7C6"/>
    </style:style>
    <style:style style:name="T2900" style:parent-style-name="Основнойшрифтабзаца" style:family="text">
      <style:text-properties fo:color="#CC7832"/>
    </style:style>
    <style:style style:name="T2901" style:parent-style-name="Основнойшрифтабзаца" style:family="text">
      <style:text-properties fo:color="#CC7832"/>
    </style:style>
    <style:style style:name="T2902" style:parent-style-name="Основнойшрифтабзаца" style:family="text">
      <style:text-properties fo:color="#A9B7C6"/>
    </style:style>
    <style:style style:name="T2903" style:parent-style-name="Основнойшрифтабзаца" style:family="text">
      <style:text-properties fo:color="#CC7832"/>
    </style:style>
    <style:style style:name="T2904" style:parent-style-name="Основнойшрифтабзаца" style:family="text">
      <style:text-properties fo:color="#CC7832"/>
    </style:style>
    <style:style style:name="T2905" style:parent-style-name="Основнойшрифтабзаца" style:family="text">
      <style:text-properties fo:color="#B5B6E3"/>
    </style:style>
    <style:style style:name="T2906" style:parent-style-name="Основнойшрифтабзаца" style:family="text">
      <style:text-properties fo:color="#A9B7C6"/>
    </style:style>
    <style:style style:name="T2907" style:parent-style-name="Основнойшрифтабзаца" style:family="text">
      <style:text-properties fo:color="#CC7832"/>
    </style:style>
    <style:style style:name="T2908" style:parent-style-name="Основнойшрифтабзаца" style:family="text">
      <style:text-properties fo:color="#CC7832"/>
    </style:style>
    <style:style style:name="T2909" style:parent-style-name="Основнойшрифтабзаца" style:family="text">
      <style:text-properties fo:color="#A9B7C6"/>
    </style:style>
    <style:style style:name="T2910" style:parent-style-name="Основнойшрифтабзаца" style:family="text">
      <style:text-properties fo:color="#CC7832"/>
    </style:style>
    <style:style style:name="T2911" style:parent-style-name="Основнойшрифтабзаца" style:family="text">
      <style:text-properties fo:color="#CC7832"/>
    </style:style>
    <style:style style:name="T2912" style:parent-style-name="Основнойшрифтабзаца" style:family="text">
      <style:text-properties fo:color="#A9B7C6"/>
    </style:style>
    <style:style style:name="T2913" style:parent-style-name="Основнойшрифтабзаца" style:family="text">
      <style:text-properties fo:color="#A9B7C6"/>
    </style:style>
    <style:style style:name="T2914" style:parent-style-name="Основнойшрифтабзаца" style:family="text">
      <style:text-properties fo:color="#A9B7C6"/>
    </style:style>
    <style:style style:name="T2915" style:parent-style-name="Основнойшрифтабзаца" style:family="text">
      <style:text-properties fo:color="#CC7832"/>
    </style:style>
    <style:style style:name="T2916" style:parent-style-name="Основнойшрифтабзаца" style:family="text">
      <style:text-properties fo:color="#CC7832"/>
    </style:style>
    <style:style style:name="T2917" style:parent-style-name="Основнойшрифтабзаца" style:family="text">
      <style:text-properties fo:color="#CC7832"/>
    </style:style>
    <style:style style:name="T2918" style:parent-style-name="Основнойшрифтабзаца" style:family="text">
      <style:text-properties fo:color="#FFC66D"/>
    </style:style>
    <style:style style:name="T2919" style:parent-style-name="Основнойшрифтабзаца" style:family="text">
      <style:text-properties fo:color="#A9B7C6"/>
    </style:style>
    <style:style style:name="T2920" style:parent-style-name="Основнойшрифтабзаца" style:family="text">
      <style:text-properties fo:color="#A9B7C6"/>
    </style:style>
    <style:style style:name="T2921" style:parent-style-name="Основнойшрифтабзаца" style:family="text">
      <style:text-properties fo:color="#CC7832"/>
    </style:style>
    <style:style style:name="T2922" style:parent-style-name="Основнойшрифтабзаца" style:family="text">
      <style:text-properties fo:color="#A9B7C6"/>
    </style:style>
    <style:style style:name="T2923" style:parent-style-name="Основнойшрифтабзаца" style:family="text">
      <style:text-properties fo:color="#6A8759"/>
    </style:style>
    <style:style style:name="T2924" style:parent-style-name="Основнойшрифтабзаца" style:family="text">
      <style:text-properties fo:color="#CC7832"/>
    </style:style>
    <style:style style:name="T2925" style:parent-style-name="Основнойшрифтабзаца" style:family="text">
      <style:text-properties fo:color="#CC7832"/>
    </style:style>
    <style:style style:name="T2926" style:parent-style-name="Основнойшрифтабзаца" style:family="text">
      <style:text-properties fo:color="#A9B7C6"/>
    </style:style>
    <style:style style:name="T2927" style:parent-style-name="Основнойшрифтабзаца" style:family="text">
      <style:text-properties fo:color="#6A8759"/>
    </style:style>
    <style:style style:name="T2928" style:parent-style-name="Основнойшрифтабзаца" style:family="text">
      <style:text-properties fo:color="#A9B7C6"/>
    </style:style>
    <style:style style:name="T2929" style:parent-style-name="Основнойшрифтабзаца" style:family="text">
      <style:text-properties fo:color="#A9B7C6"/>
    </style:style>
    <style:style style:name="T2930" style:parent-style-name="Основнойшрифтабзаца" style:family="text">
      <style:text-properties fo:color="#B5B6E3"/>
    </style:style>
    <style:style style:name="T2931" style:parent-style-name="Основнойшрифтабзаца" style:family="text">
      <style:text-properties fo:color="#A9B7C6"/>
    </style:style>
    <style:style style:name="T2932" style:parent-style-name="Основнойшрифтабзаца" style:family="text">
      <style:text-properties fo:color="#5F8C8A"/>
    </style:style>
    <style:style style:name="T2933" style:parent-style-name="Основнойшрифтабзаца" style:family="text">
      <style:text-properties fo:color="#6A8759"/>
    </style:style>
    <style:style style:name="T2934" style:parent-style-name="Основнойшрифтабзаца" style:family="text">
      <style:text-properties fo:color="#CC7832"/>
    </style:style>
    <style:style style:name="T2935" style:parent-style-name="Основнойшрифтабзаца" style:family="text">
      <style:text-properties fo:color="#6A8759"/>
    </style:style>
    <style:style style:name="T2936" style:parent-style-name="Основнойшрифтабзаца" style:family="text">
      <style:text-properties fo:color="#CC7832"/>
    </style:style>
    <style:style style:name="T2937" style:parent-style-name="Основнойшрифтабзаца" style:family="text">
      <style:text-properties fo:color="#CC7832"/>
    </style:style>
    <style:style style:name="T2938" style:parent-style-name="Основнойшрифтабзаца" style:family="text">
      <style:text-properties fo:color="#B5B6E3"/>
    </style:style>
    <style:style style:name="T2939" style:parent-style-name="Основнойшрифтабзаца" style:family="text">
      <style:text-properties fo:color="#A9B7C6"/>
    </style:style>
    <style:style style:name="T2940" style:parent-style-name="Основнойшрифтабзаца" style:family="text">
      <style:text-properties fo:color="#5F8C8A"/>
    </style:style>
    <style:style style:name="T2941" style:parent-style-name="Основнойшрифтабзаца" style:family="text">
      <style:text-properties fo:color="#A9B7C6"/>
    </style:style>
    <style:style style:name="T2942" style:parent-style-name="Основнойшрифтабзаца" style:family="text">
      <style:text-properties fo:color="#CC7832"/>
    </style:style>
    <style:style style:name="T2943" style:parent-style-name="Основнойшрифтабзаца" style:family="text">
      <style:text-properties fo:color="#CC7832"/>
    </style:style>
    <style:style style:name="T2944" style:parent-style-name="Основнойшрифтабзаца" style:family="text">
      <style:text-properties fo:color="#908B25"/>
    </style:style>
    <style:style style:name="T2945" style:parent-style-name="Основнойшрифтабзаца" style:family="text">
      <style:text-properties fo:color="#A9B7C6"/>
    </style:style>
    <style:style style:name="T2946" style:parent-style-name="Основнойшрифтабзаца" style:family="text">
      <style:text-properties fo:color="#CC7832"/>
    </style:style>
    <style:style style:name="T2947" style:parent-style-name="Основнойшрифтабзаца" style:family="text">
      <style:text-properties fo:color="#A9B7C6"/>
    </style:style>
    <style:style style:name="T2948" style:parent-style-name="Основнойшрифтабзаца" style:family="text">
      <style:text-properties fo:color="#CC7832"/>
    </style:style>
    <style:style style:name="T2949" style:parent-style-name="Основнойшрифтабзаца" style:family="text">
      <style:text-properties fo:color="#CC7832"/>
    </style:style>
    <style:style style:name="T2950" style:parent-style-name="Основнойшрифтабзаца" style:family="text">
      <style:text-properties fo:color="#B5B6E3"/>
    </style:style>
    <style:style style:name="T2951" style:parent-style-name="Основнойшрифтабзаца" style:family="text">
      <style:text-properties fo:color="#A9B7C6"/>
    </style:style>
    <style:style style:name="T2952" style:parent-style-name="Основнойшрифтабзаца" style:family="text">
      <style:text-properties fo:color="#B9BCD1"/>
    </style:style>
    <style:style style:name="T2953" style:parent-style-name="Основнойшрифтабзаца" style:family="text">
      <style:text-properties fo:color="#A9B7C6"/>
    </style:style>
    <style:style style:name="T2954" style:parent-style-name="Основнойшрифтабзаца" style:family="text">
      <style:text-properties fo:color="#6A8759"/>
    </style:style>
    <style:style style:name="T2955" style:parent-style-name="Основнойшрифтабзаца" style:family="text">
      <style:text-properties fo:color="#A9B7C6"/>
    </style:style>
    <style:style style:name="T2956" style:parent-style-name="Основнойшрифтабзаца" style:family="text">
      <style:text-properties fo:color="#CC7832"/>
    </style:style>
    <style:style style:name="T2957" style:parent-style-name="Основнойшрифтабзаца" style:family="text">
      <style:text-properties fo:color="#CC7832"/>
    </style:style>
    <style:style style:name="T2958" style:parent-style-name="Основнойшрифтабзаца" style:family="text">
      <style:text-properties fo:color="#A9B7C6"/>
    </style:style>
    <style:style style:name="T2959" style:parent-style-name="Основнойшрифтабзаца" style:family="text">
      <style:text-properties fo:color="#6A8759"/>
    </style:style>
    <style:style style:name="T2960" style:parent-style-name="Основнойшрифтабзаца" style:family="text">
      <style:text-properties fo:color="#A9B7C6"/>
    </style:style>
    <style:style style:name="T2961" style:parent-style-name="Основнойшрифтабзаца" style:family="text">
      <style:text-properties fo:color="#A9B7C6"/>
    </style:style>
    <style:style style:name="T2962" style:parent-style-name="Основнойшрифтабзаца" style:family="text">
      <style:text-properties fo:color="#B5B6E3"/>
    </style:style>
    <style:style style:name="T2963" style:parent-style-name="Основнойшрифтабзаца" style:family="text">
      <style:text-properties fo:color="#A9B7C6"/>
    </style:style>
    <style:style style:name="T2964" style:parent-style-name="Основнойшрифтабзаца" style:family="text">
      <style:text-properties fo:color="#5F8C8A"/>
    </style:style>
    <style:style style:name="T2965" style:parent-style-name="Основнойшрифтабзаца" style:family="text">
      <style:text-properties fo:color="#6A8759"/>
    </style:style>
    <style:style style:name="T2966" style:parent-style-name="Основнойшрифтабзаца" style:family="text">
      <style:text-properties fo:color="#CC7832"/>
    </style:style>
    <style:style style:name="T2967" style:parent-style-name="Основнойшрифтабзаца" style:family="text">
      <style:text-properties fo:color="#6A8759"/>
    </style:style>
    <style:style style:name="T2968" style:parent-style-name="Основнойшрифтабзаца" style:family="text">
      <style:text-properties fo:color="#CC7832"/>
    </style:style>
    <style:style style:name="T2969" style:parent-style-name="Основнойшрифтабзаца" style:family="text">
      <style:text-properties fo:color="#CC7832"/>
    </style:style>
    <style:style style:name="T2970" style:parent-style-name="Основнойшрифтабзаца" style:family="text">
      <style:text-properties fo:color="#B5B6E3"/>
    </style:style>
    <style:style style:name="T2971" style:parent-style-name="Основнойшрифтабзаца" style:family="text">
      <style:text-properties fo:color="#A9B7C6"/>
    </style:style>
    <style:style style:name="T2972" style:parent-style-name="Основнойшрифтабзаца" style:family="text">
      <style:text-properties fo:color="#5F8C8A"/>
    </style:style>
    <style:style style:name="T2973" style:parent-style-name="Основнойшрифтабзаца" style:family="text">
      <style:text-properties fo:color="#A9B7C6"/>
    </style:style>
    <style:style style:name="T2974" style:parent-style-name="Основнойшрифтабзаца" style:family="text">
      <style:text-properties fo:color="#5F8C8A"/>
    </style:style>
    <style:style style:name="T2975" style:parent-style-name="Основнойшрифтабзаца" style:family="text">
      <style:text-properties fo:color="#A9B7C6"/>
    </style:style>
    <style:style style:name="T2976" style:parent-style-name="Основнойшрифтабзаца" style:family="text">
      <style:text-properties fo:color="#CC7832"/>
    </style:style>
    <style:style style:name="T2977" style:parent-style-name="Основнойшрифтабзаца" style:family="text">
      <style:text-properties fo:color="#CC7832"/>
    </style:style>
    <style:style style:name="T2978" style:parent-style-name="Основнойшрифтабзаца" style:family="text">
      <style:text-properties fo:color="#A9B7C6"/>
    </style:style>
    <style:style style:name="T2979" style:parent-style-name="Основнойшрифтабзаца" style:family="text">
      <style:text-properties fo:color="#CC7832"/>
    </style:style>
    <style:style style:name="T2980" style:parent-style-name="Основнойшрифтабзаца" style:family="text">
      <style:text-properties fo:color="#A9B7C6"/>
    </style:style>
    <style:style style:name="T2981" style:parent-style-name="Основнойшрифтабзаца" style:family="text">
      <style:text-properties fo:color="#A9B7C6"/>
    </style:style>
    <style:style style:name="T2982" style:parent-style-name="Основнойшрифтабзаца" style:family="text">
      <style:text-properties fo:color="#5F8C8A"/>
    </style:style>
    <style:style style:name="T2983" style:parent-style-name="Основнойшрифтабзаца" style:family="text">
      <style:text-properties fo:color="#A9B7C6"/>
    </style:style>
    <style:style style:name="T2984" style:parent-style-name="Основнойшрифтабзаца" style:family="text">
      <style:text-properties fo:color="#5F8C8A"/>
    </style:style>
    <style:style style:name="T2985" style:parent-style-name="Основнойшрифтабзаца" style:family="text">
      <style:text-properties fo:color="#A9B7C6"/>
    </style:style>
    <style:style style:name="T2986" style:parent-style-name="Основнойшрифтабзаца" style:family="text">
      <style:text-properties fo:color="#CC7832"/>
    </style:style>
    <style:style style:name="T2987" style:parent-style-name="Основнойшрифтабзаца" style:family="text">
      <style:text-properties fo:color="#CC7832"/>
    </style:style>
    <style:style style:name="T2988" style:parent-style-name="Основнойшрифтабзаца" style:family="text">
      <style:text-properties fo:color="#A9B7C6"/>
    </style:style>
    <style:style style:name="T2989" style:parent-style-name="Основнойшрифтабзаца" style:family="text">
      <style:text-properties fo:color="#A9B7C6"/>
    </style:style>
    <style:style style:name="T2990" style:parent-style-name="Основнойшрифтабзаца" style:family="text">
      <style:text-properties fo:color="#CC7832"/>
    </style:style>
    <style:style style:name="T2991" style:parent-style-name="Основнойшрифтабзаца" style:family="text">
      <style:text-properties fo:color="#A9B7C6"/>
    </style:style>
    <style:style style:name="T2992" style:parent-style-name="Основнойшрифтабзаца" style:family="text">
      <style:text-properties fo:color="#CC7832"/>
    </style:style>
    <style:style style:name="T2993" style:parent-style-name="Основнойшрифтабзаца" style:family="text">
      <style:text-properties fo:color="#A9B7C6"/>
    </style:style>
    <style:style style:name="T2994" style:parent-style-name="Основнойшрифтабзаца" style:family="text">
      <style:text-properties fo:color="#CC7832"/>
    </style:style>
    <style:style style:name="T2995" style:parent-style-name="Основнойшрифтабзаца" style:family="text">
      <style:text-properties fo:color="#A9B7C6"/>
    </style:style>
    <style:style style:name="T2996" style:parent-style-name="Основнойшрифтабзаца" style:family="text">
      <style:text-properties fo:color="#CC7832"/>
    </style:style>
    <style:style style:name="T2997" style:parent-style-name="Основнойшрифтабзаца" style:family="text">
      <style:text-properties fo:color="#CC7832"/>
    </style:style>
    <style:style style:name="T2998" style:parent-style-name="Основнойшрифтабзаца" style:family="text">
      <style:text-properties fo:color="#A9B7C6"/>
    </style:style>
    <style:style style:name="T2999" style:parent-style-name="Основнойшрифтабзаца" style:family="text">
      <style:text-properties fo:color="#6A8759"/>
    </style:style>
    <style:style style:name="T3000" style:parent-style-name="Основнойшрифтабзаца" style:family="text">
      <style:text-properties fo:color="#A9B7C6"/>
    </style:style>
    <style:style style:name="T3001" style:parent-style-name="Основнойшрифтабзаца" style:family="text">
      <style:text-properties fo:color="#A9B7C6"/>
    </style:style>
    <style:style style:name="T3002" style:parent-style-name="Основнойшрифтабзаца" style:family="text">
      <style:text-properties fo:color="#B5B6E3"/>
    </style:style>
    <style:style style:name="T3003" style:parent-style-name="Основнойшрифтабзаца" style:family="text">
      <style:text-properties fo:color="#A9B7C6"/>
    </style:style>
    <style:style style:name="T3004" style:parent-style-name="Основнойшрифтабзаца" style:family="text">
      <style:text-properties fo:color="#5F8C8A"/>
    </style:style>
    <style:style style:name="T3005" style:parent-style-name="Основнойшрифтабзаца" style:family="text">
      <style:text-properties fo:color="#6A8759"/>
    </style:style>
    <style:style style:name="T3006" style:parent-style-name="Основнойшрифтабзаца" style:family="text">
      <style:text-properties fo:color="#CC7832"/>
    </style:style>
    <style:style style:name="T3007" style:parent-style-name="Основнойшрифтабзаца" style:family="text">
      <style:text-properties fo:color="#6A8759"/>
    </style:style>
    <style:style style:name="T3008" style:parent-style-name="Основнойшрифтабзаца" style:family="text">
      <style:text-properties fo:color="#CC7832"/>
    </style:style>
    <style:style style:name="T3009" style:parent-style-name="Основнойшрифтабзаца" style:family="text">
      <style:text-properties fo:color="#CC7832"/>
    </style:style>
    <style:style style:name="T3010" style:parent-style-name="Основнойшрифтабзаца" style:family="text">
      <style:text-properties fo:color="#A9B7C6"/>
    </style:style>
    <style:style style:name="T3011" style:parent-style-name="Основнойшрифтабзаца" style:family="text">
      <style:text-properties fo:color="#B5B6E3"/>
    </style:style>
    <style:style style:name="T3012" style:parent-style-name="Основнойшрифтабзаца" style:family="text">
      <style:text-properties fo:color="#A9B7C6"/>
    </style:style>
    <style:style style:name="T3013" style:parent-style-name="Основнойшрифтабзаца" style:family="text">
      <style:text-properties fo:color="#CC7832"/>
    </style:style>
    <style:style style:name="T3014" style:parent-style-name="Основнойшрифтабзаца" style:family="text">
      <style:text-properties fo:color="#A9B7C6"/>
    </style:style>
    <style:style style:name="T3015" style:parent-style-name="Основнойшрифтабзаца" style:family="text">
      <style:text-properties fo:color="#CC7832"/>
    </style:style>
    <style:style style:name="T3016" style:parent-style-name="Основнойшрифтабзаца" style:family="text">
      <style:text-properties fo:color="#CC7832"/>
    </style:style>
    <style:style style:name="T3017" style:parent-style-name="Основнойшрифтабзаца" style:family="text">
      <style:text-properties fo:color="#A9B7C6"/>
    </style:style>
    <style:style style:name="T3018" style:parent-style-name="Основнойшрифтабзаца" style:family="text">
      <style:text-properties fo:color="#CC7832"/>
    </style:style>
    <style:style style:name="T3019" style:parent-style-name="Основнойшрифтабзаца" style:family="text">
      <style:text-properties fo:color="#A9B7C6"/>
    </style:style>
    <style:style style:name="T3020" style:parent-style-name="Основнойшрифтабзаца" style:family="text">
      <style:text-properties fo:color="#CC7832"/>
    </style:style>
    <style:style style:name="T3021" style:parent-style-name="Основнойшрифтабзаца" style:family="text">
      <style:text-properties fo:color="#A9B7C6"/>
    </style:style>
    <style:style style:name="T3022" style:parent-style-name="Основнойшрифтабзаца" style:family="text">
      <style:text-properties fo:color="#CC7832"/>
    </style:style>
    <style:style style:name="T3023" style:parent-style-name="Основнойшрифтабзаца" style:family="text">
      <style:text-properties fo:color="#CC7832"/>
    </style:style>
    <style:style style:name="T3024" style:parent-style-name="Основнойшрифтабзаца" style:family="text">
      <style:text-properties fo:color="#A9B7C6"/>
    </style:style>
    <style:style style:name="T3025" style:parent-style-name="Основнойшрифтабзаца" style:family="text">
      <style:text-properties fo:color="#CC7832"/>
    </style:style>
    <style:style style:name="T3026" style:parent-style-name="Основнойшрифтабзаца" style:family="text">
      <style:text-properties fo:color="#CC7832"/>
    </style:style>
    <style:style style:name="T3027" style:parent-style-name="Основнойшрифтабзаца" style:family="text">
      <style:text-properties fo:color="#A9B7C6"/>
    </style:style>
    <style:style style:name="T3028" style:parent-style-name="Основнойшрифтабзаца" style:family="text">
      <style:text-properties fo:color="#CC7832"/>
    </style:style>
    <style:style style:name="T3029" style:parent-style-name="Основнойшрифтабзаца" style:family="text">
      <style:text-properties fo:color="#CC7832"/>
    </style:style>
    <style:style style:name="T3030" style:parent-style-name="Основнойшрифтабзаца" style:family="text">
      <style:text-properties fo:color="#A9B7C6"/>
    </style:style>
    <style:style style:name="T3031" style:parent-style-name="Основнойшрифтабзаца" style:family="text">
      <style:text-properties fo:color="#CC7832"/>
    </style:style>
    <style:style style:name="T3032" style:parent-style-name="Основнойшрифтабзаца" style:family="text">
      <style:text-properties fo:color="#CC7832"/>
    </style:style>
    <style:style style:name="T3033" style:parent-style-name="Основнойшрифтабзаца" style:family="text">
      <style:text-properties fo:color="#B5B6E3"/>
    </style:style>
    <style:style style:name="T3034" style:parent-style-name="Основнойшрифтабзаца" style:family="text">
      <style:text-properties fo:color="#A9B7C6"/>
    </style:style>
    <style:style style:name="T3035" style:parent-style-name="Основнойшрифтабзаца" style:family="text">
      <style:text-properties fo:color="#5F8C8A"/>
    </style:style>
    <style:style style:name="T3036" style:parent-style-name="Основнойшрифтабзаца" style:family="text">
      <style:text-properties fo:color="#6A8759"/>
    </style:style>
    <style:style style:name="T3037" style:parent-style-name="Основнойшрифтабзаца" style:family="text">
      <style:text-properties fo:color="#CC7832"/>
    </style:style>
    <style:style style:name="T3038" style:parent-style-name="Основнойшрифтабзаца" style:family="text">
      <style:text-properties fo:color="#6A8759"/>
    </style:style>
    <style:style style:name="T3039" style:parent-style-name="Основнойшрифтабзаца" style:family="text">
      <style:text-properties fo:color="#CC7832"/>
    </style:style>
    <style:style style:name="T3040" style:parent-style-name="Основнойшрифтабзаца" style:family="text">
      <style:text-properties fo:color="#CC7832"/>
    </style:style>
    <style:style style:name="T3041" style:parent-style-name="Основнойшрифтабзаца" style:family="text">
      <style:text-properties fo:color="#B5B6E3"/>
    </style:style>
    <style:style style:name="T3042" style:parent-style-name="Основнойшрифтабзаца" style:family="text">
      <style:text-properties fo:color="#A9B7C6"/>
    </style:style>
    <style:style style:name="T3043" style:parent-style-name="Основнойшрифтабзаца" style:family="text">
      <style:text-properties fo:color="#5F8C8A"/>
    </style:style>
    <style:style style:name="T3044" style:parent-style-name="Основнойшрифтабзаца" style:family="text">
      <style:text-properties fo:color="#A9B7C6"/>
    </style:style>
    <style:style style:name="T3045" style:parent-style-name="Основнойшрифтабзаца" style:family="text">
      <style:text-properties fo:color="#CC7832"/>
    </style:style>
    <style:style style:name="T3046" style:parent-style-name="Основнойшрифтабзаца" style:family="text">
      <style:text-properties fo:color="#CC7832"/>
    </style:style>
    <style:style style:name="T3047" style:parent-style-name="Основнойшрифтабзаца" style:family="text">
      <style:text-properties fo:color="#A9B7C6"/>
    </style:style>
    <style:style style:name="T3048" style:parent-style-name="Основнойшрифтабзаца" style:family="text">
      <style:text-properties fo:color="#A9B7C6"/>
    </style:style>
    <style:style style:name="T3049" style:parent-style-name="Основнойшрифтабзаца" style:family="text">
      <style:text-properties fo:color="#CC7832"/>
    </style:style>
    <style:style style:name="T3050" style:parent-style-name="Основнойшрифтабзаца" style:family="text">
      <style:text-properties fo:color="#6897BB"/>
    </style:style>
    <style:style style:name="T3051" style:parent-style-name="Основнойшрифтабзаца" style:family="text">
      <style:text-properties fo:color="#CC7832"/>
    </style:style>
    <style:style style:name="T3052" style:parent-style-name="Основнойшрифтабзаца" style:family="text">
      <style:text-properties fo:color="#CC7832"/>
    </style:style>
    <style:style style:name="T3053" style:parent-style-name="Основнойшрифтабзаца" style:family="text">
      <style:text-properties fo:color="#A9B7C6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 дисциплине «Построение и анализ алгоритмов»</text:span></text:p>
      <text:p text:style-name="P20"><text:span text:style-name="T21">Тема:<text:s/></text:span><text:span text:style-name="T22">Алгоритмы поиска пути в графах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ка гр. 9382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Пя С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Фирс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2021</text:p>
      <text:h text:style-name="P51" text:outline-level="2">Цель работы.</text:h>
      <text:p text:style-name="P52"><text:tab/>Реализовать программу, занимающуюся поиском пути в графе с помощью Жадного и А* алгоритмов, и изучить данные алгоритмы.</text:p>
      <text:p text:style-name="P53"/>
      <text:h text:style-name="P54" text:outline-level="2">Задание.</text:h>
      <text:p text:style-name="Standard"><text:span text:style-name="T55">1) Разработайте программу, которая решает задачу построения пути в ориентированном графе при помощи<text:s/></text:span><text:span text:style-name="T56">жадного алгоритма</text:span><text:span text:style-name="T57"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span></text:p>
      <text:p text:style-name="P58">Пример входных данных</text:p>
      <text:p text:style-name="P59"/>
      <text:p text:style-name="P60">a e</text:p>
      <text:p text:style-name="P61">a b 3.0</text:p>
      <text:p text:style-name="P62">b c 1.0</text:p>
      <text:p text:style-name="P63">c d 1.0</text:p>
      <text:p text:style-name="P64">a d 5.0</text:p>
      <text:p text:style-name="P65">d e 1.0</text:p>
      <text:p text:style-name="P66"/>
      <text:p text:style-name="P67">В первой строке через пробел указываются начальная и конечная вершины</text:p>
      <text:p text:style-name="P68">Далее в каждой строке указываются ребра графа и их вес</text:p>
      <text:p text:style-name="P69"/>
      <text:p text:style-name="P70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1">abcde</text:p>
      <text:p text:style-name="P72"/>
      <text:p text:style-name="Standard"><text:span text:style-name="T73">2)<text:s/></text:span>Разработайте программу, которая решает задачу построения кратчайшего пути в<text:s/><text:span text:style-name="T74">ориентированном</text:span><text:s/>графе<text:s/><text:span text:style-name="T75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text:line-break/>Пример входных данных</text:p>
      <text:p text:style-name="PreformattedText"><text:span text:style-name="T76">a e</text:span></text:p>
      <text:p text:style-name="PreformattedText"><text:span text:style-name="T77">a b 3.0</text:span></text:p>
      <text:p text:style-name="PreformattedText"><text:span text:style-name="T78">b c 1.0</text:span></text:p>
      <text:p text:style-name="PreformattedText"><text:span text:style-name="T79">c d 1.0</text:span></text:p>
      <text:p text:style-name="PreformattedText"><text:span text:style-name="T80">a d 5.0</text:span></text:p>
      <text:p text:style-name="P81"><text:span text:style-name="T82">d e 1.0</text:span></text:p>
      <text:p text:style-name="P83">В первой строке через пробел указываются начальная и конечная вершины</text:p>
      <text:p text:style-name="P84">Далее в каждой строке указываются ребра графа и их вес</text:p>
      <text:p text:style-name="P85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86"><text:span text:style-name="T87">ade</text:span></text:p>
      <text:p text:style-name="P88">Вар. 2. В A* эвристическая функция для каждой вершины задаётся неотрицательным числом во входных данных.</text:p>
      <text:h text:style-name="P89" text:outline-level="2">Описание алгоритма</text:h>
      <text:h text:style-name="P90" text:outline-level="2">Жадный алгоритм<text:s/></text:h>
      <text:p text:style-name="Textbody">Алгоритм заключается в построении пути в ориентированном графе с помощью Жадного<text:s/>алгоритма. Список ребер сортируется по начальной вершине (в алфавитном порядке ради простоты, чтобы одинаковые вершины находились вместе), при равенстве начальных вершин сортировка происходит по весу. Проходим по графу, начиная с начальной заданной вершины. Находим ребра, в которых в качестве начальной вершины выступает рассматриваемая, и выбираем первое найденное, так как оно будет иметь меньший вес. Конечная вершина этого ребра становится следующей рассматриваемой вершиной. В случае отсутствия следующей вершины переходим к предыдущей.<text:s/>Просмотр графа заканчивается тогда, когда рассматриваемой вершиной будет конечная заданная.</text:p>
      <text:p text:style-name="Textbody"><text:span text:style-name="T91">Сложность по времени —<text:s/></text:span><text:span text:style-name="T92">O</text:span><text:span text:style-name="T93"><text:s/>(</text:span><text:span text:style-name="T94">NlogN</text:span><text:span text:style-name="T95"><text:s/>+<text:s/></text:span><text:span text:style-name="T96">N</text:span><text:span text:style-name="T97">*</text:span><text:span text:style-name="T98">M</text:span><text:span text:style-name="T99">).</text:span></text:p>
      <text:p text:style-name="Textbody"><text:span text:style-name="T100">Сортировка в среднем занимает<text:s/></text:span><text:span text:style-name="T101">O</text:span><text:span text:style-name="T102">(</text:span><text:span text:style-name="T103">NlogN</text:span><text:span text:style-name="T104">)<text:s/></text:span><text:span text:style-name="T105">для<text:s/></text:span><text:span text:style-name="T106">N</text:span><text:span text:style-name="T107"><text:s/>ребер.</text:span><text:span text:style-name="T108"><text:s/></text:span><text:span text:style-name="T109">Рассмотрим худший случай при проходе всего графа.</text:span><text:span text:style-name="T110"><text:s/></text:span><text:span text:style-name="T111"><text:s/>Для графа с<text:s/></text:span><text:span text:style-name="T112">M</text:span><text:span text:style-name="T113"><text:s/></text:span><text:span text:style-name="T114">вершинами и<text:s/></text:span><text:span text:style-name="T115">N</text:span><text:span text:style-name="T116"><text:s/>ребрами<text:s/></text:span><text:span text:style-name="T117">O</text:span><text:span text:style-name="T118">(</text:span><text:span text:style-name="T119">N</text:span><text:span text:style-name="T120">*</text:span><text:span text:style-name="T121">M</text:span><text:span text:style-name="T122">)</text:span><text:span text:style-name="T123">.</text:span></text:p>
      <text:p text:style-name="Textbody"><text:span text:style-name="T124">Сложность по памяти —</text:span><text:span text:style-name="T125"><text:s/></text:span><text:span text:style-name="T126">O</text:span><text:span text:style-name="T127">(</text:span><text:span text:style-name="T128">N</text:span><text:span text:style-name="T129">+</text:span><text:span text:style-name="T130">M</text:span><text:span text:style-name="T131">).</text:span></text:p>
      <text:p text:style-name="Textbody"><text:span text:style-name="T132">Для хранения графа используется список ребер и список вершин. Тогда для графа с<text:s/></text:span><text:span text:style-name="T133">M</text:span><text:span text:style-name="T134"><text:s/></text:span><text:span text:style-name="T135">вершинами и<text:s/></text:span><text:span text:style-name="T136">N</text:span><text:span text:style-name="T137"><text:s/>ребрами<text:s/></text:span><text:span text:style-name="T138">O</text:span><text:span text:style-name="T139">(</text:span><text:span text:style-name="T140">N</text:span><text:span text:style-name="T141">+</text:span><text:span text:style-name="T142">M</text:span><text:span text:style-name="T143">)</text:span><text:span text:style-name="T144">.</text:span></text:p>
      <text:h text:style-name="P145" text:outline-level="2">Алгоритм<text:s/>А*</text:h>
      <text:p text:style-name="Textbody"><text:span text:style-name="T146">Алгоритм заключается в построении кратчайшего пути в ориентированном графе с помощью метода А*.<text:s/></text:span></text:p>
      <text:p text:style-name="Textbody"><text:span text:style-name="T147">Для моего варианта эвристическая оценка для каждой вершины задается во входных данных. Начинаем проход по графу с начальной заданной вершины. Помечаем рассматриваемую вершину посещенной. Для смежных вершин определяем сумму веса от начальной вершины до текущей. Ищем вершину с минимальной суммой веса от начальной вершины до текущей и<text:s/></text:span><text:span text:style-name="T148">эвристической оценки и определяем ее как следующую рассматриваемую вершину, при этом сохранив в качестве ссылки начальную вершину в ребре, содержащем конечную вершину – нашу следующую рассматриваемую. Алгоритм прекратится в случае равенства текущей рассматриваемой вершины и конечной заданной.</text:span></text:p>
      <text:p text:style-name="Textbody"><text:span text:style-name="T149">Сложность по времени</text:span><text:span text:style-name="T150"><text:s/>в лучшем случае -<text:s/></text:span><text:span text:style-name="T151">O</text:span><text:span text:style-name="T152">(</text:span><text:span text:style-name="T153">N</text:span><text:span text:style-name="T154">+</text:span><text:span text:style-name="T155">M</text:span><text:span text:style-name="T156">).</text:span></text:p>
      <text:p text:style-name="Textbody"><text:span text:style-name="T157">Случай, когда мы имеем наиболее подходящую эвристическую функцию, с помощью которой мы выбираем вершины, которые находятся в направлении конечной вершины с доступностью к ней. Для графа с<text:s/></text:span><text:span text:style-name="T158">M</text:span><text:span text:style-name="T159"><text:s/></text:span><text:span text:style-name="T160">вершинами и<text:s/></text:span><text:span text:style-name="T161">N</text:span><text:span text:style-name="T162"><text:s/>ребрами<text:s/></text:span><text:span text:style-name="T163">O</text:span><text:span text:style-name="T164">(</text:span><text:span text:style-name="T165">N</text:span><text:span text:style-name="T166">+</text:span><text:span text:style-name="T167">M</text:span><text:span text:style-name="T168">)</text:span><text:span text:style-name="T169">.</text:span></text:p>
      <text:p text:style-name="P170">Сложность по времени в худшем случае - О(N^2).</text:p>
      <text:p text:style-name="P171">В худшем случае,<text:s/>когда мы имеем плохую эвристическую функцию,<text:s/>алгоритм будет определять путь в последний момент, при этом он будет проходить по всем возможным путям. Значит, сложность по времени будет расти экспоненциально в сравнении с длиной оптимального пути.<text:s/>Сложность алгоритма будет сравнима с алгоритмом Дейкстры и возрастёт до О(N^2).</text:p>
      <text:p text:style-name="Textbody"><text:span text:style-name="T172">Сложность по памяти в лучшем<text:s/></text:span><text:span text:style-name="T173">и худшем<text:s/></text:span><text:span text:style-name="T174">случае —<text:s/></text:span><text:span text:style-name="T175">O</text:span><text:span text:style-name="T176">(</text:span><text:span text:style-name="T177">2*</text:span><text:span text:style-name="T178">N</text:span><text:span text:style-name="T179">+</text:span><text:span text:style-name="T180">M</text:span><text:span text:style-name="T181">).</text:span><text:span text:style-name="T182"><text:s/></text:span></text:p>
      <text:p text:style-name="Textbody"><text:span text:style-name="T183">Для хранения графа используется список ребер и список вершин. Однако в структуре вершины хранится предыдущая. Случай, когда будет хранится путь от начала до конца, поэтому<text:s/></text:span><text:span text:style-name="T184">O</text:span><text:span text:style-name="T185">(</text:span><text:span text:style-name="T186">2*</text:span><text:span text:style-name="T187">N</text:span><text:span text:style-name="T188">+</text:span><text:span text:style-name="T189">M</text:span><text:span text:style-name="T190">).</text:span></text:p>
      <text:p text:style-name="P191">Описание функций и структур данных.</text:p>
      <text:p text:style-name="P192">Жадный алгоритм</text:p>
      <text:list text:style-name="LFO2" text:continue-numbering="true">
        <text:list-item>
          <text:p text:style-name="P193"><text:span text:style-name="T194">Структура<text:s/></text:span><text:span text:style-name="T195">Point</text:span><text:span text:style-name="T196"><text:s/>содержит название вершины</text:span><text:span text:style-name="T197"><text:s/></text:span><text:span text:style-name="T198">ver</text:span><text:span text:style-name="T199"><text:s/></text:span><text:span text:style-name="T200">и<text:s/></text:span><text:span text:style-name="T201">isVisited</text:span><text:span text:style-name="T202">,</text:span><text:span text:style-name="T203"><text:s/>определяющий, посещена ли вершина или нет.</text:span></text:p>
        </text:list-item>
        <text:list-item>
          <text:p text:style-name="P204"><text:span text:style-name="T205">Структура<text:s/></text:span><text:span text:style-name="T206">Edge</text:span><text:span text:style-name="T207"><text:s/>содержит название начальной и конечной вершин</text:span><text:span text:style-name="T208"><text:s/></text:span><text:span text:style-name="T209">initVer</text:span><text:span text:style-name="T210"><text:s/></text:span><text:span text:style-name="T211">и<text:s/></text:span><text:span text:style-name="T212">finVer</text:span><text:span text:style-name="T213">,<text:s/></text:span><text:span text:style-name="T214"><text:s/>вес ребра<text:s/></text:span><text:span text:style-name="T215">weightVer</text:span><text:span text:style-name="T216">.</text:span></text:p>
        </text:list-item>
        <text:list-item>
          <text:p text:style-name="P217">Функция<text:s/>compForSort</text:p>
        </text:list-item>
      </text:list>
      <text:p text:style-name="Textbody"><text:span text:style-name="T218">Сигнатура</text:span><text:span text:style-name="T219">:<text:s/></text:span><text:span text:style-name="T220">bool compForSort (const Edge&amp; first, const Edge&amp; second)</text:span></text:p>
      <text:p text:style-name="Textbody"><text:span text:style-name="T221">Назначение:<text:s/></text:span><text:span text:style-name="T222">предназначена для сортировки ребер.</text:span></text:p>
      <text:p text:style-name="Textbody"><text:span text:style-name="T223">Описание аргументов:<text:s/></text:span><text:span text:style-name="T224">first</text:span><text:span text:style-name="T225"><text:s/>: const Edge</text:span><text:span text:style-name="T226"><text:s/></text:span><text:span text:style-name="T227">и<text:s/></text:span><text:span text:style-name="T228">second</text:span><text:span text:style-name="T229"><text:s/>: const Edge<text:s/></text:span><text:span text:style-name="T230"><text:s/>- ребра для сравнения.</text:span></text:p>
      <text:p text:style-name="Textbody"><text:span text:style-name="T231">Возвращаемое значение:<text:s/></text:span><text:span text:style-name="T232">true</text:span><text:span text:style-name="T233"><text:s/>–<text:s/></text:span><text:span text:style-name="T234">если первое ребро остается на первом месте, иначе второе ребро является первым.</text:span></text:p>
      <text:list text:style-name="LFO2" text:continue-numbering="true">
        <text:list-item>
          <text:p text:style-name="P235"><text:span text:style-name="T236">Класс<text:s/></text:span><text:span text:style-name="T237">PathSearching</text:span><text:span text:style-name="T238"><text:s/>содержит поля<text:s/></text:span><text:span text:style-name="T239">initDestVer</text:span><text:span text:style-name="T240">,<text:s/></text:span><text:span text:style-name="T241">finDestVer</text:span><text:span text:style-name="T242">, хранящие начальную и конечную заданные вершины</text:span><text:span text:style-name="T243">,<text:s/></text:span><text:span text:style-name="T244">string</text:span><text:span text:style-name="T245"><text:s/></text:span><text:span text:style-name="T246">answer</text:span><text:span text:style-name="T247">, который используется для хранения решения задачи. list&lt;</text:span><text:span text:style-name="T248">Edge</text:span><text:span text:style-name="T249">&gt; listOfEdge и<text:s/></text:span><text:span text:style-name="T250">list</text:span><text:span text:style-name="T251">&lt;</text:span><text:span text:style-name="T252">Point</text:span><text:span text:style-name="T253">*&gt;<text:s/></text:span><text:span text:style-name="T254">listOfVer</text:span><text:span text:style-name="T255"><text:s/></text:span><text:span text:style-name="T256">и</text:span><text:span text:style-name="T257">спользуются в качестве списков ребер и вершин</text:span><text:span text:style-name="T258">.<text:s/></text:span></text:p>
        </text:list-item>
      </text:list>
      <text:p text:style-name="P259"><text:span text:style-name="T260">Методы</text:span><text:span text:style-name="T261"><text:s/></text:span><text:span text:style-name="T262">класса</text:span><text:span text:style-name="T263"><text:s/></text:span><text:span text:style-name="T264">PathSearching</text:span><text:span text:style-name="T265">:</text:span></text:p>
      <text:p text:style-name="P266">5.<text:tab/>readEdgeAndVer<text:s/></text:p>
      <text:p text:style-name="Textbody"><text:span text:style-name="T267">Сигнатура</text:span><text:span text:style-name="T268">:<text:s/></text:span><text:span text:style-name="T269">void readEdgeAndVer()</text:span></text:p>
      <text:p text:style-name="P270">Назначение:<text:s/>ввод ребер и формирование списков вершин и ребер.</text:p>
      <text:p text:style-name="P271">Описание аргументов:<text:s/>-</text:p>
      <text:p text:style-name="P272">Возвращаемое значение: -</text:p>
      <text:p text:style-name="P273">4.<text:tab/>showAnswer<text:s/></text:p>
      <text:p text:style-name="P274">Сигнатура: void showAnswer()<text:s/></text:p>
      <text:p text:style-name="P275">Назначение: выводит результат работы алгоритма.<text:s/></text:p>
      <text:p text:style-name="P276">Описание аргументов:<text:s/>-</text:p>
      <text:p text:style-name="Textbody"><text:span text:style-name="T277">Возвращаемое</text:span><text:span text:style-name="T278"><text:s/></text:span><text:span text:style-name="T279">значение</text:span><text:span text:style-name="T280">: -</text:span></text:p>
      <text:p text:style-name="Textbody"><text:span text:style-name="T281">5.</text:span><text:span text:style-name="T282"><text:tab/></text:span><text:span text:style-name="T283">showListOfEdge</text:span></text:p>
      <text:p text:style-name="Textbody"><text:span text:style-name="T284">Сигнатура</text:span><text:span text:style-name="T285">:<text:s/></text:span><text:span text:style-name="T286">void</text:span><text:span text:style-name="T287"><text:s/></text:span><text:span text:style-name="T288">showListOfEdge</text:span><text:span text:style-name="T289">()<text:s/></text:span></text:p>
      <text:p text:style-name="P290">Назначение:<text:s/>выводит отсортированный список ребер.</text:p>
      <text:p text:style-name="P291">Описание аргументов:<text:s/>-</text:p>
      <text:p text:style-name="P292">Возвращаемое значение:<text:s/>-</text:p>
      <text:p text:style-name="P293">6.<text:tab/>findVer</text:p>
      <text:p text:style-name="Textbody"><text:span text:style-name="T294">Сигнатура</text:span><text:span text:style-name="T295">:<text:s/></text:span><text:span text:style-name="T296">Point* findVer(Vertical vertical)</text:span></text:p>
      <text:p text:style-name="P297">Назначение:<text:s/>возвращает экземпляр структуры вершины по названию вершины.</text:p>
      <text:p text:style-name="Textbody"><text:span text:style-name="T298">Описание аргументов:<text:s/></text:span><text:span text:style-name="T299">vertical</text:span><text:span text:style-name="T300"><text:s/>:<text:s/></text:span><text:span text:style-name="T301">Vertical</text:span><text:span text:style-name="T302"><text:s/></text:span><text:span text:style-name="T303">– название вершины</text:span></text:p>
      <text:p text:style-name="Textbody"><text:span text:style-name="T304">Возвращаемое значение:<text:s/></text:span><text:span text:style-name="T305">Point</text:span><text:span text:style-name="T306">*</text:span><text:span text:style-name="T307"><text:s/>- экземпляр стуктуры вершины.</text:span></text:p>
      <text:p text:style-name="P308">7.<text:tab/>doGreedyAlgoritm</text:p>
      <text:p text:style-name="Textbody"><text:span text:style-name="T309">Сигнатура</text:span><text:span text:style-name="T310">:<text:s/></text:span><text:span text:style-name="T311">void doGreedyAlgoritm()</text:span></text:p>
      <text:p text:style-name="Textbody"><text:span text:style-name="T312">Назначение: выполняет построение пути с помощью жадного алгоритма.</text:span></text:p>
      <text:p text:style-name="P313">Описание аргументов:<text:s/>-</text:p>
      <text:p text:style-name="P314">Возвращаемое значение:<text:s/>-</text:p>
      <text:p text:style-name="P315">Алгоритм А*</text:p>
      <text:list text:style-name="LFO3" text:continue-numbering="true">
        <text:list-item>
          <text:p text:style-name="P316"><text:span text:style-name="T317">Структура<text:s/></text:span><text:span text:style-name="T318">Point</text:span><text:span text:style-name="T319"><text:s/>содержит название вершины</text:span><text:span text:style-name="T320"><text:s/></text:span><text:span text:style-name="T321">ver</text:span><text:span text:style-name="T322"><text:s/></text:span><text:span text:style-name="T323">и<text:s/></text:span><text:span text:style-name="T324">isVisited</text:span><text:span text:style-name="T325">, определяющий, посещена ли вершина или нет.<text:s/></text:span><text:span text:style-name="T326">Wei</text:span><text:span text:style-name="T327">,<text:s/></text:span><text:span text:style-name="T328">heurEst</text:span><text:span text:style-name="T329"><text:s/>-<text:s/></text:span><text:span text:style-name="T330">эвристическая оценка и вес от начальной вершины до текущей</text:span><text:span text:style-name="T331">,<text:s/></text:span><text:span text:style-name="T332">parent -<text:s/></text:span><text:span text:style-name="T333">начальная вершина в ребре</text:span><text:span text:style-name="T334">.</text:span></text:p>
        </text:list-item>
        <text:list-item>
          <text:p text:style-name="P335"><text:span text:style-name="T336">Структура<text:s/></text:span><text:span text:style-name="T337">Edge</text:span><text:span text:style-name="T338"><text:s/>содержит название начальной и конечной вершин</text:span><text:span text:style-name="T339"><text:s/></text:span><text:span text:style-name="T340">initVer</text:span><text:span text:style-name="T341"><text:s/></text:span><text:span text:style-name="T342">и<text:s/></text:span><text:span text:style-name="T343">finVer</text:span><text:span text:style-name="T344">,<text:s/></text:span><text:span text:style-name="T345"><text:s/>вес ребра<text:s/></text:span><text:span text:style-name="T346">weightVer</text:span><text:span text:style-name="T347">.</text:span></text:p>
        </text:list-item>
        <text:list-item>
          <text:p text:style-name="P348"><text:span text:style-name="T349">Класс<text:s/></text:span><text:span text:style-name="T350">PathSearching</text:span><text:span text:style-name="T351"><text:s/>содержит поля<text:s/></text:span><text:span text:style-name="T352">initDestVer</text:span><text:span text:style-name="T353">,<text:s/></text:span><text:span text:style-name="T354">finDestVer</text:span><text:span text:style-name="T355">, хранящие начальную и конечную заданные вершины</text:span><text:span text:style-name="T356">, list&lt;</text:span><text:span text:style-name="T357">Edge</text:span><text:span text:style-name="T358">&gt; listOfEdge и<text:s/></text:span><text:span text:style-name="T359">list</text:span><text:span text:style-name="T360">&lt;</text:span><text:span text:style-name="T361">Point</text:span><text:span text:style-name="T362">*&gt;<text:s/></text:span><text:span text:style-name="T363">listOfVer</text:span><text:span text:style-name="T364"><text:s/></text:span><text:span text:style-name="T365">и</text:span><text:span text:style-name="T366">спользуются в качестве списков ребер и вершин</text:span><text:span text:style-name="T367">.<text:s/></text:span></text:p>
        </text:list-item>
      </text:list>
      <text:p text:style-name="P368"><text:span text:style-name="T369">Методы</text:span><text:span text:style-name="T370"><text:s/></text:span><text:span text:style-name="T371">класса</text:span><text:span text:style-name="T372"><text:s/></text:span><text:span text:style-name="T373">PathSearching</text:span><text:span text:style-name="T374">:</text:span></text:p>
      <text:p text:style-name="P375">5.<text:tab/>readEdgeAndVer<text:s/></text:p>
      <text:p text:style-name="Textbody"><text:span text:style-name="T376">Сигнатура</text:span><text:span text:style-name="T377">:<text:s/></text:span><text:span text:style-name="T378">void readEdgeAndVer()</text:span></text:p>
      <text:p text:style-name="P379">Назначение:<text:s/>ввод ребер и формирование списков вершин и ребер. Ввод эвристической функции для каждой вершины.</text:p>
      <text:p text:style-name="P380">Описание аргументов:<text:s/>-</text:p>
      <text:p text:style-name="P381">Возвращаемое значение: -</text:p>
      <text:p text:style-name="P382">4.<text:tab/>showAnswer<text:s/></text:p>
      <text:p text:style-name="P383">Сигнатура: void showAnswer()<text:s/></text:p>
      <text:p text:style-name="P384">Назначение: выводит результат работы алгоритма.<text:s/></text:p>
      <text:p text:style-name="P385">Описание аргументов:<text:s/>-</text:p>
      <text:p text:style-name="P386">Возвращаемое<text:s/>значение: -</text:p>
      <text:list text:style-name="LFO2" text:continue-numbering="true">
        <text:list-item>
          <text:p text:style-name="P387">showListOfNotVisitedVerAndHeur</text:p>
        </text:list-item>
      </text:list>
      <text:p text:style-name="P388">Сигнатура: void showListOfNotVisitedVerAndHeur()</text:p>
      <text:p text:style-name="P389">Назначение:<text:s/>выводит список<text:s/>непосещенных вершин и ее характеристик.</text:p>
      <text:p text:style-name="P390">Описание аргументов:<text:s/>-</text:p>
      <text:p text:style-name="P391">Возвращаемое<text:s/>значение: -</text:p>
      <text:list text:style-name="LFO2" text:continue-numbering="true">
        <text:list-item>
          <text:p text:style-name="P392"><text:span text:style-name="T393">showListOfEdge</text:span></text:p>
        </text:list-item>
      </text:list>
      <text:p text:style-name="Textbody"><text:span text:style-name="T394">Сигнатура</text:span><text:span text:style-name="T395">:<text:s/></text:span><text:span text:style-name="T396">void</text:span><text:span text:style-name="T397"><text:s/></text:span><text:span text:style-name="T398">showListOfEdge</text:span><text:span text:style-name="T399">()<text:s/></text:span></text:p>
      <text:p text:style-name="P400">Назначение:<text:s/>выводит отсортированный список ребер.</text:p>
      <text:p text:style-name="P401">Описание аргументов:<text:s/>-</text:p>
      <text:p text:style-name="P402">Возвращаемое значение:<text:s/>-</text:p>
      <text:list text:style-name="LFO2" text:continue-numbering="true">
        <text:list-item>
          <text:p text:style-name="P403">findVer</text:p>
        </text:list-item>
      </text:list>
      <text:p text:style-name="Textbody"><text:span text:style-name="T404">Сигнатура</text:span><text:span text:style-name="T405">:<text:s/></text:span><text:span text:style-name="T406">Point</text:span><text:span text:style-name="T407">*<text:s/></text:span><text:span text:style-name="T408">findVer</text:span><text:span text:style-name="T409">(</text:span><text:span text:style-name="T410">Vertical</text:span><text:span text:style-name="T411"><text:s/></text:span><text:span text:style-name="T412">vertical</text:span><text:span text:style-name="T413">)</text:span></text:p>
      <text:p text:style-name="P414">Назначение:<text:s/>возвращает экземпляр структуры вершины по названию вершины.</text:p>
      <text:p text:style-name="Textbody"><text:span text:style-name="T415">Описание аргументов:<text:s/></text:span><text:span text:style-name="T416">vertical</text:span><text:span text:style-name="T417"><text:s/>:<text:s/></text:span><text:span text:style-name="T418">Vertical</text:span><text:span text:style-name="T419"><text:s/></text:span><text:span text:style-name="T420">– название вершины</text:span></text:p>
      <text:p text:style-name="Textbody"><text:span text:style-name="T421">Возвращаемое значение:<text:s/></text:span><text:span text:style-name="T422">Point</text:span><text:span text:style-name="T423">*</text:span><text:span text:style-name="T424"><text:s/>- экземпляр стуктуры вершины.</text:span></text:p>
      <text:list text:style-name="LFO2" text:continue-numbering="true">
        <text:list-item>
          <text:p text:style-name="P425">defineWeightAndHeur<text:s/></text:p>
        </text:list-item>
      </text:list>
      <text:p text:style-name="Textbody"><text:span text:style-name="T426">Сигнатура</text:span><text:span text:style-name="T427">:</text:span><text:span text:style-name="T428"><text:s/></text:span><text:span text:style-name="T429">void defineWeightAndHeur(Point* currentPoint)</text:span></text:p>
      <text:p text:style-name="P430">Назначение:<text:s/>определяет эвристическую оценку<text:s/>и вес от начальной вершины до текущей для смежных вершин. В моем варианте определяется только вес.</text:p>
      <text:p text:style-name="Textbody"><text:span text:style-name="T431">Описание аргументов:<text:s/></text:span><text:span text:style-name="T432">currentPoint</text:span><text:span text:style-name="T433"><text:s/>:<text:s/></text:span><text:span text:style-name="T434">Point</text:span><text:span text:style-name="T435">*</text:span><text:span text:style-name="T436"><text:s/></text:span><text:span text:style-name="T437">–<text:s/></text:span><text:span text:style-name="T438">текущая<text:s/></text:span><text:span text:style-name="T439">рассматриваемая вершина.</text:span></text:p>
      <text:p text:style-name="P440">Возвращаемое значение:<text:s/>-</text:p>
      <text:list text:style-name="LFO2" text:continue-numbering="true">
        <text:list-item>
          <text:p text:style-name="P441">findNextVertical</text:p>
        </text:list-item>
      </text:list>
      <text:p text:style-name="Textbody"><text:span text:style-name="T442">Сигнатура</text:span><text:span text:style-name="T443">:</text:span><text:span text:style-name="T444"><text:s/></text:span><text:span text:style-name="T445">Point* findNextVertical()</text:span></text:p>
      <text:p text:style-name="P446">Назначение:<text:s/>ищет<text:s/>следующую вершину<text:s/>с наименьшими характеристиками</text:p>
      <text:p text:style-name="Textbody"><text:span text:style-name="T447">Описание аргументов:<text:s/></text:span><text:span text:style-name="T448">-</text:span></text:p>
      <text:p text:style-name="Textbody"><text:span text:style-name="T449">Возвращаемое значение:</text:span><text:span text:style-name="T450"><text:s/></text:span><text:span text:style-name="T451">Point</text:span><text:span text:style-name="T452">*</text:span><text:span text:style-name="T453"><text:s/>- экземляр структуры следующей рассматриваемой вершины.</text:span></text:p>
      <text:list text:style-name="LFO2" text:continue-numbering="true">
        <text:list-item>
          <text:p text:style-name="P454">defineNextCurrentVer</text:p>
        </text:list-item>
      </text:list>
      <text:p text:style-name="Textbody"><text:span text:style-name="T455">Сигнатура</text:span><text:span text:style-name="T456">:</text:span><text:span text:style-name="T457"><text:s/></text:span><text:span text:style-name="T458">Point* defineNextCurrentVer(Point* min)</text:span></text:p>
      <text:p text:style-name="Textbody"><text:span text:style-name="T459">Назначение:</text:span><text:span text:style-name="T460"><text:s/></text:span><text:span text:style-name="T461">определ</text:span><text:span text:style-name="T462">яет</text:span><text:span text:style-name="T463"><text:s/>следующую рассматриваемую вершину.</text:span></text:p>
      <text:p text:style-name="Textbody"><text:span text:style-name="T464">Описание аргументов:<text:s/></text:span><text:span text:style-name="T465">min</text:span><text:span text:style-name="T466"><text:s/>:<text:s/></text:span><text:span text:style-name="T467">Point</text:span><text:span text:style-name="T468">*</text:span><text:span text:style-name="T469"><text:s/></text:span><text:span text:style-name="T470">–<text:s/></text:span><text:span text:style-name="T471">следующая</text:span><text:span text:style-name="T472"><text:s/></text:span><text:span text:style-name="T473">рассматриваемая вершина.</text:span></text:p>
      <text:p text:style-name="Textbody"><text:span text:style-name="T474">Возвращаемое значение:<text:s/></text:span><text:span text:style-name="T475">Point</text:span><text:span text:style-name="T476">*</text:span><text:span text:style-name="T477">-</text:span><text:span text:style-name="T478">экземпляр структуры следующей рассматриваемой вершины.</text:span></text:p>
      <text:list text:style-name="LFO2" text:continue-numbering="true">
        <text:list-item>
          <text:p text:style-name="P479">doAlgoritmA</text:p>
        </text:list-item>
      </text:list>
      <text:p text:style-name="Textbody"><text:span text:style-name="T480">Сигнатура</text:span><text:span text:style-name="T481">:<text:s/></text:span><text:span text:style-name="T482">void doAlgoritmA()</text:span></text:p>
      <text:p text:style-name="P483">Назначение:<text:s/>выполняет<text:s/>построение кратчайшего пути с помощью метода А*.</text:p>
      <text:p text:style-name="P484">Возвращаемое значение:<text:s/>-</text:p>
      <text:p text:style-name="P485"/>
      <text:p text:style-name="P486">Тестирование</text:p>
      <text:p text:style-name="Textbody"><text:span text:style-name="T487">Тестирование жадного алгоритма.</text:span></text:p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Входные данные</text:p>
          </table:table-cell>
          <table:table-cell table:style-name="TableCell494">
            <text:p text:style-name="P495">Выходные данные</text:p>
          </table:table-cell>
        </table:table-row>
        <table:table-row table:style-name="TableRow496">
          <table:table-cell table:style-name="TableCell497">
            <text:p text:style-name="P498">g j</text:p>
            <text:p text:style-name="P499">a b 1</text:p>
            <text:p text:style-name="P500">a f 3</text:p>
            <text:p text:style-name="P501">b c 5</text:p>
            <text:p text:style-name="P502">b g 3</text:p>
            <text:p text:style-name="P503">f g 4</text:p>
            <text:p text:style-name="P504">c d 6</text:p>
            <text:p text:style-name="P505">d m 1</text:p>
            <text:p text:style-name="P506">g e 4</text:p>
            <text:p text:style-name="P507">e h 1</text:p>
            <text:p text:style-name="P508">e n 1</text:p>
            <text:p text:style-name="P509">n m 2</text:p>
            <text:p text:style-name="P510">g i 5</text:p>
            <text:p text:style-name="P511">i j 6</text:p>
            <text:p text:style-name="P512">i k 1</text:p>
            <text:p text:style-name="P513">j l 5</text:p>
            <text:p text:style-name="P514">m j 3</text:p>
          </table:table-cell>
          <table:table-cell table:style-name="TableCell515">
            <text:p text:style-name="P516">Хотите считать данные из файла или ввести самостоятельно?(1/2)</text:p>
            <text:p text:style-name="P517">1</text:p>
            <text:p text:style-name="P518">Отсортированный список ребер</text:p>
            <text:p text:style-name="P519">a b 1</text:p>
            <text:p text:style-name="P520">a f 3</text:p>
            <text:p text:style-name="P521">b g 3</text:p>
            <text:p text:style-name="P522">b c 5</text:p>
            <text:p text:style-name="P523">c d 6</text:p>
            <text:p text:style-name="P524">d m 1</text:p>
            <text:p text:style-name="P525">e h 1</text:p>
            <text:p text:style-name="P526">e n 1</text:p>
            <text:p text:style-name="P527">f g 4</text:p>
            <text:p text:style-name="P528">g e 4</text:p>
            <text:p text:style-name="P529">g i 5</text:p>
            <text:p text:style-name="P530">i k 1</text:p>
            <text:p text:style-name="P531">i j 6</text:p>
            <text:p text:style-name="P532">j l 5</text:p>
            <text:p text:style-name="P533">m j 3</text:p>
            <text:p text:style-name="P534">n m 2</text:p>
            <text:p text:style-name="P535">Рассматриваемая вершина g</text:p>
            <text:p text:style-name="P536">Следующая вершина, выбранная по минимальному весу ребра e</text:p>
            <text:p text:style-name="P537">Рассматриваемая вершина e</text:p>
            <text:p text:style-name="P538">Следующая вершина, выбранная по минимальному весу ребра h</text:p>
            <text:p text:style-name="P539">Рассматриваемая вершина h</text:p>
            <text:p text:style-name="P540">Следующая вершина не найдена, переходим к предыдущей e</text:p>
            <text:p text:style-name="P541">Рассматриваемая вершина e</text:p>
            <text:p text:style-name="P542">Следующая вершина, выбранная по минимальному весу ребра n</text:p>
            <text:p text:style-name="P543">Рассматриваемая вершина n</text:p>
            <text:p text:style-name="P544">Следующая вершина, выбранная по минимальному весу ребра m</text:p>
            <text:p text:style-name="P545">Рассматриваемая вершина m</text:p>
            <text:p text:style-name="P546">Следующая вершина, выбранная по минимальному весу ребра j</text:p>
            <text:p text:style-name="P547">Результат работы алгоритма:</text:p>
            <text:p text:style-name="P548">genmj</text:p>
            <text:p text:style-name="P549">Хотите продолжить?(y/n)</text:p>
            <text:p text:style-name="P550">n</text:p>
          </table:table-cell>
        </table:table-row>
        <table:table-row table:style-name="TableRow551">
          <table:table-cell table:style-name="TableCell552">
            <text:p text:style-name="P553">a<text:s/>e</text:p>
            <text:p text:style-name="P554">a<text:s/>b<text:s/>3.0</text:p>
            <text:p text:style-name="P555">b<text:s/>c<text:s/>1.0</text:p>
            <text:p text:style-name="P556">c<text:s/>d<text:s/>1.0</text:p>
            <text:p text:style-name="P557">a<text:s/>d<text:s/>5.0</text:p>
            <text:p text:style-name="P558">d e 1.0</text:p>
          </table:table-cell>
          <table:table-cell table:style-name="TableCell559">
            <text:p text:style-name="P560">Хотите считать данные из файла или ввести самостоятельно?(1/2)</text:p>
            <text:p text:style-name="P561">2</text:p>
            <text:p text:style-name="P562">Введите начальную и конечную вершину</text:p>
            <text:p text:style-name="P563">a e</text:p>
            <text:p text:style-name="P564">Введите ребра и вес</text:p>
            <text:p text:style-name="P565">a b 3.0</text:p>
            <text:p text:style-name="P566">b c 1.0</text:p>
            <text:p text:style-name="P567">c d 1.0</text:p>
            <text:p text:style-name="P568">a d 5.0</text:p>
            <text:p text:style-name="P569">d e 1.0</text:p>
            <text:p text:style-name="P570">Отсортированный список ребер</text:p>
            <text:p text:style-name="P571">a b 3</text:p>
            <text:p text:style-name="P572">a d 5</text:p>
            <text:p text:style-name="P573">b c 1</text:p>
            <text:p text:style-name="P574">c d 1</text:p>
            <text:p text:style-name="P575">d e 1</text:p>
            <text:p text:style-name="P576">Рассматриваемая вершина a</text:p>
            <text:p text:style-name="P577">Следующая вершина, выбранная по минимальному весу ребра b</text:p>
            <text:p text:style-name="P578">Рассматриваемая вершина b</text:p>
            <text:p text:style-name="P579">Следующая вершина, выбранная по минимальному весу ребра c</text:p>
            <text:p text:style-name="P580">Рассматриваемая вершина c</text:p>
            <text:p text:style-name="P581">Следующая вершина, выбранная по минимальному весу ребра d</text:p>
            <text:p text:style-name="P582">Рассматриваемая вершина d</text:p>
            <text:p text:style-name="P583">Следующая вершина, выбранная по минимальному весу ребра e</text:p>
            <text:p text:style-name="P584">Результат работы алгоритма:</text:p>
            <text:p text:style-name="P585">abcde</text:p>
            <text:p text:style-name="P586">Хотите продолжить?(y/n)</text:p>
            <text:p text:style-name="P587">n</text:p>
          </table:table-cell>
        </table:table-row>
        <table:table-row table:style-name="TableRow588">
          <table:table-cell table:style-name="TableCell589">
            <text:p text:style-name="P590">a b</text:p>
            <text:p text:style-name="P591">a b 1.0</text:p>
            <text:p text:style-name="P592">a c 1.0 <text:s text:c="3"/></text:p>
          </table:table-cell>
          <table:table-cell table:style-name="TableCell593">
            <text:p text:style-name="P594">Хотите считать данные из файла или ввести самостоятельно?(1/2)</text:p>
            <text:p text:style-name="P595">2</text:p>
            <text:p text:style-name="P596">Введите начальную и конечную вершину</text:p>
            <text:p text:style-name="TableContents"><text:span text:style-name="T597">a</text:span><text:span text:style-name="T598"><text:s/></text:span><text:span text:style-name="T599">b</text:span></text:p>
            <text:p text:style-name="P600">Введите ребра и вес</text:p>
            <text:p text:style-name="TableContents"><text:span text:style-name="T601">a</text:span><text:span text:style-name="T602"><text:s/></text:span><text:span text:style-name="T603">b</text:span><text:span text:style-name="T604"><text:s/>1</text:span></text:p>
            <text:p text:style-name="TableContents"><text:span text:style-name="T605">a</text:span><text:span text:style-name="T606"><text:s/></text:span><text:span text:style-name="T607">c</text:span><text:span text:style-name="T608"><text:s/>1</text:span></text:p>
            <text:p text:style-name="P609">Отсортированный список ребер</text:p>
            <text:p text:style-name="TableContents"><text:span text:style-name="T610">a</text:span><text:span text:style-name="T611"><text:s/></text:span><text:span text:style-name="T612">b</text:span><text:span text:style-name="T613"><text:s/>1</text:span></text:p>
            <text:p text:style-name="TableContents"><text:span text:style-name="T614">a</text:span><text:span text:style-name="T615"><text:s/></text:span><text:span text:style-name="T616">c</text:span><text:span text:style-name="T617"><text:s/>1</text:span></text:p>
            <text:p text:style-name="TableContents"><text:span text:style-name="T618">Рассматриваемая вершина<text:s/></text:span><text:span text:style-name="T619">a</text:span></text:p>
            <text:p text:style-name="TableContents"><text:span text:style-name="T620">Следующая вершина, выбранная по минимальному весу ребра<text:s/></text:span><text:span text:style-name="T621">b</text:span></text:p>
            <text:p text:style-name="P622">Результат работы алгоритма:</text:p>
            <text:p text:style-name="TableContents"><text:span text:style-name="T623">ab</text:span></text:p>
            <text:p text:style-name="TableContents"><text:span text:style-name="T624">Хотите продолжить?(</text:span><text:span text:style-name="T625">y</text:span><text:span text:style-name="T626">/</text:span><text:span text:style-name="T627">n</text:span><text:span text:style-name="T628">)</text:span></text:p>
            <text:p text:style-name="P629">n</text:p>
          </table:table-cell>
        </table:table-row>
        <table:table-row table:style-name="TableRow630">
          <table:table-cell table:style-name="TableCell631">
            <text:p text:style-name="P632">a j</text:p>
            <text:p text:style-name="P633">a b 1</text:p>
            <text:p text:style-name="P634">b c 1</text:p>
            <text:p text:style-name="P635">c d 1</text:p>
            <text:p text:style-name="P636">d e 1</text:p>
            <text:p text:style-name="P637">e j 1</text:p>
            <text:p text:style-name="P638">a f 1</text:p>
            <text:p text:style-name="P639">f g 1</text:p>
            <text:p text:style-name="P640">g h 1</text:p>
            <text:p text:style-name="P641">h i 1</text:p>
            <text:p text:style-name="TableContents"><text:span text:style-name="T642">i</text:span><text:span text:style-name="T643"><text:s/></text:span><text:span text:style-name="T644">j</text:span><text:span text:style-name="T645"><text:s/>1</text:span></text:p>
          </table:table-cell>
          <table:table-cell table:style-name="TableCell646">
            <text:p text:style-name="P647">Хотите считать данные из файла или ввести самостоятельно?(1/2)</text:p>
            <text:p text:style-name="P648">2</text:p>
            <text:p text:style-name="P649">Введите начальную и конечную вершину</text:p>
            <text:p text:style-name="TableContents"><text:span text:style-name="T650">a</text:span><text:span text:style-name="T651"><text:s/></text:span><text:span text:style-name="T652">j</text:span></text:p>
            <text:p text:style-name="P653">Введите ребра и вес</text:p>
            <text:p text:style-name="TableContents"><text:span text:style-name="T654">a</text:span><text:span text:style-name="T655"><text:s/></text:span><text:span text:style-name="T656">b</text:span><text:span text:style-name="T657"><text:s/>1</text:span></text:p>
            <text:p text:style-name="P658">b c 1</text:p>
            <text:p text:style-name="P659">c d 1</text:p>
            <text:p text:style-name="P660">d e 1</text:p>
            <text:p text:style-name="P661">e j 1</text:p>
            <text:p text:style-name="P662">a f 1</text:p>
            <text:p text:style-name="TableContents"><text:span text:style-name="T663">f</text:span><text:span text:style-name="T664"><text:s/></text:span><text:span text:style-name="T665">g</text:span><text:span text:style-name="T666"><text:s/>1</text:span></text:p>
            <text:p text:style-name="TableContents"><text:span text:style-name="T667">g</text:span><text:span text:style-name="T668"><text:s/></text:span><text:span text:style-name="T669">h</text:span><text:span text:style-name="T670"><text:s/>1</text:span></text:p>
            <text:p text:style-name="TableContents"><text:span text:style-name="T671">h</text:span><text:span text:style-name="T672"><text:s/></text:span><text:span text:style-name="T673">i</text:span><text:span text:style-name="T674"><text:s/>1</text:span></text:p>
            <text:p text:style-name="TableContents"><text:span text:style-name="T675">i</text:span><text:span text:style-name="T676"><text:s/></text:span><text:span text:style-name="T677">j</text:span><text:span text:style-name="T678"><text:s/>1</text:span></text:p>
            <text:p text:style-name="P679">Отсортированный список ребер</text:p>
            <text:p text:style-name="P680">a b 1</text:p>
            <text:p text:style-name="P681">a f 1</text:p>
            <text:p text:style-name="P682">b c 1</text:p>
            <text:p text:style-name="P683">c d 1</text:p>
            <text:p text:style-name="P684">d e 1</text:p>
            <text:p text:style-name="P685">e j 1</text:p>
            <text:p text:style-name="P686">f g 1</text:p>
            <text:p text:style-name="P687">g h 1</text:p>
            <text:p text:style-name="P688">h i 1</text:p>
            <text:p text:style-name="P689">i j 1</text:p>
            <text:p text:style-name="TableContents"><text:span text:style-name="T690">Рассматриваемая вершина<text:s/></text:span><text:span text:style-name="T691">a</text:span></text:p>
            <text:p text:style-name="TableContents"><text:span text:style-name="T692">Следующая вершина, выбранная по минимальному весу ребра<text:s/></text:span><text:span text:style-name="T693">b</text:span></text:p>
            <text:p text:style-name="TableContents"><text:span text:style-name="T694">Рассматриваемая вершина<text:s/></text:span><text:span text:style-name="T695">b</text:span></text:p>
            <text:p text:style-name="TableContents"><text:span text:style-name="T696">Следующая вершина, выбранная по минимальному весу ребра<text:s/></text:span><text:span text:style-name="T697">c</text:span></text:p>
            <text:p text:style-name="TableContents"><text:span text:style-name="T698">Рассматриваемая вершина<text:s/></text:span><text:span text:style-name="T699">c</text:span></text:p>
            <text:p text:style-name="TableContents"><text:span text:style-name="T700">Следующая вершина, выбранная по минимальному весу ребра<text:s/></text:span><text:span text:style-name="T701">d</text:span></text:p>
            <text:p text:style-name="TableContents"><text:span text:style-name="T702">Рассматриваемая вершина<text:s/></text:span><text:span text:style-name="T703">d</text:span></text:p>
            <text:p text:style-name="TableContents"><text:span text:style-name="T704">Следующая вершина, выбранная по минимальному весу ребра<text:s/></text:span><text:span text:style-name="T705">e</text:span></text:p>
            <text:p text:style-name="P706">Рассматриваемая вершина e</text:p>
            <text:p text:style-name="TableContents"><text:span text:style-name="T707">Следующая вершина, выбранная по минимальному весу ребра<text:s/></text:span><text:span text:style-name="T708">j</text:span></text:p>
            <text:p text:style-name="P709">Результат работы алгоритма:</text:p>
            <text:p text:style-name="TableContents"><text:span text:style-name="T710">abcdej</text:span></text:p>
            <text:p text:style-name="TableContents"><text:span text:style-name="T711">Хотите продолжить?(</text:span><text:span text:style-name="T712">y</text:span><text:span text:style-name="T713">/</text:span><text:span text:style-name="T714">n</text:span><text:span text:style-name="T715">)</text:span></text:p>
            <text:p text:style-name="P716">n</text:p>
          </table:table-cell>
        </table:table-row>
      </table:table>
      <text:p text:style-name="P717"/>
      <text:p text:style-name="P718">Тестирование алгоритма А*.</text:p>
      <table:table table:style-name="Table719">
        <table:table-columns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Входные данные</text:p>
          </table:table-cell>
          <table:table-cell table:style-name="TableCell725">
            <text:p text:style-name="P726">Выходные данные</text:p>
          </table:table-cell>
        </table:table-row>
        <table:table-row table:style-name="TableRow727">
          <table:table-cell table:style-name="TableCell728">
            <text:p text:style-name="P729">g j</text:p>
            <text:p text:style-name="P730">a b 1</text:p>
            <text:p text:style-name="P731">a f 3</text:p>
            <text:p text:style-name="P732">b c 5</text:p>
            <text:p text:style-name="P733">b g 3</text:p>
            <text:p text:style-name="P734">f g 4</text:p>
            <text:p text:style-name="P735">c d 6</text:p>
            <text:p text:style-name="P736">d m 1</text:p>
            <text:p text:style-name="P737">g e 4</text:p>
            <text:p text:style-name="P738">e h 1</text:p>
            <text:p text:style-name="P739">e n 1</text:p>
            <text:p text:style-name="P740">n m 2</text:p>
            <text:p text:style-name="P741">g i 5</text:p>
            <text:p text:style-name="P742">i j 6</text:p>
            <text:p text:style-name="P743">i k 1</text:p>
            <text:p text:style-name="P744">j l 5</text:p>
            <text:p text:style-name="P745">m j 3</text:p>
            <text:p text:style-name="P746">1</text:p>
            <text:p text:style-name="P747">2</text:p>
            <text:p text:style-name="P748">3</text:p>
            <text:p text:style-name="P749">4</text:p>
            <text:p text:style-name="P750">5</text:p>
            <text:p text:style-name="P751">6</text:p>
            <text:p text:style-name="P752">7</text:p>
            <text:p text:style-name="P753">8</text:p>
            <text:p text:style-name="P754">9</text:p>
            <text:p text:style-name="P755">10</text:p>
            <text:p text:style-name="P756">11</text:p>
            <text:p text:style-name="P757">12</text:p>
            <text:p text:style-name="P758">13</text:p>
            <text:p text:style-name="P759">14</text:p>
          </table:table-cell>
          <table:table-cell table:style-name="TableCell760">
            <text:p text:style-name="P761">Хотите считать данные из файла или ввести самостоятельно?(1/2)</text:p>
            <text:p text:style-name="P762">1</text:p>
            <text:p text:style-name="TableContents"><text:span text:style-name="T763">Рассматриваемая вершина<text:s/></text:span><text:span text:style-name="T764">g</text:span></text:p>
            <text:p text:style-name="P765">Считаем вес для смежных вершин</text:p>
            <text:p text:style-name="P766">Список непосещенных вершин:</text:p>
            <text:p text:style-name="P767">вершина эвриситическая оценка вес</text:p>
            <text:p text:style-name="P768">a 1 0</text:p>
            <text:p text:style-name="P769">b 2 0</text:p>
            <text:p text:style-name="P770">f 3 0</text:p>
            <text:p text:style-name="P771">c 4 0</text:p>
            <text:p text:style-name="P772">d 6 0</text:p>
            <text:p text:style-name="P773">m 7 0</text:p>
            <text:p text:style-name="P774">e 8 4</text:p>
            <text:p text:style-name="P775">h 9 0</text:p>
            <text:p text:style-name="P776">n 10 0</text:p>
            <text:p text:style-name="P777">i 11 5</text:p>
            <text:p text:style-name="TableContents"><text:span text:style-name="T778">j</text:span><text:span text:style-name="T779"><text:s/>12 0</text:span></text:p>
            <text:p text:style-name="TableContents"><text:span text:style-name="T780">k</text:span><text:span text:style-name="T781"><text:s/>13 0</text:span></text:p>
            <text:p text:style-name="TableContents"><text:span text:style-name="T782">l</text:span><text:span text:style-name="T783"><text:s/>14 0</text:span></text:p>
            <text:p text:style-name="P784">Конец списка.</text:p>
            <text:p text:style-name="P785">Выбранная часть пути:</text:p>
            <text:p text:style-name="TableContents"><text:span text:style-name="T786">g</text:span><text:span text:style-name="T787"><text:s/></text:span><text:span text:style-name="T788">e</text:span></text:p>
            <text:p text:style-name="TableContents"><text:span text:style-name="T789">Рассматриваемая вершина<text:s/></text:span><text:span text:style-name="T790">e</text:span></text:p>
            <text:p text:style-name="P791">Считаем вес для смежных вершин</text:p>
            <text:p text:style-name="P792">Список непосещенных вершин:</text:p>
            <text:p text:style-name="P793">вершина эвриситическая оценка вес</text:p>
            <text:p text:style-name="TableContents"><text:span text:style-name="T794">a</text:span><text:span text:style-name="T795"><text:s/>1 0</text:span></text:p>
            <text:p text:style-name="P796">b 2 0</text:p>
            <text:p text:style-name="P797">f 3 0</text:p>
            <text:p text:style-name="P798">c 4 0</text:p>
            <text:p text:style-name="P799">d 6 0</text:p>
            <text:p text:style-name="P800">m 7 0</text:p>
            <text:p text:style-name="P801">h 9 5</text:p>
            <text:p text:style-name="P802">n 10 5</text:p>
            <text:p text:style-name="P803">i 11 5</text:p>
            <text:p text:style-name="P804">j 12 0</text:p>
            <text:p text:style-name="P805">k 13 0</text:p>
            <text:p text:style-name="TableContents"><text:span text:style-name="T806">l</text:span><text:span text:style-name="T807"><text:s/>14 0</text:span></text:p>
            <text:p text:style-name="P808">Конец списка.</text:p>
            <text:p text:style-name="P809">Выбранная часть пути:</text:p>
            <text:p text:style-name="TableContents"><text:span text:style-name="T810">e</text:span><text:span text:style-name="T811"><text:s/></text:span><text:span text:style-name="T812">h</text:span></text:p>
            <text:p text:style-name="TableContents"><text:span text:style-name="T813">Рассматриваемая вершина<text:s/></text:span><text:span text:style-name="T814">h</text:span></text:p>
            <text:p text:style-name="P815">Считаем вес для смежных вершин</text:p>
            <text:p text:style-name="P816">Список непосещенных вершин:</text:p>
            <text:p text:style-name="P817">вершина эвриситическая оценка вес</text:p>
            <text:p text:style-name="P818">a 1 0</text:p>
            <text:p text:style-name="P819">b 2 0</text:p>
            <text:p text:style-name="P820">f 3 0</text:p>
            <text:p text:style-name="P821">c 4 0</text:p>
            <text:p text:style-name="P822">d 6 0</text:p>
            <text:p text:style-name="P823">m 7 0</text:p>
            <text:p text:style-name="P824">n 10 5</text:p>
            <text:p text:style-name="P825">i 11 5</text:p>
            <text:p text:style-name="P826">j 12 0</text:p>
            <text:p text:style-name="P827">k 13 0</text:p>
            <text:p text:style-name="TableContents"><text:span text:style-name="T828">l</text:span><text:span text:style-name="T829"><text:s/>14 0</text:span></text:p>
            <text:p text:style-name="P830">Конец списка.</text:p>
            <text:p text:style-name="P831">Выбранная часть пути:</text:p>
            <text:p text:style-name="TableContents"><text:span text:style-name="T832">e</text:span><text:span text:style-name="T833"><text:s/></text:span><text:span text:style-name="T834">n</text:span></text:p>
            <text:p text:style-name="TableContents"><text:span text:style-name="T835">Рассматриваемая вершина<text:s/></text:span><text:span text:style-name="T836">n</text:span></text:p>
            <text:p text:style-name="P837">Считаем вес для смежных вершин</text:p>
            <text:p text:style-name="P838">Список непосещенных вершин:</text:p>
            <text:p text:style-name="P839">вершина эвриситическая оценка вес</text:p>
            <text:p text:style-name="P840">a 1 0</text:p>
            <text:p text:style-name="P841">b 2 0</text:p>
            <text:p text:style-name="P842">f 3 0</text:p>
            <text:p text:style-name="P843">c 4 0</text:p>
            <text:p text:style-name="P844">d 6 0</text:p>
            <text:p text:style-name="P845">m 7 7</text:p>
            <text:p text:style-name="P846">i 11 5</text:p>
            <text:p text:style-name="P847">j 12 0</text:p>
            <text:p text:style-name="P848">k 13 0</text:p>
            <text:p text:style-name="P849">l 14 0</text:p>
            <text:p text:style-name="P850">Конец списка.</text:p>
            <text:p text:style-name="P851">Выбранная часть пути:</text:p>
            <text:p text:style-name="TableContents"><text:span text:style-name="T852">n</text:span><text:span text:style-name="T853"><text:s/></text:span><text:span text:style-name="T854">m</text:span></text:p>
            <text:p text:style-name="TableContents"><text:span text:style-name="T855">Рассматриваемая вершина<text:s/></text:span><text:span text:style-name="T856">m</text:span></text:p>
            <text:p text:style-name="P857">Считаем вес для смежных вершин</text:p>
            <text:p text:style-name="P858">Список непосещенных вершин:</text:p>
            <text:p text:style-name="P859">вершина эвриситическая оценка вес</text:p>
            <text:p text:style-name="TableContents"><text:span text:style-name="T860">a</text:span><text:span text:style-name="T861"><text:s/>1 0</text:span></text:p>
            <text:p text:style-name="TableContents"><text:span text:style-name="T862">b</text:span><text:span text:style-name="T863"><text:s/>2 0</text:span></text:p>
            <text:p text:style-name="TableContents"><text:span text:style-name="T864">f</text:span><text:span text:style-name="T865"><text:s/>3 0</text:span></text:p>
            <text:p text:style-name="TableContents"><text:span text:style-name="T866">c</text:span><text:span text:style-name="T867"><text:s/>4 0</text:span></text:p>
            <text:p text:style-name="TableContents"><text:span text:style-name="T868">d</text:span><text:span text:style-name="T869"><text:s/>6 0</text:span></text:p>
            <text:p text:style-name="TableContents"><text:span text:style-name="T870">i</text:span><text:span text:style-name="T871"><text:s/>11 5</text:span></text:p>
            <text:p text:style-name="TableContents"><text:span text:style-name="T872">j</text:span><text:span text:style-name="T873"><text:s/>12 10</text:span></text:p>
            <text:p text:style-name="TableContents"><text:span text:style-name="T874">k</text:span><text:span text:style-name="T875"><text:s/>13 0</text:span></text:p>
            <text:p text:style-name="TableContents"><text:span text:style-name="T876">l</text:span><text:span text:style-name="T877"><text:s/>14 0</text:span></text:p>
            <text:p text:style-name="P878">Конец списка.</text:p>
            <text:p text:style-name="P879">Выбранная часть пути:</text:p>
            <text:p text:style-name="TableContents"><text:span text:style-name="T880">g</text:span><text:span text:style-name="T881"><text:s/></text:span><text:span text:style-name="T882">i</text:span></text:p>
            <text:p text:style-name="TableContents"><text:span text:style-name="T883">Рассматриваемая вершина<text:s/></text:span><text:span text:style-name="T884">i</text:span></text:p>
            <text:p text:style-name="P885">Считаем вес для смежных вершин</text:p>
            <text:p text:style-name="P886">Список непосещенных вершин:</text:p>
            <text:p text:style-name="P887">вершина эвриситическая оценка вес</text:p>
            <text:p text:style-name="TableContents"><text:span text:style-name="T888">a</text:span><text:span text:style-name="T889"><text:s/>1 0</text:span></text:p>
            <text:p text:style-name="TableContents"><text:span text:style-name="T890">b</text:span><text:span text:style-name="T891"><text:s/>2 0</text:span></text:p>
            <text:p text:style-name="TableContents"><text:span text:style-name="T892">f</text:span><text:span text:style-name="T893"><text:s/>3 0</text:span></text:p>
            <text:p text:style-name="TableContents"><text:span text:style-name="T894">c</text:span><text:span text:style-name="T895"><text:s/>4 0</text:span></text:p>
            <text:p text:style-name="TableContents"><text:span text:style-name="T896">d</text:span><text:span text:style-name="T897"><text:s/>6 0</text:span></text:p>
            <text:p text:style-name="TableContents"><text:span text:style-name="T898">j</text:span><text:span text:style-name="T899"><text:s/>12 10</text:span></text:p>
            <text:p text:style-name="TableContents"><text:span text:style-name="T900">k</text:span><text:span text:style-name="T901"><text:s/>13 6</text:span></text:p>
            <text:p text:style-name="TableContents"><text:span text:style-name="T902">l</text:span><text:span text:style-name="T903"><text:s/>14 0</text:span></text:p>
            <text:p text:style-name="P904">Конец списка.</text:p>
            <text:p text:style-name="P905">Выбранная часть пути:</text:p>
            <text:p text:style-name="TableContents"><text:span text:style-name="T906">i</text:span><text:span text:style-name="T907"><text:s/></text:span><text:span text:style-name="T908">k</text:span></text:p>
            <text:p text:style-name="TableContents"><text:span text:style-name="T909">Рассматриваемая вершина<text:s/></text:span><text:span text:style-name="T910">k</text:span></text:p>
            <text:p text:style-name="P911">Считаем вес для смежных вершин</text:p>
            <text:p text:style-name="P912">Список непосещенных вершин:</text:p>
            <text:p text:style-name="P913">вершина эвриситическая оценка вес</text:p>
            <text:p text:style-name="TableContents"><text:span text:style-name="T914">a</text:span><text:span text:style-name="T915"><text:s/>1 0</text:span></text:p>
            <text:p text:style-name="P916">b 2 0</text:p>
            <text:p text:style-name="P917">f 3 0</text:p>
            <text:p text:style-name="P918">c 4 0</text:p>
            <text:p text:style-name="P919">d 6 0</text:p>
            <text:p text:style-name="P920">j 12 10</text:p>
            <text:p text:style-name="P921">l 14 0</text:p>
            <text:p text:style-name="P922">Конец списка.</text:p>
            <text:p text:style-name="P923">Выбранная часть пути:</text:p>
            <text:p text:style-name="TableContents"><text:span text:style-name="T924">m</text:span><text:span text:style-name="T925"><text:s/></text:span><text:span text:style-name="T926">j</text:span></text:p>
            <text:p text:style-name="P927">Результат работы алгоритма:</text:p>
            <text:p text:style-name="TableContents"><text:span text:style-name="T928">genmj</text:span></text:p>
            <text:p text:style-name="TableContents"><text:span text:style-name="T929">Хотите продолжить?(</text:span><text:span text:style-name="T930">y</text:span><text:span text:style-name="T931">/</text:span><text:span text:style-name="T932">n</text:span><text:span text:style-name="T933">)</text:span></text:p>
            <text:p text:style-name="P934">n</text:p>
          </table:table-cell>
        </table:table-row>
        <table:table-row table:style-name="TableRow935">
          <table:table-cell table:style-name="TableCell936">
            <text:p text:style-name="P937">a<text:s/>e</text:p>
            <text:p text:style-name="P938">a<text:s/>b 3.0</text:p>
            <text:p text:style-name="P939">b c 1.0</text:p>
            <text:p text:style-name="P940">c d 1.0</text:p>
            <text:p text:style-name="P941">a d 5.0</text:p>
            <text:p text:style-name="P942">d e 1.0</text:p>
            <text:p text:style-name="P943">5</text:p>
            <text:p text:style-name="P944">4</text:p>
            <text:p text:style-name="P945">3</text:p>
            <text:p text:style-name="P946">2</text:p>
            <text:p text:style-name="P947">1</text:p>
          </table:table-cell>
          <table:table-cell table:style-name="TableCell948">
            <text:p text:style-name="P949">Хотите считать данные из файла или ввести самостоятельно?(1/2)</text:p>
            <text:p text:style-name="P950">2</text:p>
            <text:p text:style-name="P951">Введите начальную и конечную вершину</text:p>
            <text:p text:style-name="TableContents"><text:span text:style-name="T952">a</text:span><text:span text:style-name="T953"><text:s/></text:span><text:span text:style-name="T954">e</text:span></text:p>
            <text:p text:style-name="P955">Введите ребра и вес</text:p>
            <text:p text:style-name="TableContents"><text:span text:style-name="T956">a</text:span><text:span text:style-name="T957"><text:s/></text:span><text:span text:style-name="T958">b</text:span><text:span text:style-name="T959"><text:s/>3.0</text:span></text:p>
            <text:p text:style-name="TableContents"><text:span text:style-name="T960">b</text:span><text:span text:style-name="T961"><text:s/></text:span><text:span text:style-name="T962">c</text:span><text:span text:style-name="T963"><text:s/>1.0</text:span></text:p>
            <text:p text:style-name="TableContents"><text:span text:style-name="T964">c</text:span><text:span text:style-name="T965"><text:s/></text:span><text:span text:style-name="T966">d</text:span><text:span text:style-name="T967"><text:s/>1.0</text:span></text:p>
            <text:p text:style-name="TableContents"><text:span text:style-name="T968">a</text:span><text:span text:style-name="T969"><text:s/></text:span><text:span text:style-name="T970">d</text:span><text:span text:style-name="T971"><text:s/>5.0</text:span></text:p>
            <text:p text:style-name="TableContents"><text:span text:style-name="T972">d</text:span><text:span text:style-name="T973"><text:s/></text:span><text:span text:style-name="T974">e</text:span><text:span text:style-name="T975"><text:s/>1.0</text:span></text:p>
            <text:p text:style-name="TableContents"><text:span text:style-name="T976">Введите эвристическую функцию для вершины<text:s/></text:span><text:span text:style-name="T977">a</text:span></text:p>
            <text:p text:style-name="P978">5</text:p>
            <text:p text:style-name="TableContents"><text:span text:style-name="T979">Введите эвристическую функцию для вершины<text:s/></text:span><text:span text:style-name="T980">b</text:span></text:p>
            <text:p text:style-name="P981">4</text:p>
            <text:p text:style-name="TableContents"><text:span text:style-name="T982">Введите эвристическую функцию для вершины<text:s/></text:span><text:span text:style-name="T983">c</text:span></text:p>
            <text:p text:style-name="P984">3</text:p>
            <text:p text:style-name="TableContents"><text:span text:style-name="T985">Введите эвристическую функцию для вершины<text:s/></text:span><text:span text:style-name="T986">d</text:span></text:p>
            <text:p text:style-name="P987">2</text:p>
            <text:p text:style-name="TableContents"><text:span text:style-name="T988">Введите эвристическую функцию для вершины<text:s/></text:span><text:span text:style-name="T989">e</text:span></text:p>
            <text:p text:style-name="P990">1</text:p>
            <text:p text:style-name="TableContents"><text:span text:style-name="T991">Рассматриваемая вершина<text:s/></text:span><text:span text:style-name="T992">a</text:span></text:p>
            <text:p text:style-name="P993">Считаем вес для смежных вершин</text:p>
            <text:p text:style-name="P994">Список непосещенных вершин:</text:p>
            <text:p text:style-name="P995">вершина эвриситическая оценка вес</text:p>
            <text:p text:style-name="TableContents"><text:span text:style-name="T996">b</text:span><text:span text:style-name="T997"><text:s/>4 3</text:span></text:p>
            <text:p text:style-name="TableContents"><text:span text:style-name="T998">c</text:span><text:span text:style-name="T999"><text:s/>3 0</text:span></text:p>
            <text:p text:style-name="TableContents"><text:span text:style-name="T1000">d</text:span><text:span text:style-name="T1001"><text:s/>2 5</text:span></text:p>
            <text:p text:style-name="TableContents"><text:span text:style-name="T1002">e</text:span><text:span text:style-name="T1003"><text:s/>1 0</text:span></text:p>
            <text:p text:style-name="P1004">Конец списка.</text:p>
            <text:p text:style-name="P1005">Выбранная часть пути:</text:p>
            <text:p text:style-name="TableContents"><text:span text:style-name="T1006">a</text:span><text:span text:style-name="T1007"><text:s/></text:span><text:span text:style-name="T1008">d</text:span></text:p>
            <text:p text:style-name="TableContents"><text:span text:style-name="T1009">Рассматриваемая вершина<text:s/></text:span><text:span text:style-name="T1010">d</text:span></text:p>
            <text:p text:style-name="P1011">Считаем вес для смежных вершин</text:p>
            <text:p text:style-name="P1012">Список непосещенных вершин:</text:p>
            <text:p text:style-name="P1013">вершина эвриситическая оценка вес</text:p>
            <text:p text:style-name="TableContents"><text:span text:style-name="T1014">b</text:span><text:span text:style-name="T1015"><text:s/>4 3</text:span></text:p>
            <text:p text:style-name="TableContents"><text:span text:style-name="T1016">c</text:span><text:span text:style-name="T1017"><text:s/>3 0</text:span></text:p>
            <text:p text:style-name="TableContents"><text:span text:style-name="T1018">e</text:span><text:span text:style-name="T1019"><text:s/>1 6</text:span></text:p>
            <text:p text:style-name="P1020">Конец списка.</text:p>
            <text:p text:style-name="P1021">Выбранная часть пути:</text:p>
            <text:p text:style-name="TableContents"><text:span text:style-name="T1022">d</text:span><text:span text:style-name="T1023"><text:s/></text:span><text:span text:style-name="T1024">e</text:span></text:p>
            <text:p text:style-name="P1025">Результат работы алгоритма:</text:p>
            <text:p text:style-name="TableContents"><text:span text:style-name="T1026">ade</text:span></text:p>
            <text:p text:style-name="TableContents"><text:span text:style-name="T1027">Хотите продолжить?(</text:span><text:span text:style-name="T1028">y</text:span><text:span text:style-name="T1029">/</text:span><text:span text:style-name="T1030">n</text:span><text:span text:style-name="T1031">)</text:span></text:p>
            <text:p text:style-name="P1032">n</text:p>
          </table:table-cell>
        </table:table-row>
        <table:table-row table:style-name="TableRow1033">
          <table:table-cell table:style-name="TableCell1034">
            <text:p text:style-name="P1035">a<text:s/>e</text:p>
            <text:p text:style-name="P1036">a<text:s/>b 3.0</text:p>
            <text:p text:style-name="P1037">b c 1.0</text:p>
            <text:p text:style-name="P1038">c d 1.0</text:p>
            <text:p text:style-name="P1039">a d 5.0</text:p>
            <text:p text:style-name="P1040">d e 1.0</text:p>
            <text:p text:style-name="P1041">1</text:p>
            <text:p text:style-name="P1042">2</text:p>
            <text:p text:style-name="P1043">3</text:p>
            <text:p text:style-name="P1044">4</text:p>
            <text:p text:style-name="P1045">5</text:p>
          </table:table-cell>
          <table:table-cell table:style-name="TableCell1046">
            <text:p text:style-name="P1047">Хотите считать данные из файла или ввести самостоятельно?(1/2)</text:p>
            <text:p text:style-name="P1048">2</text:p>
            <text:p text:style-name="P1049">Введите начальную и конечную вершину</text:p>
            <text:p text:style-name="TableContents"><text:span text:style-name="T1050">a</text:span><text:span text:style-name="T1051"><text:s/></text:span><text:span text:style-name="T1052">e</text:span></text:p>
            <text:p text:style-name="P1053">Введите ребра и вес</text:p>
            <text:p text:style-name="TableContents"><text:span text:style-name="T1054">a</text:span><text:span text:style-name="T1055"><text:s/></text:span><text:span text:style-name="T1056">b</text:span><text:span text:style-name="T1057"><text:s/>3.0</text:span></text:p>
            <text:p text:style-name="TableContents"><text:span text:style-name="T1058">b</text:span><text:span text:style-name="T1059"><text:s/></text:span><text:span text:style-name="T1060">c</text:span><text:span text:style-name="T1061"><text:s/>1.0</text:span></text:p>
            <text:p text:style-name="TableContents"><text:span text:style-name="T1062">c</text:span><text:span text:style-name="T1063"><text:s/></text:span><text:span text:style-name="T1064">d</text:span><text:span text:style-name="T1065"><text:s/>1.0</text:span></text:p>
            <text:p text:style-name="TableContents"><text:span text:style-name="T1066">a</text:span><text:span text:style-name="T1067"><text:s/></text:span><text:span text:style-name="T1068">d</text:span><text:span text:style-name="T1069"><text:s/>5.0</text:span></text:p>
            <text:p text:style-name="TableContents"><text:span text:style-name="T1070">d</text:span><text:span text:style-name="T1071"><text:s/></text:span><text:span text:style-name="T1072">e</text:span><text:span text:style-name="T1073"><text:s/>1.0</text:span></text:p>
            <text:p text:style-name="TableContents"><text:span text:style-name="T1074">Введите эвристическую функцию для вершины<text:s/></text:span><text:span text:style-name="T1075">a</text:span></text:p>
            <text:p text:style-name="P1076">1</text:p>
            <text:p text:style-name="TableContents"><text:span text:style-name="T1077">Введите эвристическую функцию для вершины<text:s/></text:span><text:span text:style-name="T1078">b</text:span></text:p>
            <text:p text:style-name="P1079">2</text:p>
            <text:p text:style-name="TableContents"><text:span text:style-name="T1080">Введите эвристическую функцию для вершины<text:s/></text:span><text:span text:style-name="T1081">c</text:span></text:p>
            <text:p text:style-name="P1082">3</text:p>
            <text:p text:style-name="TableContents"><text:span text:style-name="T1083">Введите эвристическую функцию для вершины<text:s/></text:span><text:span text:style-name="T1084">d</text:span></text:p>
            <text:p text:style-name="P1085">4</text:p>
            <text:p text:style-name="TableContents"><text:span text:style-name="T1086">Введите эвристическую функцию для вершины<text:s/></text:span><text:span text:style-name="T1087">e</text:span></text:p>
            <text:p text:style-name="P1088">5</text:p>
            <text:p text:style-name="TableContents"><text:span text:style-name="T1089">Рассматриваемая вершина<text:s/></text:span><text:span text:style-name="T1090">a</text:span></text:p>
            <text:p text:style-name="P1091">Считаем вес для смежных вершин</text:p>
            <text:p text:style-name="P1092">Список непосещенных вершин:</text:p>
            <text:p text:style-name="P1093">вершина эвриситическая оценка вес</text:p>
            <text:p text:style-name="TableContents"><text:span text:style-name="T1094">b</text:span><text:span text:style-name="T1095"><text:s/>2 3</text:span></text:p>
            <text:p text:style-name="TableContents"><text:span text:style-name="T1096">c</text:span><text:span text:style-name="T1097"><text:s/>3 0</text:span></text:p>
            <text:p text:style-name="TableContents"><text:span text:style-name="T1098">d</text:span><text:span text:style-name="T1099"><text:s/>4 5</text:span></text:p>
            <text:p text:style-name="TableContents"><text:span text:style-name="T1100">e</text:span><text:span text:style-name="T1101"><text:s/>5 0</text:span></text:p>
            <text:p text:style-name="P1102">Конец списка.</text:p>
            <text:p text:style-name="P1103">Выбранная часть пути:</text:p>
            <text:p text:style-name="TableContents"><text:span text:style-name="T1104">a</text:span><text:span text:style-name="T1105"><text:s/></text:span><text:span text:style-name="T1106">b</text:span></text:p>
            <text:p text:style-name="TableContents"><text:span text:style-name="T1107">Рассматриваемая вершина<text:s/></text:span><text:span text:style-name="T1108">b</text:span></text:p>
            <text:p text:style-name="P1109">Считаем вес для смежных вершин</text:p>
            <text:p text:style-name="P1110">Список непосещенных вершин:</text:p>
            <text:p text:style-name="P1111">вершина эвриситическая оценка вес</text:p>
            <text:p text:style-name="TableContents"><text:span text:style-name="T1112">c</text:span><text:span text:style-name="T1113"><text:s/>3 4</text:span></text:p>
            <text:p text:style-name="TableContents"><text:span text:style-name="T1114">d</text:span><text:span text:style-name="T1115"><text:s/>4 5</text:span></text:p>
            <text:p text:style-name="TableContents"><text:span text:style-name="T1116">e</text:span><text:span text:style-name="T1117"><text:s/>5 0</text:span></text:p>
            <text:p text:style-name="P1118">Конец списка.</text:p>
            <text:p text:style-name="P1119">Выбранная часть пути:</text:p>
            <text:p text:style-name="TableContents"><text:span text:style-name="T1120">b</text:span><text:span text:style-name="T1121"><text:s/></text:span><text:span text:style-name="T1122">c</text:span></text:p>
            <text:p text:style-name="TableContents"><text:span text:style-name="T1123">Рассматриваемая вершина<text:s/></text:span><text:span text:style-name="T1124">c</text:span></text:p>
            <text:p text:style-name="P1125">Считаем вес для смежных вершин</text:p>
            <text:p text:style-name="P1126">Список непосещенных вершин:</text:p>
            <text:p text:style-name="P1127">вершина эвриситическая оценка вес</text:p>
            <text:p text:style-name="TableContents"><text:span text:style-name="T1128">d</text:span><text:span text:style-name="T1129"><text:s/>4 5</text:span></text:p>
            <text:p text:style-name="TableContents"><text:span text:style-name="T1130">e</text:span><text:span text:style-name="T1131"><text:s/>5 0</text:span></text:p>
            <text:p text:style-name="P1132">Конец списка.</text:p>
            <text:p text:style-name="P1133">Выбранная часть пути:</text:p>
            <text:p text:style-name="P1134">c d</text:p>
            <text:p text:style-name="P1135">Рассматриваемая вершина d</text:p>
            <text:p text:style-name="P1136">Считаем вес для смежных вершин</text:p>
            <text:p text:style-name="P1137">Список непосещенных вершин:</text:p>
            <text:p text:style-name="P1138">вершина эвриситическая оценка вес</text:p>
            <text:p text:style-name="TableContents"><text:span text:style-name="T1139">e</text:span><text:span text:style-name="T1140"><text:s/>5 6</text:span></text:p>
            <text:p text:style-name="P1141">Конец списка.</text:p>
            <text:p text:style-name="P1142">Выбранная часть пути:</text:p>
            <text:p text:style-name="TableContents"><text:span text:style-name="T1143">d</text:span><text:span text:style-name="T1144"><text:s/></text:span><text:span text:style-name="T1145">e</text:span></text:p>
            <text:p text:style-name="P1146">Результат работы алгоритма:</text:p>
            <text:p text:style-name="TableContents"><text:span text:style-name="T1147">abcde</text:span></text:p>
            <text:p text:style-name="TableContents"><text:span text:style-name="T1148">Хотите продолжить?(</text:span><text:span text:style-name="T1149">y</text:span><text:span text:style-name="T1150">/</text:span><text:span text:style-name="T1151">n</text:span><text:span text:style-name="T1152">)</text:span></text:p>
            <text:p text:style-name="P1153">n</text:p>
          </table:table-cell>
        </table:table-row>
        <table:table-row table:style-name="TableRow1154">
          <table:table-cell table:style-name="TableCell1155">
            <text:p text:style-name="P1156">a j</text:p>
            <text:p text:style-name="P1157">a b 1</text:p>
            <text:p text:style-name="P1158">b c 1</text:p>
            <text:p text:style-name="P1159">c d 1</text:p>
            <text:p text:style-name="P1160">d e 1</text:p>
            <text:p text:style-name="P1161">e j 1</text:p>
            <text:p text:style-name="P1162">a f 1</text:p>
            <text:p text:style-name="P1163">f g 1</text:p>
            <text:p text:style-name="P1164">g h 1</text:p>
            <text:p text:style-name="P1165">h i 1</text:p>
            <text:p text:style-name="TableContents"><text:span text:style-name="T1166">i</text:span><text:span text:style-name="T1167"><text:s/></text:span><text:span text:style-name="T1168">j</text:span><text:span text:style-name="T1169"><text:s/>1</text:span></text:p>
            <text:p text:style-name="P1170">7</text:p>
            <text:p text:style-name="P1171">4</text:p>
            <text:p text:style-name="P1172">7</text:p>
            <text:p text:style-name="P1173">2</text:p>
            <text:p text:style-name="P1174">5</text:p>
            <text:p text:style-name="P1175">7</text:p>
            <text:p text:style-name="P1176">2</text:p>
            <text:p text:style-name="P1177">7</text:p>
            <text:p text:style-name="P1178">9</text:p>
            <text:p text:style-name="P1179">2</text:p>
          </table:table-cell>
          <table:table-cell table:style-name="TableCell1180">
            <text:p text:style-name="P1181">Хотите считать данные из файла или ввести самостоятельно?(1/2)</text:p>
            <text:p text:style-name="P1182">2</text:p>
            <text:p text:style-name="P1183">Введите начальную и конечную вершину</text:p>
            <text:p text:style-name="TableContents"><text:span text:style-name="T1184">a</text:span><text:span text:style-name="T1185"><text:s/></text:span><text:span text:style-name="T1186">j</text:span></text:p>
            <text:p text:style-name="P1187">Введите ребра и вес</text:p>
            <text:p text:style-name="TableContents"><text:span text:style-name="T1188">a</text:span><text:span text:style-name="T1189"><text:s/></text:span><text:span text:style-name="T1190">b</text:span><text:span text:style-name="T1191"><text:s/>1</text:span></text:p>
            <text:p text:style-name="P1192">b c 1</text:p>
            <text:p text:style-name="P1193">c d 1</text:p>
            <text:p text:style-name="P1194">d e 1</text:p>
            <text:p text:style-name="P1195">e j 1</text:p>
            <text:p text:style-name="P1196">a f 1</text:p>
            <text:p text:style-name="TableContents"><text:span text:style-name="T1197">f</text:span><text:span text:style-name="T1198"><text:s/></text:span><text:span text:style-name="T1199">g</text:span><text:span text:style-name="T1200"><text:s/>1</text:span></text:p>
            <text:p text:style-name="TableContents"><text:span text:style-name="T1201">g</text:span><text:span text:style-name="T1202"><text:s/></text:span><text:span text:style-name="T1203">h</text:span><text:span text:style-name="T1204"><text:s/>1</text:span></text:p>
            <text:p text:style-name="TableContents"><text:span text:style-name="T1205">h</text:span><text:span text:style-name="T1206"><text:s/></text:span><text:span text:style-name="T1207">i</text:span><text:span text:style-name="T1208"><text:s/>1</text:span></text:p>
            <text:p text:style-name="TableContents"><text:span text:style-name="T1209">i</text:span><text:span text:style-name="T1210"><text:s/></text:span><text:span text:style-name="T1211">j</text:span><text:span text:style-name="T1212"><text:s/>1</text:span></text:p>
            <text:p text:style-name="TableContents"><text:span text:style-name="T1213">Введите эвристическую функцию для вершины<text:s/></text:span><text:span text:style-name="T1214">a</text:span></text:p>
            <text:p text:style-name="P1215">7</text:p>
            <text:p text:style-name="P1216">4</text:p>
            <text:p text:style-name="P1217">7</text:p>
            <text:p text:style-name="P1218">2</text:p>
            <text:p text:style-name="P1219">5</text:p>
            <text:p text:style-name="P1220">7</text:p>
            <text:p text:style-name="P1221">2</text:p>
            <text:p text:style-name="P1222">7</text:p>
            <text:p text:style-name="P1223">9</text:p>
            <text:p text:style-name="P1224">2</text:p>
            <text:p text:style-name="TableContents"><text:span text:style-name="T1225">Введите эвристическую функцию для вершины<text:s/></text:span><text:span text:style-name="T1226">b</text:span></text:p>
            <text:p text:style-name="TableContents"><text:span text:style-name="T1227">Введите эвристическую функцию для вершины<text:s/></text:span><text:span text:style-name="T1228">c</text:span></text:p>
            <text:p text:style-name="TableContents"><text:span text:style-name="T1229">Введите эвристическую функцию для вершины<text:s/></text:span><text:span text:style-name="T1230">d</text:span></text:p>
            <text:p text:style-name="TableContents"><text:span text:style-name="T1231">Введите эвристическую функцию для вершины<text:s/></text:span><text:span text:style-name="T1232">e</text:span></text:p>
            <text:p text:style-name="TableContents"><text:span text:style-name="T1233">Введите эвристическую функцию для вершины<text:s/></text:span><text:span text:style-name="T1234">j</text:span></text:p>
            <text:p text:style-name="TableContents"><text:span text:style-name="T1235">Введите эвристическую функцию для вершины<text:s/></text:span><text:span text:style-name="T1236">f</text:span></text:p>
            <text:p text:style-name="TableContents"><text:span text:style-name="T1237">Введите эвристическую функцию для вершины<text:s/></text:span><text:span text:style-name="T1238">g</text:span></text:p>
            <text:p text:style-name="TableContents"><text:span text:style-name="T1239">Введите эвристическую функцию для вершины<text:s/></text:span><text:span text:style-name="T1240">h</text:span></text:p>
            <text:p text:style-name="TableContents"><text:span text:style-name="T1241">Введите эвристическую функцию для вершины<text:s/></text:span><text:span text:style-name="T1242">i</text:span></text:p>
            <text:p text:style-name="TableContents"><text:span text:style-name="T1243">Рассматриваемая вершина<text:s/></text:span><text:span text:style-name="T1244">a</text:span></text:p>
            <text:p text:style-name="P1245">Считаем вес для смежных вершин</text:p>
            <text:p text:style-name="P1246">Список непосещенных вершин:</text:p>
            <text:p text:style-name="P1247">вершина эвриситическая оценка вес</text:p>
            <text:p text:style-name="TableContents"><text:span text:style-name="T1248">b</text:span><text:span text:style-name="T1249"><text:s/>4 1</text:span></text:p>
            <text:p text:style-name="TableContents"><text:span text:style-name="T1250">c</text:span><text:span text:style-name="T1251"><text:s/>7 0</text:span></text:p>
            <text:p text:style-name="TableContents"><text:span text:style-name="T1252">d</text:span><text:span text:style-name="T1253"><text:s/>2 0</text:span></text:p>
            <text:p text:style-name="TableContents"><text:span text:style-name="T1254">e</text:span><text:span text:style-name="T1255"><text:s/>5 0</text:span></text:p>
            <text:p text:style-name="TableContents"><text:span text:style-name="T1256">j</text:span><text:span text:style-name="T1257"><text:s/>7 0</text:span></text:p>
            <text:p text:style-name="TableContents"><text:span text:style-name="T1258">f</text:span><text:span text:style-name="T1259"><text:s/>2 1</text:span></text:p>
            <text:p text:style-name="TableContents"><text:span text:style-name="T1260">g</text:span><text:span text:style-name="T1261"><text:s/>7 0</text:span></text:p>
            <text:p text:style-name="TableContents"><text:span text:style-name="T1262">h</text:span><text:span text:style-name="T1263"><text:s/>9 0</text:span></text:p>
            <text:p text:style-name="TableContents"><text:span text:style-name="T1264">i</text:span><text:span text:style-name="T1265"><text:s/>2 0</text:span></text:p>
            <text:p text:style-name="P1266">Конец списка.</text:p>
            <text:p text:style-name="P1267">Выбранная часть пути:</text:p>
            <text:p text:style-name="TableContents"><text:span text:style-name="T1268">a</text:span><text:span text:style-name="T1269"><text:s/></text:span><text:span text:style-name="T1270">f</text:span></text:p>
            <text:p text:style-name="TableContents"><text:span text:style-name="T1271">Рассматриваемая вершина<text:s/></text:span><text:span text:style-name="T1272">f</text:span></text:p>
            <text:p text:style-name="P1273">Считаем вес для смежных вершин</text:p>
            <text:p text:style-name="P1274">Список непосещенных вершин:</text:p>
            <text:p text:style-name="P1275">вершина эвриситическая оценка вес</text:p>
            <text:p text:style-name="TableContents"><text:span text:style-name="T1276">b</text:span><text:span text:style-name="T1277"><text:s/>4 1</text:span></text:p>
            <text:p text:style-name="TableContents"><text:span text:style-name="T1278">c</text:span><text:span text:style-name="T1279"><text:s/>7 0</text:span></text:p>
            <text:p text:style-name="TableContents"><text:span text:style-name="T1280">d</text:span><text:span text:style-name="T1281"><text:s/>2 0</text:span></text:p>
            <text:p text:style-name="TableContents"><text:span text:style-name="T1282">e</text:span><text:span text:style-name="T1283"><text:s/>5 0</text:span></text:p>
            <text:p text:style-name="TableContents"><text:span text:style-name="T1284">j</text:span><text:span text:style-name="T1285"><text:s/>7 0</text:span></text:p>
            <text:p text:style-name="TableContents"><text:span text:style-name="T1286">g</text:span><text:span text:style-name="T1287"><text:s/>7 2</text:span></text:p>
            <text:p text:style-name="TableContents"><text:span text:style-name="T1288">h</text:span><text:span text:style-name="T1289"><text:s/>9 0</text:span></text:p>
            <text:p text:style-name="TableContents"><text:span text:style-name="T1290">i</text:span><text:span text:style-name="T1291"><text:s/>2 0</text:span></text:p>
            <text:p text:style-name="P1292">Конец списка.</text:p>
            <text:p text:style-name="P1293">Выбранная часть пути:</text:p>
            <text:p text:style-name="TableContents"><text:span text:style-name="T1294">a</text:span><text:span text:style-name="T1295"><text:s/></text:span><text:span text:style-name="T1296">b</text:span></text:p>
            <text:p text:style-name="TableContents"><text:span text:style-name="T1297">Рассматриваемая вершина<text:s/></text:span><text:span text:style-name="T1298">b</text:span></text:p>
            <text:p text:style-name="P1299">Считаем вес для смежных вершин</text:p>
            <text:p text:style-name="P1300">Список непосещенных вершин:</text:p>
            <text:p text:style-name="P1301">вершина эвриситическая оценка вес</text:p>
            <text:p text:style-name="TableContents"><text:span text:style-name="T1302">c</text:span><text:span text:style-name="T1303"><text:s/>7 2</text:span></text:p>
            <text:p text:style-name="TableContents"><text:span text:style-name="T1304">d</text:span><text:span text:style-name="T1305"><text:s/>2 0</text:span></text:p>
            <text:p text:style-name="TableContents"><text:span text:style-name="T1306">e</text:span><text:span text:style-name="T1307"><text:s/>5 0</text:span></text:p>
            <text:p text:style-name="TableContents"><text:span text:style-name="T1308">j</text:span><text:span text:style-name="T1309"><text:s/>7 0</text:span></text:p>
            <text:p text:style-name="TableContents"><text:span text:style-name="T1310">g</text:span><text:span text:style-name="T1311"><text:s/>7 2</text:span></text:p>
            <text:p text:style-name="TableContents"><text:span text:style-name="T1312">h</text:span><text:span text:style-name="T1313"><text:s/>9 0</text:span></text:p>
            <text:p text:style-name="TableContents"><text:span text:style-name="T1314">i</text:span><text:span text:style-name="T1315"><text:s/>2 0</text:span></text:p>
            <text:p text:style-name="P1316">Конец списка.</text:p>
            <text:p text:style-name="P1317">Выбранная часть пути:</text:p>
            <text:p text:style-name="TableContents"><text:span text:style-name="T1318">b</text:span><text:span text:style-name="T1319"><text:s/></text:span><text:span text:style-name="T1320">c</text:span></text:p>
            <text:p text:style-name="TableContents"><text:span text:style-name="T1321">Рассматриваемая вершина<text:s/></text:span><text:span text:style-name="T1322">c</text:span></text:p>
            <text:p text:style-name="P1323">Считаем вес для смежных вершин</text:p>
            <text:p text:style-name="P1324">Список непосещенных вершин:</text:p>
            <text:p text:style-name="P1325">вершина эвриситическая оценка вес</text:p>
            <text:p text:style-name="TableContents"><text:span text:style-name="T1326">d</text:span><text:span text:style-name="T1327"><text:s/>2 3</text:span></text:p>
            <text:p text:style-name="TableContents"><text:span text:style-name="T1328">e</text:span><text:span text:style-name="T1329"><text:s/>5 0</text:span></text:p>
            <text:p text:style-name="TableContents"><text:span text:style-name="T1330">j</text:span><text:span text:style-name="T1331"><text:s/>7 0</text:span></text:p>
            <text:p text:style-name="TableContents"><text:span text:style-name="T1332">g</text:span><text:span text:style-name="T1333"><text:s/>7 2</text:span></text:p>
            <text:p text:style-name="TableContents"><text:span text:style-name="T1334">h</text:span><text:span text:style-name="T1335"><text:s/>9 0</text:span></text:p>
            <text:p text:style-name="TableContents"><text:span text:style-name="T1336">i</text:span><text:span text:style-name="T1337"><text:s/>2 0</text:span></text:p>
            <text:p text:style-name="P1338">Конец списка.</text:p>
            <text:p text:style-name="P1339">Выбранная часть пути:</text:p>
            <text:p text:style-name="TableContents"><text:span text:style-name="T1340">c</text:span><text:span text:style-name="T1341"><text:s/></text:span><text:span text:style-name="T1342">d</text:span></text:p>
            <text:p text:style-name="TableContents"><text:span text:style-name="T1343">Рассматриваемая вершина<text:s/></text:span><text:span text:style-name="T1344">d</text:span></text:p>
            <text:p text:style-name="P1345">Считаем вес для смежных вершин</text:p>
            <text:p text:style-name="P1346">Список непосещенных вершин:</text:p>
            <text:p text:style-name="P1347">вершина эвриситическая оценка вес</text:p>
            <text:p text:style-name="TableContents"><text:span text:style-name="T1348">e</text:span><text:span text:style-name="T1349"><text:s/>5 4</text:span></text:p>
            <text:p text:style-name="TableContents"><text:span text:style-name="T1350">j</text:span><text:span text:style-name="T1351"><text:s/>7 0</text:span></text:p>
            <text:p text:style-name="TableContents"><text:span text:style-name="T1352">g</text:span><text:span text:style-name="T1353"><text:s/>7 2</text:span></text:p>
            <text:p text:style-name="TableContents"><text:span text:style-name="T1354">h</text:span><text:span text:style-name="T1355"><text:s/>9 0</text:span></text:p>
            <text:p text:style-name="TableContents"><text:span text:style-name="T1356">i</text:span><text:span text:style-name="T1357"><text:s/>2 0</text:span></text:p>
            <text:p text:style-name="P1358">Конец списка.</text:p>
            <text:p text:style-name="P1359">Выбранная часть пути:</text:p>
            <text:p text:style-name="TableContents"><text:span text:style-name="T1360">d</text:span><text:span text:style-name="T1361"><text:s/></text:span><text:span text:style-name="T1362">e</text:span></text:p>
            <text:p text:style-name="TableContents"><text:span text:style-name="T1363">Рассматриваемая вершина<text:s/></text:span><text:span text:style-name="T1364">e</text:span></text:p>
            <text:p text:style-name="P1365">Считаем вес для смежных вершин</text:p>
            <text:p text:style-name="P1366">Список непосещенных вершин:</text:p>
            <text:p text:style-name="P1367">вершина эвриситическая оценка вес</text:p>
            <text:p text:style-name="TableContents"><text:span text:style-name="T1368">j</text:span><text:span text:style-name="T1369"><text:s/>7 5</text:span></text:p>
            <text:p text:style-name="TableContents"><text:span text:style-name="T1370">g</text:span><text:span text:style-name="T1371"><text:s/>7 2</text:span></text:p>
            <text:p text:style-name="TableContents"><text:span text:style-name="T1372">h</text:span><text:span text:style-name="T1373"><text:s/>9 0</text:span></text:p>
            <text:p text:style-name="TableContents"><text:span text:style-name="T1374">i</text:span><text:span text:style-name="T1375"><text:s/>2 0</text:span></text:p>
            <text:p text:style-name="P1376">Конец списка.</text:p>
            <text:p text:style-name="P1377">Выбранная часть пути:</text:p>
            <text:p text:style-name="TableContents"><text:span text:style-name="T1378">f</text:span><text:span text:style-name="T1379"><text:s/></text:span><text:span text:style-name="T1380">g</text:span></text:p>
            <text:p text:style-name="TableContents"><text:span text:style-name="T1381">Рассматриваемая вершина<text:s/></text:span><text:span text:style-name="T1382">g</text:span></text:p>
            <text:p text:style-name="P1383">Считаем вес для смежных вершин</text:p>
            <text:p text:style-name="P1384">Список непосещенных вершин:</text:p>
            <text:p text:style-name="P1385">вершина эвриситическая оценка вес</text:p>
            <text:p text:style-name="TableContents"><text:span text:style-name="T1386">j</text:span><text:span text:style-name="T1387"><text:s/>7 5</text:span></text:p>
            <text:p text:style-name="P1388">h 9 3</text:p>
            <text:p text:style-name="P1389">i 2 0</text:p>
            <text:p text:style-name="P1390">Конец списка.</text:p>
            <text:p text:style-name="P1391">Выбранная часть пути:</text:p>
            <text:p text:style-name="TableContents"><text:span text:style-name="T1392">e</text:span><text:span text:style-name="T1393"><text:s/></text:span><text:span text:style-name="T1394">j</text:span></text:p>
            <text:p text:style-name="P1395">Результат работы алгоритма:</text:p>
            <text:p text:style-name="TableContents"><text:span text:style-name="T1396">abcdej</text:span></text:p>
            <text:p text:style-name="TableContents"><text:span text:style-name="T1397">Хотите продолжить?(</text:span><text:span text:style-name="T1398">y</text:span><text:span text:style-name="T1399">/</text:span><text:span text:style-name="T1400">n</text:span><text:span text:style-name="T1401">)</text:span></text:p>
            <text:p text:style-name="P1402">n</text:p>
          </table:table-cell>
        </table:table-row>
      </table:table>
      <text:p text:style-name="P1403"/>
      <text:h text:style-name="P1404" text:outline-level="2">Выводы.</text:h>
      <text:p text:style-name="P1405">Были изучены жадный алгоритм и алгоритм А*. Реализована программа для поиска пути в ориентированном графе.</text:p>
      <text:p text:style-name="P1406"/>
      <text:p text:style-name="P1407">ПРИЛОЖЕНИЕ А</text:p>
      <text:p text:style-name="P1408">ИСХОДНЫЙ КОД ПРОГРАММЫ</text:p>
      <text:p text:style-name="P1409"><text:span text:style-name="T1410">Название</text:span><text:span text:style-name="T1411"><text:s/></text:span><text:span text:style-name="T1412">файла</text:span><text:span text:style-name="T1413">:<text:s/></text:span><text:span text:style-name="T1414">lab</text:span><text:span text:style-name="T1415">2_1.</text:span><text:span text:style-name="T1416">cpp</text:span></text:p>
      <text:p text:style-name="СтандартныйHTML"><text:span text:style-name="T1417">#include<text:s/></text:span><text:span text:style-name="T1418">&lt;iostream&gt;</text:span><text:span text:style-name="T1419"><text:line-break/></text:span><text:span text:style-name="T1420">#include<text:s/></text:span><text:span text:style-name="T1421">&lt;list&gt;</text:span><text:span text:style-name="T1422"><text:line-break/></text:span><text:span text:style-name="T1423">#include<text:s/></text:span><text:span text:style-name="T1424">&lt;fstream&gt;</text:span><text:span text:style-name="T1425"><text:line-break/></text:span><text:span text:style-name="T1426"><text:line-break/></text:span><text:span text:style-name="T1427">#define<text:s/></text:span><text:span text:style-name="T1428">Vertical<text:s/></text:span><text:span text:style-name="T1429">char</text:span><text:span text:style-name="T1430"><text:line-break/></text:span><text:span text:style-name="T1431">#define<text:s/></text:span><text:span text:style-name="T1432">Weight<text:s/></text:span><text:span text:style-name="T1433">float</text:span><text:span text:style-name="T1434"><text:line-break/></text:span><text:span text:style-name="T1435"><text:line-break/>struct<text:s/></text:span><text:span text:style-name="T1436">Point<text:s/></text:span><text:span text:style-name="T1437">{</text:span><text:span text:style-name="T1438">//структура для вершины графа</text:span><text:span text:style-name="T1439"><text:line-break/><text:s text:c="4"/></text:span><text:span text:style-name="T1440">Vertical<text:s/></text:span><text:span text:style-name="T1441">ver</text:span><text:span text:style-name="T1442">;<text:s/></text:span><text:span text:style-name="T1443">//название вершины</text:span><text:span text:style-name="T1444"><text:line-break/><text:s text:c="4"/></text:span><text:span text:style-name="T1445">bool<text:s/></text:span><text:span text:style-name="T1446">isVisited</text:span><text:span text:style-name="T1447">;</text:span><text:span text:style-name="T1448">//посещена ли вершина или нет</text:span><text:span text:style-name="T1449"><text:line-break/></text:span><text:span text:style-name="T1450"><text:line-break/><text:s text:c="4"/></text:span><text:span text:style-name="T1451">Point</text:span><text:span text:style-name="T1452">() =<text:s/></text:span><text:span text:style-name="T1453">default;</text:span><text:span text:style-name="T1454"><text:line-break/><text:s text:c="4"/></text:span><text:span text:style-name="T1455">Point</text:span><text:span text:style-name="T1456">(</text:span><text:span text:style-name="T1457">Vertical<text:s/></text:span><text:span text:style-name="T1458">ver</text:span><text:span text:style-name="T1459">, bool<text:s/></text:span><text:span text:style-name="T1460">isVisited) {</text:span><text:span text:style-name="T1461"><text:line-break/><text:s text:c="8"/></text:span><text:span text:style-name="T1462">this</text:span><text:span text:style-name="T1463">-&gt;</text:span><text:span text:style-name="T1464">ver<text:s/></text:span><text:span text:style-name="T1465">= ver</text:span><text:span text:style-name="T1466">;</text:span><text:span text:style-name="T1467"><text:line-break/><text:s text:c="8"/>this</text:span><text:span text:style-name="T1468">-&gt;</text:span><text:span text:style-name="T1469">isVisited<text:s/></text:span><text:span text:style-name="T1470">= isVisited</text:span><text:span text:style-name="T1471">;</text:span><text:span text:style-name="T1472"><text:line-break/><text:s text:c="4"/></text:span><text:span text:style-name="T1473">}</text:span><text:span text:style-name="T1474"><text:line-break/>}</text:span><text:span text:style-name="T1475">;</text:span><text:span text:style-name="T1476"><text:line-break/>struct<text:s/></text:span><text:span text:style-name="T1477">Edge<text:s/></text:span><text:span text:style-name="T1478">{</text:span><text:span text:style-name="T1479">//стуктура для ребра графа</text:span><text:span text:style-name="T1480"><text:line-break/><text:s text:c="4"/></text:span><text:span text:style-name="T1481">Point</text:span><text:span text:style-name="T1482">*<text:s/></text:span><text:span text:style-name="T1483">initVer</text:span><text:span text:style-name="T1484">;</text:span><text:span text:style-name="T1485">//начальная вершина</text:span><text:span text:style-name="T1486"><text:line-break/><text:s text:c="4"/></text:span><text:span text:style-name="T1487">Point</text:span><text:span text:style-name="T1488">*<text:s/></text:span><text:span text:style-name="T1489">finVer</text:span><text:span text:style-name="T1490">;</text:span><text:span text:style-name="T1491">//конечная вершина</text:span><text:span text:style-name="T1492"><text:line-break/><text:s text:c="4"/></text:span><text:span text:style-name="T1493">Weight<text:s/></text:span><text:span text:style-name="T1494">weightVer</text:span><text:span text:style-name="T1495">;</text:span><text:span text:style-name="T1496">//вес ребра</text:span><text:span text:style-name="T1497"><text:line-break/></text:span><text:span text:style-name="T1498"><text:line-break/><text:s text:c="4"/></text:span><text:span text:style-name="T1499">Edge</text:span><text:span text:style-name="T1500">() =<text:s/></text:span><text:span text:style-name="T1501">default;</text:span><text:span text:style-name="T1502"><text:line-break/><text:s text:c="4"/></text:span><text:span text:style-name="T1503">Edge</text:span><text:span text:style-name="T1504">(</text:span><text:span text:style-name="T1505">Point</text:span><text:span text:style-name="T1506">* init</text:span><text:span text:style-name="T1507">,<text:s/></text:span><text:span text:style-name="T1508">Point</text:span><text:span text:style-name="T1509">* fin</text:span><text:span text:style-name="T1510">,<text:s/></text:span><text:span text:style-name="T1511">Weight<text:s/></text:span><text:span text:style-name="T1512">weight) {</text:span><text:span text:style-name="T1513"><text:line-break/><text:s text:c="8"/></text:span><text:span text:style-name="T1514">initVer<text:s/></text:span><text:span text:style-name="T1515">= init</text:span><text:span text:style-name="T1516">;</text:span><text:span text:style-name="T1517"><text:line-break/><text:s text:c="8"/></text:span><text:span text:style-name="T1518">finVer<text:s/></text:span><text:span text:style-name="T1519">= fin</text:span><text:span text:style-name="T1520">;</text:span><text:span text:style-name="T1521"><text:line-break/><text:s text:c="8"/></text:span><text:span text:style-name="T1522">weightVer<text:s/></text:span><text:span text:style-name="T1523">= weight</text:span><text:span text:style-name="T1524">;</text:span><text:span text:style-name="T1525"><text:line-break/><text:s text:c="4"/></text:span><text:span text:style-name="T1526">}</text:span><text:span text:style-name="T1527"><text:line-break/>}</text:span><text:span text:style-name="T1528">;</text:span><text:span text:style-name="T1529"><text:line-break/>bool<text:s/></text:span><text:span text:style-name="T1530">compForSort<text:s/></text:span><text:span text:style-name="T1531">(</text:span><text:span text:style-name="T1532">const<text:s/></text:span><text:span text:style-name="T1533">Edge</text:span><text:span text:style-name="T1534">&amp; first</text:span><text:span text:style-name="T1535">, const<text:s/></text:span><text:span text:style-name="T1536">Edge</text:span><text:span text:style-name="T1537">&amp; second)</text:span><text:span text:style-name="T1538">//функция для сортировки ребер</text:span><text:span text:style-name="T1539"><text:line-break/></text:span><text:span text:style-name="T1540">{</text:span><text:span text:style-name="T1541"><text:line-break/><text:s text:c="4"/></text:span><text:span text:style-name="T1542">if<text:s/></text:span><text:span text:style-name="T1543">(first.</text:span><text:span text:style-name="T1544">initVer</text:span><text:span text:style-name="T1545">-&gt;</text:span><text:span text:style-name="T1546">ver<text:s/></text:span><text:span text:style-name="T1547">&lt; second.</text:span><text:span text:style-name="T1548">initVer</text:span><text:span text:style-name="T1549">-&gt;</text:span><text:span text:style-name="T1550">ver</text:span><text:span text:style-name="T1551">)</text:span><text:span text:style-name="T1552">//по первой вершине</text:span><text:span text:style-name="T1553"><text:line-break/><text:s text:c="8"/></text:span><text:span text:style-name="T1554">return true;</text:span><text:span text:style-name="T1555"><text:line-break/><text:s text:c="4"/>if<text:s/></text:span><text:span text:style-name="T1556">(first.</text:span><text:span text:style-name="T1557">initVer</text:span><text:span text:style-name="T1558">-&gt;</text:span><text:span text:style-name="T1559">ver<text:s/></text:span><text:span text:style-name="T1560">&gt; second.</text:span><text:span text:style-name="T1561">initVer</text:span><text:span text:style-name="T1562">-&gt;</text:span><text:span text:style-name="T1563">ver</text:span><text:span text:style-name="T1564">)</text:span><text:span text:style-name="T1565"><text:line-break/><text:s text:c="8"/></text:span><text:span text:style-name="T1566">return false;</text:span><text:span text:style-name="T1567"><text:line-break/><text:s text:c="4"/>if<text:s/></text:span><text:span text:style-name="T1568">(first.</text:span><text:span text:style-name="T1569">weightVer<text:s/></text:span><text:span text:style-name="T1570">&lt; second.</text:span><text:span text:style-name="T1571">weightVer</text:span><text:span text:style-name="T1572">)</text:span><text:span text:style-name="T1573">//по весу</text:span><text:span text:style-name="T1574"><text:line-break/><text:s text:c="8"/></text:span><text:span text:style-name="T1575">return true;</text:span><text:span text:style-name="T1576"><text:line-break/><text:s text:c="4"/>return false;</text:span><text:span text:style-name="T1577"><text:line-break/></text:span><text:span text:style-name="T1578">}</text:span><text:span text:style-name="T1579"><text:line-break/></text:span><text:span text:style-name="T1580"><text:line-break/></text:span><text:span text:style-name="T1581">class<text:s/></text:span><text:span text:style-name="T1582">PathSearching<text:s/></text:span><text:span text:style-name="T1583">{</text:span><text:span text:style-name="T1584">//класс для поиска пути в графе</text:span><text:span text:style-name="T1585"><text:line-break/></text:span><text:span text:style-name="T1586">private</text:span><text:span text:style-name="T1587">:</text:span><text:span text:style-name="T1588"><text:line-break/><text:s text:c="4"/></text:span><text:span text:style-name="T1589">Vertical<text:s/></text:span><text:span text:style-name="T1590">initDestVer</text:span><text:span text:style-name="T1591">,<text:s/></text:span><text:span text:style-name="T1592">finDestVer</text:span><text:span text:style-name="T1593">;</text:span><text:span text:style-name="T1594">//начальная и конечная вершины</text:span><text:span text:style-name="T1595"><text:line-break/><text:s text:c="4"/></text:span><text:span text:style-name="T1596">std</text:span><text:span text:style-name="T1597">::</text:span><text:span text:style-name="T1598">string<text:s/></text:span><text:span text:style-name="T1599">answer</text:span><text:span text:style-name="T1600">;</text:span><text:span text:style-name="T1601">//строка для хранения пути</text:span><text:span text:style-name="T1602"><text:line-break/></text:span><text:span text:style-name="T1603">public</text:span><text:span text:style-name="T1604">:</text:span><text:span text:style-name="T1605"><text:line-break/><text:s text:c="4"/></text:span><text:span text:style-name="T1606">std</text:span><text:span text:style-name="T1607">::</text:span><text:span text:style-name="T1608">list</text:span><text:span text:style-name="T1609">&lt;</text:span><text:span text:style-name="T1610">Edge</text:span><text:span text:style-name="T1611">&gt;<text:s/></text:span><text:span text:style-name="T1612">listOfEdge</text:span><text:span text:style-name="T1613">;</text:span><text:span text:style-name="T1614">//список ребер</text:span><text:span text:style-name="T1615"><text:line-break/><text:s text:c="4"/></text:span><text:span text:style-name="T1616">std</text:span><text:span text:style-name="T1617">::</text:span><text:span text:style-name="T1618">list</text:span><text:span text:style-name="T1619">&lt;</text:span><text:span text:style-name="T1620">Point</text:span><text:span text:style-name="T1621">*&gt;<text:s/></text:span><text:span text:style-name="T1622">listOfVer</text:span><text:span text:style-name="T1623">;</text:span><text:span text:style-name="T1624">//список вершин</text:span><text:span text:style-name="T1625"><text:line-break/><text:s text:c="4"/></text:span><text:span text:style-name="T1626">PathSearching</text:span><text:span text:style-name="T1627">(</text:span><text:span text:style-name="T1628">Vertical<text:s/></text:span><text:span text:style-name="T1629">initDestVer</text:span><text:span text:style-name="T1630">,<text:s/></text:span><text:span text:style-name="T1631">Vertical<text:s/></text:span><text:span text:style-name="T1632">finDestVer) {</text:span><text:span text:style-name="T1633"><text:line-break/><text:s text:c="8"/></text:span><text:span text:style-name="T1634">this</text:span><text:span text:style-name="T1635">-&gt;</text:span><text:span text:style-name="T1636">initDestVer<text:s/></text:span><text:span text:style-name="T1637">= initDestVer</text:span><text:span text:style-name="T1638">;</text:span><text:span text:style-name="T1639"><text:line-break/><text:s text:c="8"/>this</text:span><text:span text:style-name="T1640">-&gt;</text:span><text:span text:style-name="T1641">finDestVer<text:s/></text:span><text:span text:style-name="T1642">= finDestVer</text:span><text:span text:style-name="T1643">;</text:span><text:span text:style-name="T1644"><text:line-break/><text:s text:c="4"/></text:span><text:span text:style-name="T1645">}</text:span><text:span text:style-name="T1646"><text:line-break/><text:s text:c="4"/></text:span><text:span text:style-name="T1647">void<text:s/></text:span><text:span text:style-name="T1648">readEdgeAndVer</text:span><text:span text:style-name="T1649">(</text:span><text:span text:style-name="T1650">std</text:span><text:span text:style-name="T1651">::</text:span><text:span text:style-name="T1652">istream</text:span><text:span text:style-name="T1653">&amp; fin) {</text:span><text:span text:style-name="T1654">//ввод ребер и формирование списков</text:span><text:span text:style-name="T1655"><text:line-break/><text:s text:c="8"/></text:span><text:span text:style-name="T1656">Vertical<text:s/></text:span><text:span text:style-name="T1657">initVer</text:span><text:span text:style-name="T1658">,<text:s/></text:span><text:span text:style-name="T1659">finVer</text:span><text:span text:style-name="T1660">;</text:span><text:span text:style-name="T1661"><text:line-break/><text:s text:c="8"/></text:span><text:span text:style-name="T1662">Weight<text:s/></text:span><text:span text:style-name="T1663">weight =<text:s/></text:span><text:span text:style-name="T1664">0</text:span><text:span text:style-name="T1665">;</text:span><text:span text:style-name="T1666"><text:line-break/><text:s text:c="8"/>while<text:s/></text:span><text:span text:style-name="T1667">(fin<text:s/></text:span><text:span text:style-name="T1668">&gt;&gt;<text:s/></text:span><text:span text:style-name="T1669">initVer<text:s/></text:span><text:span text:style-name="T1670">&gt;&gt;<text:s/></text:span><text:span text:style-name="T1671">finVer<text:s/></text:span><text:span text:style-name="T1672">&gt;&gt;<text:s/></text:span><text:span text:style-name="T1673">weight) {</text:span><text:span text:style-name="T1674"><text:line-break/><text:s text:c="12"/></text:span><text:span text:style-name="T1675">if<text:s/></text:span><text:span text:style-name="T1676">(initVer ==<text:s/></text:span><text:span text:style-name="T1677">'0'</text:span><text:span text:style-name="T1678">)</text:span><text:span text:style-name="T1679">//для удобства был введен символ для остановки ввода</text:span><text:span text:style-name="T1680"><text:line-break/><text:s text:c="16"/></text:span><text:span text:style-name="T1681">break;</text:span><text:span text:style-name="T1682"><text:line-break/><text:s text:c="12"/></text:span><text:span text:style-name="T1683">Point</text:span><text:span text:style-name="T1684">* initPointVer = findVer(initVer)</text:span><text:span text:style-name="T1685">;</text:span><text:span text:style-name="T1686"><text:line-break/><text:s text:c="12"/></text:span><text:span text:style-name="T1687">Point</text:span><text:span text:style-name="T1688">* finPointVer = findVer(finVer)</text:span><text:span text:style-name="T1689">;</text:span><text:span text:style-name="T1690"><text:line-break/><text:s text:c="12"/>if<text:s/></text:span><text:span text:style-name="T1691">(initPointVer ==<text:s/></text:span><text:span text:style-name="T1692">nullptr</text:span><text:span text:style-name="T1693">) {</text:span><text:span text:style-name="T1694"><text:line-break/><text:s text:c="16"/>initPointVer =<text:s/></text:span><text:span text:style-name="T1695">new<text:s/></text:span><text:span text:style-name="T1696">Point(initVer</text:span><text:span text:style-name="T1697">, false</text:span><text:span text:style-name="T1698">)</text:span><text:span text:style-name="T1699">;</text:span><text:span text:style-name="T1700"><text:line-break/><text:s text:c="16"/></text:span><text:span text:style-name="T1701">listOfVer</text:span><text:span text:style-name="T1702">.push_back(initPointVer)</text:span><text:span text:style-name="T1703">;</text:span><text:span text:style-name="T1704">//формирование списка вершин</text:span><text:span text:style-name="T1705"><text:line-break/><text:s text:c="12"/></text:span><text:span text:style-name="T1706">}</text:span><text:span text:style-name="T1707"><text:line-break/><text:s text:c="12"/></text:span><text:span text:style-name="T1708">if<text:s/></text:span><text:span text:style-name="T1709">(finPointVer ==<text:s/></text:span><text:span text:style-name="T1710">nullptr</text:span><text:span text:style-name="T1711">) {</text:span><text:span text:style-name="T1712"><text:line-break/><text:s text:c="16"/>finPointVer =<text:s/></text:span><text:span text:style-name="T1713">new<text:s/></text:span><text:span text:style-name="T1714">Point(finVer</text:span><text:span text:style-name="T1715">, false</text:span><text:span text:style-name="T1716">)</text:span><text:span text:style-name="T1717">;</text:span><text:span text:style-name="T1718"><text:line-break/><text:s text:c="16"/></text:span><text:span text:style-name="T1719">listOfVer</text:span><text:span text:style-name="T1720">.push_back(finPointVer)</text:span><text:span text:style-name="T1721">;</text:span><text:span text:style-name="T1722"><text:line-break/><text:s text:c="12"/></text:span><text:span text:style-name="T1723">}</text:span><text:span text:style-name="T1724"><text:line-break/><text:s text:c="12"/></text:span><text:span text:style-name="T1725">listOfEdge</text:span><text:span text:style-name="T1726">.emplace_back(initPointVer</text:span><text:span text:style-name="T1727">,<text:s/></text:span><text:span text:style-name="T1728">finPointVer</text:span><text:span text:style-name="T1729">,<text:s/></text:span><text:span text:style-name="T1730">weight)</text:span><text:span text:style-name="T1731">;</text:span><text:span text:style-name="T1732">//формирование списка ребер</text:span><text:span text:style-name="T1733"><text:line-break/><text:s text:c="8"/></text:span><text:span text:style-name="T1734">}</text:span><text:span text:style-name="T1735"><text:line-break/><text:s text:c="4"/>}</text:span><text:span text:style-name="T1736"><text:line-break/><text:s text:c="4"/></text:span><text:span text:style-name="T1737">void<text:s/></text:span><text:span text:style-name="T1738">showAnswer</text:span><text:span text:style-name="T1739">() {</text:span><text:span text:style-name="T1740">//вывод пути</text:span><text:span text:style-name="T1741"><text:line-break/><text:s text:c="8"/></text:span><text:span text:style-name="T1742">std</text:span><text:span text:style-name="T1743">::cout<text:s/></text:span><text:span text:style-name="T1744">&lt;&lt;<text:s/></text:span><text:span text:style-name="T1745">"Результат работы алгоритма:</text:span><text:span text:style-name="T1746">\n</text:span><text:span text:style-name="T1747">"</text:span><text:span text:style-name="T1748">;</text:span><text:span text:style-name="T1749"><text:line-break/><text:s text:c="8"/></text:span><text:span text:style-name="T1750">std</text:span><text:span text:style-name="T1751">::cout<text:s/></text:span><text:span text:style-name="T1752">&lt;&lt;<text:s/></text:span><text:span text:style-name="T1753">answer<text:s/></text:span><text:span text:style-name="T1754">&lt;&lt;<text:s/></text:span><text:span text:style-name="T1755">"</text:span><text:span text:style-name="T1756">\n</text:span><text:span text:style-name="T1757">"</text:span><text:span text:style-name="T1758">;</text:span><text:span text:style-name="T1759"><text:line-break/><text:s text:c="4"/></text:span><text:span text:style-name="T1760">}</text:span><text:span text:style-name="T1761"><text:line-break/></text:span><text:span text:style-name="T1762"><text:line-break/><text:s text:c="4"/></text:span><text:span text:style-name="T1763">void<text:s/></text:span><text:span text:style-name="T1764">showListOfEdge</text:span><text:span text:style-name="T1765">() {</text:span><text:span text:style-name="T1766">//вывод списка ребер</text:span><text:span text:style-name="T1767"><text:line-break/><text:s text:c="8"/></text:span><text:span text:style-name="T1768">std</text:span><text:span text:style-name="T1769">::cout<text:s/></text:span><text:span text:style-name="T1770">&lt;&lt;<text:s/></text:span><text:span text:style-name="T1771">"Отсортированный список ребер</text:span><text:span text:style-name="T1772">\n</text:span><text:span text:style-name="T1773">"</text:span><text:span text:style-name="T1774">;</text:span><text:span text:style-name="T1775"><text:line-break/><text:s text:c="8"/>for<text:s/></text:span><text:span text:style-name="T1776">(</text:span><text:span text:style-name="T1777">auto<text:s/></text:span><text:span text:style-name="T1778">i :<text:s/></text:span><text:span text:style-name="T1779">listOfEdge</text:span><text:span text:style-name="T1780">) {</text:span><text:span text:style-name="T1781"><text:line-break/><text:s text:c="12"/></text:span><text:span text:style-name="T1782">std</text:span><text:span text:style-name="T1783">::cout<text:s/></text:span><text:span text:style-name="T1784">&lt;&lt;<text:s/></text:span><text:span text:style-name="T1785">i.</text:span><text:span text:style-name="T1786">initVer</text:span><text:span text:style-name="T1787">-&gt;</text:span><text:span text:style-name="T1788">ver<text:s/></text:span><text:span text:style-name="T1789">&lt;&lt;<text:s/></text:span><text:span text:style-name="T1790">" "<text:s/></text:span><text:span text:style-name="T1791">&lt;&lt;<text:s/></text:span><text:span text:style-name="T1792">i.</text:span><text:span text:style-name="T1793">finVer</text:span><text:span text:style-name="T1794">-&gt;</text:span><text:span text:style-name="T1795">ver<text:s/></text:span><text:span text:style-name="T1796">&lt;&lt;<text:s/></text:span><text:span text:style-name="T1797">" "<text:s/></text:span><text:span text:style-name="T1798">&lt;&lt;<text:s/></text:span><text:span text:style-name="T1799">i.</text:span><text:span text:style-name="T1800">weightVer<text:s/></text:span><text:span text:style-name="T1801">&lt;&lt;<text:s/></text:span><text:span text:style-name="T1802">"</text:span><text:span text:style-name="T1803">\n</text:span><text:span text:style-name="T1804">"</text:span><text:span text:style-name="T1805">;</text:span><text:span text:style-name="T1806"><text:line-break/><text:s text:c="8"/></text:span><text:span text:style-name="T1807">}</text:span><text:span text:style-name="T1808"><text:line-break/><text:s text:c="4"/>}</text:span><text:span text:style-name="T1809"><text:line-break/></text:span><text:span text:style-name="T1810"><text:line-break/><text:s text:c="4"/></text:span><text:span text:style-name="T1811">Point</text:span><text:span text:style-name="T1812">*<text:s/></text:span><text:span text:style-name="T1813">findVer</text:span><text:span text:style-name="T1814">(</text:span><text:span text:style-name="T1815">Vertical<text:s/></text:span><text:span text:style-name="T1816">vertical) {</text:span><text:span text:style-name="T1817">//поиск структуры вершины по ее названию</text:span><text:span text:style-name="T1818"><text:line-break/><text:s text:c="8"/></text:span><text:span text:style-name="T1819">for<text:s/></text:span><text:span text:style-name="T1820">(</text:span><text:span text:style-name="T1821">auto<text:s/></text:span><text:span text:style-name="T1822">i :<text:s/></text:span><text:span text:style-name="T1823">listOfVer</text:span><text:span text:style-name="T1824">) {</text:span><text:span text:style-name="T1825"><text:line-break/><text:s text:c="12"/></text:span><text:span text:style-name="T1826">if<text:s/></text:span><text:span text:style-name="T1827">(i-&gt;</text:span><text:span text:style-name="T1828">ver<text:s/></text:span><text:span text:style-name="T1829">== vertical) {</text:span><text:span text:style-name="T1830"><text:line-break/><text:s text:c="16"/></text:span><text:span text:style-name="T1831">return<text:s/></text:span><text:span text:style-name="T1832">i</text:span><text:span text:style-name="T1833">;</text:span><text:span text:style-name="T1834"><text:line-break/><text:s text:c="12"/></text:span><text:span text:style-name="T1835">}</text:span><text:span text:style-name="T1836"><text:line-break/><text:s text:c="8"/>}</text:span><text:span text:style-name="T1837"><text:line-break/><text:s text:c="8"/></text:span><text:span text:style-name="T1838">return nullptr;</text:span><text:span text:style-name="T1839"><text:line-break/><text:s text:c="4"/></text:span><text:span text:style-name="T1840">}</text:span><text:span text:style-name="T1841"><text:line-break/></text:span><text:span text:style-name="T1842"><text:line-break/><text:s text:c="4"/></text:span><text:span text:style-name="T1843">void<text:s/></text:span><text:span text:style-name="T1844">doGreedyAlgoritm</text:span><text:span text:style-name="T1845">() {</text:span><text:span text:style-name="T1846">//построение пути с помощью жадного метода</text:span><text:span text:style-name="T1847"><text:line-break/><text:s text:c="8"/></text:span><text:span text:style-name="T1848">listOfEdge</text:span><text:span text:style-name="T1849">.sort(compForSort)</text:span><text:span text:style-name="T1850">;</text:span><text:span text:style-name="T1851">//сортировка списка ребер по первой вершине и весу</text:span><text:span text:style-name="T1852"><text:line-break/><text:s text:c="8"/></text:span><text:span text:style-name="T1853">showListOfEdge()</text:span><text:span text:style-name="T1854">;</text:span><text:span text:style-name="T1855"><text:line-break/><text:s text:c="8"/></text:span><text:span text:style-name="T1856">Point<text:s/></text:span><text:span text:style-name="T1857">*currentPoint</text:span><text:span text:style-name="T1858">;</text:span><text:span text:style-name="T1859"><text:line-break/><text:s text:c="8"/>for<text:s/></text:span><text:span text:style-name="T1860">(</text:span><text:span text:style-name="T1861">auto<text:s/></text:span><text:span text:style-name="T1862">i :<text:s/></text:span><text:span text:style-name="T1863">listOfVer</text:span><text:span text:style-name="T1864">) {</text:span><text:span text:style-name="T1865">//поиск начальной вершины</text:span><text:span text:style-name="T1866"><text:line-break/><text:s text:c="12"/></text:span><text:span text:style-name="T1867">if<text:s/></text:span><text:span text:style-name="T1868">(i-&gt;</text:span><text:span text:style-name="T1869">ver<text:s/></text:span><text:span text:style-name="T1870">==<text:s/></text:span><text:span text:style-name="T1871">initDestVer</text:span><text:span text:style-name="T1872">) {</text:span><text:span text:style-name="T1873"><text:line-break/><text:s text:c="16"/>currentPoint = i</text:span><text:span text:style-name="T1874">;</text:span><text:span text:style-name="T1875"><text:line-break/><text:s text:c="16"/>break;</text:span><text:span text:style-name="T1876"><text:line-break/><text:s text:c="12"/></text:span><text:span text:style-name="T1877">}</text:span><text:span text:style-name="T1878"><text:line-break/><text:s text:c="8"/>}</text:span><text:span text:style-name="T1879"><text:line-break/><text:s text:c="8"/></text:span><text:span text:style-name="T1880">while<text:s/></text:span><text:span text:style-name="T1881">(currentPoint-&gt;</text:span><text:span text:style-name="T1882">ver<text:s/></text:span><text:span text:style-name="T1883">!=<text:s/></text:span><text:span text:style-name="T1884">finDestVer</text:span><text:span text:style-name="T1885">) {</text:span><text:span text:style-name="T1886">//пока рассматриваемая вершина не является конечной</text:span><text:span text:style-name="T1887"><text:line-break/><text:s text:c="12"/></text:span><text:span text:style-name="T1888">Vertical<text:s/></text:span><text:span text:style-name="T1889">curVer = currentPoint-&gt;</text:span><text:span text:style-name="T1890">ver</text:span><text:span text:style-name="T1891">;</text:span><text:span text:style-name="T1892">//сохраняем название рассматриаемой вершины</text:span><text:span text:style-name="T1893"><text:line-break/><text:s text:c="12"/></text:span><text:span text:style-name="T1894">std</text:span><text:span text:style-name="T1895">::cout<text:s/></text:span><text:span text:style-name="T1896">&lt;&lt;<text:s/></text:span><text:span text:style-name="T1897">"Рассматриваемая вершина "<text:s/></text:span><text:span text:style-name="T1898">&lt;&lt;<text:s/></text:span><text:span text:style-name="T1899">currentPoint-&gt;</text:span><text:span text:style-name="T1900">ver<text:s/></text:span><text:span text:style-name="T1901">&lt;&lt;<text:s/></text:span><text:span text:style-name="T1902">"</text:span><text:span text:style-name="T1903">\n</text:span><text:span text:style-name="T1904">"</text:span><text:span text:style-name="T1905">;</text:span><text:span text:style-name="T1906"><text:line-break/><text:s text:c="12"/></text:span><text:span text:style-name="T1907">answer<text:s/></text:span><text:span text:style-name="T1908">+=<text:s/></text:span><text:span text:style-name="T1909">curVer</text:span><text:span text:style-name="T1910">;</text:span><text:span text:style-name="T1911">//и добавляем ее в ответ</text:span><text:span text:style-name="T1912"><text:line-break/><text:s text:c="12"/></text:span><text:span text:style-name="T1913">currentPoint-&gt;</text:span><text:span text:style-name="T1914">isVisited<text:s/></text:span><text:span text:style-name="T1915">=<text:s/></text:span><text:span text:style-name="T1916">true;</text:span><text:span text:style-name="T1917">//и добавляем в список рассмотренных</text:span><text:span text:style-name="T1918"><text:line-break/><text:s text:c="12"/></text:span><text:span text:style-name="T1919">for<text:s/></text:span><text:span text:style-name="T1920">(</text:span><text:span text:style-name="T1921">auto<text:s/></text:span><text:span text:style-name="T1922">i :<text:s/></text:span><text:span text:style-name="T1923">listOfEdge</text:span><text:span text:style-name="T1924">) {</text:span><text:span text:style-name="T1925"><text:line-break/><text:s text:c="16"/></text:span><text:span text:style-name="T1926">if<text:s/></text:span><text:span text:style-name="T1927">(i.</text:span><text:span text:style-name="T1928">initVer<text:s/></text:span><text:span text:style-name="T1929">== currentPoint) {</text:span><text:span text:style-name="T1930"><text:line-break/><text:s text:c="20"/></text:span><text:span text:style-name="T1931">if<text:s/></text:span><text:span text:style-name="T1932">(!i.</text:span><text:span text:style-name="T1933">finVer</text:span><text:span text:style-name="T1934">-&gt;</text:span><text:span text:style-name="T1935">isVisited</text:span><text:span text:style-name="T1936">) {</text:span><text:span text:style-name="T1937"><text:line-break/><text:s text:c="24"/>currentPoint = i.</text:span><text:span text:style-name="T1938">finVer</text:span><text:span text:style-name="T1939">;</text:span><text:span text:style-name="T1940">//выбор следующей рассматриваемой вершины, как первой найденной благодаря сортировке по весу</text:span><text:span text:style-name="T1941"><text:line-break/><text:s text:c="24"/></text:span><text:span text:style-name="T1942">break;</text:span><text:span text:style-name="T1943"><text:line-break/><text:s text:c="20"/></text:span><text:span text:style-name="T1944">}</text:span><text:span text:style-name="T1945"><text:line-break/><text:s text:c="16"/>}</text:span><text:span text:style-name="T1946"><text:line-break/><text:s text:c="12"/>}</text:span><text:span text:style-name="T1947"><text:line-break/><text:s text:c="12"/></text:span><text:span text:style-name="T1948">if<text:s/></text:span><text:span text:style-name="T1949">(currentPoint-&gt;</text:span><text:span text:style-name="T1950">ver<text:s/></text:span><text:span text:style-name="T1951">== curVer) {</text:span><text:span text:style-name="T1952">//если рассматриваемая вершина не поменялась</text:span><text:span text:style-name="T1953"><text:line-break/><text:s text:c="16"/></text:span><text:span text:style-name="T1954">std</text:span><text:span text:style-name="T1955">::cout<text:s/></text:span><text:span text:style-name="T1956">&lt;&lt;<text:s/></text:span><text:span text:style-name="T1957">"Следующая вершина не найдена, переходим к предыдущей "</text:span><text:span text:style-name="T1958">;</text:span><text:span text:style-name="T1959"><text:line-break/><text:s text:c="16"/>for<text:s/></text:span><text:span text:style-name="T1960">(</text:span><text:span text:style-name="T1961">auto<text:s/></text:span><text:span text:style-name="T1962">i :<text:s/></text:span><text:span text:style-name="T1963">listOfEdge</text:span><text:span text:style-name="T1964">) {</text:span><text:span text:style-name="T1965"><text:line-break/><text:s text:c="20"/></text:span><text:span text:style-name="T1966">if<text:s/></text:span><text:span text:style-name="T1967">(i.</text:span><text:span text:style-name="T1968">finVer<text:s/></text:span><text:span text:style-name="T1969">== currentPoint) {</text:span><text:span text:style-name="T1970"><text:line-break/><text:s text:c="24"/>currentPoint = i.</text:span><text:span text:style-name="T1971">initVer</text:span><text:span text:style-name="T1972">;</text:span><text:span text:style-name="T1973">//тогда переходим к предпоследней</text:span><text:span text:style-name="T1974"><text:line-break/><text:s text:c="24"/></text:span><text:span text:style-name="T1975">std</text:span><text:span text:style-name="T1976">::cout<text:s/></text:span><text:span text:style-name="T1977">&lt;&lt;<text:s/></text:span><text:span text:style-name="T1978">currentPoint-&gt;</text:span><text:span text:style-name="T1979">ver<text:s/></text:span><text:span text:style-name="T1980">&lt;&lt;<text:s/></text:span><text:span text:style-name="T1981">"</text:span><text:span text:style-name="T1982">\n</text:span><text:span text:style-name="T1983">"</text:span><text:span text:style-name="T1984">;</text:span><text:span text:style-name="T1985"><text:line-break/><text:s text:c="24"/></text:span><text:span text:style-name="T1986">answer</text:span><text:span text:style-name="T1987">.pop_back()</text:span><text:span text:style-name="T1988">;</text:span><text:span text:style-name="T1989"><text:line-break/><text:s text:c="24"/></text:span><text:span text:style-name="T1990">answer</text:span><text:span text:style-name="T1991">.pop_back()</text:span><text:span text:style-name="T1992">;</text:span><text:span text:style-name="T1993"><text:line-break/><text:s text:c="24"/>break;</text:span><text:span text:style-name="T1994"><text:line-break/><text:s text:c="20"/></text:span><text:span text:style-name="T1995">}</text:span><text:span text:style-name="T1996"><text:line-break/><text:s text:c="16"/>}</text:span><text:span text:style-name="T1997"><text:line-break/><text:s text:c="12"/>}<text:s/></text:span><text:span text:style-name="T1998">else<text:s/></text:span><text:span text:style-name="T1999">std</text:span><text:span text:style-name="T2000">::cout<text:s/></text:span><text:span text:style-name="T2001">&lt;&lt;<text:s/></text:span><text:span text:style-name="T2002">"Следующая вершина, выбранная по минимальному весу ребра "<text:s/></text:span><text:span text:style-name="T2003">&lt;&lt;<text:s/></text:span><text:span text:style-name="T2004">currentPoint-&gt;</text:span><text:span text:style-name="T2005">ver<text:s/></text:span><text:span text:style-name="T2006">&lt;&lt;<text:s/></text:span><text:span text:style-name="T2007">"</text:span><text:span text:style-name="T2008">\n</text:span><text:span text:style-name="T2009">"</text:span><text:span text:style-name="T2010">;</text:span><text:span text:style-name="T2011"><text:line-break/><text:s text:c="8"/></text:span><text:span text:style-name="T2012">}</text:span><text:span text:style-name="T2013"><text:line-break/><text:s text:c="8"/></text:span><text:span text:style-name="T2014">answer<text:s/></text:span><text:span text:style-name="T2015">+=<text:s/></text:span><text:span text:style-name="T2016">finDestVer</text:span><text:span text:style-name="T2017">;</text:span><text:span text:style-name="T2018">//в ответ добавляем конечную вершину</text:span><text:span text:style-name="T2019"><text:line-break/><text:s text:c="4"/></text:span><text:span text:style-name="T2020">}</text:span><text:span text:style-name="T2021"><text:line-break/>}</text:span><text:span text:style-name="T2022">;</text:span><text:span text:style-name="T2023"><text:line-break/>int<text:s/></text:span><text:span text:style-name="T2024">main</text:span><text:span text:style-name="T2025">() {</text:span><text:span text:style-name="T2026"><text:line-break/><text:s text:c="4"/></text:span><text:span text:style-name="T2027">char<text:s/></text:span><text:span text:style-name="T2028">answ =<text:s/></text:span><text:span text:style-name="T2029">'y'</text:span><text:span text:style-name="T2030">;</text:span><text:span text:style-name="T2031"><text:line-break/><text:s text:c="4"/>while<text:s/></text:span><text:span text:style-name="T2032">(answ ==<text:s/></text:span><text:span text:style-name="T2033">'y'</text:span><text:span text:style-name="T2034">) {</text:span><text:span text:style-name="T2035"><text:line-break/><text:s text:c="8"/></text:span><text:span text:style-name="T2036">std</text:span><text:span text:style-name="T2037">::cout<text:s/></text:span><text:span text:style-name="T2038">&lt;&lt;<text:s/></text:span><text:span text:style-name="T2039">"Хотите считать данные из файла или ввести самостоятельно?(1/2)</text:span><text:span text:style-name="T2040">\n</text:span><text:span text:style-name="T2041">"</text:span><text:span text:style-name="T2042">;</text:span><text:span text:style-name="T2043"><text:line-break/><text:s text:c="8"/></text:span><text:span text:style-name="T2044">std</text:span><text:span text:style-name="T2045">::cin<text:s/></text:span><text:span text:style-name="T2046">&gt;&gt;<text:s/></text:span><text:span text:style-name="T2047">answ</text:span><text:span text:style-name="T2048">;</text:span><text:span text:style-name="T2049"><text:line-break/><text:s text:c="8"/></text:span><text:span text:style-name="T2050">Vertical<text:s/></text:span><text:span text:style-name="T2051">initDestVer</text:span><text:span text:style-name="T2052">,<text:s/></text:span><text:span text:style-name="T2053">finDestVer</text:span><text:span text:style-name="T2054">;</text:span><text:span text:style-name="T2055"><text:line-break/><text:s text:c="8"/></text:span><text:span text:style-name="T2056">std</text:span><text:span text:style-name="T2057">::</text:span><text:span text:style-name="T2058">ifstream<text:s/></text:span><text:span text:style-name="T2059">fin(</text:span><text:span text:style-name="T2060">"test1.txt"</text:span><text:span text:style-name="T2061">)</text:span><text:span text:style-name="T2062">;</text:span><text:span text:style-name="T2063"><text:line-break/><text:s text:c="8"/>if<text:s/></text:span><text:span text:style-name="T2064">(answ ==<text:s/></text:span><text:span text:style-name="T2065">'2'</text:span><text:span text:style-name="T2066">) {</text:span><text:span text:style-name="T2067"><text:line-break/><text:s text:c="12"/></text:span><text:span text:style-name="T2068">std</text:span><text:span text:style-name="T2069">::cout<text:s/></text:span><text:span text:style-name="T2070">&lt;&lt;<text:s/></text:span><text:span text:style-name="T2071">"Введите начальную и конечную вершину</text:span><text:span text:style-name="T2072">\n</text:span><text:span text:style-name="T2073">"</text:span><text:span text:style-name="T2074">;</text:span><text:span text:style-name="T2075"><text:line-break/><text:s text:c="12"/></text:span><text:span text:style-name="T2076">std</text:span><text:span text:style-name="T2077">::cin<text:s/></text:span><text:span text:style-name="T2078">&gt;&gt;<text:s/></text:span><text:span text:style-name="T2079">initDestVer<text:s/></text:span><text:span text:style-name="T2080">&gt;&gt;<text:s/></text:span><text:span text:style-name="T2081">finDestVer</text:span><text:span text:style-name="T2082">;</text:span><text:span text:style-name="T2083"><text:line-break/><text:s text:c="8"/></text:span><text:span text:style-name="T2084">}<text:s/></text:span><text:span text:style-name="T2085">else<text:s/></text:span><text:span text:style-name="T2086">{</text:span><text:span text:style-name="T2087"><text:line-break/><text:s text:c="12"/>fin<text:s/></text:span><text:span text:style-name="T2088">&gt;&gt;<text:s/></text:span><text:span text:style-name="T2089">initDestVer<text:s/></text:span><text:span text:style-name="T2090">&gt;&gt;<text:s/></text:span><text:span text:style-name="T2091">finDestVer</text:span><text:span text:style-name="T2092">;</text:span><text:span text:style-name="T2093"><text:line-break/><text:s text:c="8"/></text:span><text:span text:style-name="T2094">}</text:span><text:span text:style-name="T2095"><text:line-break/><text:s text:c="8"/></text:span><text:span text:style-name="T2096">auto<text:s/></text:span><text:span text:style-name="T2097">answer =<text:s/></text:span><text:span text:style-name="T2098">new<text:s/></text:span><text:span text:style-name="T2099">PathSearching(initDestVer</text:span><text:span text:style-name="T2100">,<text:s/></text:span><text:span text:style-name="T2101">finDestVer)</text:span><text:span text:style-name="T2102">;</text:span><text:span text:style-name="T2103"><text:line-break/><text:s text:c="8"/>if<text:s/></text:span><text:span text:style-name="T2104">(answ ==<text:s/></text:span><text:span text:style-name="T2105">'2'</text:span><text:span text:style-name="T2106">) {</text:span><text:span text:style-name="T2107"><text:line-break/><text:s text:c="12"/></text:span><text:span text:style-name="T2108">std</text:span><text:span text:style-name="T2109">::cout<text:s/></text:span><text:span text:style-name="T2110">&lt;&lt;<text:s/></text:span><text:span text:style-name="T2111">"Введите ребра и вес</text:span><text:span text:style-name="T2112">\n</text:span><text:span text:style-name="T2113">"</text:span><text:span text:style-name="T2114">;</text:span><text:span text:style-name="T2115"><text:line-break/><text:s text:c="12"/></text:span><text:span text:style-name="T2116">answer-&gt;readEdgeAndVer(</text:span><text:span text:style-name="T2117">std</text:span><text:span text:style-name="T2118">::cin)</text:span><text:span text:style-name="T2119">;</text:span><text:span text:style-name="T2120"><text:line-break/><text:s text:c="8"/></text:span><text:span text:style-name="T2121">}<text:s/></text:span><text:span text:style-name="T2122">else<text:s/></text:span><text:span text:style-name="T2123">answer-&gt;readEdgeAndVer(fin)</text:span><text:span text:style-name="T2124">;</text:span><text:span text:style-name="T2125"><text:line-break/><text:s text:c="8"/></text:span><text:span text:style-name="T2126">fin.close()</text:span><text:span text:style-name="T2127">;</text:span><text:span text:style-name="T2128"><text:line-break/><text:s text:c="8"/></text:span><text:span text:style-name="T2129">answer-&gt;doGreedyAlgoritm()</text:span><text:span text:style-name="T2130">;</text:span><text:span text:style-name="T2131"><text:line-break/><text:s text:c="8"/></text:span><text:span text:style-name="T2132">answer-&gt;showAnswer()</text:span><text:span text:style-name="T2133">;</text:span><text:span text:style-name="T2134"><text:line-break/><text:s text:c="8"/></text:span><text:span text:style-name="T2135">std</text:span><text:span text:style-name="T2136">::cout<text:s/></text:span><text:span text:style-name="T2137">&lt;&lt;<text:s/></text:span><text:span text:style-name="T2138">"Хотите продолжить?(y/n)</text:span><text:span text:style-name="T2139">\n</text:span><text:span text:style-name="T2140">"</text:span><text:span text:style-name="T2141">;</text:span><text:span text:style-name="T2142"><text:line-break/><text:s text:c="8"/></text:span><text:span text:style-name="T2143">std</text:span><text:span text:style-name="T2144">::cin<text:s/></text:span><text:span text:style-name="T2145">&gt;&gt;<text:s/></text:span><text:span text:style-name="T2146">answ</text:span><text:span text:style-name="T2147">;</text:span><text:span text:style-name="T2148"><text:line-break/><text:s text:c="4"/></text:span><text:span text:style-name="T2149">}</text:span><text:span text:style-name="T2150"><text:line-break/><text:s text:c="4"/></text:span><text:span text:style-name="T2151">return<text:s/></text:span><text:span text:style-name="T2152">0</text:span><text:span text:style-name="T2153">;</text:span><text:span text:style-name="T2154"><text:line-break/></text:span><text:span text:style-name="T2155">}</text:span></text:p>
      <text:p text:style-name="P2156"/>
      <text:p text:style-name="P2157">ПРИЛОЖЕНИЕ Б</text:p>
      <text:p text:style-name="P2158">ИСХОДНЫЙ КОД ПРОГРАММЫ</text:p>
      <text:p text:style-name="P2159"/>
      <text:p text:style-name="P2160"><text:span text:style-name="T2161">Название</text:span><text:span text:style-name="T2162"><text:s/></text:span><text:span text:style-name="T2163">файла</text:span><text:span text:style-name="T2164">: lab2_2.cpp</text:span></text:p>
      <text:p text:style-name="СтандартныйHTML"><text:span text:style-name="T2165">#include<text:s/></text:span><text:span text:style-name="T2166">&lt;iostream&gt;</text:span><text:span text:style-name="T2167"><text:line-break/></text:span><text:span text:style-name="T2168">#include<text:s/></text:span><text:span text:style-name="T2169">&lt;list&gt;</text:span><text:span text:style-name="T2170"><text:line-break/></text:span><text:span text:style-name="T2171">#include<text:s/></text:span><text:span text:style-name="T2172">&lt;fstream&gt;</text:span><text:span text:style-name="T2173"><text:line-break/></text:span><text:span text:style-name="T2174"><text:line-break/></text:span><text:span text:style-name="T2175">#define<text:s/></text:span><text:span text:style-name="T2176">Vertical<text:s/></text:span><text:span text:style-name="T2177">char</text:span><text:span text:style-name="T2178"><text:line-break/></text:span><text:span text:style-name="T2179">#define<text:s/></text:span><text:span text:style-name="T2180">Weight<text:s/></text:span><text:span text:style-name="T2181">float</text:span><text:span text:style-name="T2182"><text:line-break/></text:span><text:span text:style-name="T2183"><text:line-break/>struct<text:s/></text:span><text:span text:style-name="T2184">Point<text:s/></text:span><text:span text:style-name="T2185">{</text:span><text:span text:style-name="T2186">//структура для вершины графа</text:span><text:span text:style-name="T2187"><text:line-break/><text:s text:c="4"/></text:span><text:span text:style-name="T2188">Vertical<text:s/></text:span><text:span text:style-name="T2189">ver</text:span><text:span text:style-name="T2190">;<text:s/></text:span><text:span text:style-name="T2191">//название вершины</text:span><text:span text:style-name="T2192"><text:line-break/><text:s text:c="4"/></text:span><text:span text:style-name="T2193">bool<text:s/></text:span><text:span text:style-name="T2194">isVisited</text:span><text:span text:style-name="T2195">;</text:span><text:span text:style-name="T2196">//посещена ли вершина или нет</text:span><text:span text:style-name="T2197"><text:line-break/><text:s text:c="4"/></text:span><text:span text:style-name="T2198">Weight<text:s/></text:span><text:span text:style-name="T2199">heurEst</text:span><text:span text:style-name="T2200">,<text:s/></text:span><text:span text:style-name="T2201">wei</text:span><text:span text:style-name="T2202">;</text:span><text:span text:style-name="T2203">//эвристическая оценка и вес от начальной вершины до текущей</text:span><text:span text:style-name="T2204"><text:line-break/><text:s text:c="4"/></text:span><text:span text:style-name="T2205">Point</text:span><text:span text:style-name="T2206">*<text:s/></text:span><text:span text:style-name="T2207">parent</text:span><text:span text:style-name="T2208">;</text:span><text:span text:style-name="T2209">//начальная вершина в ребре</text:span><text:span text:style-name="T2210"><text:line-break/></text:span><text:span text:style-name="T2211"><text:line-break/><text:s text:c="4"/></text:span><text:span text:style-name="T2212">Point</text:span><text:span text:style-name="T2213">() =<text:s/></text:span><text:span text:style-name="T2214">default;</text:span><text:span text:style-name="T2215"><text:line-break/><text:s text:c="4"/></text:span><text:span text:style-name="T2216">Point</text:span><text:span text:style-name="T2217">(</text:span><text:span text:style-name="T2218">Vertical<text:s/></text:span><text:span text:style-name="T2219">ver</text:span><text:span text:style-name="T2220">, bool<text:s/></text:span><text:span text:style-name="T2221">isVisited) {</text:span><text:span text:style-name="T2222"><text:line-break/><text:s text:c="8"/></text:span><text:span text:style-name="T2223">this</text:span><text:span text:style-name="T2224">-&gt;</text:span><text:span text:style-name="T2225">ver<text:s/></text:span><text:span text:style-name="T2226">= ver</text:span><text:span text:style-name="T2227">;</text:span><text:span text:style-name="T2228"><text:line-break/><text:s text:c="8"/></text:span><text:span text:style-name="T2229">parent<text:s/></text:span><text:span text:style-name="T2230">=<text:s/></text:span><text:span text:style-name="T2231">nullptr;</text:span><text:span text:style-name="T2232"><text:line-break/><text:s text:c="8"/>this</text:span><text:span text:style-name="T2233">-&gt;</text:span><text:span text:style-name="T2234">isVisited<text:s/></text:span><text:span text:style-name="T2235">= isVisited</text:span><text:span text:style-name="T2236">;</text:span><text:span text:style-name="T2237"><text:line-break/><text:s text:c="8"/>this</text:span><text:span text:style-name="T2238">-&gt;</text:span><text:span text:style-name="T2239">heurEst<text:s/></text:span><text:span text:style-name="T2240">=<text:s/></text:span><text:span text:style-name="T2241">0</text:span><text:span text:style-name="T2242">;</text:span><text:span text:style-name="T2243"><text:line-break/><text:s text:c="8"/>this</text:span><text:span text:style-name="T2244">-&gt;</text:span><text:span text:style-name="T2245">wei<text:s/></text:span><text:span text:style-name="T2246">=<text:s/></text:span><text:span text:style-name="T2247">0</text:span><text:span text:style-name="T2248">;</text:span><text:span text:style-name="T2249"><text:line-break/><text:s text:c="4"/></text:span><text:span text:style-name="T2250">}</text:span><text:span text:style-name="T2251"><text:line-break/>}</text:span><text:span text:style-name="T2252">;</text:span><text:span text:style-name="T2253"><text:line-break/></text:span><text:span text:style-name="T2254"><text:line-break/>struct<text:s/></text:span><text:span text:style-name="T2255">Edge<text:s/></text:span><text:span text:style-name="T2256">{</text:span><text:span text:style-name="T2257">//стуктура для ребра графа</text:span><text:span text:style-name="T2258"><text:line-break/><text:s text:c="4"/></text:span><text:span text:style-name="T2259">Point</text:span><text:span text:style-name="T2260">*<text:s/></text:span><text:span text:style-name="T2261">initVer</text:span><text:span text:style-name="T2262">;</text:span><text:span text:style-name="T2263">//начальная вершина</text:span><text:span text:style-name="T2264"><text:line-break/><text:s text:c="4"/></text:span><text:span text:style-name="T2265">Point</text:span><text:span text:style-name="T2266">*<text:s/></text:span><text:span text:style-name="T2267">finVer</text:span><text:span text:style-name="T2268">;</text:span><text:span text:style-name="T2269">//конечная вершина</text:span><text:span text:style-name="T2270"><text:line-break/><text:s text:c="4"/></text:span><text:span text:style-name="T2271">Weight<text:s/></text:span><text:span text:style-name="T2272">weightVer</text:span><text:span text:style-name="T2273">;</text:span><text:span text:style-name="T2274">//вес ребра</text:span><text:span text:style-name="T2275"><text:line-break/></text:span><text:span text:style-name="T2276"><text:line-break/><text:s text:c="4"/></text:span><text:span text:style-name="T2277">Edge</text:span><text:span text:style-name="T2278">() =<text:s/></text:span><text:span text:style-name="T2279">default;</text:span><text:span text:style-name="T2280"><text:line-break/><text:s text:c="4"/></text:span><text:span text:style-name="T2281">Edge</text:span><text:span text:style-name="T2282">(</text:span><text:span text:style-name="T2283">Point</text:span><text:span text:style-name="T2284">* init</text:span><text:span text:style-name="T2285">,<text:s/></text:span><text:span text:style-name="T2286">Point</text:span><text:span text:style-name="T2287">* fin</text:span><text:span text:style-name="T2288">,<text:s/></text:span><text:span text:style-name="T2289">Weight<text:s/></text:span><text:span text:style-name="T2290">weight) {</text:span><text:span text:style-name="T2291"><text:line-break/><text:s text:c="8"/></text:span><text:span text:style-name="T2292">initVer<text:s/></text:span><text:span text:style-name="T2293">= init</text:span><text:span text:style-name="T2294">;</text:span><text:span text:style-name="T2295"><text:line-break/><text:s text:c="8"/></text:span><text:span text:style-name="T2296">finVer<text:s/></text:span><text:span text:style-name="T2297">= fin</text:span><text:span text:style-name="T2298">;</text:span><text:span text:style-name="T2299"><text:line-break/><text:s text:c="8"/></text:span><text:span text:style-name="T2300">weightVer<text:s/></text:span><text:span text:style-name="T2301">= weight</text:span><text:span text:style-name="T2302">;</text:span><text:span text:style-name="T2303"><text:line-break/><text:s text:c="4"/></text:span><text:span text:style-name="T2304">}</text:span><text:span text:style-name="T2305"><text:line-break/>}</text:span><text:span text:style-name="T2306">;</text:span><text:span text:style-name="T2307"><text:line-break/></text:span><text:span text:style-name="T2308"><text:line-break/>class<text:s/></text:span><text:span text:style-name="T2309">PathSearching<text:s/></text:span><text:span text:style-name="T2310">{</text:span><text:span text:style-name="T2311">//класс для нахождения кратчайшего пути в графе по алгоритму А*</text:span><text:span text:style-name="T2312"><text:line-break/></text:span><text:span text:style-name="T2313">private</text:span><text:span text:style-name="T2314">:</text:span><text:span text:style-name="T2315"><text:line-break/><text:s text:c="4"/></text:span><text:span text:style-name="T2316">Vertical<text:s/></text:span><text:span text:style-name="T2317">initDestVer</text:span><text:span text:style-name="T2318">,<text:s/></text:span><text:span text:style-name="T2319">finDestVer</text:span><text:span text:style-name="T2320">;</text:span><text:span text:style-name="T2321">//начальная и конечная вершины</text:span><text:span text:style-name="T2322"><text:line-break/></text:span><text:span text:style-name="T2323">public</text:span><text:span text:style-name="T2324">:</text:span><text:span text:style-name="T2325"><text:line-break/><text:s text:c="4"/></text:span><text:span text:style-name="T2326">std</text:span><text:span text:style-name="T2327">::</text:span><text:span text:style-name="T2328">list</text:span><text:span text:style-name="T2329">&lt;</text:span><text:span text:style-name="T2330">Edge</text:span><text:span text:style-name="T2331">&gt;<text:s/></text:span><text:span text:style-name="T2332">listOfEdge</text:span><text:span text:style-name="T2333">;</text:span><text:span text:style-name="T2334">//список ребер</text:span><text:span text:style-name="T2335"><text:line-break/><text:s text:c="4"/></text:span><text:span text:style-name="T2336">std</text:span><text:span text:style-name="T2337">::</text:span><text:span text:style-name="T2338">list</text:span><text:span text:style-name="T2339">&lt;</text:span><text:span text:style-name="T2340">Point</text:span><text:span text:style-name="T2341">*&gt;<text:s/></text:span><text:span text:style-name="T2342">listOfVer</text:span><text:span text:style-name="T2343">;</text:span><text:span text:style-name="T2344">//список вершин</text:span><text:span text:style-name="T2345"><text:line-break/><text:s text:c="4"/></text:span><text:span text:style-name="T2346">PathSearching</text:span><text:span text:style-name="T2347">(</text:span><text:span text:style-name="T2348">Vertical<text:s/></text:span><text:span text:style-name="T2349">initDestVer</text:span><text:span text:style-name="T2350">,<text:s/></text:span><text:span text:style-name="T2351">Vertical<text:s/></text:span><text:span text:style-name="T2352">finDestVer) {</text:span><text:span text:style-name="T2353"><text:line-break/><text:s text:c="8"/></text:span><text:span text:style-name="T2354">this</text:span><text:span text:style-name="T2355">-&gt;</text:span><text:span text:style-name="T2356">initDestVer<text:s/></text:span><text:span text:style-name="T2357">= initDestVer</text:span><text:span text:style-name="T2358">;</text:span><text:span text:style-name="T2359"><text:line-break/><text:s text:c="8"/>this</text:span><text:span text:style-name="T2360">-&gt;</text:span><text:span text:style-name="T2361">finDestVer<text:s/></text:span><text:span text:style-name="T2362">= finDestVer</text:span><text:span text:style-name="T2363">;</text:span><text:span text:style-name="T2364"><text:line-break/><text:s text:c="4"/></text:span><text:span text:style-name="T2365">}</text:span><text:span text:style-name="T2366"><text:line-break/><text:s text:c="4"/></text:span><text:span text:style-name="T2367">void<text:s/></text:span><text:span text:style-name="T2368">readEdgeAndVer</text:span><text:span text:style-name="T2369">(</text:span><text:span text:style-name="T2370">std</text:span><text:span text:style-name="T2371">::</text:span><text:span text:style-name="T2372">istream</text:span><text:span text:style-name="T2373">&amp; fin</text:span><text:span text:style-name="T2374">, bool<text:s/></text:span><text:span text:style-name="T2375">isCin) {</text:span><text:span text:style-name="T2376">//ввод ребер и формирование списков</text:span><text:span text:style-name="T2377"><text:line-break/><text:s text:c="8"/></text:span><text:span text:style-name="T2378">Vertical<text:s/></text:span><text:span text:style-name="T2379">initVer</text:span><text:span text:style-name="T2380">,<text:s/></text:span><text:span text:style-name="T2381">finVer</text:span><text:span text:style-name="T2382">;</text:span><text:span text:style-name="T2383"><text:line-break/><text:s text:c="8"/></text:span><text:span text:style-name="T2384">Weight<text:s/></text:span><text:span text:style-name="T2385">weight =<text:s/></text:span><text:span text:style-name="T2386">0</text:span><text:span text:style-name="T2387">;</text:span><text:span text:style-name="T2388"><text:line-break/><text:s text:c="8"/>while<text:s/></text:span><text:span text:style-name="T2389">(fin<text:s/></text:span><text:span text:style-name="T2390">&gt;&gt;<text:s/></text:span><text:span text:style-name="T2391">initVer<text:s/></text:span><text:span text:style-name="T2392">&gt;&gt;<text:s/></text:span><text:span text:style-name="T2393">finVer<text:s/></text:span><text:span text:style-name="T2394">&gt;&gt;<text:s/></text:span><text:span text:style-name="T2395">weight) {</text:span><text:span text:style-name="T2396"><text:line-break/><text:s text:c="12"/></text:span><text:span text:style-name="T2397">if<text:s/></text:span><text:span text:style-name="T2398">(initVer ==<text:s/></text:span><text:span text:style-name="T2399">'0'</text:span><text:span text:style-name="T2400">)</text:span><text:span text:style-name="T2401">//для удобства был введен символ для остановки ввода</text:span><text:span text:style-name="T2402"><text:line-break/><text:s text:c="16"/></text:span><text:span text:style-name="T2403">break;</text:span><text:span text:style-name="T2404"><text:line-break/><text:s text:c="12"/></text:span><text:span text:style-name="T2405">Point</text:span><text:span text:style-name="T2406">* initPointVer = findVer(initVer)</text:span><text:span text:style-name="T2407">;</text:span><text:span text:style-name="T2408"><text:line-break/><text:s text:c="12"/></text:span><text:span text:style-name="T2409">Point</text:span><text:span text:style-name="T2410">* finPointVer = findVer(finVer)</text:span><text:span text:style-name="T2411">;</text:span><text:span text:style-name="T2412"><text:line-break/><text:s text:c="12"/>if<text:s/></text:span><text:span text:style-name="T2413">(initPointVer ==<text:s/></text:span><text:span text:style-name="T2414">nullptr</text:span><text:span text:style-name="T2415">) {</text:span><text:span text:style-name="T2416"><text:line-break/><text:s text:c="16"/>initPointVer =<text:s/></text:span><text:span text:style-name="T2417">new<text:s/></text:span><text:span text:style-name="T2418">Point(initVer</text:span><text:span text:style-name="T2419">, false</text:span><text:span text:style-name="T2420">)</text:span><text:span text:style-name="T2421">;</text:span><text:span text:style-name="T2422"><text:line-break/><text:s text:c="16"/></text:span><text:span text:style-name="T2423">listOfVer</text:span><text:span text:style-name="T2424">.push_back(initPointVer)</text:span><text:span text:style-name="T2425">;</text:span><text:span text:style-name="T2426">//формирование списка вершин</text:span><text:span text:style-name="T2427"><text:line-break/><text:s text:c="12"/></text:span><text:span text:style-name="T2428">}</text:span><text:span text:style-name="T2429"><text:line-break/><text:s text:c="12"/></text:span><text:span text:style-name="T2430">if<text:s/></text:span><text:span text:style-name="T2431">(finPointVer ==<text:s/></text:span><text:span text:style-name="T2432">nullptr</text:span><text:span text:style-name="T2433">) {</text:span><text:span text:style-name="T2434"><text:line-break/><text:s text:c="16"/>finPointVer =<text:s/></text:span><text:span text:style-name="T2435">new<text:s/></text:span><text:span text:style-name="T2436">Point(finVer</text:span><text:span text:style-name="T2437">, false</text:span><text:span text:style-name="T2438">)</text:span><text:span text:style-name="T2439">;</text:span><text:span text:style-name="T2440"><text:line-break/><text:s text:c="16"/></text:span><text:span text:style-name="T2441">listOfVer</text:span><text:span text:style-name="T2442">.push_back(finPointVer)</text:span><text:span text:style-name="T2443">;</text:span><text:span text:style-name="T2444"><text:line-break/><text:s text:c="12"/></text:span><text:span text:style-name="T2445">}</text:span><text:span text:style-name="T2446"><text:line-break/><text:s text:c="12"/></text:span><text:span text:style-name="T2447">listOfEdge</text:span><text:span text:style-name="T2448">.emplace_back(initPointVer</text:span><text:span text:style-name="T2449">,<text:s/></text:span><text:span text:style-name="T2450">finPointVer</text:span><text:span text:style-name="T2451">,<text:s/></text:span><text:span text:style-name="T2452">weight)</text:span><text:span text:style-name="T2453">;</text:span><text:span text:style-name="T2454">//формирование списка ребер</text:span><text:span text:style-name="T2455"><text:line-break/><text:s text:c="8"/></text:span><text:span text:style-name="T2456">}</text:span><text:span text:style-name="T2457"><text:line-break/><text:s text:c="8"/></text:span><text:span text:style-name="T2458">for<text:s/></text:span><text:span text:style-name="T2459">(</text:span><text:span text:style-name="T2460">auto<text:s/></text:span><text:span text:style-name="T2461">i :<text:s/></text:span><text:span text:style-name="T2462">listOfVer</text:span><text:span text:style-name="T2463">) {</text:span><text:span text:style-name="T2464"><text:line-break/><text:s text:c="12"/></text:span><text:span text:style-name="T2465">if<text:s/></text:span><text:span text:style-name="T2466">(isCin) {</text:span><text:span text:style-name="T2467"><text:line-break/><text:s text:c="16"/></text:span><text:span text:style-name="T2468">std</text:span><text:span text:style-name="T2469">::cout<text:s/></text:span><text:span text:style-name="T2470">&lt;&lt;<text:s/></text:span><text:span text:style-name="T2471">"Введите эвристическую функцию для вершины "<text:s/></text:span><text:span text:style-name="T2472">&lt;&lt;<text:s/></text:span><text:span text:style-name="T2473">i-&gt;</text:span><text:span text:style-name="T2474">ver<text:s/></text:span><text:span text:style-name="T2475">&lt;&lt;<text:s/></text:span><text:span text:style-name="T2476">"</text:span><text:span text:style-name="T2477">\n</text:span><text:span text:style-name="T2478">"</text:span><text:span text:style-name="T2479">;</text:span><text:span text:style-name="T2480"><text:line-break/><text:s text:c="12"/></text:span><text:span text:style-name="T2481">}</text:span><text:span text:style-name="T2482"><text:line-break/><text:s text:c="12"/>fin<text:s/></text:span><text:span text:style-name="T2483">&gt;&gt;<text:s/></text:span><text:span text:style-name="T2484">i-&gt;</text:span><text:span text:style-name="T2485">heurEst</text:span><text:span text:style-name="T2486">;</text:span><text:span text:style-name="T2487"><text:line-break/><text:s text:c="8"/></text:span><text:span text:style-name="T2488">}</text:span><text:span text:style-name="T2489"><text:line-break/><text:s text:c="4"/>}</text:span><text:span text:style-name="T2490"><text:line-break/></text:span><text:span text:style-name="T2491"><text:line-break/><text:s text:c="4"/></text:span><text:span text:style-name="T2492">Point</text:span><text:span text:style-name="T2493">*<text:s/></text:span><text:span text:style-name="T2494">findVer</text:span><text:span text:style-name="T2495">(</text:span><text:span text:style-name="T2496">Vertical<text:s/></text:span><text:span text:style-name="T2497">vertical) {</text:span><text:span text:style-name="T2498">//поиск структуры вершины по ее названию</text:span><text:span text:style-name="T2499"><text:line-break/><text:s text:c="8"/></text:span><text:span text:style-name="T2500">for<text:s/></text:span><text:span text:style-name="T2501">(</text:span><text:span text:style-name="T2502">auto<text:s/></text:span><text:span text:style-name="T2503">i :<text:s/></text:span><text:span text:style-name="T2504">listOfVer</text:span><text:span text:style-name="T2505">) {</text:span><text:span text:style-name="T2506"><text:line-break/><text:s text:c="12"/></text:span><text:span text:style-name="T2507">if<text:s/></text:span><text:span text:style-name="T2508">(i-&gt;</text:span><text:span text:style-name="T2509">ver<text:s/></text:span><text:span text:style-name="T2510">== vertical) {</text:span><text:span text:style-name="T2511"><text:line-break/><text:s text:c="16"/></text:span><text:span text:style-name="T2512">return<text:s/></text:span><text:span text:style-name="T2513">i</text:span><text:span text:style-name="T2514">;</text:span><text:span text:style-name="T2515"><text:line-break/><text:s text:c="12"/></text:span><text:span text:style-name="T2516">}</text:span><text:span text:style-name="T2517"><text:line-break/><text:s text:c="8"/>}</text:span><text:span text:style-name="T2518"><text:line-break/><text:s text:c="8"/></text:span><text:span text:style-name="T2519">return nullptr;</text:span><text:span text:style-name="T2520"><text:line-break/><text:s text:c="4"/></text:span><text:span text:style-name="T2521">}</text:span><text:span text:style-name="T2522"><text:line-break/></text:span><text:span text:style-name="T2523"><text:line-break/><text:s text:c="4"/></text:span><text:span text:style-name="T2524">void<text:s/></text:span><text:span text:style-name="T2525">showAnswer</text:span><text:span text:style-name="T2526">() {</text:span><text:span text:style-name="T2527">//вывод кратчайшего пути</text:span><text:span text:style-name="T2528"><text:line-break/><text:s text:c="8"/></text:span><text:span text:style-name="T2529">Point</text:span><text:span text:style-name="T2530">* currentPoint = findVer(</text:span><text:span text:style-name="T2531">finDestVer</text:span><text:span text:style-name="T2532">)</text:span><text:span text:style-name="T2533">;</text:span><text:span text:style-name="T2534"><text:line-break/><text:s text:c="8"/></text:span><text:span text:style-name="T2535">std</text:span><text:span text:style-name="T2536">::</text:span><text:span text:style-name="T2537">string<text:s/></text:span><text:span text:style-name="T2538">answer</text:span><text:span text:style-name="T2539">;</text:span><text:span text:style-name="T2540"><text:line-break/><text:s text:c="8"/>while<text:s/></text:span><text:span text:style-name="T2541">(currentPoint !=<text:s/></text:span><text:span text:style-name="T2542">nullptr</text:span><text:span text:style-name="T2543">) {</text:span><text:span text:style-name="T2544"><text:line-break/><text:s text:c="12"/>answer.push_back(currentPoint-&gt;</text:span><text:span text:style-name="T2545">ver</text:span><text:span text:style-name="T2546">)</text:span><text:span text:style-name="T2547">;</text:span><text:span text:style-name="T2548"><text:line-break/><text:s text:c="12"/></text:span><text:span text:style-name="T2549">currentPoint = currentPoint-&gt;</text:span><text:span text:style-name="T2550">parent</text:span><text:span text:style-name="T2551">;</text:span><text:span text:style-name="T2552"><text:line-break/><text:s text:c="8"/></text:span><text:span text:style-name="T2553">}</text:span><text:span text:style-name="T2554"><text:line-break/><text:s text:c="8"/></text:span><text:span text:style-name="T2555">std</text:span><text:span text:style-name="T2556">::cout<text:s/></text:span><text:span text:style-name="T2557">&lt;&lt;<text:s/></text:span><text:span text:style-name="T2558">"Результат работы алгоритма:</text:span><text:span text:style-name="T2559">\n</text:span><text:span text:style-name="T2560">"</text:span><text:span text:style-name="T2561">;</text:span><text:span text:style-name="T2562"><text:line-break/><text:s text:c="8"/>for<text:s/></text:span><text:span text:style-name="T2563">(</text:span><text:span text:style-name="T2564">int<text:s/></text:span><text:span text:style-name="T2565">i = answer.length() -<text:s/></text:span><text:span text:style-name="T2566">1</text:span><text:span text:style-name="T2567">;<text:s/></text:span><text:span text:style-name="T2568">i &gt;=<text:s/></text:span><text:span text:style-name="T2569">0</text:span><text:span text:style-name="T2570">;</text:span><text:span text:style-name="T2571">i--) {</text:span><text:span text:style-name="T2572"><text:line-break/><text:s text:c="12"/></text:span><text:span text:style-name="T2573">std</text:span><text:span text:style-name="T2574">::cout<text:s/></text:span><text:span text:style-name="T2575">&lt;&lt;<text:s/></text:span><text:span text:style-name="T2576">answer</text:span><text:span text:style-name="T2577">[</text:span><text:span text:style-name="T2578">i</text:span><text:span text:style-name="T2579">]</text:span><text:span text:style-name="T2580">;</text:span><text:span text:style-name="T2581"><text:line-break/><text:s text:c="8"/></text:span><text:span text:style-name="T2582">}</text:span><text:span text:style-name="T2583"><text:line-break/><text:s text:c="8"/></text:span><text:span text:style-name="T2584">std</text:span><text:span text:style-name="T2585">::cout<text:s/></text:span><text:span text:style-name="T2586">&lt;&lt;<text:s/></text:span><text:span text:style-name="T2587">"</text:span><text:span text:style-name="T2588">\n</text:span><text:span text:style-name="T2589">"</text:span><text:span text:style-name="T2590">;</text:span><text:span text:style-name="T2591"><text:line-break/><text:s text:c="4"/></text:span><text:span text:style-name="T2592">}</text:span><text:span text:style-name="T2593"><text:line-break/></text:span><text:span text:style-name="T2594"><text:line-break/><text:s text:c="4"/></text:span><text:span text:style-name="T2595">void<text:s/></text:span><text:span text:style-name="T2596">showListOfNotVisitedVerAndHeur</text:span><text:span text:style-name="T2597">() {</text:span><text:span text:style-name="T2598">//вывод списка непосещенных вершин и ее характеристик</text:span><text:span text:style-name="T2599"><text:line-break/><text:s text:c="8"/></text:span><text:span text:style-name="T2600">std</text:span><text:span text:style-name="T2601">::cout<text:s/></text:span><text:span text:style-name="T2602">&lt;&lt;<text:s/></text:span><text:span text:style-name="T2603">"Список непосещенных вершин:</text:span><text:span text:style-name="T2604">\n</text:span><text:span text:style-name="T2605">вершина эвриситическая оценка вес</text:span><text:span text:style-name="T2606">\n</text:span><text:span text:style-name="T2607">"</text:span><text:span text:style-name="T2608">;</text:span><text:span text:style-name="T2609"><text:line-break/><text:s text:c="8"/>for<text:s/></text:span><text:span text:style-name="T2610">(</text:span><text:span text:style-name="T2611">auto<text:s/></text:span><text:span text:style-name="T2612">i :<text:s/></text:span><text:span text:style-name="T2613">listOfVer</text:span><text:span text:style-name="T2614">) {</text:span><text:span text:style-name="T2615"><text:line-break/><text:s text:c="12"/></text:span><text:span text:style-name="T2616">if<text:s/></text:span><text:span text:style-name="T2617">(!i-&gt;</text:span><text:span text:style-name="T2618">isVisited</text:span><text:span text:style-name="T2619">) {</text:span><text:span text:style-name="T2620"><text:line-break/><text:s text:c="16"/></text:span><text:span text:style-name="T2621">std</text:span><text:span text:style-name="T2622">::cout<text:s/></text:span><text:span text:style-name="T2623">&lt;&lt;<text:s/></text:span><text:span text:style-name="T2624">i-&gt;</text:span><text:span text:style-name="T2625">ver<text:s/></text:span><text:span text:style-name="T2626">&lt;&lt;<text:s/></text:span><text:span text:style-name="T2627">" "<text:s/></text:span><text:span text:style-name="T2628">&lt;&lt;<text:s/></text:span><text:span text:style-name="T2629">i-&gt;</text:span><text:span text:style-name="T2630">heurEst<text:s/></text:span><text:span text:style-name="T2631">&lt;&lt;<text:s/></text:span><text:span text:style-name="T2632">" "<text:s/></text:span><text:span text:style-name="T2633">&lt;&lt;<text:s/></text:span><text:span text:style-name="T2634">i-&gt;</text:span><text:span text:style-name="T2635">wei<text:s/></text:span><text:span text:style-name="T2636">&lt;&lt;<text:s/></text:span><text:span text:style-name="T2637">"</text:span><text:span text:style-name="T2638">\n</text:span><text:span text:style-name="T2639">"</text:span><text:span text:style-name="T2640">;</text:span><text:span text:style-name="T2641"><text:line-break/><text:s text:c="12"/></text:span><text:span text:style-name="T2642">}</text:span><text:span text:style-name="T2643"><text:line-break/><text:s text:c="8"/>}</text:span><text:span text:style-name="T2644"><text:line-break/><text:s text:c="8"/></text:span><text:span text:style-name="T2645">std</text:span><text:span text:style-name="T2646">::cout<text:s/></text:span><text:span text:style-name="T2647">&lt;&lt;<text:s/></text:span><text:span text:style-name="T2648">"Конец списка.</text:span><text:span text:style-name="T2649">\n</text:span><text:span text:style-name="T2650">"</text:span><text:span text:style-name="T2651">;</text:span><text:span text:style-name="T2652"><text:line-break/><text:s text:c="4"/></text:span><text:span text:style-name="T2653">}</text:span><text:span text:style-name="T2654"><text:line-break/></text:span><text:span text:style-name="T2655"><text:line-break/><text:s text:c="4"/></text:span><text:span text:style-name="T2656">void<text:s/></text:span><text:span text:style-name="T2657">defineWeightAndHeur</text:span><text:span text:style-name="T2658">(</text:span><text:span text:style-name="T2659">Point</text:span><text:span text:style-name="T2660">* currentPoint) {</text:span><text:span text:style-name="T2661">//определение эвристической оценки и веса от начальной вершины до текущей для смежных вершин</text:span><text:span text:style-name="T2662"><text:line-break/><text:s text:c="8"/></text:span><text:span text:style-name="T2663">std</text:span><text:span text:style-name="T2664">::cout<text:s/></text:span><text:span text:style-name="T2665">&lt;&lt;<text:s/></text:span><text:span text:style-name="T2666">"Считаем вес для смежных вершин</text:span><text:span text:style-name="T2667">\n</text:span><text:span text:style-name="T2668">"</text:span><text:span text:style-name="T2669">;</text:span><text:span text:style-name="T2670"><text:line-break/><text:s text:c="8"/>for<text:s/></text:span><text:span text:style-name="T2671">(</text:span><text:span text:style-name="T2672">auto<text:s/></text:span><text:span text:style-name="T2673">i :<text:s/></text:span><text:span text:style-name="T2674">listOfEdge</text:span><text:span text:style-name="T2675">) {</text:span><text:span text:style-name="T2676"><text:line-break/><text:s text:c="12"/></text:span><text:span text:style-name="T2677">if<text:s/></text:span><text:span text:style-name="T2678">(i.</text:span><text:span text:style-name="T2679">initVer<text:s/></text:span><text:span text:style-name="T2680">== currentPoint &amp;&amp; !i.</text:span><text:span text:style-name="T2681">finVer</text:span><text:span text:style-name="T2682">-&gt;</text:span><text:span text:style-name="T2683">isVisited</text:span><text:span text:style-name="T2684">) {</text:span><text:span text:style-name="T2685"><text:line-break/><text:s text:c="16"/></text:span><text:span text:style-name="T2686">if<text:s/></text:span><text:span text:style-name="T2687">(i.</text:span><text:span text:style-name="T2688">finVer</text:span><text:span text:style-name="T2689">-&gt;</text:span><text:span text:style-name="T2690">wei<text:s/></text:span><text:span text:style-name="T2691">&gt; i.</text:span><text:span text:style-name="T2692">weightVer<text:s/></text:span><text:span text:style-name="T2693">+ currentPoint-&gt;</text:span><text:span text:style-name="T2694">wei<text:s/></text:span><text:span text:style-name="T2695">|| i.</text:span><text:span text:style-name="T2696">finVer</text:span><text:span text:style-name="T2697">-&gt;</text:span><text:span text:style-name="T2698">wei<text:s/></text:span><text:span text:style-name="T2699">==<text:s/></text:span><text:span text:style-name="T2700">0</text:span><text:span text:style-name="T2701">) {</text:span><text:span text:style-name="T2702">//при меньшей сумме характеристик вершины или их отсутствии присвоим подсчитанные раннее</text:span><text:span text:style-name="T2703"><text:line-break/><text:s text:c="20"/></text:span><text:span text:style-name="T2704">i.</text:span><text:span text:style-name="T2705">finVer</text:span><text:span text:style-name="T2706">-&gt;</text:span><text:span text:style-name="T2707">wei<text:s/></text:span><text:span text:style-name="T2708">= i.</text:span><text:span text:style-name="T2709">weightVer<text:s/></text:span><text:span text:style-name="T2710">+ currentPoint-&gt;</text:span><text:span text:style-name="T2711">wei</text:span><text:span text:style-name="T2712">;</text:span><text:span text:style-name="T2713"><text:line-break/><text:s text:c="16"/></text:span><text:span text:style-name="T2714">}</text:span><text:span text:style-name="T2715"><text:line-break/><text:s text:c="12"/>}</text:span><text:span text:style-name="T2716"><text:line-break/><text:s text:c="8"/>}</text:span><text:span text:style-name="T2717"><text:line-break/><text:s text:c="4"/>}</text:span><text:span text:style-name="T2718"><text:line-break/></text:span><text:span text:style-name="T2719"><text:line-break/><text:s text:c="4"/></text:span><text:span text:style-name="T2720">Point</text:span><text:span text:style-name="T2721">*<text:s/></text:span><text:span text:style-name="T2722">findNextVertical</text:span><text:span text:style-name="T2723">() {</text:span><text:span text:style-name="T2724">//поиск следующей вершины с наименьшими характеристиками</text:span><text:span text:style-name="T2725"><text:line-break/><text:s text:c="8"/></text:span><text:span text:style-name="T2726">Point</text:span><text:span text:style-name="T2727">* min =<text:s/></text:span><text:span text:style-name="T2728">nullptr;</text:span><text:span text:style-name="T2729"><text:line-break/><text:s text:c="8"/>for<text:s/></text:span><text:span text:style-name="T2730">(</text:span><text:span text:style-name="T2731">auto<text:s/></text:span><text:span text:style-name="T2732">i :<text:s/></text:span><text:span text:style-name="T2733">listOfVer</text:span><text:span text:style-name="T2734">) {</text:span><text:span text:style-name="T2735"><text:line-break/><text:s text:c="12"/></text:span><text:span text:style-name="T2736">if<text:s/></text:span><text:span text:style-name="T2737">((min ==<text:s/></text:span><text:span text:style-name="T2738">nullptr<text:s/></text:span><text:span text:style-name="T2739">|| (min-&gt;</text:span><text:span text:style-name="T2740">heurEst<text:s/></text:span><text:span text:style-name="T2741">+ min-&gt;</text:span><text:span text:style-name="T2742">wei</text:span><text:span text:style-name="T2743">) &gt; (i-&gt;</text:span><text:span text:style-name="T2744">heurEst<text:s/></text:span><text:span text:style-name="T2745">+ i-&gt;</text:span><text:span text:style-name="T2746">wei</text:span><text:span text:style-name="T2747">) ||</text:span><text:span text:style-name="T2748"><text:line-break/><text:s text:c="17"/>(min-&gt;</text:span><text:span text:style-name="T2749">heurEst<text:s/></text:span><text:span text:style-name="T2750">+ min-&gt;</text:span><text:span text:style-name="T2751">wei</text:span><text:span text:style-name="T2752">) == (i-&gt;</text:span><text:span text:style-name="T2753">heurEst<text:s/></text:span><text:span text:style-name="T2754">+ i-&gt;</text:span><text:span text:style-name="T2755">wei</text:span><text:span text:style-name="T2756">) &amp;&amp; i-&gt;</text:span><text:span text:style-name="T2757">heurEst<text:s/></text:span><text:span text:style-name="T2758">&lt; min-&gt;</text:span><text:span text:style-name="T2759">heurEst</text:span><text:span text:style-name="T2760">) &amp;&amp;</text:span><text:span text:style-name="T2761"><text:line-break/><text:s text:c="16"/>!i-&gt;</text:span><text:span text:style-name="T2762">isVisited<text:s/></text:span><text:span text:style-name="T2763">&amp;&amp; !(i-&gt;</text:span><text:span text:style-name="T2764">wei<text:s/></text:span><text:span text:style-name="T2765">==<text:s/></text:span><text:span text:style-name="T2766">0</text:span><text:span text:style-name="T2767">)) {</text:span><text:span text:style-name="T2768">//при равенстве сумм характеристик вершин выбирается та, у которой эвристическая оценка меньше</text:span><text:span text:style-name="T2769"><text:line-break/><text:s text:c="16"/></text:span><text:span text:style-name="T2770">min = i</text:span><text:span text:style-name="T2771">;</text:span><text:span text:style-name="T2772"><text:line-break/><text:s text:c="12"/></text:span><text:span text:style-name="T2773">}</text:span><text:span text:style-name="T2774"><text:line-break/><text:s text:c="8"/>}</text:span><text:span text:style-name="T2775"><text:line-break/><text:s text:c="8"/></text:span><text:span text:style-name="T2776">return<text:s/></text:span><text:span text:style-name="T2777">min</text:span><text:span text:style-name="T2778">;</text:span><text:span text:style-name="T2779"><text:line-break/><text:s text:c="4"/></text:span><text:span text:style-name="T2780">}</text:span><text:span text:style-name="T2781"><text:line-break/><text:s text:c="4"/></text:span><text:span text:style-name="T2782">Point</text:span><text:span text:style-name="T2783">*<text:s/></text:span><text:span text:style-name="T2784">defineNextCurrentVer</text:span><text:span text:style-name="T2785">(</text:span><text:span text:style-name="T2786">Point</text:span><text:span text:style-name="T2787">* min) {</text:span><text:span text:style-name="T2788">//определение следующей рассматриваемой вершины</text:span><text:span text:style-name="T2789"><text:line-break/><text:s text:c="8"/></text:span><text:span text:style-name="T2790">for<text:s/></text:span><text:span text:style-name="T2791">(</text:span><text:span text:style-name="T2792">auto<text:s/></text:span><text:span text:style-name="T2793">i :<text:s/></text:span><text:span text:style-name="T2794">listOfEdge</text:span><text:span text:style-name="T2795">) {</text:span><text:span text:style-name="T2796"><text:line-break/><text:s text:c="12"/></text:span><text:span text:style-name="T2797">if<text:s/></text:span><text:span text:style-name="T2798">(!i.</text:span><text:span text:style-name="T2799">finVer</text:span><text:span text:style-name="T2800">-&gt;</text:span><text:span text:style-name="T2801">isVisited<text:s/></text:span><text:span text:style-name="T2802">&amp;&amp; i.</text:span><text:span text:style-name="T2803">finVer</text:span><text:span text:style-name="T2804">-&gt;</text:span><text:span text:style-name="T2805">ver<text:s/></text:span><text:span text:style-name="T2806">== min-&gt;</text:span><text:span text:style-name="T2807">ver<text:s/></text:span><text:span text:style-name="T2808">&amp;&amp; min-&gt;</text:span><text:span text:style-name="T2809">wei<text:s/></text:span><text:span text:style-name="T2810">== i.</text:span><text:span text:style-name="T2811">initVer</text:span><text:span text:style-name="T2812">-&gt;</text:span><text:span text:style-name="T2813">wei<text:s/></text:span><text:span text:style-name="T2814">+ i.</text:span><text:span text:style-name="T2815">weightVer</text:span><text:span text:style-name="T2816">) {</text:span><text:span text:style-name="T2817">//находим начальную вершину ребра для построения пути</text:span><text:span text:style-name="T2818"><text:line-break/><text:s text:c="16"/></text:span><text:span text:style-name="T2819">std</text:span><text:span text:style-name="T2820">::cout<text:s/></text:span><text:span text:style-name="T2821">&lt;&lt;<text:s/></text:span><text:span text:style-name="T2822">"Выбранная часть пути:</text:span><text:span text:style-name="T2823">\n</text:span><text:span text:style-name="T2824">"</text:span><text:span text:style-name="T2825">;</text:span><text:span text:style-name="T2826"><text:line-break/><text:s text:c="16"/></text:span><text:span text:style-name="T2827">std</text:span><text:span text:style-name="T2828">::cout<text:s/></text:span><text:span text:style-name="T2829">&lt;&lt;<text:s/></text:span><text:span text:style-name="T2830">i.</text:span><text:span text:style-name="T2831">initVer</text:span><text:span text:style-name="T2832">-&gt;</text:span><text:span text:style-name="T2833">ver<text:s/></text:span><text:span text:style-name="T2834">&lt;&lt;<text:s/></text:span><text:span text:style-name="T2835">" "<text:s/></text:span><text:span text:style-name="T2836">&lt;&lt;<text:s/></text:span><text:span text:style-name="T2837">min-&gt;</text:span><text:span text:style-name="T2838">ver<text:s/></text:span><text:span text:style-name="T2839">&lt;&lt;<text:s/></text:span><text:span text:style-name="T2840">"</text:span><text:span text:style-name="T2841">\n</text:span><text:span text:style-name="T2842">"</text:span><text:span text:style-name="T2843">;</text:span><text:span text:style-name="T2844"><text:line-break/><text:s text:c="16"/></text:span><text:span text:style-name="T2845">min-&gt;</text:span><text:span text:style-name="T2846">parent<text:s/></text:span><text:span text:style-name="T2847">= i.</text:span><text:span text:style-name="T2848">initVer</text:span><text:span text:style-name="T2849">;</text:span><text:span text:style-name="T2850"><text:line-break/><text:s text:c="16"/>break;</text:span><text:span text:style-name="T2851"><text:line-break/><text:s text:c="12"/></text:span><text:span text:style-name="T2852">}</text:span><text:span text:style-name="T2853"><text:line-break/><text:s text:c="8"/>}</text:span><text:span text:style-name="T2854"><text:line-break/><text:s text:c="8"/></text:span><text:span text:style-name="T2855">return<text:s/></text:span><text:span text:style-name="T2856">min</text:span><text:span text:style-name="T2857">;</text:span><text:span text:style-name="T2858"><text:line-break/><text:s text:c="4"/></text:span><text:span text:style-name="T2859">}</text:span><text:span text:style-name="T2860"><text:line-break/></text:span><text:span text:style-name="T2861"><text:line-break/><text:s text:c="4"/></text:span><text:span text:style-name="T2862">void<text:s/></text:span><text:span text:style-name="T2863">doAlgoritmA</text:span><text:span text:style-name="T2864">() {</text:span><text:span text:style-name="T2865">//построение кратчайшего пути с помощью метода А*</text:span><text:span text:style-name="T2866"><text:line-break/><text:s text:c="8"/></text:span><text:span text:style-name="T2867">Point<text:s/></text:span><text:span text:style-name="T2868">*currentPoint = findVer(</text:span><text:span text:style-name="T2869">initDestVer</text:span><text:span text:style-name="T2870">)</text:span><text:span text:style-name="T2871">;</text:span><text:span text:style-name="T2872"><text:line-break/><text:s text:c="8"/>while<text:s/></text:span><text:span text:style-name="T2873">(currentPoint-&gt;</text:span><text:span text:style-name="T2874">ver<text:s/></text:span><text:span text:style-name="T2875">!=<text:s/></text:span><text:span text:style-name="T2876">finDestVer</text:span><text:span text:style-name="T2877">) {</text:span><text:span text:style-name="T2878">//пока рассматриваемая вершина не окажется конечной</text:span><text:span text:style-name="T2879"><text:line-break/><text:s text:c="12"/></text:span><text:span text:style-name="T2880">currentPoint-&gt;</text:span><text:span text:style-name="T2881">isVisited<text:s/></text:span><text:span text:style-name="T2882">=<text:s/></text:span><text:span text:style-name="T2883">true;</text:span><text:span text:style-name="T2884">//отмечаем рассмотренную вершину</text:span><text:span text:style-name="T2885"><text:line-break/><text:s text:c="12"/></text:span><text:span text:style-name="T2886">std</text:span><text:span text:style-name="T2887">::cout<text:s/></text:span><text:span text:style-name="T2888">&lt;&lt;<text:s/></text:span><text:span text:style-name="T2889">"Рассматриваемая вершина "<text:s/></text:span><text:span text:style-name="T2890">&lt;&lt;<text:s/></text:span><text:span text:style-name="T2891">currentPoint-&gt;</text:span><text:span text:style-name="T2892">ver<text:s/></text:span><text:span text:style-name="T2893">&lt;&lt;<text:s/></text:span><text:span text:style-name="T2894">"</text:span><text:span text:style-name="T2895">\n</text:span><text:span text:style-name="T2896">"</text:span><text:span text:style-name="T2897">;</text:span><text:span text:style-name="T2898"><text:line-break/><text:s text:c="12"/></text:span><text:span text:style-name="T2899">defineWeightAndHeur(currentPoint)</text:span><text:span text:style-name="T2900">;</text:span><text:span text:style-name="T2901"><text:line-break/><text:s text:c="12"/></text:span><text:span text:style-name="T2902">showListOfNotVisitedVerAndHeur()</text:span><text:span text:style-name="T2903">;</text:span><text:span text:style-name="T2904"><text:line-break/><text:s text:c="12"/></text:span><text:span text:style-name="T2905">Point<text:s/></text:span><text:span text:style-name="T2906">*min = findNextVertical()</text:span><text:span text:style-name="T2907">;</text:span><text:span text:style-name="T2908"><text:line-break/><text:s text:c="12"/></text:span><text:span text:style-name="T2909">currentPoint = defineNextCurrentVer(min)</text:span><text:span text:style-name="T2910">;</text:span><text:span text:style-name="T2911"><text:line-break/><text:s text:c="8"/></text:span><text:span text:style-name="T2912">}</text:span><text:span text:style-name="T2913"><text:line-break/><text:s text:c="4"/>}</text:span><text:span text:style-name="T2914"><text:line-break/>}</text:span><text:span text:style-name="T2915">;</text:span><text:span text:style-name="T2916"><text:line-break/></text:span><text:span text:style-name="T2917"><text:line-break/>int<text:s/></text:span><text:span text:style-name="T2918">main</text:span><text:span text:style-name="T2919">() {</text:span><text:span text:style-name="T2920"><text:line-break/><text:s text:c="4"/></text:span><text:span text:style-name="T2921">char<text:s/></text:span><text:span text:style-name="T2922">answ =<text:s/></text:span><text:span text:style-name="T2923">'y'</text:span><text:span text:style-name="T2924">;</text:span><text:span text:style-name="T2925"><text:line-break/><text:s text:c="4"/>while<text:s/></text:span><text:span text:style-name="T2926">(answ ==<text:s/></text:span><text:span text:style-name="T2927">'y'</text:span><text:span text:style-name="T2928">) {</text:span><text:span text:style-name="T2929"><text:line-break/><text:s text:c="8"/></text:span><text:span text:style-name="T2930">std</text:span><text:span text:style-name="T2931">::cout<text:s/></text:span><text:span text:style-name="T2932">&lt;&lt;<text:s/></text:span><text:span text:style-name="T2933">"Хотите считать данные из файла или ввести самостоятельно?(1/2)</text:span><text:span text:style-name="T2934">\n</text:span><text:span text:style-name="T2935">"</text:span><text:span text:style-name="T2936">;</text:span><text:span text:style-name="T2937"><text:line-break/><text:s text:c="8"/></text:span><text:span text:style-name="T2938">std</text:span><text:span text:style-name="T2939">::cin<text:s/></text:span><text:span text:style-name="T2940">&gt;&gt;<text:s/></text:span><text:span text:style-name="T2941">answ</text:span><text:span text:style-name="T2942">;</text:span><text:span text:style-name="T2943"><text:line-break/><text:s text:c="8"/></text:span><text:span text:style-name="T2944">Vertical<text:s/></text:span><text:span text:style-name="T2945">initDestVer</text:span><text:span text:style-name="T2946">,<text:s/></text:span><text:span text:style-name="T2947">finDestVer</text:span><text:span text:style-name="T2948">;</text:span><text:span text:style-name="T2949"><text:line-break/><text:s text:c="8"/></text:span><text:span text:style-name="T2950">std</text:span><text:span text:style-name="T2951">::</text:span><text:span text:style-name="T2952">ifstream<text:s/></text:span><text:span text:style-name="T2953">fin(</text:span><text:span text:style-name="T2954">"test2.txt"</text:span><text:span text:style-name="T2955">)</text:span><text:span text:style-name="T2956">;</text:span><text:span text:style-name="T2957"><text:line-break/><text:s text:c="8"/>if<text:s/></text:span><text:span text:style-name="T2958">(answ ==<text:s/></text:span><text:span text:style-name="T2959">'2'</text:span><text:span text:style-name="T2960">) {</text:span><text:span text:style-name="T2961"><text:line-break/><text:s text:c="12"/></text:span><text:span text:style-name="T2962">std</text:span><text:span text:style-name="T2963">::cout<text:s/></text:span><text:span text:style-name="T2964">&lt;&lt;<text:s/></text:span><text:span text:style-name="T2965">"Введите начальную и конечную вершину</text:span><text:span text:style-name="T2966">\n</text:span><text:span text:style-name="T2967">"</text:span><text:span text:style-name="T2968">;</text:span><text:span text:style-name="T2969"><text:line-break/><text:s text:c="12"/></text:span><text:span text:style-name="T2970">std</text:span><text:span text:style-name="T2971">::cin<text:s/></text:span><text:span text:style-name="T2972">&gt;&gt;<text:s/></text:span><text:span text:style-name="T2973">initDestVer<text:s/></text:span><text:span text:style-name="T2974">&gt;&gt;<text:s/></text:span><text:span text:style-name="T2975">finDestVer</text:span><text:span text:style-name="T2976">;</text:span><text:span text:style-name="T2977"><text:line-break/><text:s text:c="8"/></text:span><text:span text:style-name="T2978">}<text:s/></text:span><text:span text:style-name="T2979">else<text:s/></text:span><text:span text:style-name="T2980">{</text:span><text:span text:style-name="T2981"><text:line-break/><text:s text:c="12"/>fin<text:s/></text:span><text:span text:style-name="T2982">&gt;&gt;<text:s/></text:span><text:span text:style-name="T2983">initDestVer<text:s/></text:span><text:span text:style-name="T2984">&gt;&gt;<text:s/></text:span><text:span text:style-name="T2985">finDestVer</text:span><text:span text:style-name="T2986">;</text:span><text:span text:style-name="T2987"><text:line-break/><text:s text:c="8"/></text:span><text:span text:style-name="T2988">}</text:span><text:span text:style-name="T2989"><text:line-break/><text:s text:c="8"/></text:span><text:span text:style-name="T2990">auto<text:s/></text:span><text:span text:style-name="T2991">answer =<text:s/></text:span><text:span text:style-name="T2992">new<text:s/></text:span><text:span text:style-name="T2993">PathSearching(initDestVer</text:span><text:span text:style-name="T2994">,<text:s/></text:span><text:span text:style-name="T2995">finDestVer)</text:span><text:span text:style-name="T2996">;</text:span><text:span text:style-name="T2997"><text:line-break/><text:s text:c="8"/>if<text:s/></text:span><text:span text:style-name="T2998">(answ ==<text:s/></text:span><text:span text:style-name="T2999">'2'</text:span><text:span text:style-name="T3000">) {</text:span><text:span text:style-name="T3001"><text:line-break/><text:s text:c="12"/></text:span><text:span text:style-name="T3002">std</text:span><text:span text:style-name="T3003">::cout<text:s/></text:span><text:span text:style-name="T3004">&lt;&lt;<text:s/></text:span><text:span text:style-name="T3005">"Введите ребра и вес</text:span><text:span text:style-name="T3006">\n</text:span><text:span text:style-name="T3007">"</text:span><text:span text:style-name="T3008">;</text:span><text:span text:style-name="T3009"><text:line-break/><text:s text:c="12"/></text:span><text:span text:style-name="T3010">answer-&gt;readEdgeAndVer(</text:span><text:span text:style-name="T3011">std</text:span><text:span text:style-name="T3012">::cin</text:span><text:span text:style-name="T3013">, true</text:span><text:span text:style-name="T3014">)</text:span><text:span text:style-name="T3015">;</text:span><text:span text:style-name="T3016"><text:line-break/><text:s text:c="8"/></text:span><text:span text:style-name="T3017">}<text:s/></text:span><text:span text:style-name="T3018">else<text:s/></text:span><text:span text:style-name="T3019">answer-&gt;readEdgeAndVer(fin</text:span><text:span text:style-name="T3020">, false</text:span><text:span text:style-name="T3021">)</text:span><text:span text:style-name="T3022">;</text:span><text:span text:style-name="T3023"><text:line-break/><text:s text:c="8"/></text:span><text:span text:style-name="T3024">fin.close()</text:span><text:span text:style-name="T3025">;</text:span><text:span text:style-name="T3026"><text:line-break/><text:s text:c="8"/></text:span><text:span text:style-name="T3027">answer-&gt;doAlgoritmA()</text:span><text:span text:style-name="T3028">;</text:span><text:span text:style-name="T3029"><text:line-break/><text:s text:c="8"/></text:span><text:span text:style-name="T3030">answer-&gt;showAnswer()</text:span><text:span text:style-name="T3031">;</text:span><text:span text:style-name="T3032"><text:line-break/><text:s text:c="8"/></text:span><text:span text:style-name="T3033">std</text:span><text:span text:style-name="T3034">::cout<text:s/></text:span><text:span text:style-name="T3035">&lt;&lt;<text:s/></text:span><text:span text:style-name="T3036">"Хотите продолжить?(y/n)</text:span><text:span text:style-name="T3037">\n</text:span><text:span text:style-name="T3038">"</text:span><text:span text:style-name="T3039">;</text:span><text:span text:style-name="T3040"><text:line-break/><text:s text:c="8"/></text:span><text:span text:style-name="T3041">std</text:span><text:span text:style-name="T3042">::cin<text:s/></text:span><text:span text:style-name="T3043">&gt;&gt;<text:s/></text:span><text:span text:style-name="T3044">answ</text:span><text:span text:style-name="T3045">;</text:span><text:span text:style-name="T3046"><text:line-break/><text:s text:c="4"/></text:span><text:span text:style-name="T3047">}</text:span><text:span text:style-name="T3048"><text:line-break/><text:s text:c="4"/></text:span><text:span text:style-name="T3049">return<text:s/></text:span><text:span text:style-name="T3050">0</text:span><text:span text:style-name="T3051">;</text:span><text:span text:style-name="T3052"><text:line-break/></text:span><text:span text:style-name="T305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18-10-16T14:07:00Z</meta:creation-date>
    <dc:date>2021-03-22T23:31:00Z</dc:date>
    <meta:template xlink:href="Normal" xlink:type="simple"/>
    <meta:editing-cycles>67</meta:editing-cycles>
    <meta:editing-duration>PT37860S</meta:editing-duration>
    <meta:document-statistic meta:page-count="1" meta:paragraph-count="61" meta:word-count="4589" meta:character-count="30686" meta:row-count="217" meta:non-whitespace-character-count="26158"/>
  </office:meta>
</office:document-meta>
</file>